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4.15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1.68mm"/>
    </style:style>
    <style:style style:name="co7" style:family="table-column">
      <style:table-column-properties fo:break-before="auto" style:column-width="26.97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26.63mm"/>
    </style:style>
    <style:style style:name="co10" style:family="table-column">
      <style:table-column-properties fo:break-before="auto" style:column-width="26.72mm"/>
    </style:style>
    <style:style style:name="ro1" style:family="table-row">
      <style:table-row-properties style:row-height="15.2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12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0.06pt solid #000000"/>
      <style:text-properties style:text-underline-style="none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7" style:family="table-cell" style:parent-style-name="Default" style:data-style-name="N3">
      <style:table-cell-properties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9" style:family="table-cell" style:parent-style-name="Default" style:data-style-name="N1">
      <style:table-cell-properties fo:border="0.06pt solid #000000"/>
    </style:style>
    <style:style style:name="ce8" style:family="table-cell" style:parent-style-name="Default" style:data-style-name="N112"/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10" style:family="table-cell" style:parent-style-name="Default" style:data-style-name="N11">
      <style:table-cell-properties fo:border="0.06pt solid #000000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2"/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</style:style>
    <style:style style:name="ce14" style:family="table-cell" style:parent-style-name="Default">
      <style:text-properties style:text-underline-style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6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18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5" table:default-cell-style-name="ce11"/>
        <table:table-column table:style-name="co6" table:default-cell-style-name="ce11"/>
        <table:table-column table:style-name="co7" table:default-cell-style-name="ce8"/>
        <table:table-column table:style-name="co8" table:number-columns-repeated="2" table:default-cell-style-name="ce13"/>
        <table:table-column table:style-name="co8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Ventas</text:p>
          </table:table-cell>
          <table:table-cell table:style-name="ce9" office:value-type="string" calcext:value-type="string">
            <text:p>Diferencia con el período anterior</text:p>
          </table:table-cell>
          <table:table-cell table:style-name="ce9" office:value-type="string" calcext:value-type="string">
            <text:p>Diferencia / Ventas mes anterior (porcentaje)</text:p>
          </table:table-cell>
          <table:table-cell table:style-name="ce24" office:value-type="string" calcext:value-type="string">
            <text:p>Promedio móvil 12 meses</text:p>
          </table:table-cell>
          <table:table-cell table:style-name="ce24" office:value-type="string" calcext:value-type="string">
            <text:p>Promedio móvil 2 de lo anterior</text:p>
          </table:table-cell>
          <table:table-cell table:style-name="ce12" office:value-type="string" calcext:value-type="string">
            <text:p>Lo anterior / 12</text:p>
          </table:table-cell>
          <table:table-cell table:style-name="ce24" office:value-type="string" calcext:value-type="string">
            <text:p>Indice Estacional</text:p>
          </table:table-cell>
          <table:table-cell table:style-name="ce24" office:value-type="string" calcext:value-type="string">
            <text:p>Serie desestacionalizada</text:p>
          </table:table-cell>
          <table:table-cell table:style-name="ce24" office:value-type="string" calcext:value-type="string">
            <text:p>Exportaciones (millones de dólares)</text:p>
          </table:table-cell>
          <table:table-cell table:style-name="ce24" office:value-type="string" calcext:value-type="string">
            <text:p>Importaciones (millones de dólares)</text:p>
          </table:table-cell>
          <table:table-cell table:style-name="ce33" table:number-columns-repeated="1012"/>
        </table:table-row>
        <table:table-row table:style-name="ro2">
          <table:table-cell table:style-name="ce1" office:value-type="float" office:value="2004" calcext:value-type="float" table:number-columns-spanned="1" table:number-rows-spanned="12">
            <text:p>2004</text:p>
          </table:table-cell>
          <table:table-cell office:value-type="string" calcext:value-type="string">
            <text:p>enero</text:p>
          </table:table-cell>
          <table:table-cell table:style-name="ce26" office:value-type="float" office:value="24891" calcext:value-type="float">
            <text:p>2489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2322" calcext:value-type="float">
            <text:p>2322</text:p>
          </table:table-cell>
          <table:table-cell table:style-name="ce38" office:value-type="float" office:value="1609" calcext:value-type="float">
            <text:p>1609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febrero</text:p>
          </table:table-cell>
          <table:table-cell table:style-name="ce26" office:value-type="float" office:value="13941" calcext:value-type="float">
            <text:p>13941</text:p>
          </table:table-cell>
          <table:table-cell table:formula="of:=[.C3]-[.C2]" office:value-type="float" office:value="-10950" calcext:value-type="float">
            <text:p>-10950</text:p>
          </table:table-cell>
          <table:table-cell table:formula="of:=[.D3]/[.C2]" office:value-type="percentage" office:value="-0.439918042666024" calcext:value-type="percentage">
            <text:p>-43,99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2395" calcext:value-type="float">
            <text:p>2395</text:p>
          </table:table-cell>
          <table:table-cell table:style-name="ce38" office:value-type="float" office:value="1364" calcext:value-type="float">
            <text:p>1364</text:p>
          </table:table-cell>
          <table:table-cell table:style-name="ce33" table:number-columns-repeated="1012"/>
        </table:table-row>
        <table:table-row table:style-name="ro3">
          <table:covered-table-cell table:style-name="ce1"/>
          <table:table-cell office:value-type="string" calcext:value-type="string">
            <text:p>marzo</text:p>
          </table:table-cell>
          <table:table-cell table:style-name="ce27" office:value-type="float" office:value="17518" calcext:value-type="float">
            <text:p>17.518</text:p>
          </table:table-cell>
          <table:table-cell table:formula="of:=[.C4]-[.C3]" office:value-type="float" office:value="3577" calcext:value-type="float">
            <text:p>3577</text:p>
          </table:table-cell>
          <table:table-cell table:formula="of:=[.D4]/[.C3]" office:value-type="percentage" office:value="0.256581306936375" calcext:value-type="percentage">
            <text:p>25,66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2658" calcext:value-type="float">
            <text:p>2658</text:p>
          </table:table-cell>
          <table:table-cell table:style-name="ce38" office:value-type="float" office:value="1690" calcext:value-type="float">
            <text:p>1690</text:p>
          </table:table-cell>
          <table:table-cell table:style-name="ce33" table:number-columns-repeated="2"/>
          <table:table-cell table:style-name="ce41" table:formula="of:=[.N4] * 0.74" office:value-type="float" office:value="0" calcext:value-type="float">
            <text:p>0</text:p>
          </table:table-cell>
          <table:table-cell table:style-name="ce33" table:number-columns-repeated="1009"/>
        </table:table-row>
        <table:table-row table:style-name="ro2">
          <table:covered-table-cell table:style-name="ce1"/>
          <table:table-cell office:value-type="string" calcext:value-type="string">
            <text:p>abril</text:p>
          </table:table-cell>
          <table:table-cell table:style-name="ce26" office:value-type="float" office:value="16251" calcext:value-type="float">
            <text:p>16251</text:p>
          </table:table-cell>
          <table:table-cell table:formula="of:=[.C5]-[.C4]" office:value-type="float" office:value="-1267" calcext:value-type="float">
            <text:p>-1267</text:p>
          </table:table-cell>
          <table:table-cell table:formula="of:=[.D5]/[.C4]" office:value-type="percentage" office:value="-0.0723256079461126" calcext:value-type="percentage">
            <text:p>-7,23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040" calcext:value-type="float">
            <text:p>3040</text:p>
          </table:table-cell>
          <table:table-cell table:style-name="ce38" office:value-type="float" office:value="1651" calcext:value-type="float">
            <text:p>1651</text:p>
          </table:table-cell>
          <table:table-cell table:style-name="ce33" table:number-columns-repeated="2"/>
          <table:table-cell table:style-name="ce41" table:formula="of:=[.N5] * 0.74" office:value-type="float" office:value="0" calcext:value-type="float">
            <text:p>0</text:p>
          </table:table-cell>
          <table:table-cell table:style-name="ce33" table:number-columns-repeated="1009"/>
        </table:table-row>
        <table:table-row table:style-name="ro2">
          <table:covered-table-cell table:style-name="ce1"/>
          <table:table-cell office:value-type="string" calcext:value-type="string">
            <text:p>mayo</text:p>
          </table:table-cell>
          <table:table-cell table:style-name="ce26" office:value-type="float" office:value="16952" calcext:value-type="float">
            <text:p>16952</text:p>
          </table:table-cell>
          <table:table-cell table:formula="of:=[.C6]-[.C5]" office:value-type="float" office:value="701" calcext:value-type="float">
            <text:p>701</text:p>
          </table:table-cell>
          <table:table-cell table:formula="of:=[.D6]/[.C5]" office:value-type="percentage" office:value="0.0431358070272599" calcext:value-type="percentage">
            <text:p>4,31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394" calcext:value-type="float">
            <text:p>3394</text:p>
          </table:table-cell>
          <table:table-cell table:style-name="ce38" office:value-type="float" office:value="1792" calcext:value-type="float">
            <text:p>1792</text:p>
          </table:table-cell>
          <table:table-cell table:style-name="ce33" table:number-columns-repeated="2"/>
          <table:table-cell table:style-name="ce41" table:formula="of:=[.N6] * 0.74" office:value-type="float" office:value="0" calcext:value-type="float">
            <text:p>0</text:p>
          </table:table-cell>
          <table:table-cell table:style-name="ce33" table:number-columns-repeated="1009"/>
        </table:table-row>
        <table:table-row table:style-name="ro2">
          <table:covered-table-cell table:style-name="ce1"/>
          <table:table-cell office:value-type="string" calcext:value-type="string">
            <text:p>junio</text:p>
          </table:table-cell>
          <table:table-cell table:style-name="ce26" office:value-type="float" office:value="17835" calcext:value-type="float">
            <text:p>17835</text:p>
          </table:table-cell>
          <table:table-cell table:formula="of:=[.C7]-[.C6]" office:value-type="float" office:value="883" calcext:value-type="float">
            <text:p>883</text:p>
          </table:table-cell>
          <table:table-cell table:formula="of:=[.D7]/[.C6]" office:value-type="percentage" office:value="0.0520882491741387" calcext:value-type="percentage">
            <text:p>5,21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2951" calcext:value-type="float">
            <text:p>2951</text:p>
          </table:table-cell>
          <table:table-cell table:style-name="ce38" office:value-type="float" office:value="2039" calcext:value-type="float">
            <text:p>2039</text:p>
          </table:table-cell>
          <table:table-cell table:style-name="ce33" table:number-columns-repeated="2"/>
          <table:table-cell table:style-name="ce41" table:formula="of:=[.N7] * 0.74" office:value-type="float" office:value="0" calcext:value-type="float">
            <text:p>0</text:p>
          </table:table-cell>
          <table:table-cell table:style-name="ce33" table:number-columns-repeated="1009"/>
        </table:table-row>
        <table:table-row table:style-name="ro2">
          <table:covered-table-cell table:style-name="ce1"/>
          <table:table-cell office:value-type="string" calcext:value-type="string">
            <text:p>julio</text:p>
          </table:table-cell>
          <table:table-cell table:style-name="ce26" office:value-type="float" office:value="20905" calcext:value-type="float">
            <text:p>20905</text:p>
          </table:table-cell>
          <table:table-cell table:formula="of:=[.C8]-[.C7]" office:value-type="float" office:value="3070" calcext:value-type="float">
            <text:p>3070</text:p>
          </table:table-cell>
          <table:table-cell table:formula="of:=[.D8]/[.C7]" office:value-type="percentage" office:value="0.172133445472386" calcext:value-type="percentage">
            <text:p>17,21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034" calcext:value-type="float">
            <text:p>3034</text:p>
          </table:table-cell>
          <table:table-cell table:style-name="ce38" office:value-type="float" office:value="1970" calcext:value-type="float">
            <text:p>1970</text:p>
          </table:table-cell>
          <table:table-cell table:style-name="ce33" table:number-columns-repeated="2"/>
          <table:table-cell table:style-name="ce41" table:formula="of:=[.N8] * 0.74" office:value-type="float" office:value="0" calcext:value-type="float">
            <text:p>0</text:p>
          </table:table-cell>
          <table:table-cell table:style-name="ce33" table:number-columns-repeated="1009"/>
        </table:table-row>
        <table:table-row table:style-name="ro2">
          <table:covered-table-cell table:style-name="ce1"/>
          <table:table-cell office:value-type="string" calcext:value-type="string">
            <text:p>agosto</text:p>
          </table:table-cell>
          <table:table-cell table:style-name="ce26" office:value-type="float" office:value="20114" calcext:value-type="float">
            <text:p>20114</text:p>
          </table:table-cell>
          <table:table-cell table:formula="of:=[.C9]-[.C8]" office:value-type="float" office:value="-791" calcext:value-type="float">
            <text:p>-791</text:p>
          </table:table-cell>
          <table:table-cell table:formula="of:=[.D9]/[.C8]" office:value-type="percentage" office:value="-0.0378378378378378" calcext:value-type="percentage">
            <text:p>-3,78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2945" calcext:value-type="float">
            <text:p>2945</text:p>
          </table:table-cell>
          <table:table-cell table:style-name="ce38" office:value-type="float" office:value="2032" calcext:value-type="float">
            <text:p>2032</text:p>
          </table:table-cell>
          <table:table-cell table:style-name="ce33" table:number-columns-repeated="2"/>
          <table:table-cell table:style-name="ce41" table:formula="of:=[.N9] * 0.74" office:value-type="float" office:value="0" calcext:value-type="float">
            <text:p>0</text:p>
          </table:table-cell>
          <table:table-cell table:style-name="ce33" table:number-columns-repeated="1009"/>
        </table:table-row>
        <table:table-row table:style-name="ro2">
          <table:covered-table-cell table:style-name="ce1"/>
          <table:table-cell office:value-type="string" calcext:value-type="string">
            <text:p>septiembre</text:p>
          </table:table-cell>
          <table:table-cell table:style-name="ce26" office:value-type="float" office:value="20963" calcext:value-type="float">
            <text:p>20963</text:p>
          </table:table-cell>
          <table:table-cell table:formula="of:=[.C10]-[.C9]" office:value-type="float" office:value="849" calcext:value-type="float">
            <text:p>849</text:p>
          </table:table-cell>
          <table:table-cell table:formula="of:=[.D10]/[.C9]" office:value-type="percentage" office:value="0.0422094063836134" calcext:value-type="percentage">
            <text:p>4,22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002" calcext:value-type="float">
            <text:p>3002</text:p>
          </table:table-cell>
          <table:table-cell table:style-name="ce38" office:value-type="float" office:value="2025" calcext:value-type="float">
            <text:p>2025</text:p>
          </table:table-cell>
          <table:table-cell table:style-name="ce33" table:number-columns-repeated="2"/>
          <table:table-cell table:style-name="ce41" table:formula="of:=[.N10] * 0.74" office:value-type="float" office:value="0" calcext:value-type="float">
            <text:p>0</text:p>
          </table:table-cell>
          <table:table-cell table:style-name="ce33" table:number-columns-repeated="1009"/>
        </table:table-row>
        <table:table-row table:style-name="ro2">
          <table:covered-table-cell table:style-name="ce1"/>
          <table:table-cell office:value-type="string" calcext:value-type="string">
            <text:p>octubre</text:p>
          </table:table-cell>
          <table:table-cell table:style-name="ce26" office:value-type="float" office:value="18322" calcext:value-type="float">
            <text:p>18322</text:p>
          </table:table-cell>
          <table:table-cell table:formula="of:=[.C11]-[.C10]" office:value-type="float" office:value="-2641" calcext:value-type="float">
            <text:p>-2641</text:p>
          </table:table-cell>
          <table:table-cell table:formula="of:=[.D11]/[.C10]" office:value-type="percentage" office:value="-0.125983876353575" calcext:value-type="percentage">
            <text:p>-12,60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2831" calcext:value-type="float">
            <text:p>2831</text:p>
          </table:table-cell>
          <table:table-cell table:style-name="ce38" office:value-type="float" office:value="1973" calcext:value-type="float">
            <text:p>1973</text:p>
          </table:table-cell>
          <table:table-cell table:style-name="ce33" table:number-columns-repeated="2"/>
          <table:table-cell table:style-name="ce41" table:formula="of:=[.N11] * 0.74" office:value-type="float" office:value="0" calcext:value-type="float">
            <text:p>0</text:p>
          </table:table-cell>
          <table:table-cell table:style-name="ce33" table:number-columns-repeated="1009"/>
        </table:table-row>
        <table:table-row table:style-name="ro2">
          <table:covered-table-cell table:style-name="ce1"/>
          <table:table-cell office:value-type="string" calcext:value-type="string">
            <text:p>noviembre</text:p>
          </table:table-cell>
          <table:table-cell table:style-name="ce26" office:value-type="float" office:value="17305" calcext:value-type="float">
            <text:p>17305</text:p>
          </table:table-cell>
          <table:table-cell table:formula="of:=[.C12]-[.C11]" office:value-type="float" office:value="-1017" calcext:value-type="float">
            <text:p>-1017</text:p>
          </table:table-cell>
          <table:table-cell table:formula="of:=[.D12]/[.C11]" office:value-type="percentage" office:value="-0.055507040716079" calcext:value-type="percentage">
            <text:p>-5,55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042" calcext:value-type="float">
            <text:p>3042</text:p>
          </table:table-cell>
          <table:table-cell table:style-name="ce38" office:value-type="float" office:value="2193" calcext:value-type="float">
            <text:p>2193</text:p>
          </table:table-cell>
          <table:table-cell table:style-name="ce33" table:number-columns-repeated="2"/>
          <table:table-cell table:style-name="ce41" table:formula="of:=[.N12] * 0.74" office:value-type="float" office:value="0" calcext:value-type="float">
            <text:p>0</text:p>
          </table:table-cell>
          <table:table-cell table:style-name="ce33" table:number-columns-repeated="1009"/>
        </table:table-row>
        <table:table-row table:style-name="ro2">
          <table:covered-table-cell table:style-name="ce1"/>
          <table:table-cell office:value-type="string" calcext:value-type="string">
            <text:p>diciembre</text:p>
          </table:table-cell>
          <table:table-cell table:style-name="ce26" office:value-type="float" office:value="9198" calcext:value-type="float">
            <text:p>9198</text:p>
          </table:table-cell>
          <table:table-cell table:formula="of:=[.C13]-[.C12]" office:value-type="float" office:value="-8107" calcext:value-type="float">
            <text:p>-8107</text:p>
          </table:table-cell>
          <table:table-cell table:formula="of:=[.D13]/[.C12]" office:value-type="percentage" office:value="-0.468477318694019" calcext:value-type="percentage">
            <text:p>-46,85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2962" calcext:value-type="float">
            <text:p>2962</text:p>
          </table:table-cell>
          <table:table-cell table:style-name="ce38" office:value-type="float" office:value="2109" calcext:value-type="float">
            <text:p>2109</text:p>
          </table:table-cell>
          <table:table-cell table:style-name="ce33" table:number-columns-repeated="2"/>
          <table:table-cell table:style-name="ce41" table:formula="of:=[.N13] * 0.74" office:value-type="float" office:value="0" calcext:value-type="float">
            <text:p>0</text:p>
          </table:table-cell>
          <table:table-cell table:style-name="ce33" table:number-columns-repeated="1009"/>
        </table:table-row>
        <table:table-row table:style-name="ro2">
          <table:table-cell table:style-name="ce1" office:value-type="float" office:value="2005" calcext:value-type="float" table:number-columns-spanned="1" table:number-rows-spanned="12">
            <text:p>2005</text:p>
          </table:table-cell>
          <table:table-cell office:value-type="string" calcext:value-type="string">
            <text:p>enero</text:p>
          </table:table-cell>
          <table:table-cell table:style-name="ce26" office:value-type="float" office:value="41334" calcext:value-type="float">
            <text:p>41334</text:p>
          </table:table-cell>
          <table:table-cell table:formula="of:=[.C14]-[.C13]" office:value-type="float" office:value="32136" calcext:value-type="float">
            <text:p>32136</text:p>
          </table:table-cell>
          <table:table-cell table:formula="of:=[.D14]/[.C13]" office:value-type="percentage" office:value="3.49380300065232" calcext:value-type="percentage">
            <text:p>349,38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2781" calcext:value-type="float">
            <text:p>2781</text:p>
          </table:table-cell>
          <table:table-cell table:style-name="ce38" office:value-type="float" office:value="1901" calcext:value-type="float">
            <text:p>1901</text:p>
          </table:table-cell>
          <table:table-cell table:style-name="ce33" table:number-columns-repeated="2"/>
          <table:table-cell table:style-name="ce41" table:formula="of:=[.N14] * 0.74" office:value-type="float" office:value="0" calcext:value-type="float">
            <text:p>0</text:p>
          </table:table-cell>
          <table:table-cell table:style-name="ce33" table:number-columns-repeated="1009"/>
        </table:table-row>
        <table:table-row table:style-name="ro2">
          <table:covered-table-cell table:style-name="ce1"/>
          <table:table-cell office:value-type="string" calcext:value-type="string">
            <text:p>febrero</text:p>
          </table:table-cell>
          <table:table-cell table:style-name="ce26" office:value-type="float" office:value="20209" calcext:value-type="float">
            <text:p>20209</text:p>
          </table:table-cell>
          <table:table-cell table:formula="of:=[.C15]-[.C14]" office:value-type="float" office:value="-21125" calcext:value-type="float">
            <text:p>-21125</text:p>
          </table:table-cell>
          <table:table-cell table:formula="of:=[.D15]/[.C14]" office:value-type="percentage" office:value="-0.51108046644409" calcext:value-type="percentage">
            <text:p>-51,11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2606" calcext:value-type="float">
            <text:p>2606</text:p>
          </table:table-cell>
          <table:table-cell table:style-name="ce38" office:value-type="float" office:value="1867" calcext:value-type="float">
            <text:p>1867</text:p>
          </table:table-cell>
          <table:table-cell table:style-name="ce33" table:number-columns-repeated="2"/>
          <table:table-cell table:style-name="ce41" table:formula="of:=[.N15] * 0.74" office:value-type="float" office:value="0" calcext:value-type="float">
            <text:p>0</text:p>
          </table:table-cell>
          <table:table-cell table:style-name="ce33" table:number-columns-repeated="1009"/>
        </table:table-row>
        <table:table-row table:style-name="ro2">
          <table:covered-table-cell table:style-name="ce1"/>
          <table:table-cell office:value-type="string" calcext:value-type="string">
            <text:p>marzo</text:p>
          </table:table-cell>
          <table:table-cell table:style-name="ce26" office:value-type="float" office:value="23126" calcext:value-type="float">
            <text:p>23126</text:p>
          </table:table-cell>
          <table:table-cell table:formula="of:=[.C16]-[.C15]" office:value-type="float" office:value="2917" calcext:value-type="float">
            <text:p>2917</text:p>
          </table:table-cell>
          <table:table-cell table:formula="of:=[.D16]/[.C15]" office:value-type="percentage" office:value="0.144341629966846" calcext:value-type="percentage">
            <text:p>14,43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054" calcext:value-type="float">
            <text:p>3054</text:p>
          </table:table-cell>
          <table:table-cell table:style-name="ce38" office:value-type="float" office:value="2198" calcext:value-type="float">
            <text:p>2198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abril</text:p>
          </table:table-cell>
          <table:table-cell table:style-name="ce26" office:value-type="float" office:value="24328" calcext:value-type="float">
            <text:p>24328</text:p>
          </table:table-cell>
          <table:table-cell table:formula="of:=[.C17]-[.C16]" office:value-type="float" office:value="1202" calcext:value-type="float">
            <text:p>1202</text:p>
          </table:table-cell>
          <table:table-cell table:formula="of:=[.D17]/[.C16]" office:value-type="percentage" office:value="0.051976130761913" calcext:value-type="percentage">
            <text:p>5,20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561" calcext:value-type="float">
            <text:p>3561</text:p>
          </table:table-cell>
          <table:table-cell table:style-name="ce38" office:value-type="float" office:value="2380" calcext:value-type="float">
            <text:p>2380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mayo</text:p>
          </table:table-cell>
          <table:table-cell table:style-name="ce26" office:value-type="float" office:value="24337" calcext:value-type="float">
            <text:p>24337</text:p>
          </table:table-cell>
          <table:table-cell table:formula="of:=[.C18]-[.C17]" office:value-type="float" office:value="9" calcext:value-type="float">
            <text:p>9</text:p>
          </table:table-cell>
          <table:table-cell table:formula="of:=[.D18]/[.C17]" office:value-type="percentage" office:value="0.000369944097336402" calcext:value-type="percentage">
            <text:p>0,04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695" calcext:value-type="float">
            <text:p>3695</text:p>
          </table:table-cell>
          <table:table-cell table:style-name="ce38" office:value-type="float" office:value="2476" calcext:value-type="float">
            <text:p>2476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junio</text:p>
          </table:table-cell>
          <table:table-cell table:style-name="ce26" office:value-type="float" office:value="23765" calcext:value-type="float">
            <text:p>23765</text:p>
          </table:table-cell>
          <table:table-cell table:formula="of:=[.C19]-[.C18]" office:value-type="float" office:value="-572" calcext:value-type="float">
            <text:p>-572</text:p>
          </table:table-cell>
          <table:table-cell table:formula="of:=[.D19]/[.C18]" office:value-type="percentage" office:value="-0.0235033077207544" calcext:value-type="percentage">
            <text:p>-2,35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450" calcext:value-type="float">
            <text:p>3450</text:p>
          </table:table-cell>
          <table:table-cell table:style-name="ce38" office:value-type="float" office:value="2724" calcext:value-type="float">
            <text:p>2724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julio</text:p>
          </table:table-cell>
          <table:table-cell table:style-name="ce26" office:value-type="float" office:value="23635" calcext:value-type="float">
            <text:p>23635</text:p>
          </table:table-cell>
          <table:table-cell table:formula="of:=[.C20]-[.C19]" office:value-type="float" office:value="-130" calcext:value-type="float">
            <text:p>-130</text:p>
          </table:table-cell>
          <table:table-cell table:formula="of:=[.D20]/[.C19]" office:value-type="percentage" office:value="-0.00547022932884494" calcext:value-type="percentage">
            <text:p>-0,55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601" calcext:value-type="float">
            <text:p>3601</text:p>
          </table:table-cell>
          <table:table-cell table:style-name="ce38" office:value-type="float" office:value="2349" calcext:value-type="float">
            <text:p>2349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agosto</text:p>
          </table:table-cell>
          <table:table-cell table:style-name="ce26" office:value-type="float" office:value="22847" calcext:value-type="float">
            <text:p>22847</text:p>
          </table:table-cell>
          <table:table-cell table:formula="of:=[.C21]-[.C20]" office:value-type="float" office:value="-788" calcext:value-type="float">
            <text:p>-788</text:p>
          </table:table-cell>
          <table:table-cell table:formula="of:=[.D21]/[.C20]" office:value-type="percentage" office:value="-0.0333403850222128" calcext:value-type="percentage">
            <text:p>-3,33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837" calcext:value-type="float">
            <text:p>3837</text:p>
          </table:table-cell>
          <table:table-cell table:style-name="ce38" office:value-type="float" office:value="2626" calcext:value-type="float">
            <text:p>2626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septiembre</text:p>
          </table:table-cell>
          <table:table-cell table:style-name="ce26" office:value-type="float" office:value="26453" calcext:value-type="float">
            <text:p>26453</text:p>
          </table:table-cell>
          <table:table-cell table:formula="of:=[.C22]-[.C21]" office:value-type="float" office:value="3606" calcext:value-type="float">
            <text:p>3606</text:p>
          </table:table-cell>
          <table:table-cell table:formula="of:=[.D22]/[.C21]" office:value-type="percentage" office:value="0.157832538188821" calcext:value-type="percentage">
            <text:p>15,78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483" calcext:value-type="float">
            <text:p>3483</text:p>
          </table:table-cell>
          <table:table-cell table:style-name="ce38" office:value-type="float" office:value="2468" calcext:value-type="float">
            <text:p>2468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octubre</text:p>
          </table:table-cell>
          <table:table-cell table:style-name="ce26" office:value-type="float" office:value="22744" calcext:value-type="float">
            <text:p>22744</text:p>
          </table:table-cell>
          <table:table-cell table:formula="of:=[.C23]-[.C22]" office:value-type="float" office:value="-3709" calcext:value-type="float">
            <text:p>-3709</text:p>
          </table:table-cell>
          <table:table-cell table:formula="of:=[.D23]/[.C22]" office:value-type="percentage" office:value="-0.140210940158016" calcext:value-type="percentage">
            <text:p>-14,02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399" calcext:value-type="float">
            <text:p>3399</text:p>
          </table:table-cell>
          <table:table-cell table:style-name="ce38" office:value-type="float" office:value="2503" calcext:value-type="float">
            <text:p>2503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noviembre</text:p>
          </table:table-cell>
          <table:table-cell table:style-name="ce26" office:value-type="float" office:value="21441" calcext:value-type="float">
            <text:p>21441</text:p>
          </table:table-cell>
          <table:table-cell table:formula="of:=[.C24]-[.C23]" office:value-type="float" office:value="-1303" calcext:value-type="float">
            <text:p>-1303</text:p>
          </table:table-cell>
          <table:table-cell table:formula="of:=[.D24]/[.C23]" office:value-type="percentage" office:value="-0.0572898346816743" calcext:value-type="percentage">
            <text:p>-5,73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274" calcext:value-type="float">
            <text:p>3274</text:p>
          </table:table-cell>
          <table:table-cell table:style-name="ce38" office:value-type="float" office:value="2701" calcext:value-type="float">
            <text:p>2701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diciembre</text:p>
          </table:table-cell>
          <table:table-cell table:style-name="ce26" office:value-type="float" office:value="11497" calcext:value-type="float">
            <text:p>11497</text:p>
          </table:table-cell>
          <table:table-cell table:formula="of:=[.C25]-[.C24]" office:value-type="float" office:value="-9944" calcext:value-type="float">
            <text:p>-9944</text:p>
          </table:table-cell>
          <table:table-cell table:formula="of:=[.D25]/[.C24]" office:value-type="percentage" office:value="-0.463784338417051" calcext:value-type="percentage">
            <text:p>-46,38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645" calcext:value-type="float">
            <text:p>3645</text:p>
          </table:table-cell>
          <table:table-cell table:style-name="ce38" office:value-type="float" office:value="2495" calcext:value-type="float">
            <text:p>2495</text:p>
          </table:table-cell>
          <table:table-cell table:style-name="ce33" table:number-columns-repeated="1012"/>
        </table:table-row>
        <table:table-row table:style-name="ro2">
          <table:table-cell table:style-name="ce1" office:value-type="float" office:value="2006" calcext:value-type="float" table:number-columns-spanned="1" table:number-rows-spanned="12">
            <text:p>2006</text:p>
          </table:table-cell>
          <table:table-cell office:value-type="string" calcext:value-type="string">
            <text:p>enero</text:p>
          </table:table-cell>
          <table:table-cell table:style-name="ce28" office:value-type="float" office:value="48956.92" calcext:value-type="float">
            <text:p>48957</text:p>
          </table:table-cell>
          <table:table-cell table:formula="of:=[.C26]-[.C25]" office:value-type="float" office:value="37459.92" calcext:value-type="float">
            <text:p>37459,92</text:p>
          </table:table-cell>
          <table:table-cell table:formula="of:=[.D26]/[.C25]" office:value-type="percentage" office:value="3.25823432199704" calcext:value-type="percentage">
            <text:p>325,82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188" calcext:value-type="float">
            <text:p>3188</text:p>
          </table:table-cell>
          <table:table-cell table:style-name="ce38" office:value-type="float" office:value="2324" calcext:value-type="float">
            <text:p>2324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febrero</text:p>
          </table:table-cell>
          <table:table-cell table:style-name="ce28" office:value-type="float" office:value="24096.62" calcext:value-type="float">
            <text:p>24097</text:p>
          </table:table-cell>
          <table:table-cell table:formula="of:=[.C27]-[.C26]" office:value-type="float" office:value="-24860.3" calcext:value-type="float">
            <text:p>-24860,3</text:p>
          </table:table-cell>
          <table:table-cell table:formula="of:=[.D27]/[.C26]" office:value-type="percentage" office:value="-0.507799510263309" calcext:value-type="percentage">
            <text:p>-50,78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090" calcext:value-type="float">
            <text:p>3090</text:p>
          </table:table-cell>
          <table:table-cell table:style-name="ce38" office:value-type="float" office:value="2326" calcext:value-type="float">
            <text:p>2326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marzo</text:p>
          </table:table-cell>
          <table:table-cell table:style-name="ce28" office:value-type="float" office:value="29995.16" calcext:value-type="float">
            <text:p>29995</text:p>
          </table:table-cell>
          <table:table-cell table:formula="of:=[.C28]-[.C27]" office:value-type="float" office:value="5898.54" calcext:value-type="float">
            <text:p>5898,54</text:p>
          </table:table-cell>
          <table:table-cell table:formula="of:=[.D28]/[.C27]" office:value-type="percentage" office:value="0.244787028222215" calcext:value-type="percentage">
            <text:p>24,48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648" calcext:value-type="float">
            <text:p>3648</text:p>
          </table:table-cell>
          <table:table-cell table:style-name="ce38" office:value-type="float" office:value="2722" calcext:value-type="float">
            <text:p>2722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abril</text:p>
          </table:table-cell>
          <table:table-cell table:style-name="ce28" office:value-type="float" office:value="25464.14" calcext:value-type="float">
            <text:p>25464</text:p>
          </table:table-cell>
          <table:table-cell table:formula="of:=[.C29]-[.C28]" office:value-type="float" office:value="-4531.02" calcext:value-type="float">
            <text:p>-4531,02</text:p>
          </table:table-cell>
          <table:table-cell table:formula="of:=[.D29]/[.C28]" office:value-type="percentage" office:value="-0.151058370750481" calcext:value-type="percentage">
            <text:p>-15,11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925" calcext:value-type="float">
            <text:p>3925</text:p>
          </table:table-cell>
          <table:table-cell table:style-name="ce38" office:value-type="float" office:value="2545" calcext:value-type="float">
            <text:p>2545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mayo</text:p>
          </table:table-cell>
          <table:table-cell table:style-name="ce28" office:value-type="float" office:value="28453" calcext:value-type="float">
            <text:p>28453</text:p>
          </table:table-cell>
          <table:table-cell table:formula="of:=[.C30]-[.C29]" office:value-type="float" office:value="2988.86" calcext:value-type="float">
            <text:p>2988,86</text:p>
          </table:table-cell>
          <table:table-cell table:formula="of:=[.D30]/[.C29]" office:value-type="percentage" office:value="0.117375257911714" calcext:value-type="percentage">
            <text:p>11,74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4181" calcext:value-type="float">
            <text:p>4181</text:p>
          </table:table-cell>
          <table:table-cell table:style-name="ce38" office:value-type="float" office:value="2826" calcext:value-type="float">
            <text:p>2826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junio</text:p>
          </table:table-cell>
          <table:table-cell table:style-name="ce28" office:value-type="float" office:value="27135.06" calcext:value-type="float">
            <text:p>27135</text:p>
          </table:table-cell>
          <table:table-cell table:formula="of:=[.C31]-[.C30]" office:value-type="float" office:value="-1317.94" calcext:value-type="float">
            <text:p>-1317,94</text:p>
          </table:table-cell>
          <table:table-cell table:formula="of:=[.D31]/[.C30]" office:value-type="percentage" office:value="-0.0463198959687906" calcext:value-type="percentage">
            <text:p>-4,63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848" calcext:value-type="float">
            <text:p>3848</text:p>
          </table:table-cell>
          <table:table-cell table:style-name="ce38" office:value-type="float" office:value="2859" calcext:value-type="float">
            <text:p>2859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julio</text:p>
          </table:table-cell>
          <table:table-cell table:style-name="ce28" office:value-type="float" office:value="26857.56" calcext:value-type="float">
            <text:p>26858</text:p>
          </table:table-cell>
          <table:table-cell table:formula="of:=[.C32]-[.C31]" office:value-type="float" office:value="-277.5" calcext:value-type="float">
            <text:p>-277,5</text:p>
          </table:table-cell>
          <table:table-cell table:formula="of:=[.D32]/[.C31]" office:value-type="percentage" office:value="-0.01022662194224" calcext:value-type="percentage">
            <text:p>-1,02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3817" calcext:value-type="float">
            <text:p>3817</text:p>
          </table:table-cell>
          <table:table-cell table:style-name="ce38" office:value-type="float" office:value="2852" calcext:value-type="float">
            <text:p>2852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agosto</text:p>
          </table:table-cell>
          <table:table-cell table:style-name="ce28" office:value-type="float" office:value="28883.68" calcext:value-type="float">
            <text:p>28884</text:p>
          </table:table-cell>
          <table:table-cell table:formula="of:=[.C33]-[.C32]" office:value-type="float" office:value="2026.12" calcext:value-type="float">
            <text:p>2026,12</text:p>
          </table:table-cell>
          <table:table-cell table:formula="of:=[.D33]/[.C32]" office:value-type="percentage" office:value="0.0754394665784978" calcext:value-type="percentage">
            <text:p>7,54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4246" calcext:value-type="float">
            <text:p>4246</text:p>
          </table:table-cell>
          <table:table-cell table:style-name="ce38" office:value-type="float" office:value="3281" calcext:value-type="float">
            <text:p>3281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septiembre</text:p>
          </table:table-cell>
          <table:table-cell table:style-name="ce28" office:value-type="float" office:value="29154.52" calcext:value-type="float">
            <text:p>29155</text:p>
          </table:table-cell>
          <table:table-cell table:formula="of:=[.C34]-[.C33]" office:value-type="float" office:value="270.84" calcext:value-type="float">
            <text:p>270,84</text:p>
          </table:table-cell>
          <table:table-cell table:formula="of:=[.D34]/[.C33]" office:value-type="percentage" office:value="0.00937692150030744" calcext:value-type="percentage">
            <text:p>0,94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4048" calcext:value-type="float">
            <text:p>4048</text:p>
          </table:table-cell>
          <table:table-cell table:style-name="ce38" office:value-type="float" office:value="3169" calcext:value-type="float">
            <text:p>3169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octubre</text:p>
          </table:table-cell>
          <table:table-cell table:style-name="ce28" office:value-type="float" office:value="26469.8" calcext:value-type="float">
            <text:p>26470</text:p>
          </table:table-cell>
          <table:table-cell table:formula="of:=[.C35]-[.C34]" office:value-type="float" office:value="-2684.72" calcext:value-type="float">
            <text:p>-2684,72</text:p>
          </table:table-cell>
          <table:table-cell table:formula="of:=[.D35]/[.C34]" office:value-type="percentage" office:value="-0.0920858926849079" calcext:value-type="percentage">
            <text:p>-9,21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4204" calcext:value-type="float">
            <text:p>4204</text:p>
          </table:table-cell>
          <table:table-cell table:style-name="ce38" office:value-type="float" office:value="3255" calcext:value-type="float">
            <text:p>3255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noviembre</text:p>
          </table:table-cell>
          <table:table-cell table:style-name="ce28" office:value-type="float" office:value="24582.06" calcext:value-type="float">
            <text:p>24582</text:p>
          </table:table-cell>
          <table:table-cell table:formula="of:=[.C36]-[.C35]" office:value-type="float" office:value="-1887.74" calcext:value-type="float">
            <text:p>-1887,74</text:p>
          </table:table-cell>
          <table:table-cell table:formula="of:=[.D36]/[.C35]" office:value-type="percentage" office:value="-0.0713167458764327" calcext:value-type="percentage">
            <text:p>-7,13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4110" calcext:value-type="float">
            <text:p>4110</text:p>
          </table:table-cell>
          <table:table-cell table:style-name="ce38" office:value-type="float" office:value="3237" calcext:value-type="float">
            <text:p>3237</text:p>
          </table:table-cell>
          <table:table-cell table:style-name="ce33" table:number-columns-repeated="1012"/>
        </table:table-row>
        <table:table-row table:style-name="ro2">
          <table:covered-table-cell table:style-name="ce1"/>
          <table:table-cell office:value-type="string" calcext:value-type="string">
            <text:p>diciembre</text:p>
          </table:table-cell>
          <table:table-cell table:style-name="ce28" office:value-type="float" office:value="13076.54" calcext:value-type="float">
            <text:p>13077</text:p>
          </table:table-cell>
          <table:table-cell table:formula="of:=[.C37]-[.C36]" office:value-type="float" office:value="-11505.52" calcext:value-type="float">
            <text:p>-11505,52</text:p>
          </table:table-cell>
          <table:table-cell table:formula="of:=[.D37]/[.C36]" office:value-type="percentage" office:value="-0.468045395707276" calcext:value-type="percentage">
            <text:p>-46,80 %</text:p>
          </table:table-cell>
          <table:table-cell table:style-name="ce24" table:number-columns-repeated="2"/>
          <table:table-cell table:style-name="ce12"/>
          <table:table-cell table:style-name="ce24" table:number-columns-repeated="2"/>
          <table:table-cell table:style-name="ce38" office:value-type="float" office:value="4241" calcext:value-type="float">
            <text:p>4241</text:p>
          </table:table-cell>
          <table:table-cell table:style-name="ce38" office:value-type="float" office:value="2756" calcext:value-type="float">
            <text:p>2756</text:p>
          </table:table-cell>
          <table:table-cell table:style-name="ce33" table:number-columns-repeated="1012"/>
        </table:table-row>
        <table:table-row table:style-name="ro2">
          <table:table-cell table:style-name="ce17" office:value-type="float" office:value="2007" calcext:value-type="float" table:number-columns-spanned="1" table:number-rows-spanned="12">
            <text:p>2007</text:p>
          </table:table-cell>
          <table:table-cell office:value-type="string" calcext:value-type="string">
            <text:p>enero</text:p>
          </table:table-cell>
          <table:table-cell table:style-name="ce29" table:formula="of:= 82587 * 0.77" office:value-type="float" office:value="63591.99" calcext:value-type="float">
            <text:p>63592</text:p>
          </table:table-cell>
          <table:table-cell table:formula="of:=[.C38]-[.C37]" office:value-type="float" office:value="50515.45" calcext:value-type="float">
            <text:p>50515,45</text:p>
          </table:table-cell>
          <table:table-cell table:formula="of:=[.D38]/[.C37]" office:value-type="percentage" office:value="3.86305934138541" calcext:value-type="percentage">
            <text:p>386,31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38]/[.I38]" office:value-type="float" office:value="39800.0307656459" calcext:value-type="float">
            <text:p>39800,03</text:p>
          </table:table-cell>
          <table:table-cell office:value-type="float" office:value="3390" calcext:value-type="float">
            <text:p>3390</text:p>
          </table:table-cell>
          <table:table-cell office:value-type="float" office:value="2951" calcext:value-type="float">
            <text:p>29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table:style-name="ce29" table:formula="of:=38897 * 0.761" office:value-type="float" office:value="29600.617" calcext:value-type="float">
            <text:p>29601</text:p>
          </table:table-cell>
          <table:table-cell table:formula="of:=[.C39]-[.C38]" office:value-type="float" office:value="-33991.373" calcext:value-type="float">
            <text:p>-33991,373</text:p>
          </table:table-cell>
          <table:table-cell table:formula="of:=[.D39]/[.C38]" office:value-type="percentage" office:value="-0.534522869940066" calcext:value-type="percentage">
            <text:p>-53,45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39]/[.I39]" office:value-type="float" office:value="33255.4005153191" calcext:value-type="float">
            <text:p>33255,40</text:p>
          </table:table-cell>
          <table:table-cell office:value-type="float" office:value="3587" calcext:value-type="float">
            <text:p>3587</text:p>
          </table:table-cell>
          <table:table-cell office:value-type="float" office:value="2791" calcext:value-type="float">
            <text:p>279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table:style-name="ce29" table:formula="of:=47109 * 0.759" office:value-type="float" office:value="35755.731" calcext:value-type="float">
            <text:p>35756</text:p>
          </table:table-cell>
          <table:table-cell table:formula="of:=[.C40]-[.C39]" office:value-type="float" office:value="6155.114" calcext:value-type="float">
            <text:p>6155,114</text:p>
          </table:table-cell>
          <table:table-cell table:formula="of:=[.D40]/[.C39]" office:value-type="percentage" office:value="0.20793870614251" calcext:value-type="percentage">
            <text:p>20,79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40]/[.I40]" office:value-type="float" office:value="35536.8790336704" calcext:value-type="float">
            <text:p>35536,88</text:p>
          </table:table-cell>
          <table:table-cell office:value-type="float" office:value="4173" calcext:value-type="float">
            <text:p>4173</text:p>
          </table:table-cell>
          <table:table-cell office:value-type="float" office:value="3422" calcext:value-type="float">
            <text:p>342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table:style-name="ce29" table:formula="of:= 40930* 0.757" office:value-type="float" office:value="30984.01" calcext:value-type="float">
            <text:p>30984</text:p>
          </table:table-cell>
          <table:table-cell table:formula="of:=[.C41]-[.C40]" office:value-type="float" office:value="-4771.721" calcext:value-type="float">
            <text:p>-4771,721</text:p>
          </table:table-cell>
          <table:table-cell table:formula="of:=[.D41]/[.C40]" office:value-type="percentage" office:value="-0.133453319693002" calcext:value-type="percentage">
            <text:p>-13,35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41]/[.I41]" office:value-type="float" office:value="31564.9768090585" calcext:value-type="float">
            <text:p>31564,98</text:p>
          </table:table-cell>
          <table:table-cell office:value-type="float" office:value="4299" calcext:value-type="float">
            <text:p>4299</text:p>
          </table:table-cell>
          <table:table-cell office:value-type="float" office:value="3061" calcext:value-type="float">
            <text:p>306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113" calcext:value-type="float">
            <text:p>35113</text:p>
          </table:table-cell>
          <table:table-cell table:formula="of:=[.C42]-[.C41]" office:value-type="float" office:value="4128.99" calcext:value-type="float">
            <text:p>4128,99</text:p>
          </table:table-cell>
          <table:table-cell table:formula="of:=[.D42]/[.C41]" office:value-type="percentage" office:value="0.133261963186818" calcext:value-type="percentage">
            <text:p>13,3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42]/[.I42]" office:value-type="float" office:value="36727.6545429617" calcext:value-type="float">
            <text:p>36727,65</text:p>
          </table:table-cell>
          <table:table-cell office:value-type="float" office:value="4856" calcext:value-type="float">
            <text:p>4856</text:p>
          </table:table-cell>
          <table:table-cell office:value-type="float" office:value="3542" calcext:value-type="float">
            <text:p>3542</text:p>
          </table:table-cell>
          <table:table-cell table:number-columns-repeated="1012"/>
        </table:table-row>
        <table:table-row table:style-name="ro2">
          <table:covered-table-cell table:style-name="ce2"/>
          <table:table-cell office:value-type="string" calcext:value-type="string">
            <text:p>Junio</text:p>
          </table:table-cell>
          <table:table-cell office:value-type="float" office:value="31598" calcext:value-type="float">
            <text:p>31598</text:p>
          </table:table-cell>
          <table:table-cell table:formula="of:=[.C43]-[.C42]" office:value-type="float" office:value="-3515" calcext:value-type="float">
            <text:p>-3515</text:p>
          </table:table-cell>
          <table:table-cell table:formula="of:=[.D43]/[.C42]" office:value-type="percentage" office:value="-0.100105374077977" calcext:value-type="percentage">
            <text:p>-10,01 %</text:p>
          </table:table-cell>
          <table:table-cell table:style-name="Default" table:number-columns-repeated="3"/>
          <table:table-cell office:value-type="float" office:value="0.965618815342199" calcext:value-type="float">
            <text:p>0,97</text:p>
          </table:table-cell>
          <table:table-cell table:formula="of:=[.C43]/[.I43]" office:value-type="float" office:value="32723.0574818514" calcext:value-type="float">
            <text:p>32723,06</text:p>
          </table:table-cell>
          <table:table-cell office:value-type="float" office:value="4521" calcext:value-type="float">
            <text:p>4521</text:p>
          </table:table-cell>
          <table:table-cell office:value-type="float" office:value="3579" calcext:value-type="float">
            <text:p>35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7727" calcext:value-type="float">
            <text:p>37727</text:p>
          </table:table-cell>
          <table:table-cell table:formula="of:=[.C44]-[.C43]" office:value-type="float" office:value="6129" calcext:value-type="float">
            <text:p>6129</text:p>
          </table:table-cell>
          <table:table-cell table:formula="of:=[.D44]/[.C43]" office:value-type="percentage" office:value="0.193967972656497" calcext:value-type="percentage">
            <text:p>19,40 %</text:p>
          </table:table-cell>
          <table:table-cell table:style-name="Default" table:number-columns-repeated="3"/>
          <table:table-cell office:value-type="float" office:value="1.08823651072193" calcext:value-type="float">
            <text:p>1,09</text:p>
          </table:table-cell>
          <table:table-cell table:formula="of:=[.C44]/[.I44]" office:value-type="float" office:value="34668.0152965757" calcext:value-type="float">
            <text:p>34668,02</text:p>
          </table:table-cell>
          <table:table-cell office:value-type="float" office:value="4614" calcext:value-type="float">
            <text:p>4614</text:p>
          </table:table-cell>
          <table:table-cell office:value-type="float" office:value="4126" calcext:value-type="float">
            <text:p>412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993" calcext:value-type="float">
            <text:p>40993</text:p>
          </table:table-cell>
          <table:table-cell table:formula="of:=[.C45]-[.C44]" office:value-type="float" office:value="3266" calcext:value-type="float">
            <text:p>3266</text:p>
          </table:table-cell>
          <table:table-cell table:formula="of:=[.D45]/[.C44]" office:value-type="percentage" office:value="0.0865693005009675" calcext:value-type="percentage">
            <text:p>8,66 %</text:p>
          </table:table-cell>
          <table:table-cell table:style-name="Default" table:number-columns-repeated="3"/>
          <table:table-cell office:value-type="float" office:value="1.04881278044275" calcext:value-type="float">
            <text:p>1,05</text:p>
          </table:table-cell>
          <table:table-cell table:formula="of:=[.C45]/[.I45]" office:value-type="float" office:value="39085.1453799934" calcext:value-type="float">
            <text:p>39085,15</text:p>
          </table:table-cell>
          <table:table-cell office:value-type="float" office:value="4922" calcext:value-type="float">
            <text:p>4922</text:p>
          </table:table-cell>
          <table:table-cell office:value-type="float" office:value="4606" calcext:value-type="float">
            <text:p>460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6563" calcext:value-type="float">
            <text:p>36563</text:p>
          </table:table-cell>
          <table:table-cell table:formula="of:=[.C46]-[.C45]" office:value-type="float" office:value="-4430" calcext:value-type="float">
            <text:p>-4430</text:p>
          </table:table-cell>
          <table:table-cell table:formula="of:=[.D46]/[.C45]" office:value-type="percentage" office:value="-0.108067230990657" calcext:value-type="percentage">
            <text:p>-10,81 %</text:p>
          </table:table-cell>
          <table:table-cell table:style-name="Default" table:number-columns-repeated="3"/>
          <table:table-cell office:value-type="float" office:value="1.11943823585232" calcext:value-type="float">
            <text:p>1,12</text:p>
          </table:table-cell>
          <table:table-cell table:formula="of:=[.C46]/[.I46]" office:value-type="float" office:value="32661.9181201735" calcext:value-type="float">
            <text:p>32661,92</text:p>
          </table:table-cell>
          <table:table-cell office:value-type="float" office:value="4828" calcext:value-type="float">
            <text:p>4828</text:p>
          </table:table-cell>
          <table:table-cell office:value-type="float" office:value="3963" calcext:value-type="float">
            <text:p>39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6614" calcext:value-type="float">
            <text:p>36614</text:p>
          </table:table-cell>
          <table:table-cell table:formula="of:=[.C47]-[.C46]" office:value-type="float" office:value="51" calcext:value-type="float">
            <text:p>51</text:p>
          </table:table-cell>
          <table:table-cell table:formula="of:=[.D47]/[.C46]" office:value-type="percentage" office:value="0.0013948527199628" calcext:value-type="percentage">
            <text:p>0,14 %</text:p>
          </table:table-cell>
          <table:table-cell table:style-name="Default" table:number-columns-repeated="3"/>
          <table:table-cell office:value-type="float" office:value="0.994163274628637" calcext:value-type="float">
            <text:p>0,99</text:p>
          </table:table-cell>
          <table:table-cell table:formula="of:=[.C47]/[.I47]" office:value-type="float" office:value="36828.9605283165" calcext:value-type="float">
            <text:p>36828,96</text:p>
          </table:table-cell>
          <table:table-cell office:value-type="float" office:value="5581" calcext:value-type="float">
            <text:p>5581</text:p>
          </table:table-cell>
          <table:table-cell office:value-type="float" office:value="4400" calcext:value-type="float">
            <text:p>44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8" calcext:value-type="float">
            <text:p>29718</text:p>
          </table:table-cell>
          <table:table-cell table:formula="of:=[.C48]-[.C47]" office:value-type="float" office:value="-6896" calcext:value-type="float">
            <text:p>-6896</text:p>
          </table:table-cell>
          <table:table-cell table:formula="of:=[.D48]/[.C47]" office:value-type="percentage" office:value="-0.188343256677774" calcext:value-type="percentage">
            <text:p>-18,83 %</text:p>
          </table:table-cell>
          <table:table-cell table:formula="of:=AVERAGE([.C43:.C54])" office:value-type="float" office:value="37428.4166666667" calcext:value-type="float">
            <text:p>37428</text:p>
          </table:table-cell>
          <table:table-cell table:style-name="Default" table:number-columns-repeated="2"/>
          <table:table-cell office:value-type="float" office:value="0.829020624906723" calcext:value-type="float">
            <text:p>0,83</text:p>
          </table:table-cell>
          <table:table-cell table:formula="of:=[.C48]/[.I48]" office:value-type="float" office:value="35847.117800409" calcext:value-type="float">
            <text:p>35847,12</text:p>
          </table:table-cell>
          <table:table-cell office:value-type="float" office:value="5424" calcext:value-type="float">
            <text:p>5424</text:p>
          </table:table-cell>
          <table:table-cell office:value-type="float" office:value="4384" calcext:value-type="float">
            <text:p>438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9154" calcext:value-type="float">
            <text:p>19154</text:p>
          </table:table-cell>
          <table:table-cell table:formula="of:=[.C49]-[.C48]" office:value-type="float" office:value="-10564" calcext:value-type="float">
            <text:p>-10564</text:p>
          </table:table-cell>
          <table:table-cell table:formula="of:=[.D49]/[.C48]" office:value-type="percentage" office:value="-0.355474796419678" calcext:value-type="percentage">
            <text:p>-35,55 %</text:p>
          </table:table-cell>
          <table:table-cell table:formula="of:=AVERAGE([.C44:.C55])" office:value-type="float" office:value="37849" calcext:value-type="float">
            <text:p>37849</text:p>
          </table:table-cell>
          <table:table-cell table:formula="of:=AVERAGE([.F48:.F49])" office:value-type="float" office:value="37638.7083333333" calcext:value-type="float">
            <text:p>37639</text:p>
          </table:table-cell>
          <table:table-cell table:formula="of:=[.C49]/[.G49]" office:value-type="float" office:value="0.508891002060158" calcext:value-type="float">
            <text:p>0,50889</text:p>
          </table:table-cell>
          <table:table-cell office:value-type="float" office:value="0.523032638405977" calcext:value-type="float">
            <text:p>0,52</text:p>
          </table:table-cell>
          <table:table-cell table:formula="of:=[.C49]/[.I49]" office:value-type="float" office:value="36621.0415823662" calcext:value-type="float">
            <text:p>36621,04</text:p>
          </table:table-cell>
          <table:table-cell office:value-type="float" office:value="5787" calcext:value-type="float">
            <text:p>5787</text:p>
          </table:table-cell>
          <table:table-cell office:value-type="float" office:value="3881" calcext:value-type="float">
            <text:p>3881</text:p>
          </table:table-cell>
          <table:table-cell table:number-columns-repeated="1012"/>
        </table:table-row>
        <table:table-row table:style-name="ro2">
          <table:table-cell table:style-name="ce17" office:value-type="float" office:value="2008" calcext:value-type="float" table:number-columns-spanned="1" table:number-rows-spanned="12">
            <text:p>2008</text:p>
          </table:table-cell>
          <table:table-cell office:value-type="string" calcext:value-type="string">
            <text:p>enero</text:p>
          </table:table-cell>
          <table:table-cell office:value-type="float" office:value="65294" calcext:value-type="float">
            <text:p>65294</text:p>
          </table:table-cell>
          <table:table-cell table:formula="of:=[.C50]-[.C49]" office:value-type="float" office:value="46140" calcext:value-type="float">
            <text:p>46140</text:p>
          </table:table-cell>
          <table:table-cell table:formula="of:=[.D50]/[.C49]" office:value-type="percentage" office:value="2.40889631408583" calcext:value-type="percentage">
            <text:p>240,89 %</text:p>
          </table:table-cell>
          <table:table-cell table:formula="of:=AVERAGE([.C45:.C56])" office:value-type="float" office:value="38317.5" calcext:value-type="float">
            <text:p>38318</text:p>
          </table:table-cell>
          <table:table-cell table:formula="of:=AVERAGE([.F49:.F50])" office:value-type="float" office:value="38083.25" calcext:value-type="float">
            <text:p>38083</text:p>
          </table:table-cell>
          <table:table-cell table:formula="of:=[.C50]/[.G50]" office:value-type="float" office:value="1.71450703393224" calcext:value-type="float">
            <text:p>1,71451</text:p>
          </table:table-cell>
          <table:table-cell office:value-type="float" office:value="1.59778745836776" calcext:value-type="float">
            <text:p>1,60</text:p>
          </table:table-cell>
          <table:table-cell table:formula="of:=[.C50]/[.I50]" office:value-type="float" office:value="40865.260055741" calcext:value-type="float">
            <text:p>40865,26</text:p>
          </table:table-cell>
          <table:table-cell office:value-type="float" office:value="5818" calcext:value-type="float">
            <text:p>5818</text:p>
          </table:table-cell>
          <table:table-cell office:value-type="float" office:value="4479" calcext:value-type="float">
            <text:p>44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4933" calcext:value-type="float">
            <text:p>34933</text:p>
          </table:table-cell>
          <table:table-cell table:formula="of:=[.C51]-[.C50]" office:value-type="float" office:value="-30361" calcext:value-type="float">
            <text:p>-30361</text:p>
          </table:table-cell>
          <table:table-cell table:formula="of:=[.D51]/[.C50]" office:value-type="percentage" office:value="-0.464989126106534" calcext:value-type="percentage">
            <text:p>-46,50 %</text:p>
          </table:table-cell>
          <table:table-cell table:formula="of:=AVERAGE([.C46:.C57])" office:value-type="float" office:value="38053" calcext:value-type="float">
            <text:p>38053</text:p>
          </table:table-cell>
          <table:table-cell table:formula="of:=AVERAGE([.F50:.F51])" office:value-type="float" office:value="38185.25" calcext:value-type="float">
            <text:p>38185</text:p>
          </table:table-cell>
          <table:table-cell table:formula="of:=[.C51]/[.G51]" office:value-type="float" office:value="0.91482967899909" calcext:value-type="float">
            <text:p>0,91483</text:p>
          </table:table-cell>
          <table:table-cell office:value-type="float" office:value="0.890099548984967" calcext:value-type="float">
            <text:p>0,89</text:p>
          </table:table-cell>
          <table:table-cell table:formula="of:=[.C51]/[.I51]" office:value-type="float" office:value="39246.172003835" calcext:value-type="float">
            <text:p>39246,17</text:p>
          </table:table-cell>
          <table:table-cell office:value-type="float" office:value="5226" calcext:value-type="float">
            <text:p>5226</text:p>
          </table:table-cell>
          <table:table-cell office:value-type="float" office:value="4210" calcext:value-type="float">
            <text:p>421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2542" calcext:value-type="float">
            <text:p>32542</text:p>
          </table:table-cell>
          <table:table-cell table:formula="of:=[.C52]-[.C51]" office:value-type="float" office:value="-2391" calcext:value-type="float">
            <text:p>-2391</text:p>
          </table:table-cell>
          <table:table-cell table:formula="of:=[.D52]/[.C51]" office:value-type="percentage" office:value="-0.0684453095926488" calcext:value-type="percentage">
            <text:p>-6,84 %</text:p>
          </table:table-cell>
          <table:table-cell table:formula="of:=AVERAGE([.C47:.C58])" office:value-type="float" office:value="38442.5833333333" calcext:value-type="float">
            <text:p>38443</text:p>
          </table:table-cell>
          <table:table-cell table:formula="of:=AVERAGE([.F51:.F52])" office:value-type="float" office:value="38247.7916666667" calcext:value-type="float">
            <text:p>38248</text:p>
          </table:table-cell>
          <table:table-cell table:formula="of:=[.C52]/[.G52]" office:value-type="float" office:value="0.85082036326716" calcext:value-type="float">
            <text:p>0,85082</text:p>
          </table:table-cell>
          <table:table-cell office:value-type="float" office:value="1.00615844644439" calcext:value-type="float">
            <text:p>1,01</text:p>
          </table:table-cell>
          <table:table-cell table:formula="of:=[.C52]/[.I52]" office:value-type="float" office:value="32342.8184845026" calcext:value-type="float">
            <text:p>32342,82</text:p>
          </table:table-cell>
          <table:table-cell office:value-type="float" office:value="4991" calcext:value-type="float">
            <text:p>4991</text:p>
          </table:table-cell>
          <table:table-cell office:value-type="float" office:value="4163" calcext:value-type="float">
            <text:p>41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1847" calcext:value-type="float">
            <text:p>41847</text:p>
          </table:table-cell>
          <table:table-cell table:formula="of:=[.C53]-[.C52]" office:value-type="float" office:value="9305" calcext:value-type="float">
            <text:p>9305</text:p>
          </table:table-cell>
          <table:table-cell table:formula="of:=[.D53]/[.C52]" office:value-type="percentage" office:value="0.285938172208223" calcext:value-type="percentage">
            <text:p>28,59 %</text:p>
          </table:table-cell>
          <table:table-cell table:formula="of:=AVERAGE([.C48:.C59])" office:value-type="float" office:value="38531.6666666667" calcext:value-type="float">
            <text:p>38532</text:p>
          </table:table-cell>
          <table:table-cell table:formula="of:=AVERAGE([.F52:.F53])" office:value-type="float" office:value="38487.125" calcext:value-type="float">
            <text:p>38487</text:p>
          </table:table-cell>
          <table:table-cell table:formula="of:=[.C53]/[.G53]" office:value-type="float" office:value="1.08729867455675" calcext:value-type="float">
            <text:p>1,08730</text:p>
          </table:table-cell>
          <table:table-cell office:value-type="float" office:value="0.981594575133927" calcext:value-type="float">
            <text:p>0,98</text:p>
          </table:table-cell>
          <table:table-cell table:formula="of:=[.C53]/[.I53]" office:value-type="float" office:value="42631.6536990748" calcext:value-type="float">
            <text:p>42631,65</text:p>
          </table:table-cell>
          <table:table-cell office:value-type="float" office:value="5846" calcext:value-type="float">
            <text:p>5846</text:p>
          </table:table-cell>
          <table:table-cell office:value-type="float" office:value="4930" calcext:value-type="float">
            <text:p>493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2158" calcext:value-type="float">
            <text:p>42158</text:p>
          </table:table-cell>
          <table:table-cell table:formula="of:=[.C54]-[.C53]" office:value-type="float" office:value="311" calcext:value-type="float">
            <text:p>311</text:p>
          </table:table-cell>
          <table:table-cell table:formula="of:=[.D54]/[.C53]" office:value-type="percentage" office:value="0.00743183501804191" calcext:value-type="percentage">
            <text:p>0,74 %</text:p>
          </table:table-cell>
          <table:table-cell table:formula="of:=AVERAGE([.C49:.C60])" office:value-type="float" office:value="38257.3333333333" calcext:value-type="float">
            <text:p>38257</text:p>
          </table:table-cell>
          <table:table-cell table:formula="of:=AVERAGE([.F53:.F54])" office:value-type="float" office:value="38394.5" calcext:value-type="float">
            <text:p>38395</text:p>
          </table:table-cell>
          <table:table-cell table:formula="of:=[.C54]/[.G54]" office:value-type="float" office:value="1.09802185208819" calcext:value-type="float">
            <text:p>1,09802</text:p>
          </table:table-cell>
          <table:table-cell office:value-type="float" office:value="0.956037090768402" calcext:value-type="float">
            <text:p>0,96</text:p>
          </table:table-cell>
          <table:table-cell table:formula="of:=[.C54]/[.I54]" office:value-type="float" office:value="44096.6155048609" calcext:value-type="float">
            <text:p>44096,62</text:p>
          </table:table-cell>
          <table:table-cell office:value-type="float" office:value="6240" calcext:value-type="float">
            <text:p>6240</text:p>
          </table:table-cell>
          <table:table-cell office:value-type="float" office:value="5200" calcext:value-type="float">
            <text:p>52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6645" calcext:value-type="float">
            <text:p>36645</text:p>
          </table:table-cell>
          <table:table-cell table:formula="of:=[.C55]-[.C54]" office:value-type="float" office:value="-5513" calcext:value-type="float">
            <text:p>-5513</text:p>
          </table:table-cell>
          <table:table-cell table:formula="of:=[.D55]/[.C54]" office:value-type="percentage" office:value="-0.130769960624318" calcext:value-type="percentage">
            <text:p>-13,08 %</text:p>
          </table:table-cell>
          <table:table-cell table:formula="of:=AVERAGE([.C50:.C61])" office:value-type="float" office:value="37922.3333333333" calcext:value-type="float">
            <text:p>37922</text:p>
          </table:table-cell>
          <table:table-cell table:formula="of:=AVERAGE([.F54:.F55])" office:value-type="float" office:value="38089.8333333333" calcext:value-type="float">
            <text:p>38090</text:p>
          </table:table-cell>
          <table:table-cell table:formula="of:=[.C55]/[.G55]" office:value-type="float" office:value="0.962067743361089" calcext:value-type="float">
            <text:p>0,96207</text:p>
          </table:table-cell>
          <table:table-cell office:value-type="float" office:value="0.965618815342199" calcext:value-type="float">
            <text:p>0,97</text:p>
          </table:table-cell>
          <table:table-cell table:formula="of:=[.C55]/[.I55]" office:value-type="float" office:value="37949.7576246105" calcext:value-type="float">
            <text:p>37949,76</text:p>
          </table:table-cell>
          <table:table-cell office:value-type="float" office:value="5407" calcext:value-type="float">
            <text:p>5407</text:p>
          </table:table-cell>
          <table:table-cell office:value-type="float" office:value="5196" calcext:value-type="float">
            <text:p>519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3349" calcext:value-type="float">
            <text:p>43349</text:p>
          </table:table-cell>
          <table:table-cell table:formula="of:=[.C56]-[.C55]" office:value-type="float" office:value="6704" calcext:value-type="float">
            <text:p>6704</text:p>
          </table:table-cell>
          <table:table-cell table:formula="of:=[.D56]/[.C55]" office:value-type="percentage" office:value="0.182944467185155" calcext:value-type="percentage">
            <text:p>18,29 %</text:p>
          </table:table-cell>
          <table:table-cell table:formula="of:=AVERAGE([.C51:.C62])" office:value-type="float" office:value="37291.9166666667" calcext:value-type="float">
            <text:p>37292</text:p>
          </table:table-cell>
          <table:table-cell table:formula="of:=AVERAGE([.F55:.F56])" office:value-type="float" office:value="37607.125" calcext:value-type="float">
            <text:p>37607</text:p>
          </table:table-cell>
          <table:table-cell table:formula="of:=[.C56]/[.G56]" office:value-type="float" office:value="1.15268050934497" calcext:value-type="float">
            <text:p>1,15268</text:p>
          </table:table-cell>
          <table:table-cell office:value-type="float" office:value="1.08823651072193" calcext:value-type="float">
            <text:p>1,09</text:p>
          </table:table-cell>
          <table:table-cell table:formula="of:=[.C56]/[.I56]" office:value-type="float" office:value="39834.1716831781" calcext:value-type="float">
            <text:p>39834,17</text:p>
          </table:table-cell>
          <table:table-cell office:value-type="float" office:value="7011" calcext:value-type="float">
            <text:p>7011</text:p>
          </table:table-cell>
          <table:table-cell office:value-type="float" office:value="6047" calcext:value-type="float">
            <text:p>604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7819" calcext:value-type="float">
            <text:p>37819</text:p>
          </table:table-cell>
          <table:table-cell table:formula="of:=[.C57]-[.C56]" office:value-type="float" office:value="-5530" calcext:value-type="float">
            <text:p>-5530</text:p>
          </table:table-cell>
          <table:table-cell table:formula="of:=[.D57]/[.C56]" office:value-type="percentage" office:value="-0.127569263420148" calcext:value-type="percentage">
            <text:p>-12,76 %</text:p>
          </table:table-cell>
          <table:table-cell table:formula="of:=AVERAGE([.C52:.C63])" office:value-type="float" office:value="36899.8333333333" calcext:value-type="float">
            <text:p>36900</text:p>
          </table:table-cell>
          <table:table-cell table:formula="of:=AVERAGE([.F56:.F57])" office:value-type="float" office:value="37095.875" calcext:value-type="float">
            <text:p>37096</text:p>
          </table:table-cell>
          <table:table-cell table:formula="of:=[.C57]/[.G57]" office:value-type="float" office:value="1.01949340728585" calcext:value-type="float">
            <text:p>1,01949</text:p>
          </table:table-cell>
          <table:table-cell office:value-type="float" office:value="1.04881278044275" calcext:value-type="float">
            <text:p>1,05</text:p>
          </table:table-cell>
          <table:table-cell table:formula="of:=[.C57]/[.I57]" office:value-type="float" office:value="36058.8664680792" calcext:value-type="float">
            <text:p>36058,87</text:p>
          </table:table-cell>
          <table:table-cell office:value-type="float" office:value="7367" calcext:value-type="float">
            <text:p>7367</text:p>
          </table:table-cell>
          <table:table-cell office:value-type="float" office:value="5159" calcext:value-type="float">
            <text:p>515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1238" calcext:value-type="float">
            <text:p>41238</text:p>
          </table:table-cell>
          <table:table-cell table:formula="of:=[.C58]-[.C57]" office:value-type="float" office:value="3419" calcext:value-type="float">
            <text:p>3419</text:p>
          </table:table-cell>
          <table:table-cell table:formula="of:=[.D58]/[.C57]" office:value-type="percentage" office:value="0.0904042941378672" calcext:value-type="percentage">
            <text:p>9,04 %</text:p>
          </table:table-cell>
          <table:table-cell table:formula="of:=AVERAGE([.C53:.C64])" office:value-type="float" office:value="36786.25" calcext:value-type="float">
            <text:p>36786</text:p>
          </table:table-cell>
          <table:table-cell table:formula="of:=AVERAGE([.F57:.F58])" office:value-type="float" office:value="36843.0416666667" calcext:value-type="float">
            <text:p>36843</text:p>
          </table:table-cell>
          <table:table-cell table:formula="of:=[.C58]/[.G58]" office:value-type="float" office:value="1.1192886942695" calcext:value-type="float">
            <text:p>1,11929</text:p>
          </table:table-cell>
          <table:table-cell office:value-type="float" office:value="1.11943823585232" calcext:value-type="float">
            <text:p>1,12</text:p>
          </table:table-cell>
          <table:table-cell table:formula="of:=[.C58]/[.I58]" office:value-type="float" office:value="36838.1199420101" calcext:value-type="float">
            <text:p>36838,12</text:p>
          </table:table-cell>
          <table:table-cell office:value-type="float" office:value="6919" calcext:value-type="float">
            <text:p>6919</text:p>
          </table:table-cell>
          <table:table-cell office:value-type="float" office:value="5311" calcext:value-type="float">
            <text:p>531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7683" calcext:value-type="float">
            <text:p>37683</text:p>
          </table:table-cell>
          <table:table-cell table:formula="of:=[.C59]-[.C58]" office:value-type="float" office:value="-3555" calcext:value-type="float">
            <text:p>-3555</text:p>
          </table:table-cell>
          <table:table-cell table:formula="of:=[.D59]/[.C58]" office:value-type="percentage" office:value="-0.0862068965517241" calcext:value-type="percentage">
            <text:p>-8,62 %</text:p>
          </table:table-cell>
          <table:table-cell table:formula="of:=AVERAGE([.C54:.C65])" office:value-type="float" office:value="35886.8333333333" calcext:value-type="float">
            <text:p>35887</text:p>
          </table:table-cell>
          <table:table-cell table:formula="of:=AVERAGE([.F58:.F59])" office:value-type="float" office:value="36336.5416666667" calcext:value-type="float">
            <text:p>36337</text:p>
          </table:table-cell>
          <table:table-cell table:formula="of:=[.C59]/[.G59]" office:value-type="float" office:value="1.03705521416113" calcext:value-type="float">
            <text:p>1,03706</text:p>
          </table:table-cell>
          <table:table-cell office:value-type="float" office:value="0.994163274628637" calcext:value-type="float">
            <text:p>0,99</text:p>
          </table:table-cell>
          <table:table-cell table:formula="of:=[.C59]/[.I59]" office:value-type="float" office:value="37904.2366195595" calcext:value-type="float">
            <text:p>37904,24</text:p>
          </table:table-cell>
          <table:table-cell office:value-type="float" office:value="6061" calcext:value-type="float">
            <text:p>6061</text:p>
          </table:table-cell>
          <table:table-cell office:value-type="float" office:value="5129" calcext:value-type="float">
            <text:p>512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6426" calcext:value-type="float">
            <text:p>26426</text:p>
          </table:table-cell>
          <table:table-cell table:formula="of:=[.C60]-[.C59]" office:value-type="float" office:value="-11257" calcext:value-type="float">
            <text:p>-11257</text:p>
          </table:table-cell>
          <table:table-cell table:formula="of:=[.D60]/[.C59]" office:value-type="percentage" office:value="-0.29872886978213" calcext:value-type="percentage">
            <text:p>-29,87 %</text:p>
          </table:table-cell>
          <table:table-cell table:formula="of:=AVERAGE([.C55:.C66])" office:value-type="float" office:value="34996" calcext:value-type="float">
            <text:p>34996</text:p>
          </table:table-cell>
          <table:table-cell table:formula="of:=AVERAGE([.F59:.F60])" office:value-type="float" office:value="35441.4166666667" calcext:value-type="float">
            <text:p>35441</text:p>
          </table:table-cell>
          <table:table-cell table:formula="of:=[.C60]/[.G60]" office:value-type="float" office:value="0.745624822183086" calcext:value-type="float">
            <text:p>0,74562</text:p>
          </table:table-cell>
          <table:table-cell office:value-type="float" office:value="0.829020624906723" calcext:value-type="float">
            <text:p>0,83</text:p>
          </table:table-cell>
          <table:table-cell table:formula="of:=[.C60]/[.I60]" office:value-type="float" office:value="31876.1671375466" calcext:value-type="float">
            <text:p>31876,17</text:p>
          </table:table-cell>
          <table:table-cell office:value-type="float" office:value="4903" calcext:value-type="float">
            <text:p>4903</text:p>
          </table:table-cell>
          <table:table-cell office:value-type="float" office:value="4182" calcext:value-type="float">
            <text:p>418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5134" calcext:value-type="float">
            <text:p>15134</text:p>
          </table:table-cell>
          <table:table-cell table:formula="of:=[.C61]-[.C60]" office:value-type="float" office:value="-11292" calcext:value-type="float">
            <text:p>-11292</text:p>
          </table:table-cell>
          <table:table-cell table:formula="of:=[.D61]/[.C60]" office:value-type="percentage" office:value="-0.427306440626656" calcext:value-type="percentage">
            <text:p>-42,73 %</text:p>
          </table:table-cell>
          <table:table-cell table:formula="of:=AVERAGE([.C56:.C67])" office:value-type="float" office:value="34757.5" calcext:value-type="float">
            <text:p>34758</text:p>
          </table:table-cell>
          <table:table-cell table:formula="of:=AVERAGE([.F60:.F61])" office:value-type="float" office:value="34876.75" calcext:value-type="float">
            <text:p>34877</text:p>
          </table:table-cell>
          <table:table-cell table:formula="of:=[.C61]/[.G61]" office:value-type="float" office:value="0.433928046621316" calcext:value-type="float">
            <text:p>0,43393</text:p>
          </table:table-cell>
          <table:table-cell office:value-type="float" office:value="0.523032638405977" calcext:value-type="float">
            <text:p>0,52</text:p>
          </table:table-cell>
          <table:table-cell table:formula="of:=[.C61]/[.I61]" office:value-type="float" office:value="28935.0967582505" calcext:value-type="float">
            <text:p>28935,10</text:p>
          </table:table-cell>
          <table:table-cell office:value-type="float" office:value="4231" calcext:value-type="float">
            <text:p>4231</text:p>
          </table:table-cell>
          <table:table-cell office:value-type="float" office:value="3457" calcext:value-type="float">
            <text:p>3457</text:p>
          </table:table-cell>
          <table:table-cell table:number-columns-repeated="1012"/>
        </table:table-row>
        <table:table-row table:style-name="ro2">
          <table:table-cell table:style-name="ce17" office:value-type="float" office:value="2009" calcext:value-type="float" table:number-columns-spanned="1" table:number-rows-spanned="12">
            <text:p>2009</text:p>
          </table:table-cell>
          <table:table-cell office:value-type="string" calcext:value-type="string">
            <text:p>enero</text:p>
          </table:table-cell>
          <table:table-cell office:value-type="float" office:value="57729" calcext:value-type="float">
            <text:p>57729</text:p>
          </table:table-cell>
          <table:table-cell table:formula="of:=[.C62]-[.C61]" office:value-type="float" office:value="42595" calcext:value-type="float">
            <text:p>42595</text:p>
          </table:table-cell>
          <table:table-cell table:formula="of:=[.D62]/[.C61]" office:value-type="percentage" office:value="2.81452358926919" calcext:value-type="percentage">
            <text:p>281,45 %</text:p>
          </table:table-cell>
          <table:table-cell table:formula="of:=AVERAGE([.C57:.C68])" office:value-type="float" office:value="34185.3333333333" calcext:value-type="float">
            <text:p>34185</text:p>
          </table:table-cell>
          <table:table-cell table:formula="of:=AVERAGE([.F61:.F62])" office:value-type="float" office:value="34471.4166666667" calcext:value-type="float">
            <text:p>34471</text:p>
          </table:table-cell>
          <table:table-cell table:formula="of:=[.C62]/[.G62]" office:value-type="float" office:value="1.67469183405575" calcext:value-type="float">
            <text:p>1,67469</text:p>
          </table:table-cell>
          <table:table-cell office:value-type="float" office:value="1.59778745836776" calcext:value-type="float">
            <text:p>1,60</text:p>
          </table:table-cell>
          <table:table-cell table:formula="of:=[.C62]/[.I62]" office:value-type="float" office:value="36130.587768522" calcext:value-type="float">
            <text:p>36130,59</text:p>
          </table:table-cell>
          <table:table-cell office:value-type="float" office:value="3715" calcext:value-type="float">
            <text:p>3715</text:p>
          </table:table-cell>
          <table:table-cell office:value-type="float" office:value="2760" calcext:value-type="float">
            <text:p>276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0228" calcext:value-type="float">
            <text:p>30228</text:p>
          </table:table-cell>
          <table:table-cell table:formula="of:=[.C63]-[.C62]" office:value-type="float" office:value="-27501" calcext:value-type="float">
            <text:p>-27501</text:p>
          </table:table-cell>
          <table:table-cell table:formula="of:=[.D63]/[.C62]" office:value-type="percentage" office:value="-0.476381021670218" calcext:value-type="percentage">
            <text:p>-47,64 %</text:p>
          </table:table-cell>
          <table:table-cell table:formula="of:=AVERAGE([.C58:.C69])" office:value-type="float" office:value="33823.1666666667" calcext:value-type="float">
            <text:p>33823</text:p>
          </table:table-cell>
          <table:table-cell table:formula="of:=AVERAGE([.F62:.F63])" office:value-type="float" office:value="34004.25" calcext:value-type="float">
            <text:p>34004</text:p>
          </table:table-cell>
          <table:table-cell table:formula="of:=[.C63]/[.G63]" office:value-type="float" office:value="0.888947705066279" calcext:value-type="float">
            <text:p>0,88895</text:p>
          </table:table-cell>
          <table:table-cell office:value-type="float" office:value="0.890099548984967" calcext:value-type="float">
            <text:p>0,89</text:p>
          </table:table-cell>
          <table:table-cell table:formula="of:=[.C63]/[.I63]" office:value-type="float" office:value="33960.2463954406" calcext:value-type="float">
            <text:p>33960,25</text:p>
          </table:table-cell>
          <table:table-cell office:value-type="float" office:value="3945" calcext:value-type="float">
            <text:p>3945</text:p>
          </table:table-cell>
          <table:table-cell office:value-type="float" office:value="2663" calcext:value-type="float">
            <text:p>26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1179" calcext:value-type="float">
            <text:p>31179</text:p>
          </table:table-cell>
          <table:table-cell table:formula="of:=[.C64]-[.C63]" office:value-type="float" office:value="951" calcext:value-type="float">
            <text:p>951</text:p>
          </table:table-cell>
          <table:table-cell table:formula="of:=[.D64]/[.C63]" office:value-type="percentage" office:value="0.0314608971814212" calcext:value-type="percentage">
            <text:p>3,15 %</text:p>
          </table:table-cell>
          <table:table-cell table:formula="of:=AVERAGE([.C59:.C70])" office:value-type="float" office:value="33377.9166666667" calcext:value-type="float">
            <text:p>33378</text:p>
          </table:table-cell>
          <table:table-cell table:formula="of:=AVERAGE([.F63:.F64])" office:value-type="float" office:value="33600.5416666667" calcext:value-type="float">
            <text:p>33601</text:p>
          </table:table-cell>
          <table:table-cell table:formula="of:=[.C64]/[.G64]" office:value-type="float" office:value="0.927931469358753" calcext:value-type="float">
            <text:p>0,92793</text:p>
          </table:table-cell>
          <table:table-cell office:value-type="float" office:value="1.00615844644439" calcext:value-type="float">
            <text:p>1,01</text:p>
          </table:table-cell>
          <table:table-cell table:formula="of:=[.C64]/[.I64]" office:value-type="float" office:value="30988.1610696425" calcext:value-type="float">
            <text:p>30988,16</text:p>
          </table:table-cell>
          <table:table-cell office:value-type="float" office:value="4264" calcext:value-type="float">
            <text:p>4264</text:p>
          </table:table-cell>
          <table:table-cell office:value-type="float" office:value="2888" calcext:value-type="float">
            <text:p>288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1054" calcext:value-type="float">
            <text:p>31054</text:p>
          </table:table-cell>
          <table:table-cell table:formula="of:=[.C65]-[.C64]" office:value-type="float" office:value="-125" calcext:value-type="float">
            <text:p>-125</text:p>
          </table:table-cell>
          <table:table-cell table:formula="of:=[.D65]/[.C64]" office:value-type="percentage" office:value="-0.00400910869495494" calcext:value-type="percentage">
            <text:p>-0,40 %</text:p>
          </table:table-cell>
          <table:table-cell table:formula="of:=AVERAGE([.C60:.C71])" office:value-type="float" office:value="32838.3333333333" calcext:value-type="float">
            <text:p>32838</text:p>
          </table:table-cell>
          <table:table-cell table:formula="of:=AVERAGE([.F64:.F65])" office:value-type="float" office:value="33108.125" calcext:value-type="float">
            <text:p>33108</text:p>
          </table:table-cell>
          <table:table-cell table:formula="of:=[.C65]/[.G65]" office:value-type="float" office:value="0.937957072470881" calcext:value-type="float">
            <text:p>0,93796</text:p>
          </table:table-cell>
          <table:table-cell office:value-type="float" office:value="0.981594575133927" calcext:value-type="float">
            <text:p>0,98</text:p>
          </table:table-cell>
          <table:table-cell table:formula="of:=[.C65]/[.I65]" office:value-type="float" office:value="31636.279159105" calcext:value-type="float">
            <text:p>31636,28</text:p>
          </table:table-cell>
          <table:table-cell office:value-type="float" office:value="5052" calcext:value-type="float">
            <text:p>5052</text:p>
          </table:table-cell>
          <table:table-cell office:value-type="float" office:value="2777" calcext:value-type="float">
            <text:p>277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1468" calcext:value-type="float">
            <text:p>31468</text:p>
          </table:table-cell>
          <table:table-cell table:formula="of:=[.C66]-[.C65]" office:value-type="float" office:value="414" calcext:value-type="float">
            <text:p>414</text:p>
          </table:table-cell>
          <table:table-cell table:formula="of:=[.D66]/[.C65]" office:value-type="percentage" office:value="0.0133316158948928" calcext:value-type="percentage">
            <text:p>1,33 %</text:p>
          </table:table-cell>
          <table:table-cell table:formula="of:=AVERAGE([.C61:.C72])" office:value-type="float" office:value="33112.4166666667" calcext:value-type="float">
            <text:p>33112</text:p>
          </table:table-cell>
          <table:table-cell table:formula="of:=AVERAGE([.F65:.F66])" office:value-type="float" office:value="32975.375" calcext:value-type="float">
            <text:p>32975</text:p>
          </table:table-cell>
          <table:table-cell table:formula="of:=[.C66]/[.G66]" office:value-type="float" office:value="0.954287858743077" calcext:value-type="float">
            <text:p>0,95429</text:p>
          </table:table-cell>
          <table:table-cell office:value-type="float" office:value="0.956037090768402" calcext:value-type="float">
            <text:p>0,96</text:p>
          </table:table-cell>
          <table:table-cell table:formula="of:=[.C66]/[.I66]" office:value-type="float" office:value="32915.0409579905" calcext:value-type="float">
            <text:p>32915,04</text:p>
          </table:table-cell>
          <table:table-cell office:value-type="float" office:value="5203" calcext:value-type="float">
            <text:p>5203</text:p>
          </table:table-cell>
          <table:table-cell office:value-type="float" office:value="2660" calcext:value-type="float">
            <text:p>266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3783" calcext:value-type="float">
            <text:p>33783</text:p>
          </table:table-cell>
          <table:table-cell table:formula="of:=[.C67]-[.C66]" office:value-type="float" office:value="2315" calcext:value-type="float">
            <text:p>2315</text:p>
          </table:table-cell>
          <table:table-cell table:formula="of:=[.D67]/[.C66]" office:value-type="percentage" office:value="0.0735667980170332" calcext:value-type="percentage">
            <text:p>7,36 %</text:p>
          </table:table-cell>
          <table:table-cell table:formula="of:=AVERAGE([.C62:.C73])" office:value-type="float" office:value="33410.6666666667" calcext:value-type="float">
            <text:p>33411</text:p>
          </table:table-cell>
          <table:table-cell table:formula="of:=AVERAGE([.F66:.F67])" office:value-type="float" office:value="33261.5416666667" calcext:value-type="float">
            <text:p>33262</text:p>
          </table:table-cell>
          <table:table-cell table:formula="of:=[.C67]/[.G67]" office:value-type="float" office:value="1.0156775154489" calcext:value-type="float">
            <text:p>1,01568</text:p>
          </table:table-cell>
          <table:table-cell office:value-type="float" office:value="0.965618815342199" calcext:value-type="float">
            <text:p>0,97</text:p>
          </table:table-cell>
          <table:table-cell table:formula="of:=[.C67]/[.I67]" office:value-type="float" office:value="34985.8551461923" calcext:value-type="float">
            <text:p>34985,86</text:p>
          </table:table-cell>
          <table:table-cell office:value-type="float" office:value="5211" calcext:value-type="float">
            <text:p>5211</text:p>
          </table:table-cell>
          <table:table-cell office:value-type="float" office:value="3619" calcext:value-type="float">
            <text:p>361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6483" calcext:value-type="float">
            <text:p>36483</text:p>
          </table:table-cell>
          <table:table-cell table:formula="of:=[.C68]-[.C67]" office:value-type="float" office:value="2700" calcext:value-type="float">
            <text:p>2700</text:p>
          </table:table-cell>
          <table:table-cell table:formula="of:=[.D68]/[.C67]" office:value-type="percentage" office:value="0.0799218541870171" calcext:value-type="percentage">
            <text:p>7,99 %</text:p>
          </table:table-cell>
          <table:table-cell table:formula="of:=AVERAGE([.C63:.C74])" office:value-type="float" office:value="33762" calcext:value-type="float">
            <text:p>33762</text:p>
          </table:table-cell>
          <table:table-cell table:formula="of:=AVERAGE([.F67:.F68])" office:value-type="float" office:value="33586.3333333333" calcext:value-type="float">
            <text:p>33586</text:p>
          </table:table-cell>
          <table:table-cell table:formula="of:=[.C68]/[.G68]" office:value-type="float" office:value="1.08624539743348" calcext:value-type="float">
            <text:p>1,08625</text:p>
          </table:table-cell>
          <table:table-cell office:value-type="float" office:value="1.08823651072193" calcext:value-type="float">
            <text:p>1,09</text:p>
          </table:table-cell>
          <table:table-cell table:formula="of:=[.C68]/[.I68]" office:value-type="float" office:value="33524.8814394193" calcext:value-type="float">
            <text:p>33524,88</text:p>
          </table:table-cell>
          <table:table-cell office:value-type="float" office:value="4925" calcext:value-type="float">
            <text:p>4925</text:p>
          </table:table-cell>
          <table:table-cell office:value-type="float" office:value="3589" calcext:value-type="float">
            <text:p>358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3473" calcext:value-type="float">
            <text:p>33473</text:p>
          </table:table-cell>
          <table:table-cell table:formula="of:=[.C69]-[.C68]" office:value-type="float" office:value="-3010" calcext:value-type="float">
            <text:p>-3010</text:p>
          </table:table-cell>
          <table:table-cell table:formula="of:=[.D69]/[.C68]" office:value-type="percentage" office:value="-0.0825041800290546" calcext:value-type="percentage">
            <text:p>-8,25 %</text:p>
          </table:table-cell>
          <table:table-cell table:formula="of:=AVERAGE([.C64:.C75])" office:value-type="float" office:value="34191.25" calcext:value-type="float">
            <text:p>34191</text:p>
          </table:table-cell>
          <table:table-cell table:formula="of:=AVERAGE([.F68:.F69])" office:value-type="float" office:value="33976.625" calcext:value-type="float">
            <text:p>33977</text:p>
          </table:table-cell>
          <table:table-cell table:formula="of:=[.C69]/[.G69]" office:value-type="float" office:value="0.985177309400213" calcext:value-type="float">
            <text:p>0,98518</text:p>
          </table:table-cell>
          <table:table-cell office:value-type="float" office:value="1.04881278044275" calcext:value-type="float">
            <text:p>1,05</text:p>
          </table:table-cell>
          <table:table-cell table:formula="of:=[.C69]/[.I69]" office:value-type="float" office:value="31915.1335912112" calcext:value-type="float">
            <text:p>31915,13</text:p>
          </table:table-cell>
          <table:table-cell office:value-type="float" office:value="4352" calcext:value-type="float">
            <text:p>4352</text:p>
          </table:table-cell>
          <table:table-cell office:value-type="float" office:value="3255" calcext:value-type="float">
            <text:p>32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5895" calcext:value-type="float">
            <text:p>35895</text:p>
          </table:table-cell>
          <table:table-cell table:formula="of:=[.C70]-[.C69]" office:value-type="float" office:value="2422" calcext:value-type="float">
            <text:p>2422</text:p>
          </table:table-cell>
          <table:table-cell table:formula="of:=[.D70]/[.C69]" office:value-type="percentage" office:value="0.0723568249036537" calcext:value-type="percentage">
            <text:p>7,24 %</text:p>
          </table:table-cell>
          <table:table-cell table:formula="of:=AVERAGE([.C65:.C76])" office:value-type="float" office:value="35220.9166666667" calcext:value-type="float">
            <text:p>35221</text:p>
          </table:table-cell>
          <table:table-cell table:formula="of:=AVERAGE([.F69:.F70])" office:value-type="float" office:value="34706.0833333333" calcext:value-type="float">
            <text:p>34706</text:p>
          </table:table-cell>
          <table:table-cell table:formula="of:=[.C70]/[.G70]" office:value-type="float" office:value="1.03425672252463" calcext:value-type="float">
            <text:p>1,03426</text:p>
          </table:table-cell>
          <table:table-cell office:value-type="float" office:value="1.11943823585232" calcext:value-type="float">
            <text:p>1,12</text:p>
          </table:table-cell>
          <table:table-cell table:formula="of:=[.C70]/[.I70]" office:value-type="float" office:value="32065.1902448822" calcext:value-type="float">
            <text:p>32065,19</text:p>
          </table:table-cell>
          <table:table-cell office:value-type="float" office:value="4531" calcext:value-type="float">
            <text:p>4531</text:p>
          </table:table-cell>
          <table:table-cell office:value-type="float" office:value="3666" calcext:value-type="float">
            <text:p>366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1208" calcext:value-type="float">
            <text:p>31208</text:p>
          </table:table-cell>
          <table:table-cell table:formula="of:=[.C71]-[.C70]" office:value-type="float" office:value="-4687" calcext:value-type="float">
            <text:p>-4687</text:p>
          </table:table-cell>
          <table:table-cell table:formula="of:=[.D71]/[.C70]" office:value-type="percentage" office:value="-0.13057528903747" calcext:value-type="percentage">
            <text:p>-13,06 %</text:p>
          </table:table-cell>
          <table:table-cell table:formula="of:=AVERAGE([.C66:.C77])" office:value-type="float" office:value="35889.25" calcext:value-type="float">
            <text:p>35889</text:p>
          </table:table-cell>
          <table:table-cell table:formula="of:=AVERAGE([.F70:.F71])" office:value-type="float" office:value="35555.0833333333" calcext:value-type="float">
            <text:p>35555</text:p>
          </table:table-cell>
          <table:table-cell table:formula="of:=[.C71]/[.G71]" office:value-type="float" office:value="0.877736657439982" calcext:value-type="float">
            <text:p>0,87774</text:p>
          </table:table-cell>
          <table:table-cell office:value-type="float" office:value="0.994163274628637" calcext:value-type="float">
            <text:p>0,99</text:p>
          </table:table-cell>
          <table:table-cell table:formula="of:=[.C71]/[.I71]" office:value-type="float" office:value="31391.2219415443" calcext:value-type="float">
            <text:p>31391,22</text:p>
          </table:table-cell>
          <table:table-cell office:value-type="float" office:value="4808" calcext:value-type="float">
            <text:p>4808</text:p>
          </table:table-cell>
          <table:table-cell office:value-type="float" office:value="3656" calcext:value-type="float">
            <text:p>36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5" calcext:value-type="float">
            <text:p>29715</text:p>
          </table:table-cell>
          <table:table-cell table:formula="of:=[.C72]-[.C71]" office:value-type="float" office:value="-1493" calcext:value-type="float">
            <text:p>-1493</text:p>
          </table:table-cell>
          <table:table-cell table:formula="of:=[.D72]/[.C71]" office:value-type="percentage" office:value="-0.0478402973596514" calcext:value-type="percentage">
            <text:p>-4,78 %</text:p>
          </table:table-cell>
          <table:table-cell table:formula="of:=AVERAGE([.C67:.C78])" office:value-type="float" office:value="36477" calcext:value-type="float">
            <text:p>36477</text:p>
          </table:table-cell>
          <table:table-cell table:formula="of:=AVERAGE([.F71:.F72])" office:value-type="float" office:value="36183.125" calcext:value-type="float">
            <text:p>36183</text:p>
          </table:table-cell>
          <table:table-cell table:formula="of:=[.C72]/[.G72]" office:value-type="float" office:value="0.821239182630024" calcext:value-type="float">
            <text:p>0,82124</text:p>
          </table:table-cell>
          <table:table-cell office:value-type="float" office:value="0.829020624906723" calcext:value-type="float">
            <text:p>0,83</text:p>
          </table:table-cell>
          <table:table-cell table:formula="of:=[.C72]/[.I72]" office:value-type="float" office:value="35843.4990725875" calcext:value-type="float">
            <text:p>35843,50</text:p>
          </table:table-cell>
          <table:table-cell office:value-type="float" office:value="4872" calcext:value-type="float">
            <text:p>4872</text:p>
          </table:table-cell>
          <table:table-cell office:value-type="float" office:value="3651" calcext:value-type="float">
            <text:p>36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8713" calcext:value-type="float">
            <text:p>18713</text:p>
          </table:table-cell>
          <table:table-cell table:formula="of:=[.C73]-[.C72]" office:value-type="float" office:value="-11002" calcext:value-type="float">
            <text:p>-11002</text:p>
          </table:table-cell>
          <table:table-cell table:formula="of:=[.D73]/[.C72]" office:value-type="percentage" office:value="-0.37025071512704" calcext:value-type="percentage">
            <text:p>-37,03 %</text:p>
          </table:table-cell>
          <table:table-cell table:formula="of:=AVERAGE([.C68:.C79])" office:value-type="float" office:value="37012.1666666667" calcext:value-type="float">
            <text:p>37012</text:p>
          </table:table-cell>
          <table:table-cell table:formula="of:=AVERAGE([.F72:.F73])" office:value-type="float" office:value="36744.5833333333" calcext:value-type="float">
            <text:p>36745</text:p>
          </table:table-cell>
          <table:table-cell table:formula="of:=[.C73]/[.G73]" office:value-type="float" office:value="0.509272341728373" calcext:value-type="float">
            <text:p>0,50927</text:p>
          </table:table-cell>
          <table:table-cell office:value-type="float" office:value="0.523032638405977" calcext:value-type="float">
            <text:p>0,52</text:p>
          </table:table-cell>
          <table:table-cell table:formula="of:=[.C73]/[.I73]" office:value-type="float" office:value="35777.8819636013" calcext:value-type="float">
            <text:p>35777,88</text:p>
          </table:table-cell>
          <table:table-cell office:value-type="float" office:value="4794" calcext:value-type="float">
            <text:p>4794</text:p>
          </table:table-cell>
          <table:table-cell office:value-type="float" office:value="3602" calcext:value-type="float">
            <text:p>3602</text:p>
          </table:table-cell>
          <table:table-cell table:number-columns-repeated="1012"/>
        </table:table-row>
        <table:table-row table:style-name="ro2">
          <table:table-cell table:style-name="ce17" office:value-type="float" office:value="2010" calcext:value-type="float" table:number-columns-spanned="1" table:number-rows-spanned="12">
            <text:p>2010</text:p>
          </table:table-cell>
          <table:table-cell office:value-type="string" calcext:value-type="string">
            <text:p>enero</text:p>
          </table:table-cell>
          <table:table-cell office:value-type="float" office:value="61945" calcext:value-type="float">
            <text:p>61945</text:p>
          </table:table-cell>
          <table:table-cell table:formula="of:=[.C74]-[.C73]" office:value-type="float" office:value="43232" calcext:value-type="float">
            <text:p>43232</text:p>
          </table:table-cell>
          <table:table-cell table:formula="of:=[.D74]/[.C73]" office:value-type="percentage" office:value="2.31026559076578" calcext:value-type="percentage">
            <text:p>231,03 %</text:p>
          </table:table-cell>
          <table:table-cell table:formula="of:=AVERAGE([.C69:.C80])" office:value-type="float" office:value="37651.5" calcext:value-type="float">
            <text:p>37652</text:p>
          </table:table-cell>
          <table:table-cell table:formula="of:=AVERAGE([.F73:.F74])" office:value-type="float" office:value="37331.8333333333" calcext:value-type="float">
            <text:p>37332</text:p>
          </table:table-cell>
          <table:table-cell table:formula="of:=[.C74]/[.G74]" office:value-type="float" office:value="1.65930774004313" calcext:value-type="float">
            <text:p>1,65931</text:p>
          </table:table-cell>
          <table:table-cell office:value-type="float" office:value="1.59778745836776" calcext:value-type="float">
            <text:p>1,60</text:p>
          </table:table-cell>
          <table:table-cell table:formula="of:=[.C74]/[.I74]" office:value-type="float" office:value="38769.2365937587" calcext:value-type="float">
            <text:p>38769,24</text:p>
          </table:table-cell>
          <table:table-cell office:value-type="float" office:value="4408" calcext:value-type="float">
            <text:p>4408</text:p>
          </table:table-cell>
          <table:table-cell office:value-type="float" office:value="3209" calcext:value-type="float">
            <text:p>320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5379" calcext:value-type="float">
            <text:p>35379</text:p>
          </table:table-cell>
          <table:table-cell table:formula="of:=[.C75]-[.C74]" office:value-type="float" office:value="-26566" calcext:value-type="float">
            <text:p>-26566</text:p>
          </table:table-cell>
          <table:table-cell table:formula="of:=[.D75]/[.C74]" office:value-type="percentage" office:value="-0.42886431511825" calcext:value-type="percentage">
            <text:p>-42,89 %</text:p>
          </table:table-cell>
          <table:table-cell table:formula="of:=AVERAGE([.C70:.C81])" office:value-type="float" office:value="38409.0833333333" calcext:value-type="float">
            <text:p>38409</text:p>
          </table:table-cell>
          <table:table-cell table:formula="of:=AVERAGE([.F74:.F75])" office:value-type="float" office:value="38030.2916666667" calcext:value-type="float">
            <text:p>38030</text:p>
          </table:table-cell>
          <table:table-cell table:formula="of:=[.C75]/[.G75]" office:value-type="float" office:value="0.930284740124922" calcext:value-type="float">
            <text:p>0,93028</text:p>
          </table:table-cell>
          <table:table-cell office:value-type="float" office:value="0.890099548984967" calcext:value-type="float">
            <text:p>0,89</text:p>
          </table:table-cell>
          <table:table-cell table:formula="of:=[.C75]/[.I75]" office:value-type="float" office:value="39747.2395535362" calcext:value-type="float">
            <text:p>39747,24</text:p>
          </table:table-cell>
          <table:table-cell office:value-type="float" office:value="3959" calcext:value-type="float">
            <text:p>3959</text:p>
          </table:table-cell>
          <table:table-cell office:value-type="float" office:value="3455" calcext:value-type="float">
            <text:p>34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535" calcext:value-type="float">
            <text:p>43535</text:p>
          </table:table-cell>
          <table:table-cell table:formula="of:=[.C76]-[.C75]" office:value-type="float" office:value="8156" calcext:value-type="float">
            <text:p>8156</text:p>
          </table:table-cell>
          <table:table-cell table:formula="of:=[.D76]/[.C75]" office:value-type="percentage" office:value="0.230532236637553" calcext:value-type="percentage">
            <text:p>23,05 %</text:p>
          </table:table-cell>
          <table:table-cell table:formula="of:=AVERAGE([.C71:.C82])" office:value-type="float" office:value="39532.75" calcext:value-type="float">
            <text:p>39533</text:p>
          </table:table-cell>
          <table:table-cell table:formula="of:=AVERAGE([.F75:.F76])" office:value-type="float" office:value="38970.9166666667" calcext:value-type="float">
            <text:p>38971</text:p>
          </table:table-cell>
          <table:table-cell table:formula="of:=[.C76]/[.G76]" office:value-type="float" office:value="1.11711511362105" calcext:value-type="float">
            <text:p>1,11712</text:p>
          </table:table-cell>
          <table:table-cell office:value-type="float" office:value="1.00615844644439" calcext:value-type="float">
            <text:p>1,01</text:p>
          </table:table-cell>
          <table:table-cell table:formula="of:=[.C76]/[.I76]" office:value-type="float" office:value="43268.5330564446" calcext:value-type="float">
            <text:p>43268,53</text:p>
          </table:table-cell>
          <table:table-cell office:value-type="float" office:value="4687" calcext:value-type="float">
            <text:p>4687</text:p>
          </table:table-cell>
          <table:table-cell office:value-type="float" office:value="4403" calcext:value-type="float">
            <text:p>440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9074" calcext:value-type="float">
            <text:p>39074</text:p>
          </table:table-cell>
          <table:table-cell table:formula="of:=[.C77]-[.C76]" office:value-type="float" office:value="-4461" calcext:value-type="float">
            <text:p>-4461</text:p>
          </table:table-cell>
          <table:table-cell table:formula="of:=[.D77]/[.C76]" office:value-type="percentage" office:value="-0.102469277592741" calcext:value-type="percentage">
            <text:p>-10,25 %</text:p>
          </table:table-cell>
          <table:table-cell table:formula="of:=AVERAGE([.C72:.C83])" office:value-type="float" office:value="40226.5" calcext:value-type="float">
            <text:p>40227</text:p>
          </table:table-cell>
          <table:table-cell table:formula="of:=AVERAGE([.F76:.F77])" office:value-type="float" office:value="39879.625" calcext:value-type="float">
            <text:p>39880</text:p>
          </table:table-cell>
          <table:table-cell table:formula="of:=[.C77]/[.G77]" office:value-type="float" office:value="0.979798581355767" calcext:value-type="float">
            <text:p>0,97980</text:p>
          </table:table-cell>
          <table:table-cell office:value-type="float" office:value="0.981594575133927" calcext:value-type="float">
            <text:p>0,98</text:p>
          </table:table-cell>
          <table:table-cell table:formula="of:=[.C77]/[.I77]" office:value-type="float" office:value="39806.6584614822" calcext:value-type="float">
            <text:p>39806,66</text:p>
          </table:table-cell>
          <table:table-cell office:value-type="float" office:value="6208" calcext:value-type="float">
            <text:p>6208</text:p>
          </table:table-cell>
          <table:table-cell office:value-type="float" office:value="4101" calcext:value-type="float">
            <text:p>410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8521" calcext:value-type="float">
            <text:p>38521</text:p>
          </table:table-cell>
          <table:table-cell table:formula="of:=[.C78]-[.C77]" office:value-type="float" office:value="-553" calcext:value-type="float">
            <text:p>-553</text:p>
          </table:table-cell>
          <table:table-cell table:formula="of:=[.D78]/[.C77]" office:value-type="percentage" office:value="-0.014152633464708" calcext:value-type="percentage">
            <text:p>-1,42 %</text:p>
          </table:table-cell>
          <table:table-cell table:formula="of:=AVERAGE([.C73:.C84])" office:value-type="float" office:value="41217.8333333333" calcext:value-type="float">
            <text:p>41218</text:p>
          </table:table-cell>
          <table:table-cell table:formula="of:=AVERAGE([.F77:.F78])" office:value-type="float" office:value="40722.1666666667" calcext:value-type="float">
            <text:p>40722</text:p>
          </table:table-cell>
          <table:table-cell table:formula="of:=[.C78]/[.G78]" office:value-type="float" office:value="0.945946720254734" calcext:value-type="float">
            <text:p>0,94595</text:p>
          </table:table-cell>
          <table:table-cell office:value-type="float" office:value="0.956037090768402" calcext:value-type="float">
            <text:p>0,96</text:p>
          </table:table-cell>
          <table:table-cell table:formula="of:=[.C78]/[.I78]" office:value-type="float" office:value="40292.3697960706" calcext:value-type="float">
            <text:p>40292,37</text:p>
          </table:table-cell>
          <table:table-cell office:value-type="float" office:value="6503" calcext:value-type="float">
            <text:p>6503</text:p>
          </table:table-cell>
          <table:table-cell office:value-type="float" office:value="4575" calcext:value-type="float">
            <text:p>45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0205" calcext:value-type="float">
            <text:p>40205</text:p>
          </table:table-cell>
          <table:table-cell table:formula="of:=[.C79]-[.C78]" office:value-type="float" office:value="1684" calcext:value-type="float">
            <text:p>1684</text:p>
          </table:table-cell>
          <table:table-cell table:formula="of:=[.D79]/[.C78]" office:value-type="percentage" office:value="0.0437164144233016" calcext:value-type="percentage">
            <text:p>4,37 %</text:p>
          </table:table-cell>
          <table:table-cell table:formula="of:=AVERAGE([.C74:.C85])" office:value-type="float" office:value="42207.8333333333" calcext:value-type="float">
            <text:p>42208</text:p>
          </table:table-cell>
          <table:table-cell table:formula="of:=AVERAGE([.F78:.F79])" office:value-type="float" office:value="41712.8333333333" calcext:value-type="float">
            <text:p>41713</text:p>
          </table:table-cell>
          <table:table-cell table:formula="of:=[.C79]/[.G79]" office:value-type="float" office:value="0.963852051926465" calcext:value-type="float">
            <text:p>0,96385</text:p>
          </table:table-cell>
          <table:table-cell office:value-type="float" office:value="0.965618815342199" calcext:value-type="float">
            <text:p>0,97</text:p>
          </table:table-cell>
          <table:table-cell table:formula="of:=[.C79]/[.I79]" office:value-type="float" office:value="41636.5126292118" calcext:value-type="float">
            <text:p>41636,51</text:p>
          </table:table-cell>
          <table:table-cell office:value-type="float" office:value="6369" calcext:value-type="float">
            <text:p>6369</text:p>
          </table:table-cell>
          <table:table-cell office:value-type="float" office:value="5151" calcext:value-type="float">
            <text:p>51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155" calcext:value-type="float">
            <text:p>44155</text:p>
          </table:table-cell>
          <table:table-cell table:formula="of:=[.C80]-[.C79]" office:value-type="float" office:value="3950" calcext:value-type="float">
            <text:p>3950</text:p>
          </table:table-cell>
          <table:table-cell table:formula="of:=[.D80]/[.C79]" office:value-type="percentage" office:value="0.0982464867553787" calcext:value-type="percentage">
            <text:p>9,82 %</text:p>
          </table:table-cell>
          <table:table-cell table:formula="of:=AVERAGE([.C75:.C86])" office:value-type="float" office:value="43540.1666666667" calcext:value-type="float">
            <text:p>43540</text:p>
          </table:table-cell>
          <table:table-cell table:formula="of:=AVERAGE([.F79:.F80])" office:value-type="float" office:value="42874" calcext:value-type="float">
            <text:p>42874</text:p>
          </table:table-cell>
          <table:table-cell table:formula="of:=[.C80]/[.G80]" office:value-type="float" office:value="1.02987824788916" calcext:value-type="float">
            <text:p>1,02988</text:p>
          </table:table-cell>
          <table:table-cell office:value-type="float" office:value="1.08823651072193" calcext:value-type="float">
            <text:p>1,09</text:p>
          </table:table-cell>
          <table:table-cell table:formula="of:=[.C80]/[.I80]" office:value-type="float" office:value="40574.8195038116" calcext:value-type="float">
            <text:p>40574,82</text:p>
          </table:table-cell>
          <table:table-cell office:value-type="float" office:value="5984" calcext:value-type="float">
            <text:p>5984</text:p>
          </table:table-cell>
          <table:table-cell office:value-type="float" office:value="5291" calcext:value-type="float">
            <text:p>529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2564" calcext:value-type="float">
            <text:p>42564</text:p>
          </table:table-cell>
          <table:table-cell table:formula="of:=[.C81]-[.C80]" office:value-type="float" office:value="-1591" calcext:value-type="float">
            <text:p>-1591</text:p>
          </table:table-cell>
          <table:table-cell table:formula="of:=[.D81]/[.C80]" office:value-type="percentage" office:value="-0.0360321594383422" calcext:value-type="percentage">
            <text:p>-3,60 %</text:p>
          </table:table-cell>
          <table:table-cell table:formula="of:=AVERAGE([.C76:.C87])" office:value-type="float" office:value="44460.9166666667" calcext:value-type="float">
            <text:p>44461</text:p>
          </table:table-cell>
          <table:table-cell table:formula="of:=AVERAGE([.F80:.F81])" office:value-type="float" office:value="44000.5416666667" calcext:value-type="float">
            <text:p>44001</text:p>
          </table:table-cell>
          <table:table-cell table:formula="of:=[.C81]/[.G81]" office:value-type="float" office:value="0.967351727677595" calcext:value-type="float">
            <text:p>0,96735</text:p>
          </table:table-cell>
          <table:table-cell office:value-type="float" office:value="1.04881278044275" calcext:value-type="float">
            <text:p>1,05</text:p>
          </table:table-cell>
          <table:table-cell table:formula="of:=[.C81]/[.I81]" office:value-type="float" office:value="40583.0294917191" calcext:value-type="float">
            <text:p>40583,03</text:p>
          </table:table-cell>
          <table:table-cell office:value-type="float" office:value="6383" calcext:value-type="float">
            <text:p>6383</text:p>
          </table:table-cell>
          <table:table-cell office:value-type="float" office:value="5355" calcext:value-type="float">
            <text:p>53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379" calcext:value-type="float">
            <text:p>49379</text:p>
          </table:table-cell>
          <table:table-cell table:formula="of:=[.C82]-[.C81]" office:value-type="float" office:value="6815" calcext:value-type="float">
            <text:p>6815</text:p>
          </table:table-cell>
          <table:table-cell table:formula="of:=[.D82]/[.C81]" office:value-type="percentage" office:value="0.160111831594775" calcext:value-type="percentage">
            <text:p>16,01 %</text:p>
          </table:table-cell>
          <table:table-cell table:formula="of:=AVERAGE([.C77:.C88])" office:value-type="float" office:value="45171.9166666667" calcext:value-type="float">
            <text:p>45172</text:p>
          </table:table-cell>
          <table:table-cell table:formula="of:=AVERAGE([.F81:.F82])" office:value-type="float" office:value="44816.4166666667" calcext:value-type="float">
            <text:p>44816</text:p>
          </table:table-cell>
          <table:table-cell table:formula="of:=[.C82]/[.G82]" office:value-type="float" office:value="1.10180607180776" calcext:value-type="float">
            <text:p>1,10181</text:p>
          </table:table-cell>
          <table:table-cell office:value-type="float" office:value="1.11943823585232" calcext:value-type="float">
            <text:p>1,12</text:p>
          </table:table-cell>
          <table:table-cell table:formula="of:=[.C82]/[.I82]" office:value-type="float" office:value="44110.5175958223" calcext:value-type="float">
            <text:p>44110,52</text:p>
          </table:table-cell>
          <table:table-cell office:value-type="float" office:value="6375" calcext:value-type="float">
            <text:p>6375</text:p>
          </table:table-cell>
          <table:table-cell office:value-type="float" office:value="5337" calcext:value-type="float">
            <text:p>533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533" calcext:value-type="float">
            <text:p>39533</text:p>
          </table:table-cell>
          <table:table-cell table:formula="of:=[.C83]-[.C82]" office:value-type="float" office:value="-9846" calcext:value-type="float">
            <text:p>-9846</text:p>
          </table:table-cell>
          <table:table-cell table:formula="of:=[.D83]/[.C82]" office:value-type="percentage" office:value="-0.19939650458697" calcext:value-type="percentage">
            <text:p>-19,94 %</text:p>
          </table:table-cell>
          <table:table-cell table:formula="of:=AVERAGE([.C78:.C89])" office:value-type="float" office:value="46039.75" calcext:value-type="float">
            <text:p>46040</text:p>
          </table:table-cell>
          <table:table-cell table:formula="of:=AVERAGE([.F82:.F83])" office:value-type="float" office:value="45605.8333333333" calcext:value-type="float">
            <text:p>45606</text:p>
          </table:table-cell>
          <table:table-cell table:formula="of:=[.C83]/[.G83]" office:value-type="float" office:value="0.866840864655472" calcext:value-type="float">
            <text:p>0,86684</text:p>
          </table:table-cell>
          <table:table-cell office:value-type="float" office:value="0.994163274628637" calcext:value-type="float">
            <text:p>0,99</text:p>
          </table:table-cell>
          <table:table-cell table:formula="of:=[.C83]/[.I83]" office:value-type="float" office:value="39765.0979561353" calcext:value-type="float">
            <text:p>39765,10</text:p>
          </table:table-cell>
          <table:table-cell office:value-type="float" office:value="5899" calcext:value-type="float">
            <text:p>5899</text:p>
          </table:table-cell>
          <table:table-cell office:value-type="float" office:value="4951" calcext:value-type="float">
            <text:p>49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611" calcext:value-type="float">
            <text:p>41611</text:p>
          </table:table-cell>
          <table:table-cell table:formula="of:=[.C84]-[.C83]" office:value-type="float" office:value="2078" calcext:value-type="float">
            <text:p>2078</text:p>
          </table:table-cell>
          <table:table-cell table:formula="of:=[.D84]/[.C83]" office:value-type="percentage" office:value="0.0525636809753877" calcext:value-type="percentage">
            <text:p>5,26 %</text:p>
          </table:table-cell>
          <table:table-cell table:formula="of:=AVERAGE([.C79:.C90])" office:value-type="float" office:value="47045.4166666667" calcext:value-type="float">
            <text:p>47045</text:p>
          </table:table-cell>
          <table:table-cell table:formula="of:=AVERAGE([.F83:.F84])" office:value-type="float" office:value="46542.5833333333" calcext:value-type="float">
            <text:p>46543</text:p>
          </table:table-cell>
          <table:table-cell table:formula="of:=[.C84]/[.G84]" office:value-type="float" office:value="0.894041478144567" calcext:value-type="float">
            <text:p>0,89404</text:p>
          </table:table-cell>
          <table:table-cell office:value-type="float" office:value="0.829020624906723" calcext:value-type="float">
            <text:p>0,83</text:p>
          </table:table-cell>
          <table:table-cell table:formula="of:=[.C84]/[.I84]" office:value-type="float" office:value="50192.9611276943" calcext:value-type="float">
            <text:p>50192,96</text:p>
          </table:table-cell>
          <table:table-cell office:value-type="float" office:value="5915" calcext:value-type="float">
            <text:p>5915</text:p>
          </table:table-cell>
          <table:table-cell office:value-type="float" office:value="5576" calcext:value-type="float">
            <text:p>557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0593" calcext:value-type="float">
            <text:p>30593</text:p>
          </table:table-cell>
          <table:table-cell table:formula="of:=[.C85]-[.C84]" office:value-type="float" office:value="-11018" calcext:value-type="float">
            <text:p>-11018</text:p>
          </table:table-cell>
          <table:table-cell table:formula="of:=[.D85]/[.C84]" office:value-type="percentage" office:value="-0.264785753767033" calcext:value-type="percentage">
            <text:p>-26,48 %</text:p>
          </table:table-cell>
          <table:table-cell table:formula="of:=AVERAGE([.C80:.C91])" office:value-type="float" office:value="48607" calcext:value-type="float">
            <text:p>48607</text:p>
          </table:table-cell>
          <table:table-cell table:formula="of:=AVERAGE([.F84:.F85])" office:value-type="float" office:value="47826.2083333333" calcext:value-type="float">
            <text:p>47826</text:p>
          </table:table-cell>
          <table:table-cell table:formula="of:=[.C85]/[.G85]" office:value-type="float" office:value="0.6396701947764" calcext:value-type="float">
            <text:p>0,63967</text:p>
          </table:table-cell>
          <table:table-cell office:value-type="float" office:value="0.523032638405977" calcext:value-type="float">
            <text:p>0,52</text:p>
          </table:table-cell>
          <table:table-cell table:formula="of:=[.C85]/[.I85]" office:value-type="float" office:value="58491.569652779" calcext:value-type="float">
            <text:p>58491,57</text:p>
          </table:table-cell>
          <table:table-cell office:value-type="float" office:value="5484" calcext:value-type="float">
            <text:p>5484</text:p>
          </table:table-cell>
          <table:table-cell office:value-type="float" office:value="5389" calcext:value-type="float">
            <text:p>5389</text:p>
          </table:table-cell>
          <table:table-cell table:number-columns-repeated="1012"/>
        </table:table-row>
        <table:table-row table:style-name="ro2">
          <table:table-cell table:style-name="ce4" office:value-type="float" office:value="2011" calcext:value-type="float" table:number-columns-spanned="1" table:number-rows-spanned="12">
            <text:p>2011</text:p>
          </table:table-cell>
          <table:table-cell office:value-type="string" calcext:value-type="string">
            <text:p>enero</text:p>
          </table:table-cell>
          <table:table-cell office:value-type="float" office:value="77933" calcext:value-type="float">
            <text:p>77933</text:p>
          </table:table-cell>
          <table:table-cell table:formula="of:=[.C86]-[.C85]" office:value-type="float" office:value="47340" calcext:value-type="float">
            <text:p>47340</text:p>
          </table:table-cell>
          <table:table-cell table:formula="of:=[.D86]/[.C85]" office:value-type="percentage" office:value="1.54741280685124" calcext:value-type="percentage">
            <text:p>154,74 %</text:p>
          </table:table-cell>
          <table:table-cell table:formula="of:=AVERAGE([.C81:.C92])" office:value-type="float" office:value="49527.8333333333" calcext:value-type="float">
            <text:p>49528</text:p>
          </table:table-cell>
          <table:table-cell table:formula="of:=AVERAGE([.F85:.F86])" office:value-type="float" office:value="49067.4166666667" calcext:value-type="float">
            <text:p>49067</text:p>
          </table:table-cell>
          <table:table-cell table:formula="of:=[.C86]/[.G86]" office:value-type="float" office:value="1.58828414647195" calcext:value-type="float">
            <text:p>1,58828</text:p>
          </table:table-cell>
          <table:table-cell office:value-type="float" office:value="1.59778745836776" calcext:value-type="float">
            <text:p>1,60</text:p>
          </table:table-cell>
          <table:table-cell table:formula="of:=[.C86]/[.I86]" office:value-type="float" office:value="48775.5737422132" calcext:value-type="float">
            <text:p>48775,57</text:p>
          </table:table-cell>
          <table:table-cell office:value-type="float" office:value="5185" calcext:value-type="float">
            <text:p>5185</text:p>
          </table:table-cell>
          <table:table-cell office:value-type="float" office:value="4889" calcext:value-type="float">
            <text:p>488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febrero</text:p>
          </table:table-cell>
          <table:table-cell office:value-type="float" office:value="46428" calcext:value-type="float">
            <text:p>46428</text:p>
          </table:table-cell>
          <table:table-cell table:formula="of:=[.C87]-[.C86]" office:value-type="float" office:value="-31505" calcext:value-type="float">
            <text:p>-31505</text:p>
          </table:table-cell>
          <table:table-cell table:formula="of:=[.D87]/[.C86]" office:value-type="percentage" office:value="-0.404257503239962" calcext:value-type="percentage">
            <text:p>-40,43 %</text:p>
          </table:table-cell>
          <table:table-cell table:formula="of:=AVERAGE([.C82:.C93])" office:value-type="float" office:value="51165.5833333333" calcext:value-type="float">
            <text:p>51166</text:p>
          </table:table-cell>
          <table:table-cell table:formula="of:=AVERAGE([.F86:.F87])" office:value-type="float" office:value="50346.7083333333" calcext:value-type="float">
            <text:p>50347</text:p>
          </table:table-cell>
          <table:table-cell table:formula="of:=[.C87]/[.G87]" office:value-type="float" office:value="0.922165550379411" calcext:value-type="float">
            <text:p>0,92217</text:p>
          </table:table-cell>
          <table:table-cell office:value-type="float" office:value="0.890099548984967" calcext:value-type="float">
            <text:p>0,89</text:p>
          </table:table-cell>
          <table:table-cell table:formula="of:=[.C87]/[.I87]" office:value-type="float" office:value="52160.4578419847" calcext:value-type="float">
            <text:p>52160,46</text:p>
          </table:table-cell>
          <table:table-cell office:value-type="float" office:value="5398" calcext:value-type="float">
            <text:p>5398</text:p>
          </table:table-cell>
          <table:table-cell office:value-type="float" office:value="4764" calcext:value-type="float">
            <text:p>4764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rzo</text:p>
          </table:table-cell>
          <table:table-cell office:value-type="float" office:value="52067" calcext:value-type="float">
            <text:p>52067</text:p>
          </table:table-cell>
          <table:table-cell table:formula="of:=[.C88]-[.C87]" office:value-type="float" office:value="5639" calcext:value-type="float">
            <text:p>5639</text:p>
          </table:table-cell>
          <table:table-cell table:formula="of:=[.D88]/[.C87]" office:value-type="percentage" office:value="0.121456879469286" calcext:value-type="percentage">
            <text:p>12,15 %</text:p>
          </table:table-cell>
          <table:table-cell table:formula="of:=AVERAGE([.C83:.C94])" office:value-type="float" office:value="52520.75" calcext:value-type="float">
            <text:p>52521</text:p>
          </table:table-cell>
          <table:table-cell table:formula="of:=AVERAGE([.F87:.F88])" office:value-type="float" office:value="51843.1666666667" calcext:value-type="float">
            <text:p>51843</text:p>
          </table:table-cell>
          <table:table-cell table:formula="of:=[.C88]/[.G88]" office:value-type="float" office:value="1.00431750889703" calcext:value-type="float">
            <text:p>1,00432</text:p>
          </table:table-cell>
          <table:table-cell office:value-type="float" office:value="1.00615844644439" calcext:value-type="float">
            <text:p>1,01</text:p>
          </table:table-cell>
          <table:table-cell table:formula="of:=[.C88]/[.I88]" office:value-type="float" office:value="51748.3107993545" calcext:value-type="float">
            <text:p>51748,31</text:p>
          </table:table-cell>
          <table:table-cell office:value-type="float" office:value="6098" calcext:value-type="float">
            <text:p>6098</text:p>
          </table:table-cell>
          <table:table-cell office:value-type="float" office:value="5642" calcext:value-type="float">
            <text:p>5642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bril</text:p>
          </table:table-cell>
          <table:table-cell office:value-type="float" office:value="49488" calcext:value-type="float">
            <text:p>49488</text:p>
          </table:table-cell>
          <table:table-cell table:formula="of:=[.C89]-[.C88]" office:value-type="float" office:value="-2579" calcext:value-type="float">
            <text:p>-2579</text:p>
          </table:table-cell>
          <table:table-cell table:formula="of:=[.D89]/[.C88]" office:value-type="percentage" office:value="-0.0495323333397353" calcext:value-type="percentage">
            <text:p>-4,95 %</text:p>
          </table:table-cell>
          <table:table-cell table:formula="of:=AVERAGE([.C84:.C95])" office:value-type="float" office:value="53878.75" calcext:value-type="float">
            <text:p>53879</text:p>
          </table:table-cell>
          <table:table-cell table:formula="of:=AVERAGE([.F88:.F89])" office:value-type="float" office:value="53199.75" calcext:value-type="float">
            <text:p>53200</text:p>
          </table:table-cell>
          <table:table-cell table:formula="of:=[.C89]/[.G89]" office:value-type="float" office:value="0.930229935291049" calcext:value-type="float">
            <text:p>0,93023</text:p>
          </table:table-cell>
          <table:table-cell office:value-type="float" office:value="0.981594575133927" calcext:value-type="float">
            <text:p>0,98</text:p>
          </table:table-cell>
          <table:table-cell table:formula="of:=[.C89]/[.I89]" office:value-type="float" office:value="50415.9265481352" calcext:value-type="float">
            <text:p>50415,93</text:p>
          </table:table-cell>
          <table:table-cell office:value-type="float" office:value="7043" calcext:value-type="float">
            <text:p>7043</text:p>
          </table:table-cell>
          <table:table-cell office:value-type="float" office:value="5533" calcext:value-type="float">
            <text:p>5533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yo</text:p>
          </table:table-cell>
          <table:table-cell office:value-type="float" office:value="50589" calcext:value-type="float">
            <text:p>50589</text:p>
          </table:table-cell>
          <table:table-cell table:formula="of:=[.C90]-[.C89]" office:value-type="float" office:value="1101" calcext:value-type="float">
            <text:p>1101</text:p>
          </table:table-cell>
          <table:table-cell table:formula="of:=[.D90]/[.C89]" office:value-type="percentage" office:value="0.0222478176527643" calcext:value-type="percentage">
            <text:p>2,22 %</text:p>
          </table:table-cell>
          <table:table-cell table:formula="of:=AVERAGE([.C85:.C96])" office:value-type="float" office:value="54687.3333333333" calcext:value-type="float">
            <text:p>54687</text:p>
          </table:table-cell>
          <table:table-cell table:formula="of:=AVERAGE([.F89:.F90])" office:value-type="float" office:value="54283.0416666667" calcext:value-type="float">
            <text:p>54283</text:p>
          </table:table-cell>
          <table:table-cell table:formula="of:=[.C90]/[.G90]" office:value-type="float" office:value="0.931948513693273" calcext:value-type="float">
            <text:p>0,93195</text:p>
          </table:table-cell>
          <table:table-cell office:value-type="float" office:value="0.956037090768402" calcext:value-type="float">
            <text:p>0,96</text:p>
          </table:table-cell>
          <table:table-cell table:formula="of:=[.C90]/[.I90]" office:value-type="float" office:value="52915.3110151195" calcext:value-type="float">
            <text:p>52915,31</text:p>
          </table:table-cell>
          <table:table-cell office:value-type="float" office:value="7933" calcext:value-type="float">
            <text:p>7933</text:p>
          </table:table-cell>
          <table:table-cell office:value-type="float" office:value="6490" calcext:value-type="float">
            <text:p>649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nio</text:p>
          </table:table-cell>
          <table:table-cell office:value-type="float" office:value="58944" calcext:value-type="float">
            <text:p>58944</text:p>
          </table:table-cell>
          <table:table-cell table:formula="of:=[.C91]-[.C90]" office:value-type="float" office:value="8355" calcext:value-type="float">
            <text:p>8355</text:p>
          </table:table-cell>
          <table:table-cell table:formula="of:=[.D91]/[.C90]" office:value-type="percentage" office:value="0.165154480222973" calcext:value-type="percentage">
            <text:p>16,52 %</text:p>
          </table:table-cell>
          <table:table-cell table:formula="of:=AVERAGE([.C86:.C97])" office:value-type="float" office:value="54599.8333333333" calcext:value-type="float">
            <text:p>54600</text:p>
          </table:table-cell>
          <table:table-cell table:formula="of:=AVERAGE([.F90:.F91])" office:value-type="float" office:value="54643.5833333333" calcext:value-type="float">
            <text:p>54644</text:p>
          </table:table-cell>
          <table:table-cell table:formula="of:=[.C91]/[.G91]" office:value-type="float" office:value="1.07869938983382" calcext:value-type="float">
            <text:p>1,07870</text:p>
          </table:table-cell>
          <table:table-cell office:value-type="float" office:value="0.965618815342199" calcext:value-type="float">
            <text:p>0,97</text:p>
          </table:table-cell>
          <table:table-cell table:formula="of:=[.C91]/[.I91]" office:value-type="float" office:value="61042.7210649486" calcext:value-type="float">
            <text:p>61042,72</text:p>
          </table:table-cell>
          <table:table-cell office:value-type="float" office:value="7817" calcext:value-type="float">
            <text:p>7817</text:p>
          </table:table-cell>
          <table:table-cell office:value-type="float" office:value="6705" calcext:value-type="float">
            <text:p>6705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lio</text:p>
          </table:table-cell>
          <table:table-cell office:value-type="float" office:value="55205" calcext:value-type="float">
            <text:p>55205</text:p>
          </table:table-cell>
          <table:table-cell table:formula="of:=[.C92]-[.C91]" office:value-type="float" office:value="-3739" calcext:value-type="float">
            <text:p>-3739</text:p>
          </table:table-cell>
          <table:table-cell table:formula="of:=[.D92]/[.C91]" office:value-type="percentage" office:value="-0.0634330890336591" calcext:value-type="percentage">
            <text:p>-6,34 %</text:p>
          </table:table-cell>
          <table:table-cell table:formula="of:=AVERAGE([.C87:.C98])" office:value-type="float" office:value="55611.5833333333" calcext:value-type="float">
            <text:p>55612</text:p>
          </table:table-cell>
          <table:table-cell table:formula="of:=AVERAGE([.F91:.F92])" office:value-type="float" office:value="55105.7083333333" calcext:value-type="float">
            <text:p>55106</text:p>
          </table:table-cell>
          <table:table-cell table:formula="of:=[.C92]/[.G92]" office:value-type="float" office:value="1.00180183994852" calcext:value-type="float">
            <text:p>1,00180</text:p>
          </table:table-cell>
          <table:table-cell office:value-type="float" office:value="1.08823651072193" calcext:value-type="float">
            <text:p>1,09</text:p>
          </table:table-cell>
          <table:table-cell table:formula="of:=[.C92]/[.I92]" office:value-type="float" office:value="50728.862206045" calcext:value-type="float">
            <text:p>50728,86</text:p>
          </table:table-cell>
          <table:table-cell office:value-type="float" office:value="7226" calcext:value-type="float">
            <text:p>7226</text:p>
          </table:table-cell>
          <table:table-cell office:value-type="float" office:value="6859" calcext:value-type="float">
            <text:p>685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gosto</text:p>
          </table:table-cell>
          <table:table-cell office:value-type="float" office:value="62217" calcext:value-type="float">
            <text:p>62217</text:p>
          </table:table-cell>
          <table:table-cell table:formula="of:=[.C93]-[.C92]" office:value-type="float" office:value="7012" calcext:value-type="float">
            <text:p>7012</text:p>
          </table:table-cell>
          <table:table-cell table:formula="of:=[.D93]/[.C92]" office:value-type="percentage" office:value="0.127017480300697" calcext:value-type="percentage">
            <text:p>12,70 %</text:p>
          </table:table-cell>
          <table:table-cell table:formula="of:=AVERAGE([.C88:.C99])" office:value-type="float" office:value="55511.4166666667" calcext:value-type="float">
            <text:p>55511</text:p>
          </table:table-cell>
          <table:table-cell table:formula="of:=AVERAGE([.F92:.F93])" office:value-type="float" office:value="55561.5" calcext:value-type="float">
            <text:p>55562</text:p>
          </table:table-cell>
          <table:table-cell table:formula="of:=[.C93]/[.G93]" office:value-type="float" office:value="1.11978618287843" calcext:value-type="float">
            <text:p>1,11979</text:p>
          </table:table-cell>
          <table:table-cell office:value-type="float" office:value="1.04881278044275" calcext:value-type="float">
            <text:p>1,05</text:p>
          </table:table-cell>
          <table:table-cell table:formula="of:=[.C93]/[.I93]" office:value-type="float" office:value="59321.3595030139" calcext:value-type="float">
            <text:p>59321,36</text:p>
          </table:table-cell>
          <table:table-cell office:value-type="float" office:value="8328" calcext:value-type="float">
            <text:p>8328</text:p>
          </table:table-cell>
          <table:table-cell office:value-type="float" office:value="7671" calcext:value-type="float">
            <text:p>7671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septiembre</text:p>
          </table:table-cell>
          <table:table-cell office:value-type="float" office:value="65641" calcext:value-type="float">
            <text:p>65641</text:p>
          </table:table-cell>
          <table:table-cell table:formula="of:=[.C94]-[.C93]" office:value-type="float" office:value="3424" calcext:value-type="float">
            <text:p>3424</text:p>
          </table:table-cell>
          <table:table-cell table:formula="of:=[.D94]/[.C93]" office:value-type="percentage" office:value="0.0550331902856133" calcext:value-type="percentage">
            <text:p>5,50 %</text:p>
          </table:table-cell>
          <table:table-cell table:formula="of:=AVERAGE([.C89:.C100])" office:value-type="float" office:value="56412" calcext:value-type="float">
            <text:p>56412</text:p>
          </table:table-cell>
          <table:table-cell table:formula="of:=AVERAGE([.F93:.F94])" office:value-type="float" office:value="55961.7083333333" calcext:value-type="float">
            <text:p>55962</text:p>
          </table:table-cell>
          <table:table-cell table:formula="of:=[.C94]/[.G94]" office:value-type="float" office:value="1.17296276248417" calcext:value-type="float">
            <text:p>1,17296</text:p>
          </table:table-cell>
          <table:table-cell office:value-type="float" office:value="1.11943823585232" calcext:value-type="float">
            <text:p>1,12</text:p>
          </table:table-cell>
          <table:table-cell table:formula="of:=[.C94]/[.I94]" office:value-type="float" office:value="58637.4467993959" calcext:value-type="float">
            <text:p>58637,45</text:p>
          </table:table-cell>
          <table:table-cell office:value-type="float" office:value="7718" calcext:value-type="float">
            <text:p>7718</text:p>
          </table:table-cell>
          <table:table-cell office:value-type="float" office:value="6889" calcext:value-type="float">
            <text:p>6889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octubre</text:p>
          </table:table-cell>
          <table:table-cell office:value-type="float" office:value="55829" calcext:value-type="float">
            <text:p>55829</text:p>
          </table:table-cell>
          <table:table-cell table:formula="of:=[.C95]-[.C94]" office:value-type="float" office:value="-9812" calcext:value-type="float">
            <text:p>-9812</text:p>
          </table:table-cell>
          <table:table-cell table:formula="of:=[.D95]/[.C94]" office:value-type="percentage" office:value="-0.149479745890526" calcext:value-type="percentage">
            <text:p>-14,95 %</text:p>
          </table:table-cell>
          <table:table-cell table:formula="of:=AVERAGE([.C90:.C101])" office:value-type="float" office:value="56107.4166666667" calcext:value-type="float">
            <text:p>56107</text:p>
          </table:table-cell>
          <table:table-cell table:formula="of:=AVERAGE([.F94:.F95])" office:value-type="float" office:value="56259.7083333333" calcext:value-type="float">
            <text:p>56260</text:p>
          </table:table-cell>
          <table:table-cell table:formula="of:=[.C95]/[.G95]" office:value-type="float" office:value="0.992344284282787" calcext:value-type="float">
            <text:p>0,99234</text:p>
          </table:table-cell>
          <table:table-cell office:value-type="float" office:value="0.994163274628637" calcext:value-type="float">
            <text:p>0,99</text:p>
          </table:table-cell>
          <table:table-cell table:formula="of:=[.C95]/[.I95]" office:value-type="float" office:value="56156.7716538861" calcext:value-type="float">
            <text:p>56156,77</text:p>
          </table:table-cell>
          <table:table-cell office:value-type="float" office:value="7435" calcext:value-type="float">
            <text:p>7435</text:p>
          </table:table-cell>
          <table:table-cell office:value-type="float" office:value="6303" calcext:value-type="float">
            <text:p>6303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noviembre</text:p>
          </table:table-cell>
          <table:table-cell office:value-type="float" office:value="51314" calcext:value-type="float">
            <text:p>51314</text:p>
          </table:table-cell>
          <table:table-cell table:formula="of:=[.C96]-[.C95]" office:value-type="float" office:value="-4515" calcext:value-type="float">
            <text:p>-4515</text:p>
          </table:table-cell>
          <table:table-cell table:formula="of:=[.D96]/[.C95]" office:value-type="percentage" office:value="-0.080871948270612" calcext:value-type="percentage">
            <text:p>-8,09 %</text:p>
          </table:table-cell>
          <table:table-cell table:formula="of:=AVERAGE([.C91:.C102])" office:value-type="float" office:value="56785.8333333333" calcext:value-type="float">
            <text:p>56786</text:p>
          </table:table-cell>
          <table:table-cell table:formula="of:=AVERAGE([.F95:.F96])" office:value-type="float" office:value="56446.625" calcext:value-type="float">
            <text:p>56447</text:p>
          </table:table-cell>
          <table:table-cell table:formula="of:=[.C96]/[.G96]" office:value-type="float" office:value="0.909071180074982" calcext:value-type="float">
            <text:p>0,90907</text:p>
          </table:table-cell>
          <table:table-cell office:value-type="float" office:value="0.829020624906723" calcext:value-type="float">
            <text:p>0,83</text:p>
          </table:table-cell>
          <table:table-cell table:formula="of:=[.C96]/[.I96]" office:value-type="float" office:value="61897.1331452382" calcext:value-type="float">
            <text:p>61897,13</text:p>
          </table:table-cell>
          <table:table-cell office:value-type="float" office:value="6493" calcext:value-type="float">
            <text:p>6493</text:p>
          </table:table-cell>
          <table:table-cell office:value-type="float" office:value="6230" calcext:value-type="float">
            <text:p>623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diciembre</text:p>
          </table:table-cell>
          <table:table-cell office:value-type="float" office:value="29543" calcext:value-type="float">
            <text:p>29543</text:p>
          </table:table-cell>
          <table:table-cell table:formula="of:=[.C97]-[.C96]" office:value-type="float" office:value="-21771" calcext:value-type="float">
            <text:p>-21771</text:p>
          </table:table-cell>
          <table:table-cell table:formula="of:=[.D97]/[.C96]" office:value-type="percentage" office:value="-0.424270179678061" calcext:value-type="percentage">
            <text:p>-42,43 %</text:p>
          </table:table-cell>
          <table:table-cell table:formula="of:=AVERAGE([.C92:.C103])" office:value-type="float" office:value="56389.3333333333" calcext:value-type="float">
            <text:p>56389</text:p>
          </table:table-cell>
          <table:table-cell table:formula="of:=AVERAGE([.F96:.F97])" office:value-type="float" office:value="56587.5833333333" calcext:value-type="float">
            <text:p>56588</text:p>
          </table:table-cell>
          <table:table-cell table:formula="of:=[.C97]/[.G97]" office:value-type="float" office:value="0.522075661474617" calcext:value-type="float">
            <text:p>0,52208</text:p>
          </table:table-cell>
          <table:table-cell office:value-type="float" office:value="0.523032638405977" calcext:value-type="float">
            <text:p>0,52</text:p>
          </table:table-cell>
          <table:table-cell table:formula="of:=[.C97]/[.I97]" office:value-type="float" office:value="56484.0467509578" calcext:value-type="float">
            <text:p>56484,05</text:p>
          </table:table-cell>
          <table:table-cell office:value-type="float" office:value="6306" calcext:value-type="float">
            <text:p>6306</text:p>
          </table:table-cell>
          <table:table-cell office:value-type="float" office:value="5987" calcext:value-type="float">
            <text:p>5987</text:p>
          </table:table-cell>
          <table:table-cell table:number-columns-repeated="1012"/>
        </table:table-row>
        <table:table-row table:style-name="ro2">
          <table:table-cell table:style-name="ce17" office:value-type="float" office:value="2012" calcext:value-type="float" table:number-columns-spanned="1" table:number-rows-spanned="12">
            <text:p>2012</text:p>
          </table:table-cell>
          <table:table-cell office:value-type="string" calcext:value-type="string">
            <text:p>enero</text:p>
          </table:table-cell>
          <table:table-cell office:value-type="float" office:value="90074" calcext:value-type="float">
            <text:p>90074</text:p>
          </table:table-cell>
          <table:table-cell table:formula="of:=[.C98]-[.C97]" office:value-type="float" office:value="60531" calcext:value-type="float">
            <text:p>60531</text:p>
          </table:table-cell>
          <table:table-cell table:formula="of:=[.D98]/[.C97]" office:value-type="percentage" office:value="2.04891175574586" calcext:value-type="percentage">
            <text:p>204,89 %</text:p>
          </table:table-cell>
          <table:table-cell table:formula="of:=AVERAGE([.C93:.C104])" office:value-type="float" office:value="56565.75" calcext:value-type="float">
            <text:p>56566</text:p>
          </table:table-cell>
          <table:table-cell table:formula="of:=AVERAGE([.F97:.F98])" office:value-type="float" office:value="56477.5416666667" calcext:value-type="float">
            <text:p>56478</text:p>
          </table:table-cell>
          <table:table-cell table:formula="of:=[.C98]/[.G98]" office:value-type="float" office:value="1.59486403518803" calcext:value-type="float">
            <text:p>1,59486</text:p>
          </table:table-cell>
          <table:table-cell office:value-type="float" office:value="1.59778745836776" calcext:value-type="float">
            <text:p>1,60</text:p>
          </table:table-cell>
          <table:table-cell table:formula="of:=[.C98]/[.I98]" office:value-type="float" office:value="56374.2064241863" calcext:value-type="float">
            <text:p>56374,21</text:p>
          </table:table-cell>
          <table:table-cell office:value-type="float" office:value="5399" calcext:value-type="float">
            <text:p>5399</text:p>
          </table:table-cell>
          <table:table-cell office:value-type="float" office:value="5364" calcext:value-type="float">
            <text:p>536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5226" calcext:value-type="float">
            <text:p>45226</text:p>
          </table:table-cell>
          <table:table-cell table:formula="of:=[.C99]-[.C98]" office:value-type="float" office:value="-44848" calcext:value-type="float">
            <text:p>-44848</text:p>
          </table:table-cell>
          <table:table-cell table:formula="of:=[.D99]/[.C98]" office:value-type="percentage" office:value="-0.497901725248129" calcext:value-type="percentage">
            <text:p>-49,79 %</text:p>
          </table:table-cell>
          <table:table-cell table:formula="of:=AVERAGE([.C94:.C105])" office:value-type="float" office:value="56171.8333333333" calcext:value-type="float">
            <text:p>56172</text:p>
          </table:table-cell>
          <table:table-cell table:formula="of:=AVERAGE([.F98:.F99])" office:value-type="float" office:value="56368.7916666667" calcext:value-type="float">
            <text:p>56369</text:p>
          </table:table-cell>
          <table:table-cell table:formula="of:=[.C99]/[.G99]" office:value-type="float" office:value="0.802323389641579" calcext:value-type="float">
            <text:p>0,80232</text:p>
          </table:table-cell>
          <table:table-cell office:value-type="float" office:value="0.890099548984967" calcext:value-type="float">
            <text:p>0,89</text:p>
          </table:table-cell>
          <table:table-cell table:formula="of:=[.C99]/[.I99]" office:value-type="float" office:value="50810.0470914449" calcext:value-type="float">
            <text:p>50810,05</text:p>
          </table:table-cell>
          <table:table-cell office:value-type="float" office:value="6005" calcext:value-type="float">
            <text:p>6005</text:p>
          </table:table-cell>
          <table:table-cell office:value-type="float" office:value="4725" calcext:value-type="float">
            <text:p>472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62874" calcext:value-type="float">
            <text:p>62874</text:p>
          </table:table-cell>
          <table:table-cell table:formula="of:=[.C100]-[.C99]" office:value-type="float" office:value="17648" calcext:value-type="float">
            <text:p>17648</text:p>
          </table:table-cell>
          <table:table-cell table:formula="of:=[.D100]/[.C99]" office:value-type="percentage" office:value="0.39021801618538" calcext:value-type="percentage">
            <text:p>39,02 %</text:p>
          </table:table-cell>
          <table:table-cell table:formula="of:=AVERAGE([.C95:.C106])" office:value-type="float" office:value="54718.5" calcext:value-type="float">
            <text:p>54719</text:p>
          </table:table-cell>
          <table:table-cell table:formula="of:=AVERAGE([.F99:.F100])" office:value-type="float" office:value="55445.1666666667" calcext:value-type="float">
            <text:p>55445</text:p>
          </table:table-cell>
          <table:table-cell table:formula="of:=[.C100]/[.G100]" office:value-type="float" office:value="1.13398522864933" calcext:value-type="float">
            <text:p>1,13399</text:p>
          </table:table-cell>
          <table:table-cell office:value-type="float" office:value="1.00615844644439" calcext:value-type="float">
            <text:p>1,01</text:p>
          </table:table-cell>
          <table:table-cell table:formula="of:=[.C100]/[.I100]" office:value-type="float" office:value="62489.1638311909" calcext:value-type="float">
            <text:p>62489,16</text:p>
          </table:table-cell>
          <table:table-cell office:value-type="float" office:value="6200" calcext:value-type="float">
            <text:p>6200</text:p>
          </table:table-cell>
          <table:table-cell office:value-type="float" office:value="5147" calcext:value-type="float">
            <text:p>514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833" calcext:value-type="float">
            <text:p>45833</text:p>
          </table:table-cell>
          <table:table-cell table:formula="of:=[.C101]-[.C100]" office:value-type="float" office:value="-17041" calcext:value-type="float">
            <text:p>-17041</text:p>
          </table:table-cell>
          <table:table-cell table:formula="of:=[.D101]/[.C100]" office:value-type="percentage" office:value="-0.271034131755575" calcext:value-type="percentage">
            <text:p>-27,10 %</text:p>
          </table:table-cell>
          <table:table-cell table:formula="of:=AVERAGE([.C96:.C107])" office:value-type="float" office:value="54347.3333333333" calcext:value-type="float">
            <text:p>54347</text:p>
          </table:table-cell>
          <table:table-cell table:formula="of:=AVERAGE([.F100:.F101])" office:value-type="float" office:value="54532.9166666667" calcext:value-type="float">
            <text:p>54533</text:p>
          </table:table-cell>
          <table:table-cell table:formula="of:=[.C101]/[.G101]" office:value-type="float" office:value="0.840464856852513" calcext:value-type="float">
            <text:p>0,84046</text:p>
          </table:table-cell>
          <table:table-cell office:value-type="float" office:value="0.981594575133927" calcext:value-type="float">
            <text:p>0,98</text:p>
          </table:table-cell>
          <table:table-cell table:formula="of:=[.C101]/[.I101]" office:value-type="float" office:value="46692.3933373884" calcext:value-type="float">
            <text:p>46692,39</text:p>
          </table:table-cell>
          <table:table-cell office:value-type="float" office:value="6715" calcext:value-type="float">
            <text:p>6715</text:p>
          </table:table-cell>
          <table:table-cell office:value-type="float" office:value="4770" calcext:value-type="float">
            <text:p>477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8730" calcext:value-type="float">
            <text:p>58730</text:p>
          </table:table-cell>
          <table:table-cell table:formula="of:=[.C102]-[.C101]" office:value-type="float" office:value="12897" calcext:value-type="float">
            <text:p>12897</text:p>
          </table:table-cell>
          <table:table-cell table:formula="of:=[.D102]/[.C101]" office:value-type="percentage" office:value="0.28139113739009" calcext:value-type="percentage">
            <text:p>28,14 %</text:p>
          </table:table-cell>
          <table:table-cell table:formula="of:=AVERAGE([.C97:.C108])" office:value-type="float" office:value="53518" calcext:value-type="float">
            <text:p>53518</text:p>
          </table:table-cell>
          <table:table-cell table:formula="of:=AVERAGE([.F101:.F102])" office:value-type="float" office:value="53932.6666666667" calcext:value-type="float">
            <text:p>53933</text:p>
          </table:table-cell>
          <table:table-cell table:formula="of:=[.C102]/[.G102]" office:value-type="float" office:value="1.08895041965908" calcext:value-type="float">
            <text:p>1,08895</text:p>
          </table:table-cell>
          <table:table-cell office:value-type="float" office:value="0.956037090768402" calcext:value-type="float">
            <text:p>0,96</text:p>
          </table:table-cell>
          <table:table-cell table:formula="of:=[.C102]/[.I102]" office:value-type="float" office:value="61430.6710138166" calcext:value-type="float">
            <text:p>61430,67</text:p>
          </table:table-cell>
          <table:table-cell office:value-type="float" office:value="7081" calcext:value-type="float">
            <text:p>7081</text:p>
          </table:table-cell>
          <table:table-cell office:value-type="float" office:value="5987" calcext:value-type="float">
            <text:p>598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4186" calcext:value-type="float">
            <text:p>54186</text:p>
          </table:table-cell>
          <table:table-cell table:formula="of:=[.C103]-[.C102]" office:value-type="float" office:value="-4544" calcext:value-type="float">
            <text:p>-4544</text:p>
          </table:table-cell>
          <table:table-cell table:formula="of:=[.D103]/[.C102]" office:value-type="percentage" office:value="-0.0773710199216755" calcext:value-type="percentage">
            <text:p>-7,74 %</text:p>
          </table:table-cell>
          <table:table-cell table:formula="of:=AVERAGE([.C98:.C109])" office:value-type="float" office:value="53267.4166666667" calcext:value-type="float">
            <text:p>53267</text:p>
          </table:table-cell>
          <table:table-cell table:formula="of:=AVERAGE([.F102:.F103])" office:value-type="float" office:value="53392.7083333333" calcext:value-type="float">
            <text:p>53393</text:p>
          </table:table-cell>
          <table:table-cell table:formula="of:=[.C103]/[.G103]" office:value-type="float" office:value="1.01485767797569" calcext:value-type="float">
            <text:p>1,01486</text:p>
          </table:table-cell>
          <table:table-cell office:value-type="float" office:value="0.965618815342199" calcext:value-type="float">
            <text:p>0,97</text:p>
          </table:table-cell>
          <table:table-cell table:formula="of:=[.C103]/[.I103]" office:value-type="float" office:value="56115.3108649787" calcext:value-type="float">
            <text:p>56115,31</text:p>
          </table:table-cell>
          <table:table-cell office:value-type="float" office:value="6822" calcext:value-type="float">
            <text:p>6822</text:p>
          </table:table-cell>
          <table:table-cell office:value-type="float" office:value="6034" calcext:value-type="float">
            <text:p>603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57322" calcext:value-type="float">
            <text:p>57322</text:p>
          </table:table-cell>
          <table:table-cell table:formula="of:=[.C104]-[.C103]" office:value-type="float" office:value="3136" calcext:value-type="float">
            <text:p>3136</text:p>
          </table:table-cell>
          <table:table-cell table:formula="of:=[.D104]/[.C103]" office:value-type="percentage" office:value="0.0578747277894659" calcext:value-type="percentage">
            <text:p>5,79 %</text:p>
          </table:table-cell>
          <table:table-cell table:formula="of:=AVERAGE([.C99:.C110])" office:value-type="float" office:value="52644" calcext:value-type="float">
            <text:p>52644</text:p>
          </table:table-cell>
          <table:table-cell table:formula="of:=AVERAGE([.F103:.F104])" office:value-type="float" office:value="52955.7083333333" calcext:value-type="float">
            <text:p>52956</text:p>
          </table:table-cell>
          <table:table-cell table:formula="of:=[.C104]/[.G104]" office:value-type="float" office:value="1.08245176590185" calcext:value-type="float">
            <text:p>1,08245</text:p>
          </table:table-cell>
          <table:table-cell office:value-type="float" office:value="1.08823651072193" calcext:value-type="float">
            <text:p>1,09</text:p>
          </table:table-cell>
          <table:table-cell table:formula="of:=[.C104]/[.I104]" office:value-type="float" office:value="52674.2113825724" calcext:value-type="float">
            <text:p>52674,21</text:p>
          </table:table-cell>
          <table:table-cell office:value-type="float" office:value="7655" calcext:value-type="float">
            <text:p>7655</text:p>
          </table:table-cell>
          <table:table-cell office:value-type="float" office:value="6345" calcext:value-type="float">
            <text:p>634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7490" calcext:value-type="float">
            <text:p>57490</text:p>
          </table:table-cell>
          <table:table-cell table:formula="of:=[.C105]-[.C104]" office:value-type="float" office:value="168" calcext:value-type="float">
            <text:p>168</text:p>
          </table:table-cell>
          <table:table-cell table:formula="of:=[.D105]/[.C104]" office:value-type="percentage" office:value="0.00293081190467883" calcext:value-type="percentage">
            <text:p>0,29 %</text:p>
          </table:table-cell>
          <table:table-cell table:formula="of:=AVERAGE([.C100:.C111])" office:value-type="float" office:value="52889.75" calcext:value-type="float">
            <text:p>52890</text:p>
          </table:table-cell>
          <table:table-cell table:formula="of:=AVERAGE([.F104:.F105])" office:value-type="float" office:value="52766.875" calcext:value-type="float">
            <text:p>52767</text:p>
          </table:table-cell>
          <table:table-cell table:formula="of:=[.C105]/[.G105]" office:value-type="float" office:value="1.08950928020657" calcext:value-type="float">
            <text:p>1,08951</text:p>
          </table:table-cell>
          <table:table-cell office:value-type="float" office:value="1.04881278044275" calcext:value-type="float">
            <text:p>1,05</text:p>
          </table:table-cell>
          <table:table-cell table:formula="of:=[.C105]/[.I105]" office:value-type="float" office:value="54814.3587416345" calcext:value-type="float">
            <text:p>54814,36</text:p>
          </table:table-cell>
          <table:table-cell office:value-type="float" office:value="7451" calcext:value-type="float">
            <text:p>7451</text:p>
          </table:table-cell>
          <table:table-cell office:value-type="float" office:value="6276" calcext:value-type="float">
            <text:p>627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8201" calcext:value-type="float">
            <text:p>48201</text:p>
          </table:table-cell>
          <table:table-cell table:formula="of:=[.C106]-[.C105]" office:value-type="float" office:value="-9289" calcext:value-type="float">
            <text:p>-9289</text:p>
          </table:table-cell>
          <table:table-cell table:formula="of:=[.D106]/[.C105]" office:value-type="percentage" office:value="-0.161575926248043" calcext:value-type="percentage">
            <text:p>-16,16 %</text:p>
          </table:table-cell>
          <table:table-cell table:formula="of:=AVERAGE([.C101:.C112])" office:value-type="float" office:value="52403.5" calcext:value-type="float">
            <text:p>52404</text:p>
          </table:table-cell>
          <table:table-cell table:formula="of:=AVERAGE([.F105:.F106])" office:value-type="float" office:value="52646.625" calcext:value-type="float">
            <text:p>52647</text:p>
          </table:table-cell>
          <table:table-cell table:formula="of:=[.C106]/[.G106]" office:value-type="float" office:value="0.915557265066849" calcext:value-type="float">
            <text:p>0,91556</text:p>
          </table:table-cell>
          <table:table-cell office:value-type="float" office:value="1.11943823585232" calcext:value-type="float">
            <text:p>1,12</text:p>
          </table:table-cell>
          <table:table-cell table:formula="of:=[.C106]/[.I106]" office:value-type="float" office:value="43058.2040672397" calcext:value-type="float">
            <text:p>43058,20</text:p>
          </table:table-cell>
          <table:table-cell office:value-type="float" office:value="6803" calcext:value-type="float">
            <text:p>6803</text:p>
          </table:table-cell>
          <table:table-cell office:value-type="float" office:value="5855" calcext:value-type="float">
            <text:p>585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51375" calcext:value-type="float">
            <text:p>51375</text:p>
          </table:table-cell>
          <table:table-cell table:formula="of:=[.C107]-[.C106]" office:value-type="float" office:value="3174" calcext:value-type="float">
            <text:p>3174</text:p>
          </table:table-cell>
          <table:table-cell table:formula="of:=[.D107]/[.C106]" office:value-type="percentage" office:value="0.0658492562394971" calcext:value-type="percentage">
            <text:p>6,58 %</text:p>
          </table:table-cell>
          <table:table-cell table:formula="of:=AVERAGE([.C102:.C113])" office:value-type="float" office:value="53687.75" calcext:value-type="float">
            <text:p>53688</text:p>
          </table:table-cell>
          <table:table-cell table:formula="of:=AVERAGE([.F106:.F107])" office:value-type="float" office:value="53045.625" calcext:value-type="float">
            <text:p>53046</text:p>
          </table:table-cell>
          <table:table-cell table:formula="of:=[.C107]/[.G107]" office:value-type="float" office:value="0.968505885263865" calcext:value-type="float">
            <text:p>0,96851</text:p>
          </table:table-cell>
          <table:table-cell office:value-type="float" office:value="0.994163274628637" calcext:value-type="float">
            <text:p>0,99</text:p>
          </table:table-cell>
          <table:table-cell table:formula="of:=[.C107]/[.I107]" office:value-type="float" office:value="51676.6222522058" calcext:value-type="float">
            <text:p>51676,62</text:p>
          </table:table-cell>
          <table:table-cell office:value-type="float" office:value="6889" calcext:value-type="float">
            <text:p>6889</text:p>
          </table:table-cell>
          <table:table-cell office:value-type="float" office:value="6257" calcext:value-type="float">
            <text:p>625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362" calcext:value-type="float">
            <text:p>41362</text:p>
          </table:table-cell>
          <table:table-cell table:formula="of:=[.C108]-[.C107]" office:value-type="float" office:value="-10013" calcext:value-type="float">
            <text:p>-10013</text:p>
          </table:table-cell>
          <table:table-cell table:formula="of:=[.D108]/[.C107]" office:value-type="percentage" office:value="-0.194900243309002" calcext:value-type="percentage">
            <text:p>-19,49 %</text:p>
          </table:table-cell>
          <table:table-cell table:formula="of:=AVERAGE([.C103:.C114])" office:value-type="float" office:value="54638.25" calcext:value-type="float">
            <text:p>54638</text:p>
          </table:table-cell>
          <table:table-cell table:formula="of:=AVERAGE([.F107:.F108])" office:value-type="float" office:value="54163" calcext:value-type="float">
            <text:p>54163</text:p>
          </table:table-cell>
          <table:table-cell table:formula="of:=[.C108]/[.G108]" office:value-type="float" office:value="0.763657847608146" calcext:value-type="float">
            <text:p>0,76366</text:p>
          </table:table-cell>
          <table:table-cell office:value-type="float" office:value="0.829020624906723" calcext:value-type="float">
            <text:p>0,83</text:p>
          </table:table-cell>
          <table:table-cell table:formula="of:=[.C108]/[.I108]" office:value-type="float" office:value="49892.6067185045" calcext:value-type="float">
            <text:p>49892,61</text:p>
          </table:table-cell>
          <table:table-cell office:value-type="float" office:value="6649" calcext:value-type="float">
            <text:p>6649</text:p>
          </table:table-cell>
          <table:table-cell office:value-type="float" office:value="5779" calcext:value-type="float">
            <text:p>577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6536" calcext:value-type="float">
            <text:p>26536</text:p>
          </table:table-cell>
          <table:table-cell table:formula="of:=[.C109]-[.C108]" office:value-type="float" office:value="-14826" calcext:value-type="float">
            <text:p>-14826</text:p>
          </table:table-cell>
          <table:table-cell table:formula="of:=[.D109]/[.C108]" office:value-type="percentage" office:value="-0.358444949470528" calcext:value-type="percentage">
            <text:p>-35,84 %</text:p>
          </table:table-cell>
          <table:table-cell table:formula="of:=AVERAGE([.C104:.C115])" office:value-type="float" office:value="54723.5" calcext:value-type="float">
            <text:p>54724</text:p>
          </table:table-cell>
          <table:table-cell table:formula="of:=AVERAGE([.F108:.F109])" office:value-type="float" office:value="54680.875" calcext:value-type="float">
            <text:p>54681</text:p>
          </table:table-cell>
          <table:table-cell table:formula="of:=[.C109]/[.G109]" office:value-type="float" office:value="0.48528850352157" calcext:value-type="float">
            <text:p>0,48529</text:p>
          </table:table-cell>
          <table:table-cell office:value-type="float" office:value="0.523032638405977" calcext:value-type="float">
            <text:p>0,52</text:p>
          </table:table-cell>
          <table:table-cell table:formula="of:=[.C109]/[.I109]" office:value-type="float" office:value="50734.8835454563" calcext:value-type="float">
            <text:p>50734,88</text:p>
          </table:table-cell>
          <table:table-cell office:value-type="float" office:value="6313" calcext:value-type="float">
            <text:p>6313</text:p>
          </table:table-cell>
          <table:table-cell office:value-type="float" office:value="5437" calcext:value-type="float">
            <text:p>5437</text:p>
          </table:table-cell>
          <table:table-cell table:number-columns-repeated="1012"/>
        </table:table-row>
        <table:table-row table:style-name="ro2">
          <table:table-cell table:style-name="ce17" office:value-type="float" office:value="2013" calcext:value-type="float" table:number-columns-spanned="1" table:number-rows-spanned="12">
            <text:p>2013</text:p>
          </table:table-cell>
          <table:table-cell office:value-type="string" calcext:value-type="string">
            <text:p>enero</text:p>
          </table:table-cell>
          <table:table-cell office:value-type="float" office:value="82593" calcext:value-type="float">
            <text:p>82593</text:p>
          </table:table-cell>
          <table:table-cell table:formula="of:=[.C110]-[.C109]" office:value-type="float" office:value="56057" calcext:value-type="float">
            <text:p>56057</text:p>
          </table:table-cell>
          <table:table-cell table:formula="of:=[.D110]/[.C109]" office:value-type="percentage" office:value="2.11248869460356" calcext:value-type="percentage">
            <text:p>211,25 %</text:p>
          </table:table-cell>
          <table:table-cell table:formula="of:=AVERAGE([.C105:.C116])" office:value-type="float" office:value="55471.4166666667" calcext:value-type="float">
            <text:p>55471</text:p>
          </table:table-cell>
          <table:table-cell table:formula="of:=AVERAGE([.F109:.F110])" office:value-type="float" office:value="55097.4583333333" calcext:value-type="float">
            <text:p>55097</text:p>
          </table:table-cell>
          <table:table-cell table:formula="of:=[.C110]/[.G110]" office:value-type="float" office:value="1.49903466508966" calcext:value-type="float">
            <text:p>1,49903</text:p>
          </table:table-cell>
          <table:table-cell office:value-type="float" office:value="1.59778745836776" calcext:value-type="float">
            <text:p>1,60</text:p>
          </table:table-cell>
          <table:table-cell table:formula="of:=[.C110]/[.I110]" office:value-type="float" office:value="51692.1068365213" calcext:value-type="float">
            <text:p>51692,11</text:p>
          </table:table-cell>
          <table:table-cell office:value-type="float" office:value="5383" calcext:value-type="float">
            <text:p>5383</text:p>
          </table:table-cell>
          <table:table-cell office:value-type="float" office:value="5358" calcext:value-type="float">
            <text:p>535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8175" calcext:value-type="float">
            <text:p>48175</text:p>
          </table:table-cell>
          <table:table-cell table:formula="of:=[.C111]-[.C110]" office:value-type="float" office:value="-34418" calcext:value-type="float">
            <text:p>-34418</text:p>
          </table:table-cell>
          <table:table-cell table:formula="of:=[.D111]/[.C110]" office:value-type="percentage" office:value="-0.416718123811945" calcext:value-type="percentage">
            <text:p>-41,67 %</text:p>
          </table:table-cell>
          <table:table-cell table:formula="of:=AVERAGE([.C106:.C117])" office:value-type="float" office:value="55879.5833333333" calcext:value-type="float">
            <text:p>55880</text:p>
          </table:table-cell>
          <table:table-cell table:formula="of:=AVERAGE([.F110:.F111])" office:value-type="float" office:value="55675.5" calcext:value-type="float">
            <text:p>55676</text:p>
          </table:table-cell>
          <table:table-cell table:formula="of:=[.C111]/[.G111]" office:value-type="float" office:value="0.865281856471877" calcext:value-type="float">
            <text:p>0,86528</text:p>
          </table:table-cell>
          <table:table-cell office:value-type="float" office:value="0.890099548984967" calcext:value-type="float">
            <text:p>0,89</text:p>
          </table:table-cell>
          <table:table-cell table:formula="of:=[.C111]/[.I111]" office:value-type="float" office:value="54123.1596566213" calcext:value-type="float">
            <text:p>54123,16</text:p>
          </table:table-cell>
          <table:table-cell office:value-type="float" office:value="4906" calcext:value-type="float">
            <text:p>4906</text:p>
          </table:table-cell>
          <table:table-cell office:value-type="float" office:value="5175" calcext:value-type="float">
            <text:p>51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39" calcext:value-type="float">
            <text:p>57039</text:p>
          </table:table-cell>
          <table:table-cell table:formula="of:=[.C112]-[.C111]" office:value-type="float" office:value="8864" calcext:value-type="float">
            <text:p>8864</text:p>
          </table:table-cell>
          <table:table-cell table:formula="of:=[.D112]/[.C111]" office:value-type="percentage" office:value="0.183995848469123" calcext:value-type="percentage">
            <text:p>18,40 %</text:p>
          </table:table-cell>
          <table:table-cell table:formula="of:=AVERAGE([.C107:.C118])" office:value-type="float" office:value="57201.6666666667" calcext:value-type="float">
            <text:p>57202</text:p>
          </table:table-cell>
          <table:table-cell table:formula="of:=AVERAGE([.F111:.F112])" office:value-type="float" office:value="56540.625" calcext:value-type="float">
            <text:p>56541</text:p>
          </table:table-cell>
          <table:table-cell table:formula="of:=[.C112]/[.G112]" office:value-type="float" office:value="1.00881445863041" calcext:value-type="float">
            <text:p>1,00881</text:p>
          </table:table-cell>
          <table:table-cell office:value-type="float" office:value="1.00615844644439" calcext:value-type="float">
            <text:p>1,01</text:p>
          </table:table-cell>
          <table:table-cell table:formula="of:=[.C112]/[.I112]" office:value-type="float" office:value="56689.8784198126" calcext:value-type="float">
            <text:p>56689,88</text:p>
          </table:table-cell>
          <table:table-cell office:value-type="float" office:value="6160" calcext:value-type="float">
            <text:p>6160</text:p>
          </table:table-cell>
          <table:table-cell office:value-type="float" office:value="5619" calcext:value-type="float">
            <text:p>561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61244" calcext:value-type="float">
            <text:p>61244</text:p>
          </table:table-cell>
          <table:table-cell table:formula="of:=[.C113]-[.C112]" office:value-type="float" office:value="4205" calcext:value-type="float">
            <text:p>4205</text:p>
          </table:table-cell>
          <table:table-cell table:formula="of:=[.D113]/[.C112]" office:value-type="percentage" office:value="0.0737214888059047" calcext:value-type="percentage">
            <text:p>7,37 %</text:p>
          </table:table-cell>
          <table:table-cell table:formula="of:=AVERAGE([.C108:.C119])" office:value-type="float" office:value="58396.5" calcext:value-type="float">
            <text:p>58397</text:p>
          </table:table-cell>
          <table:table-cell table:formula="of:=AVERAGE([.F112:.F113])" office:value-type="float" office:value="57799.0833333333" calcext:value-type="float">
            <text:p>57799</text:p>
          </table:table-cell>
          <table:table-cell table:formula="of:=[.C113]/[.G113]" office:value-type="float" office:value="1.05960157960983" calcext:value-type="float">
            <text:p>1,05960</text:p>
          </table:table-cell>
          <table:table-cell office:value-type="float" office:value="0.981594575133927" calcext:value-type="float">
            <text:p>0,98</text:p>
          </table:table-cell>
          <table:table-cell table:formula="of:=[.C113]/[.I113]" office:value-type="float" office:value="62392.357854712" calcext:value-type="float">
            <text:p>62392,36</text:p>
          </table:table-cell>
          <table:table-cell office:value-type="float" office:value="6895" calcext:value-type="float">
            <text:p>6895</text:p>
          </table:table-cell>
          <table:table-cell office:value-type="float" office:value="6193" calcext:value-type="float">
            <text:p>619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70136" calcext:value-type="float">
            <text:p>70136</text:p>
          </table:table-cell>
          <table:table-cell table:formula="of:=[.C114]-[.C113]" office:value-type="float" office:value="8892" calcext:value-type="float">
            <text:p>8892</text:p>
          </table:table-cell>
          <table:table-cell table:formula="of:=[.D114]/[.C113]" office:value-type="percentage" office:value="0.145189732871792" calcext:value-type="percentage">
            <text:p>14,52 %</text:p>
          </table:table-cell>
          <table:table-cell table:formula="of:=AVERAGE([.C109:.C120])" office:value-type="float" office:value="58758.1666666667" calcext:value-type="float">
            <text:p>58758</text:p>
          </table:table-cell>
          <table:table-cell table:formula="of:=AVERAGE([.F113:.F114])" office:value-type="float" office:value="58577.3333333333" calcext:value-type="float">
            <text:p>58577</text:p>
          </table:table-cell>
          <table:table-cell table:formula="of:=[.C114]/[.G114]" office:value-type="float" office:value="1.19732319668586" calcext:value-type="float">
            <text:p>1,19732</text:p>
          </table:table-cell>
          <table:table-cell office:value-type="float" office:value="0.956037090768402" calcext:value-type="float">
            <text:p>0,96</text:p>
          </table:table-cell>
          <table:table-cell table:formula="of:=[.C114]/[.I114]" office:value-type="float" office:value="73361.1704788871" calcext:value-type="float">
            <text:p>73361,17</text:p>
          </table:table-cell>
          <table:table-cell office:value-type="float" office:value="8393" calcext:value-type="float">
            <text:p>8393</text:p>
          </table:table-cell>
          <table:table-cell office:value-type="float" office:value="7028" calcext:value-type="float">
            <text:p>702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5209" calcext:value-type="float">
            <text:p>55209</text:p>
          </table:table-cell>
          <table:table-cell table:formula="of:=[.C115]-[.C114]" office:value-type="float" office:value="-14927" calcext:value-type="float">
            <text:p>-14927</text:p>
          </table:table-cell>
          <table:table-cell table:formula="of:=[.D115]/[.C114]" office:value-type="percentage" office:value="-0.212829360100376" calcext:value-type="percentage">
            <text:p>-21,28 %</text:p>
          </table:table-cell>
          <table:table-cell table:formula="of:=AVERAGE([.C110:.C121])" office:value-type="float" office:value="59612" calcext:value-type="float">
            <text:p>59612</text:p>
          </table:table-cell>
          <table:table-cell table:formula="of:=AVERAGE([.F114:.F115])" office:value-type="float" office:value="59185.0833333333" calcext:value-type="float">
            <text:p>59185</text:p>
          </table:table-cell>
          <table:table-cell table:formula="of:=[.C115]/[.G115]" office:value-type="float" office:value="0.932819502661848" calcext:value-type="float">
            <text:p>0,93282</text:p>
          </table:table-cell>
          <table:table-cell office:value-type="float" office:value="0.965618815342199" calcext:value-type="float">
            <text:p>0,97</text:p>
          </table:table-cell>
          <table:table-cell table:formula="of:=[.C115]/[.I115]" office:value-type="float" office:value="57174.7351261324" calcext:value-type="float">
            <text:p>57174,74</text:p>
          </table:table-cell>
          <table:table-cell office:value-type="float" office:value="7483" calcext:value-type="float">
            <text:p>7483</text:p>
          </table:table-cell>
          <table:table-cell office:value-type="float" office:value="6643" calcext:value-type="float">
            <text:p>664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66297" calcext:value-type="float">
            <text:p>66297</text:p>
          </table:table-cell>
          <table:table-cell table:formula="of:=[.C116]-[.C115]" office:value-type="float" office:value="11088" calcext:value-type="float">
            <text:p>11088</text:p>
          </table:table-cell>
          <table:table-cell table:formula="of:=[.D116]/[.C115]" office:value-type="percentage" office:value="0.200836820083682" calcext:value-type="percentage">
            <text:p>20,08 %</text:p>
          </table:table-cell>
          <table:table-cell table:formula="of:=AVERAGE([.C111:.C122])" office:value-type="float" office:value="59840.6666666667" calcext:value-type="float">
            <text:p>59841</text:p>
          </table:table-cell>
          <table:table-cell table:formula="of:=AVERAGE([.F115:.F116])" office:value-type="float" office:value="59726.3333333333" calcext:value-type="float">
            <text:p>59726</text:p>
          </table:table-cell>
          <table:table-cell table:formula="of:=[.C116]/[.G116]" office:value-type="float" office:value="1.1100128921358" calcext:value-type="float">
            <text:p>1,11001</text:p>
          </table:table-cell>
          <table:table-cell office:value-type="float" office:value="1.08823651072193" calcext:value-type="float">
            <text:p>1,09</text:p>
          </table:table-cell>
          <table:table-cell table:formula="of:=[.C116]/[.I116]" office:value-type="float" office:value="60921.4994597258" calcext:value-type="float">
            <text:p>60921,50</text:p>
          </table:table-cell>
          <table:table-cell office:value-type="float" office:value="6931" calcext:value-type="float">
            <text:p>6931</text:p>
          </table:table-cell>
          <table:table-cell office:value-type="float" office:value="6988" calcext:value-type="float">
            <text:p>698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62388" calcext:value-type="float">
            <text:p>62388</text:p>
          </table:table-cell>
          <table:table-cell table:formula="of:=[.C117]-[.C116]" office:value-type="float" office:value="-3909" calcext:value-type="float">
            <text:p>-3909</text:p>
          </table:table-cell>
          <table:table-cell table:formula="of:=[.D117]/[.C116]" office:value-type="percentage" office:value="-0.0589619439793656" calcext:value-type="percentage">
            <text:p>-5,90 %</text:p>
          </table:table-cell>
          <table:table-cell table:formula="of:=AVERAGE([.C112:.C123])" office:value-type="float" office:value="59566.0833333333" calcext:value-type="float">
            <text:p>59566</text:p>
          </table:table-cell>
          <table:table-cell table:formula="of:=AVERAGE([.F116:.F117])" office:value-type="float" office:value="59703.375" calcext:value-type="float">
            <text:p>59703</text:p>
          </table:table-cell>
          <table:table-cell table:formula="of:=[.C117]/[.G117]" office:value-type="float" office:value="1.04496605091421" calcext:value-type="float">
            <text:p>1,04497</text:p>
          </table:table-cell>
          <table:table-cell office:value-type="float" office:value="1.04881278044275" calcext:value-type="float">
            <text:p>1,05</text:p>
          </table:table-cell>
          <table:table-cell table:formula="of:=[.C117]/[.I117]" office:value-type="float" office:value="59484.4009944876" calcext:value-type="float">
            <text:p>59484,40</text:p>
          </table:table-cell>
          <table:table-cell office:value-type="float" office:value="7200" calcext:value-type="float">
            <text:p>7200</text:p>
          </table:table-cell>
          <table:table-cell office:value-type="float" office:value="7074" calcext:value-type="float">
            <text:p>70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64066" calcext:value-type="float">
            <text:p>64066</text:p>
          </table:table-cell>
          <table:table-cell table:formula="of:=[.C118]-[.C117]" office:value-type="float" office:value="1678" calcext:value-type="float">
            <text:p>1678</text:p>
          </table:table-cell>
          <table:table-cell table:formula="of:=[.D118]/[.C117]" office:value-type="percentage" office:value="0.0268961979867923" calcext:value-type="percentage">
            <text:p>2,69 %</text:p>
          </table:table-cell>
          <table:table-cell table:formula="of:=AVERAGE([.C113:.C124])" office:value-type="float" office:value="58061.8333333333" calcext:value-type="float">
            <text:p>58062</text:p>
          </table:table-cell>
          <table:table-cell table:formula="of:=AVERAGE([.F117:.F118])" office:value-type="float" office:value="58813.9583333333" calcext:value-type="float">
            <text:p>58814</text:p>
          </table:table-cell>
          <table:table-cell table:formula="of:=[.C118]/[.G118]" office:value-type="float" office:value="1.08929923806353" calcext:value-type="float">
            <text:p>1,08930</text:p>
          </table:table-cell>
          <table:table-cell office:value-type="float" office:value="1.11943823585232" calcext:value-type="float">
            <text:p>1,12</text:p>
          </table:table-cell>
          <table:table-cell table:formula="of:=[.C118]/[.I118]" office:value-type="float" office:value="57230.4911054082" calcext:value-type="float">
            <text:p>57230,49</text:p>
          </table:table-cell>
          <table:table-cell office:value-type="float" office:value="6545" calcext:value-type="float">
            <text:p>6545</text:p>
          </table:table-cell>
          <table:table-cell office:value-type="float" office:value="6029" calcext:value-type="float">
            <text:p>602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65713" calcext:value-type="float">
            <text:p>65713</text:p>
          </table:table-cell>
          <table:table-cell table:formula="of:=[.C119]-[.C118]" office:value-type="float" office:value="1647" calcext:value-type="float">
            <text:p>1647</text:p>
          </table:table-cell>
          <table:table-cell table:formula="of:=[.D119]/[.C118]" office:value-type="percentage" office:value="0.0257078637654918" calcext:value-type="percentage">
            <text:p>2,57 %</text:p>
          </table:table-cell>
          <table:table-cell table:formula="of:=AVERAGE([.C114:.C125])" office:value-type="float" office:value="56349.6666666667" calcext:value-type="float">
            <text:p>56350</text:p>
          </table:table-cell>
          <table:table-cell table:formula="of:=AVERAGE([.F118:.F119])" office:value-type="float" office:value="57205.75" calcext:value-type="float">
            <text:p>57206</text:p>
          </table:table-cell>
          <table:table-cell table:formula="of:=[.C119]/[.G119]" office:value-type="float" office:value="1.14871319753696" calcext:value-type="float">
            <text:p>1,14871</text:p>
          </table:table-cell>
          <table:table-cell office:value-type="float" office:value="0.994163274628637" calcext:value-type="float">
            <text:p>0,99</text:p>
          </table:table-cell>
          <table:table-cell table:formula="of:=[.C119]/[.I119]" office:value-type="float" office:value="66098.8005461645" calcext:value-type="float">
            <text:p>66098,80</text:p>
          </table:table-cell>
          <table:table-cell office:value-type="float" office:value="6027" calcext:value-type="float">
            <text:p>6027</text:p>
          </table:table-cell>
          <table:table-cell office:value-type="float" office:value="6831" calcext:value-type="float">
            <text:p>683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5702" calcext:value-type="float">
            <text:p>45702</text:p>
          </table:table-cell>
          <table:table-cell table:formula="of:=[.C120]-[.C119]" office:value-type="float" office:value="-20011" calcext:value-type="float">
            <text:p>-20011</text:p>
          </table:table-cell>
          <table:table-cell table:formula="of:=[.D120]/[.C119]" office:value-type="percentage" office:value="-0.304521175414302" calcext:value-type="percentage">
            <text:p>-30,45 %</text:p>
          </table:table-cell>
          <table:table-cell table:formula="of:=AVERAGE([.C115:.C126])" office:value-type="float" office:value="54107.8333333333" calcext:value-type="float">
            <text:p>54108</text:p>
          </table:table-cell>
          <table:table-cell table:formula="of:=AVERAGE([.F119:.F120])" office:value-type="float" office:value="55228.75" calcext:value-type="float">
            <text:p>55229</text:p>
          </table:table-cell>
          <table:table-cell table:formula="of:=[.C120]/[.G120]" office:value-type="float" office:value="0.827503791050857" calcext:value-type="float">
            <text:p>0,82750</text:p>
          </table:table-cell>
          <table:table-cell office:value-type="float" office:value="0.829020624906723" calcext:value-type="float">
            <text:p>0,83</text:p>
          </table:table-cell>
          <table:table-cell table:formula="of:=[.C120]/[.I120]" office:value-type="float" office:value="55127.6996336999" calcext:value-type="float">
            <text:p>55127,70</text:p>
          </table:table-cell>
          <table:table-cell office:value-type="float" office:value="5090" calcext:value-type="float">
            <text:p>5090</text:p>
          </table:table-cell>
          <table:table-cell office:value-type="float" office:value="6092" calcext:value-type="float">
            <text:p>6092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6782" calcext:value-type="float">
            <text:p>36782</text:p>
          </table:table-cell>
          <table:table-cell table:formula="of:=[.C121]-[.C120]" office:value-type="float" office:value="-8920" calcext:value-type="float">
            <text:p>-8920</text:p>
          </table:table-cell>
          <table:table-cell table:formula="of:=[.D121]/[.C120]" office:value-type="percentage" office:value="-0.195177453940747" calcext:value-type="percentage">
            <text:p>-19,52 %</text:p>
          </table:table-cell>
          <table:table-cell table:formula="of:=AVERAGE([.C116:.C127])" office:value-type="float" office:value="52796.8333333333" calcext:value-type="float">
            <text:p>52797</text:p>
          </table:table-cell>
          <table:table-cell table:formula="of:=AVERAGE([.F120:.F121])" office:value-type="float" office:value="53452.3333333333" calcext:value-type="float">
            <text:p>53452</text:p>
          </table:table-cell>
          <table:table-cell table:formula="of:=[.C121]/[.G121]" office:value-type="float" office:value="0.688127116371596" calcext:value-type="float">
            <text:p>0,68813</text:p>
          </table:table-cell>
          <table:table-cell office:value-type="float" office:value="0.523032638405977" calcext:value-type="float">
            <text:p>0,52</text:p>
          </table:table-cell>
          <table:table-cell table:formula="of:=[.C121]/[.I121]" office:value-type="float" office:value="70324.4832140855" calcext:value-type="float">
            <text:p>70324,48</text:p>
          </table:table-cell>
          <table:table-cell office:value-type="float" office:value="4951" calcext:value-type="float">
            <text:p>4951</text:p>
          </table:table-cell>
          <table:table-cell office:value-type="float" office:value="5412" calcext:value-type="float">
            <text:p>5412</text:p>
          </table:table-cell>
          <table:table-cell table:number-columns-repeated="1012"/>
        </table:table-row>
        <table:table-row table:style-name="ro2">
          <table:table-cell table:style-name="ce17" office:value-type="float" office:value="2014" calcext:value-type="float" table:number-columns-spanned="1" table:number-rows-spanned="12">
            <text:p>2014</text:p>
          </table:table-cell>
          <table:table-cell office:value-type="string" calcext:value-type="string">
            <text:p>enero</text:p>
          </table:table-cell>
          <table:table-cell office:value-type="float" office:value="85337" calcext:value-type="float">
            <text:p>85337</text:p>
          </table:table-cell>
          <table:table-cell table:formula="of:=[.C122]-[.C121]" office:value-type="float" office:value="48555" calcext:value-type="float">
            <text:p>48555</text:p>
          </table:table-cell>
          <table:table-cell table:formula="of:=[.D122]/[.C121]" office:value-type="percentage" office:value="1.32007503670274" calcext:value-type="percentage">
            <text:p>132,01 %</text:p>
          </table:table-cell>
          <table:table-cell table:formula="of:=AVERAGE([.C117:.C128])" office:value-type="float" office:value="51226.9166666667" calcext:value-type="float">
            <text:p>51227</text:p>
          </table:table-cell>
          <table:table-cell table:formula="of:=AVERAGE([.F121:.F122])" office:value-type="float" office:value="52011.875" calcext:value-type="float">
            <text:p>52012</text:p>
          </table:table-cell>
          <table:table-cell table:formula="of:=[.C122]/[.G122]" office:value-type="float" office:value="1.64072146985664" calcext:value-type="float">
            <text:p>1,64072</text:p>
          </table:table-cell>
          <table:table-cell office:value-type="float" office:value="1.59778745836776" calcext:value-type="float">
            <text:p>1,60</text:p>
          </table:table-cell>
          <table:table-cell table:formula="of:=[.C122]/[.I122]" office:value-type="float" office:value="53409.4816886203" calcext:value-type="float">
            <text:p>53409,48</text:p>
          </table:table-cell>
          <table:table-cell office:value-type="float" office:value="4275" calcext:value-type="float">
            <text:p>4275</text:p>
          </table:table-cell>
          <table:table-cell office:value-type="float" office:value="5649" calcext:value-type="float">
            <text:p>564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4880" calcext:value-type="float">
            <text:p>44880</text:p>
          </table:table-cell>
          <table:table-cell table:formula="of:=[.C123]-[.C122]" office:value-type="float" office:value="-40457" calcext:value-type="float">
            <text:p>-40457</text:p>
          </table:table-cell>
          <table:table-cell table:formula="of:=[.D123]/[.C122]" office:value-type="percentage" office:value="-0.474085097905949" calcext:value-type="percentage">
            <text:p>-47,41 %</text:p>
          </table:table-cell>
          <table:table-cell table:formula="of:=AVERAGE([.C118:.C129])" office:value-type="float" office:value="49800.5833333333" calcext:value-type="float">
            <text:p>49801</text:p>
          </table:table-cell>
          <table:table-cell table:formula="of:=AVERAGE([.F122:.F123])" office:value-type="float" office:value="50513.75" calcext:value-type="float">
            <text:p>50514</text:p>
          </table:table-cell>
          <table:table-cell table:formula="of:=[.C123]/[.G123]" office:value-type="float" office:value="0.888470960876989" calcext:value-type="float">
            <text:p>0,88847</text:p>
          </table:table-cell>
          <table:table-cell office:value-type="float" office:value="0.890099548984967" calcext:value-type="float">
            <text:p>0,89</text:p>
          </table:table-cell>
          <table:table-cell table:formula="of:=[.C123]/[.I123]" office:value-type="float" office:value="50421.3265259816" calcext:value-type="float">
            <text:p>50421,33</text:p>
          </table:table-cell>
          <table:table-cell office:value-type="float" office:value="4648" calcext:value-type="float">
            <text:p>4648</text:p>
          </table:table-cell>
          <table:table-cell office:value-type="float" office:value="5537" calcext:value-type="float">
            <text:p>553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8988" calcext:value-type="float">
            <text:p>38988</text:p>
          </table:table-cell>
          <table:table-cell table:formula="of:=[.C124]-[.C123]" office:value-type="float" office:value="-5892" calcext:value-type="float">
            <text:p>-5892</text:p>
          </table:table-cell>
          <table:table-cell table:formula="of:=[.D124]/[.C123]" office:value-type="percentage" office:value="-0.131283422459893" calcext:value-type="percentage">
            <text:p>-13,13 %</text:p>
          </table:table-cell>
          <table:table-cell table:formula="of:=AVERAGE([.C119:.C130])" office:value-type="float" office:value="48209.3333333333" calcext:value-type="float">
            <text:p>48209</text:p>
          </table:table-cell>
          <table:table-cell table:formula="of:=AVERAGE([.F123:.F124])" office:value-type="float" office:value="49004.9583333333" calcext:value-type="float">
            <text:p>49005</text:p>
          </table:table-cell>
          <table:table-cell table:formula="of:=[.C124]/[.G124]" office:value-type="float" office:value="0.79559296295698" calcext:value-type="float">
            <text:p>0,79559</text:p>
          </table:table-cell>
          <table:table-cell office:value-type="float" office:value="1.00615844644439" calcext:value-type="float">
            <text:p>1,01</text:p>
          </table:table-cell>
          <table:table-cell table:formula="of:=[.C124]/[.I124]" office:value-type="float" office:value="38749.3641163354" calcext:value-type="float">
            <text:p>38749,36</text:p>
          </table:table-cell>
          <table:table-cell office:value-type="float" office:value="4913" calcext:value-type="float">
            <text:p>4913</text:p>
          </table:table-cell>
          <table:table-cell office:value-type="float" office:value="5390" calcext:value-type="float">
            <text:p>539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698" calcext:value-type="float">
            <text:p>40698</text:p>
          </table:table-cell>
          <table:table-cell table:formula="of:=[.C125]-[.C124]" office:value-type="float" office:value="1710" calcext:value-type="float">
            <text:p>1710</text:p>
          </table:table-cell>
          <table:table-cell table:formula="of:=[.D125]/[.C124]" office:value-type="percentage" office:value="0.043859649122807" calcext:value-type="percentage">
            <text:p>4,39 %</text:p>
          </table:table-cell>
          <table:table-cell table:formula="of:=AVERAGE([.C120:.C131])" office:value-type="float" office:value="46062.1666666667" calcext:value-type="float">
            <text:p>46062</text:p>
          </table:table-cell>
          <table:table-cell table:formula="of:=AVERAGE([.F124:.F125])" office:value-type="float" office:value="47135.75" calcext:value-type="float">
            <text:p>47136</text:p>
          </table:table-cell>
          <table:table-cell table:formula="of:=[.C125]/[.G125]" office:value-type="float" office:value="0.863421076359239" calcext:value-type="float">
            <text:p>0,86342</text:p>
          </table:table-cell>
          <table:table-cell office:value-type="float" office:value="0.981594575133927" calcext:value-type="float">
            <text:p>0,98</text:p>
          </table:table-cell>
          <table:table-cell table:formula="of:=[.C125]/[.I125]" office:value-type="float" office:value="41461.1093326868" calcext:value-type="float">
            <text:p>41461,11</text:p>
          </table:table-cell>
          <table:table-cell office:value-type="float" office:value="6479" calcext:value-type="float">
            <text:p>6479</text:p>
          </table:table-cell>
          <table:table-cell office:value-type="float" office:value="5656" calcext:value-type="float">
            <text:p>56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3234" calcext:value-type="float">
            <text:p>43234</text:p>
          </table:table-cell>
          <table:table-cell table:formula="of:=[.C126]-[.C125]" office:value-type="float" office:value="2536" calcext:value-type="float">
            <text:p>2536</text:p>
          </table:table-cell>
          <table:table-cell table:formula="of:=[.D126]/[.C125]" office:value-type="percentage" office:value="0.062312644355988" calcext:value-type="percentage">
            <text:p>6,23 %</text:p>
          </table:table-cell>
          <table:table-cell table:formula="of:=AVERAGE([.C121:.C132])" office:value-type="float" office:value="44617.25" calcext:value-type="float">
            <text:p>44617</text:p>
          </table:table-cell>
          <table:table-cell table:formula="of:=AVERAGE([.F125:.F126])" office:value-type="float" office:value="45339.7083333333" calcext:value-type="float">
            <text:p>45340</text:p>
          </table:table-cell>
          <table:table-cell table:formula="of:=[.C126]/[.G126]" office:value-type="float" office:value="0.953557082505861" calcext:value-type="float">
            <text:p>0,95356</text:p>
          </table:table-cell>
          <table:table-cell office:value-type="float" office:value="0.956037090768402" calcext:value-type="float">
            <text:p>0,96</text:p>
          </table:table-cell>
          <table:table-cell table:formula="of:=[.C126]/[.I126]" office:value-type="float" office:value="45222.0948512063" calcext:value-type="float">
            <text:p>45222,09</text:p>
          </table:table-cell>
          <table:table-cell office:value-type="float" office:value="7179" calcext:value-type="float">
            <text:p>7179</text:p>
          </table:table-cell>
          <table:table-cell office:value-type="float" office:value="5777" calcext:value-type="float">
            <text:p>577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77" calcext:value-type="float">
            <text:p>39477</text:p>
          </table:table-cell>
          <table:table-cell table:formula="of:=[.C127]-[.C126]" office:value-type="float" office:value="-3757" calcext:value-type="float">
            <text:p>-3757</text:p>
          </table:table-cell>
          <table:table-cell table:formula="of:=[.D127]/[.C126]" office:value-type="percentage" office:value="-0.0868991997039367" calcext:value-type="percentage">
            <text:p>-8,69 %</text:p>
          </table:table-cell>
          <table:table-cell table:formula="of:=AVERAGE([.C122:.C133])" office:value-type="float" office:value="43333.8333333333" calcext:value-type="float">
            <text:p>43334</text:p>
          </table:table-cell>
          <table:table-cell table:formula="of:=AVERAGE([.F126:.F127])" office:value-type="float" office:value="43975.5416666667" calcext:value-type="float">
            <text:p>43976</text:p>
          </table:table-cell>
          <table:table-cell table:formula="of:=[.C127]/[.G127]" office:value-type="float" office:value="0.897703553016686" calcext:value-type="float">
            <text:p>0,89770</text:p>
          </table:table-cell>
          <table:table-cell office:value-type="float" office:value="0.965618815342199" calcext:value-type="float">
            <text:p>0,97</text:p>
          </table:table-cell>
          <table:table-cell table:formula="of:=[.C127]/[.I127]" office:value-type="float" office:value="40882.5919428776" calcext:value-type="float">
            <text:p>40882,59</text:p>
          </table:table-cell>
          <table:table-cell office:value-type="float" office:value="7204" calcext:value-type="float">
            <text:p>7204</text:p>
          </table:table-cell>
          <table:table-cell office:value-type="float" office:value="5848" calcext:value-type="float">
            <text:p>584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7458" calcext:value-type="float">
            <text:p>47458</text:p>
          </table:table-cell>
          <table:table-cell table:formula="of:=[.C128]-[.C127]" office:value-type="float" office:value="7981" calcext:value-type="float">
            <text:p>7981</text:p>
          </table:table-cell>
          <table:table-cell table:formula="of:=[.D128]/[.C127]" office:value-type="percentage" office:value="0.202168351191833" calcext:value-type="percentage">
            <text:p>20,22 %</text:p>
          </table:table-cell>
          <table:table-cell table:formula="of:=AVERAGE([.C123:.C134])" office:value-type="float" office:value="40379.5833333333" calcext:value-type="float">
            <text:p>40380</text:p>
          </table:table-cell>
          <table:table-cell table:formula="of:=AVERAGE([.F127:.F128])" office:value-type="float" office:value="41856.7083333333" calcext:value-type="float">
            <text:p>41857</text:p>
          </table:table-cell>
          <table:table-cell table:formula="of:=[.C128]/[.G128]" office:value-type="float" office:value="1.13382064404252" calcext:value-type="float">
            <text:p>1,13382</text:p>
          </table:table-cell>
          <table:table-cell office:value-type="float" office:value="1.08823651072193" calcext:value-type="float">
            <text:p>1,09</text:p>
          </table:table-cell>
          <table:table-cell table:formula="of:=[.C128]/[.I128]" office:value-type="float" office:value="43610.0052997823" calcext:value-type="float">
            <text:p>43610,01</text:p>
          </table:table-cell>
          <table:table-cell office:value-type="float" office:value="6417" calcext:value-type="float">
            <text:p>6417</text:p>
          </table:table-cell>
          <table:table-cell office:value-type="float" office:value="6145" calcext:value-type="float">
            <text:p>614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5272" calcext:value-type="float">
            <text:p>45272</text:p>
          </table:table-cell>
          <table:table-cell table:formula="of:=[.C129]-[.C128]" office:value-type="float" office:value="-2186" calcext:value-type="float">
            <text:p>-2186</text:p>
          </table:table-cell>
          <table:table-cell table:formula="of:=[.D129]/[.C128]" office:value-type="percentage" office:value="-0.0460617809431497" calcext:value-type="percentage">
            <text:p>-4,61 %</text:p>
          </table:table-cell>
          <table:table-cell table:formula="of:=AVERAGE([.C124:.C135])" office:value-type="float" office:value="39282.3333333333" calcext:value-type="float">
            <text:p>39282</text:p>
          </table:table-cell>
          <table:table-cell table:formula="of:=AVERAGE([.F128:.F129])" office:value-type="float" office:value="39830.9583333333" calcext:value-type="float">
            <text:p>39831</text:p>
          </table:table-cell>
          <table:table-cell table:formula="of:=[.C129]/[.G129]" office:value-type="float" office:value="1.13660333304392" calcext:value-type="float">
            <text:p>1,13660</text:p>
          </table:table-cell>
          <table:table-cell office:value-type="float" office:value="1.04881278044275" calcext:value-type="float">
            <text:p>1,05</text:p>
          </table:table-cell>
          <table:table-cell table:formula="of:=[.C129]/[.I129]" office:value-type="float" office:value="43164.9965028922" calcext:value-type="float">
            <text:p>43165,00</text:p>
          </table:table-cell>
          <table:table-cell office:value-type="float" office:value="6420" calcext:value-type="float">
            <text:p>6420</text:p>
          </table:table-cell>
          <table:table-cell office:value-type="float" office:value="5644" calcext:value-type="float">
            <text:p>564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4971" calcext:value-type="float">
            <text:p>44971</text:p>
          </table:table-cell>
          <table:table-cell table:formula="of:=[.C130]-[.C129]" office:value-type="float" office:value="-301" calcext:value-type="float">
            <text:p>-301</text:p>
          </table:table-cell>
          <table:table-cell table:formula="of:=[.D130]/[.C129]" office:value-type="percentage" office:value="-0.00664870118395476" calcext:value-type="percentage">
            <text:p>-0,66 %</text:p>
          </table:table-cell>
          <table:table-cell table:formula="of:=AVERAGE([.C125:.C136])" office:value-type="float" office:value="39047.6666666667" calcext:value-type="float">
            <text:p>39048</text:p>
          </table:table-cell>
          <table:table-cell table:formula="of:=AVERAGE([.F129:.F130])" office:value-type="float" office:value="39165" calcext:value-type="float">
            <text:p>39165</text:p>
          </table:table-cell>
          <table:table-cell table:formula="of:=[.C130]/[.G130]" office:value-type="float" office:value="1.14824460615345" calcext:value-type="float">
            <text:p>1,14824</text:p>
          </table:table-cell>
          <table:table-cell office:value-type="float" office:value="1.11943823585232" calcext:value-type="float">
            <text:p>1,12</text:p>
          </table:table-cell>
          <table:table-cell table:formula="of:=[.C130]/[.I130]" office:value-type="float" office:value="40172.8282630617" calcext:value-type="float">
            <text:p>40172,83</text:p>
          </table:table-cell>
          <table:table-cell office:value-type="float" office:value="5685" calcext:value-type="float">
            <text:p>5685</text:p>
          </table:table-cell>
          <table:table-cell office:value-type="float" office:value="5644" calcext:value-type="float">
            <text:p>564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947" calcext:value-type="float">
            <text:p>39947</text:p>
          </table:table-cell>
          <table:table-cell table:formula="of:=[.C131]-[.C130]" office:value-type="float" office:value="-5024" calcext:value-type="float">
            <text:p>-5024</text:p>
          </table:table-cell>
          <table:table-cell table:formula="of:=[.D131]/[.C130]" office:value-type="percentage" office:value="-0.111716439483223" calcext:value-type="percentage">
            <text:p>-11,17 %</text:p>
          </table:table-cell>
          <table:table-cell table:formula="of:=AVERAGE([.C126:.C137])" office:value-type="float" office:value="38875.6666666667" calcext:value-type="float">
            <text:p>38876</text:p>
          </table:table-cell>
          <table:table-cell table:formula="of:=AVERAGE([.F130:.F131])" office:value-type="float" office:value="38961.6666666667" calcext:value-type="float">
            <text:p>38962</text:p>
          </table:table-cell>
          <table:table-cell table:formula="of:=[.C131]/[.G131]" office:value-type="float" office:value="1.02528981477521" calcext:value-type="float">
            <text:p>1,02529</text:p>
          </table:table-cell>
          <table:table-cell office:value-type="float" office:value="0.994163274628637" calcext:value-type="float">
            <text:p>0,99</text:p>
          </table:table-cell>
          <table:table-cell table:formula="of:=[.C131]/[.I131]" office:value-type="float" office:value="40181.5285471312" calcext:value-type="float">
            <text:p>40181,53</text:p>
          </table:table-cell>
          <table:table-cell office:value-type="float" office:value="5794" calcext:value-type="float">
            <text:p>5794</text:p>
          </table:table-cell>
          <table:table-cell office:value-type="float" office:value="5494" calcext:value-type="float">
            <text:p>549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8363" calcext:value-type="float">
            <text:p>28363</text:p>
          </table:table-cell>
          <table:table-cell table:formula="of:=[.C132]-[.C131]" office:value-type="float" office:value="-11584" calcext:value-type="float">
            <text:p>-11584</text:p>
          </table:table-cell>
          <table:table-cell table:formula="of:=[.D132]/[.C131]" office:value-type="percentage" office:value="-0.289984229103562" calcext:value-type="percentage">
            <text:p>-29,00 %</text:p>
          </table:table-cell>
          <table:table-cell table:formula="of:=AVERAGE([.C127:.C138])" office:value-type="float" office:value="38210.1666666667" calcext:value-type="float">
            <text:p>38210</text:p>
          </table:table-cell>
          <table:table-cell table:formula="of:=AVERAGE([.F131:.F132])" office:value-type="float" office:value="38542.9166666667" calcext:value-type="float">
            <text:p>38543</text:p>
          </table:table-cell>
          <table:table-cell table:formula="of:=[.C132]/[.G132]" office:value-type="float" office:value="0.735880998454104" calcext:value-type="float">
            <text:p>0,73588</text:p>
          </table:table-cell>
          <table:table-cell office:value-type="float" office:value="0.829020624906723" calcext:value-type="float">
            <text:p>0,83</text:p>
          </table:table-cell>
          <table:table-cell table:formula="of:=[.C132]/[.I132]" office:value-type="float" office:value="34212.6590676695" calcext:value-type="float">
            <text:p>34212,66</text:p>
          </table:table-cell>
          <table:table-cell office:value-type="float" office:value="4889" calcext:value-type="float">
            <text:p>4889</text:p>
          </table:table-cell>
          <table:table-cell office:value-type="float" office:value="4651" calcext:value-type="float">
            <text:p>465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1381" calcext:value-type="float">
            <text:p>21381</text:p>
          </table:table-cell>
          <table:table-cell table:formula="of:=[.C133]-[.C132]" office:value-type="float" office:value="-6982" calcext:value-type="float">
            <text:p>-6982</text:p>
          </table:table-cell>
          <table:table-cell table:formula="of:=[.D133]/[.C132]" office:value-type="percentage" office:value="-0.246165779360434" calcext:value-type="percentage">
            <text:p>-24,62 %</text:p>
          </table:table-cell>
          <table:table-cell table:formula="of:=AVERAGE([.C128:.C139])" office:value-type="float" office:value="38404.6666666667" calcext:value-type="float">
            <text:p>38405</text:p>
          </table:table-cell>
          <table:table-cell table:formula="of:=AVERAGE([.F132:.F133])" office:value-type="float" office:value="38307.4166666667" calcext:value-type="float">
            <text:p>38307</text:p>
          </table:table-cell>
          <table:table-cell table:formula="of:=[.C133]/[.G133]" office:value-type="float" office:value="0.558142570302966" calcext:value-type="float">
            <text:p>0,55814</text:p>
          </table:table-cell>
          <table:table-cell office:value-type="float" office:value="0.523032638405977" calcext:value-type="float">
            <text:p>0,52</text:p>
          </table:table-cell>
          <table:table-cell table:formula="of:=[.C133]/[.I133]" office:value-type="float" office:value="40878.9020608005" calcext:value-type="float">
            <text:p>40878,90</text:p>
          </table:table-cell>
          <table:table-cell office:value-type="float" office:value="4502" calcext:value-type="float">
            <text:p>4502</text:p>
          </table:table-cell>
          <table:table-cell office:value-type="float" office:value="4300" calcext:value-type="float">
            <text:p>4300</text:p>
          </table:table-cell>
          <table:table-cell table:number-columns-repeated="1012"/>
        </table:table-row>
        <table:table-row table:style-name="ro2">
          <table:table-cell table:style-name="ce17" office:value-type="float" office:value="2015" calcext:value-type="float" table:number-columns-spanned="1" table:number-rows-spanned="12">
            <text:p>2015</text:p>
          </table:table-cell>
          <table:table-cell office:value-type="string" calcext:value-type="string">
            <text:p>enero</text:p>
          </table:table-cell>
          <table:table-cell office:value-type="float" office:value="49886" calcext:value-type="float">
            <text:p>49886</text:p>
          </table:table-cell>
          <table:table-cell table:formula="of:=[.C134]-[.C133]" office:value-type="float" office:value="28505" calcext:value-type="float">
            <text:p>28505</text:p>
          </table:table-cell>
          <table:table-cell table:formula="of:=[.D134]/[.C133]" office:value-type="percentage" office:value="1.33319302184182" calcext:value-type="percentage">
            <text:p>133,32 %</text:p>
          </table:table-cell>
          <table:table-cell table:formula="of:=AVERAGE([.C129:.C140])" office:value-type="float" office:value="38184.75" calcext:value-type="float">
            <text:p>38185</text:p>
          </table:table-cell>
          <table:table-cell table:formula="of:=AVERAGE([.F133:.F134])" office:value-type="float" office:value="38294.7083333333" calcext:value-type="float">
            <text:p>38295</text:p>
          </table:table-cell>
          <table:table-cell table:formula="of:=[.C134]/[.G134]" office:value-type="float" office:value="1.30268651129997" calcext:value-type="float">
            <text:p>1,30269</text:p>
          </table:table-cell>
          <table:table-cell office:value-type="float" office:value="1.59778745836776" calcext:value-type="float">
            <text:p>1,60</text:p>
          </table:table-cell>
          <table:table-cell table:formula="of:=[.C134]/[.I134]" office:value-type="float" office:value="31221.9248803978" calcext:value-type="float">
            <text:p>31221,92</text:p>
          </table:table-cell>
          <table:table-cell office:value-type="float" office:value="3796" calcext:value-type="float">
            <text:p>3796</text:p>
          </table:table-cell>
          <table:table-cell office:value-type="float" office:value="4363" calcext:value-type="float">
            <text:p>436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1713" calcext:value-type="float">
            <text:p>31713</text:p>
          </table:table-cell>
          <table:table-cell table:formula="of:=[.C135]-[.C134]" office:value-type="float" office:value="-18173" calcext:value-type="float">
            <text:p>-18173</text:p>
          </table:table-cell>
          <table:table-cell table:formula="of:=[.D135]/[.C134]" office:value-type="percentage" office:value="-0.364290582528164" calcext:value-type="percentage">
            <text:p>-36,43 %</text:p>
          </table:table-cell>
          <table:table-cell table:formula="of:=AVERAGE([.C130:.C141])" office:value-type="float" office:value="37817" calcext:value-type="float">
            <text:p>37817</text:p>
          </table:table-cell>
          <table:table-cell table:formula="of:=AVERAGE([.F134:.F135])" office:value-type="float" office:value="38000.875" calcext:value-type="float">
            <text:p>38001</text:p>
          </table:table-cell>
          <table:table-cell table:formula="of:=[.C135]/[.G135]" office:value-type="float" office:value="0.834533415348989" calcext:value-type="float">
            <text:p>0,83453</text:p>
          </table:table-cell>
          <table:table-cell office:value-type="float" office:value="0.890099548984967" calcext:value-type="float">
            <text:p>0,89</text:p>
          </table:table-cell>
          <table:table-cell table:formula="of:=[.C135]/[.I135]" office:value-type="float" office:value="35628.5991113738" calcext:value-type="float">
            <text:p>35628,60</text:p>
          </table:table-cell>
          <table:table-cell office:value-type="float" office:value="3872" calcext:value-type="float">
            <text:p>3872</text:p>
          </table:table-cell>
          <table:table-cell office:value-type="float" office:value="4085" calcext:value-type="float">
            <text:p>408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6172" calcext:value-type="float">
            <text:p>36172</text:p>
          </table:table-cell>
          <table:table-cell table:formula="of:=[.C136]-[.C135]" office:value-type="float" office:value="4459" calcext:value-type="float">
            <text:p>4459</text:p>
          </table:table-cell>
          <table:table-cell table:formula="of:=[.D136]/[.C135]" office:value-type="percentage" office:value="0.140604799293665" calcext:value-type="percentage">
            <text:p>14,06 %</text:p>
          </table:table-cell>
          <table:table-cell table:formula="of:=AVERAGE([.C131:.C142])" office:value-type="float" office:value="38154.6666666667" calcext:value-type="float">
            <text:p>38155</text:p>
          </table:table-cell>
          <table:table-cell table:formula="of:=AVERAGE([.F135:.F136])" office:value-type="float" office:value="37985.8333333333" calcext:value-type="float">
            <text:p>37986</text:p>
          </table:table-cell>
          <table:table-cell table:formula="of:=[.C136]/[.G136]" office:value-type="float" office:value="0.952249742228462" calcext:value-type="float">
            <text:p>0,95225</text:p>
          </table:table-cell>
          <table:table-cell office:value-type="float" office:value="1.00615844644439" calcext:value-type="float">
            <text:p>1,01</text:p>
          </table:table-cell>
          <table:table-cell table:formula="of:=[.C136]/[.I136]" office:value-type="float" office:value="35950.600154306" calcext:value-type="float">
            <text:p>35950,60</text:p>
          </table:table-cell>
          <table:table-cell office:value-type="float" office:value="4381" calcext:value-type="float">
            <text:p>4381</text:p>
          </table:table-cell>
          <table:table-cell office:value-type="float" office:value="5059" calcext:value-type="float">
            <text:p>5059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8634" calcext:value-type="float">
            <text:p>38634</text:p>
          </table:table-cell>
          <table:table-cell table:formula="of:=[.C137]-[.C136]" office:value-type="float" office:value="2462" calcext:value-type="float">
            <text:p>2462</text:p>
          </table:table-cell>
          <table:table-cell table:formula="of:=[.D137]/[.C136]" office:value-type="percentage" office:value="0.0680636956762136" calcext:value-type="percentage">
            <text:p>6,81 %</text:p>
          </table:table-cell>
          <table:table-cell table:formula="of:=AVERAGE([.C132:.C143])" office:value-type="float" office:value="38517.8333333333" calcext:value-type="float">
            <text:p>38518</text:p>
          </table:table-cell>
          <table:table-cell table:formula="of:=AVERAGE([.F136:.F137])" office:value-type="float" office:value="38336.25" calcext:value-type="float">
            <text:p>38336</text:p>
          </table:table-cell>
          <table:table-cell table:formula="of:=[.C137]/[.G137]" office:value-type="float" office:value="1.00776680035215" calcext:value-type="float">
            <text:p>1,00777</text:p>
          </table:table-cell>
          <table:table-cell office:value-type="float" office:value="0.981594575133927" calcext:value-type="float">
            <text:p>0,98</text:p>
          </table:table-cell>
          <table:table-cell table:formula="of:=[.C137]/[.I137]" office:value-type="float" office:value="39358.4082254416" calcext:value-type="float">
            <text:p>39358,41</text:p>
          </table:table-cell>
          <table:table-cell office:value-type="float" office:value="5155" calcext:value-type="float">
            <text:p>5155</text:p>
          </table:table-cell>
          <table:table-cell office:value-type="float" office:value="4933" calcext:value-type="float">
            <text:p>493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248" calcext:value-type="float">
            <text:p>35248</text:p>
          </table:table-cell>
          <table:table-cell table:formula="of:=[.C138]-[.C137]" office:value-type="float" office:value="-3386" calcext:value-type="float">
            <text:p>-3386</text:p>
          </table:table-cell>
          <table:table-cell table:formula="of:=[.D138]/[.C137]" office:value-type="percentage" office:value="-0.0876430087487705" calcext:value-type="percentage">
            <text:p>-8,76 %</text:p>
          </table:table-cell>
          <table:table-cell table:formula="of:=AVERAGE([.C133:.C144])" office:value-type="float" office:value="39263.9166666667" calcext:value-type="float">
            <text:p>39264</text:p>
          </table:table-cell>
          <table:table-cell table:formula="of:=AVERAGE([.F137:.F138])" office:value-type="float" office:value="38890.875" calcext:value-type="float">
            <text:p>38891</text:p>
          </table:table-cell>
          <table:table-cell table:formula="of:=[.C138]/[.G138]" office:value-type="float" office:value="0.906330855245607" calcext:value-type="float">
            <text:p>0,90633</text:p>
          </table:table-cell>
          <table:table-cell office:value-type="float" office:value="0.956037090768402" calcext:value-type="float">
            <text:p>0,96</text:p>
          </table:table-cell>
          <table:table-cell table:formula="of:=[.C138]/[.I138]" office:value-type="float" office:value="36868.8624535162" calcext:value-type="float">
            <text:p>36868,86</text:p>
          </table:table-cell>
          <table:table-cell office:value-type="float" office:value="5206" calcext:value-type="float">
            <text:p>5206</text:p>
          </table:table-cell>
          <table:table-cell office:value-type="float" office:value="5003" calcext:value-type="float">
            <text:p>500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1811" calcext:value-type="float">
            <text:p>41811</text:p>
          </table:table-cell>
          <table:table-cell table:formula="of:=[.C139]-[.C138]" office:value-type="float" office:value="6563" calcext:value-type="float">
            <text:p>6563</text:p>
          </table:table-cell>
          <table:table-cell table:formula="of:=[.D139]/[.C138]" office:value-type="percentage" office:value="0.186194961416251" calcext:value-type="percentage">
            <text:p>18,62 %</text:p>
          </table:table-cell>
          <table:table-cell table:formula="of:=AVERAGE([.C134:.C145])" office:value-type="float" office:value="39399.5" calcext:value-type="float">
            <text:p>39400</text:p>
          </table:table-cell>
          <table:table-cell table:formula="of:=AVERAGE([.F138:.F139])" office:value-type="float" office:value="39331.7083333333" calcext:value-type="float">
            <text:p>39332</text:p>
          </table:table-cell>
          <table:table-cell table:formula="of:=[.C139]/[.G139]" office:value-type="float" office:value="1.06303544320157" calcext:value-type="float">
            <text:p>1,06304</text:p>
          </table:table-cell>
          <table:table-cell office:value-type="float" office:value="0.965618815342199" calcext:value-type="float">
            <text:p>0,97</text:p>
          </table:table-cell>
          <table:table-cell table:formula="of:=[.C139]/[.I139]" office:value-type="float" office:value="43299.6948026358" calcext:value-type="float">
            <text:p>43299,69</text:p>
          </table:table-cell>
          <table:table-cell office:value-type="float" office:value="6046" calcext:value-type="float">
            <text:p>6046</text:p>
          </table:table-cell>
          <table:table-cell office:value-type="float" office:value="5707" calcext:value-type="float">
            <text:p>570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819" calcext:value-type="float">
            <text:p>44819</text:p>
          </table:table-cell>
          <table:table-cell table:formula="of:=[.C140]-[.C139]" office:value-type="float" office:value="3008" calcext:value-type="float">
            <text:p>3008</text:p>
          </table:table-cell>
          <table:table-cell table:formula="of:=[.D140]/[.C139]" office:value-type="percentage" office:value="0.0719427901748344" calcext:value-type="percentage">
            <text:p>7,19 %</text:p>
          </table:table-cell>
          <table:table-cell table:formula="of:=AVERAGE([.C135:.C146])" office:value-type="float" office:value="38817.3333333333" calcext:value-type="float">
            <text:p>38817</text:p>
          </table:table-cell>
          <table:table-cell table:formula="of:=AVERAGE([.F139:.F140])" office:value-type="float" office:value="39108.4166666667" calcext:value-type="float">
            <text:p>39108</text:p>
          </table:table-cell>
          <table:table-cell table:formula="of:=[.C140]/[.G140]" office:value-type="float" office:value="1.14601929252228" calcext:value-type="float">
            <text:p>1,14602</text:p>
          </table:table-cell>
          <table:table-cell office:value-type="float" office:value="1.08823651072193" calcext:value-type="float">
            <text:p>1,09</text:p>
          </table:table-cell>
          <table:table-cell table:formula="of:=[.C140]/[.I140]" office:value-type="float" office:value="41184.9809838372" calcext:value-type="float">
            <text:p>41184,98</text:p>
          </table:table-cell>
          <table:table-cell office:value-type="float" office:value="5569" calcext:value-type="float">
            <text:p>5569</text:p>
          </table:table-cell>
          <table:table-cell office:value-type="float" office:value="5801" calcext:value-type="float">
            <text:p>580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859" calcext:value-type="float">
            <text:p>40859</text:p>
          </table:table-cell>
          <table:table-cell table:formula="of:=[.C141]-[.C140]" office:value-type="float" office:value="-3960" calcext:value-type="float">
            <text:p>-3960</text:p>
          </table:table-cell>
          <table:table-cell table:formula="of:=[.D141]/[.C140]" office:value-type="percentage" office:value="-0.0883553849929717" calcext:value-type="percentage">
            <text:p>-8,84 %</text:p>
          </table:table-cell>
          <table:table-cell table:formula="of:=AVERAGE([.C136:.C147])" office:value-type="float" office:value="39240.25" calcext:value-type="float">
            <text:p>39240</text:p>
          </table:table-cell>
          <table:table-cell table:formula="of:=AVERAGE([.F140:.F141])" office:value-type="float" office:value="39028.7916666667" calcext:value-type="float">
            <text:p>39029</text:p>
          </table:table-cell>
          <table:table-cell table:formula="of:=[.C141]/[.G141]" office:value-type="float" office:value="1.0468937995561" calcext:value-type="float">
            <text:p>1,04689</text:p>
          </table:table-cell>
          <table:table-cell office:value-type="float" office:value="1.04881278044275" calcext:value-type="float">
            <text:p>1,05</text:p>
          </table:table-cell>
          <table:table-cell table:formula="of:=[.C141]/[.I141]" office:value-type="float" office:value="38957.381872055" calcext:value-type="float">
            <text:p>38957,38</text:p>
          </table:table-cell>
          <table:table-cell office:value-type="float" office:value="5136" calcext:value-type="float">
            <text:p>5136</text:p>
          </table:table-cell>
          <table:table-cell office:value-type="float" office:value="5605" calcext:value-type="float">
            <text:p>560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023" calcext:value-type="float">
            <text:p>49023</text:p>
          </table:table-cell>
          <table:table-cell table:formula="of:=[.C142]-[.C141]" office:value-type="float" office:value="8164" calcext:value-type="float">
            <text:p>8164</text:p>
          </table:table-cell>
          <table:table-cell table:formula="of:=[.D142]/[.C141]" office:value-type="percentage" office:value="0.199809099586382" calcext:value-type="percentage">
            <text:p>19,98 %</text:p>
          </table:table-cell>
          <table:table-cell table:formula="of:=AVERAGE([.C137:.C148])" office:value-type="float" office:value="39884.9166666667" calcext:value-type="float">
            <text:p>39885</text:p>
          </table:table-cell>
          <table:table-cell table:formula="of:=AVERAGE([.F141:.F142])" office:value-type="float" office:value="39562.5833333333" calcext:value-type="float">
            <text:p>39563</text:p>
          </table:table-cell>
          <table:table-cell table:formula="of:=[.C142]/[.G142]" office:value-type="float" office:value="1.23912535202664" calcext:value-type="float">
            <text:p>1,23913</text:p>
          </table:table-cell>
          <table:table-cell office:value-type="float" office:value="1.11943823585232" calcext:value-type="float">
            <text:p>1,12</text:p>
          </table:table-cell>
          <table:table-cell table:formula="of:=[.C142]/[.I142]" office:value-type="float" office:value="43792.5009437209" calcext:value-type="float">
            <text:p>43792,50</text:p>
          </table:table-cell>
          <table:table-cell office:value-type="float" office:value="5162" calcext:value-type="float">
            <text:p>5162</text:p>
          </table:table-cell>
          <table:table-cell office:value-type="float" office:value="5487" calcext:value-type="float">
            <text:p>5487</text:p>
          </table:table-cell>
          <table:table-cell table:number-columns-repeated="1012"/>
        </table:table-row>
        <table:table-row table:style-name="ro2">
          <table:covered-table-cell table:style-name="ce6"/>
          <table:table-cell office:value-type="string" calcext:value-type="string">
            <text:p>octubre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C143]-[.C142]" office:value-type="float" office:value="-4718" calcext:value-type="float">
            <text:p>-4718</text:p>
          </table:table-cell>
          <table:table-cell table:formula="of:=[.D143]/[.C142]" office:value-type="percentage" office:value="-0.0962405401546213" calcext:value-type="percentage">
            <text:p>-9,62 %</text:p>
          </table:table-cell>
          <table:table-cell table:formula="of:=AVERAGE([.C138:.C149])" office:value-type="float" office:value="40428.75" calcext:value-type="float">
            <text:p>40429</text:p>
          </table:table-cell>
          <table:table-cell table:formula="of:=AVERAGE([.F142:.F143])" office:value-type="float" office:value="40156.8333333333" calcext:value-type="float">
            <text:p>40157</text:p>
          </table:table-cell>
          <table:table-cell table:formula="of:=[.C143]/[.G143]" office:value-type="float" office:value="1.10329914792418" calcext:value-type="float">
            <text:p>1,10330</text:p>
          </table:table-cell>
          <table:table-cell office:value-type="float" office:value="0.994163274628637" calcext:value-type="float">
            <text:p>0,99</text:p>
          </table:table-cell>
          <table:table-cell table:formula="of:=[.C143]/[.I143]" office:value-type="float" office:value="44565.1143335081" calcext:value-type="float">
            <text:p>44565,11</text:p>
          </table:table-cell>
          <table:table-cell table:style-name="ce14" office:value-type="float" office:value="5033" calcext:value-type="float">
            <text:p>5033</text:p>
          </table:table-cell>
          <table:table-cell table:style-name="ce14" office:value-type="float" office:value="5058" calcext:value-type="float">
            <text:p>5058</text:p>
          </table:table-cell>
          <table:table-cell table:style-name="ce14"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37316" calcext:value-type="float">
            <text:p>37316</text:p>
          </table:table-cell>
          <table:table-cell table:formula="of:=[.C144]-[.C143]" office:value-type="float" office:value="-6989" calcext:value-type="float">
            <text:p>-6989</text:p>
          </table:table-cell>
          <table:table-cell table:formula="of:=[.D144]/[.C143]" office:value-type="percentage" office:value="-0.157747432569687" calcext:value-type="percentage">
            <text:p>-15,77 %</text:p>
          </table:table-cell>
          <table:table-cell table:formula="of:=AVERAGE([.C139:.C150])" office:value-type="float" office:value="41173.4166666667" calcext:value-type="float">
            <text:p>41173</text:p>
          </table:table-cell>
          <table:table-cell table:formula="of:=AVERAGE([.F143:.F144])" office:value-type="float" office:value="40801.0833333333" calcext:value-type="float">
            <text:p>40801</text:p>
          </table:table-cell>
          <table:table-cell table:formula="of:=[.C144]/[.G144]" office:value-type="float" office:value="0.914583558851583" calcext:value-type="float">
            <text:p>0,91458</text:p>
          </table:table-cell>
          <table:table-cell office:value-type="float" office:value="0.829020624906723" calcext:value-type="float">
            <text:p>0,83</text:p>
          </table:table-cell>
          <table:table-cell table:formula="of:=[.C144]/[.I144]" office:value-type="float" office:value="45012.1491298224" calcext:value-type="float">
            <text:p>45012,15</text:p>
          </table:table-cell>
          <table:table-cell office:value-type="float" office:value="3999" calcext:value-type="float">
            <text:p>3999</text:p>
          </table:table-cell>
          <table:table-cell office:value-type="float" office:value="4700" calcext:value-type="float">
            <text:p>47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3008" calcext:value-type="float">
            <text:p>23008</text:p>
          </table:table-cell>
          <table:table-cell table:formula="of:=[.C145]-[.C144]" office:value-type="float" office:value="-14308" calcext:value-type="float">
            <text:p>-14308</text:p>
          </table:table-cell>
          <table:table-cell table:formula="of:=[.D145]/[.C144]" office:value-type="percentage" office:value="-0.383428020152213" calcext:value-type="percentage">
            <text:p>-38,34 %</text:p>
          </table:table-cell>
          <table:table-cell table:formula="of:=AVERAGE([.C140:.C151])" office:value-type="float" office:value="40976.25" calcext:value-type="float">
            <text:p>40976</text:p>
          </table:table-cell>
          <table:table-cell table:formula="of:=AVERAGE([.F144:.F145])" office:value-type="float" office:value="41074.8333333333" calcext:value-type="float">
            <text:p>41075</text:p>
          </table:table-cell>
          <table:table-cell table:formula="of:=[.C145]/[.G145]" office:value-type="float" office:value="0.560148347122528" calcext:value-type="float">
            <text:p>0,56015</text:p>
          </table:table-cell>
          <table:table-cell office:value-type="float" office:value="0.523032638405977" calcext:value-type="float">
            <text:p>0,52</text:p>
          </table:table-cell>
          <table:table-cell table:formula="of:=[.C145]/[.I145]" office:value-type="float" office:value="43989.6065953368" calcext:value-type="float">
            <text:p>43989,61</text:p>
          </table:table-cell>
          <table:table-cell office:value-type="float" office:value="3429" calcext:value-type="float">
            <text:p>3429</text:p>
          </table:table-cell>
          <table:table-cell office:value-type="float" office:value="4404" calcext:value-type="float">
            <text:p>4404</text:p>
          </table:table-cell>
          <table:table-cell table:number-columns-repeated="1012"/>
        </table:table-row>
        <table:table-row table:style-name="ro2">
          <table:table-cell table:style-name="ce17" office:value-type="float" office:value="2016" calcext:value-type="float" table:number-columns-spanned="1" table:number-rows-spanned="12">
            <text:p>2016</text:p>
          </table:table-cell>
          <table:table-cell office:value-type="string" calcext:value-type="string">
            <text:p>enero</text:p>
          </table:table-cell>
          <table:table-cell office:value-type="float" office:value="42900" calcext:value-type="float">
            <text:p>42900</text:p>
          </table:table-cell>
          <table:table-cell table:formula="of:=[.C146]-[.C145]" office:value-type="float" office:value="19892" calcext:value-type="float">
            <text:p>19892</text:p>
          </table:table-cell>
          <table:table-cell table:formula="of:=[.D146]/[.C145]" office:value-type="percentage" office:value="0.864568845618915" calcext:value-type="percentage">
            <text:p>86,46 %</text:p>
          </table:table-cell>
          <table:table-cell table:formula="of:=AVERAGE([.C141:.C152])" office:value-type="float" office:value="41258.75" calcext:value-type="float">
            <text:p>41259</text:p>
          </table:table-cell>
          <table:table-cell table:formula="of:=AVERAGE([.F145:.F146])" office:value-type="float" office:value="41117.5" calcext:value-type="float">
            <text:p>41118</text:p>
          </table:table-cell>
          <table:table-cell table:formula="of:=[.C146]/[.G146]" office:value-type="float" office:value="1.04335137107071" calcext:value-type="float">
            <text:p>1,04335</text:p>
          </table:table-cell>
          <table:table-cell office:value-type="float" office:value="1.59778745836776" calcext:value-type="float">
            <text:p>1,60</text:p>
          </table:table-cell>
          <table:table-cell table:formula="of:=[.C146]/[.I146]" office:value-type="float" office:value="26849.6287008192" calcext:value-type="float">
            <text:p>26849,63</text:p>
          </table:table-cell>
          <table:table-cell office:value-type="float" office:value="3875" calcext:value-type="float">
            <text:p>3875</text:p>
          </table:table-cell>
          <table:table-cell office:value-type="float" office:value="4124" calcext:value-type="float">
            <text:p>412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6788" calcext:value-type="float">
            <text:p>36788</text:p>
          </table:table-cell>
          <table:table-cell table:formula="of:=[.C147]-[.C146]" office:value-type="float" office:value="-6112" calcext:value-type="float">
            <text:p>-6112</text:p>
          </table:table-cell>
          <table:table-cell table:formula="of:=[.D147]/[.C146]" office:value-type="percentage" office:value="-0.142470862470862" calcext:value-type="percentage">
            <text:p>-14,25 %</text:p>
          </table:table-cell>
          <table:table-cell table:formula="of:=AVERAGE([.C142:.C153])" office:value-type="float" office:value="42381" calcext:value-type="float">
            <text:p>42381</text:p>
          </table:table-cell>
          <table:table-cell table:formula="of:=AVERAGE([.F146:.F147])" office:value-type="float" office:value="41819.875" calcext:value-type="float">
            <text:p>41820</text:p>
          </table:table-cell>
          <table:table-cell table:formula="of:=[.C147]/[.G147]" office:value-type="float" office:value="0.879677426104215" calcext:value-type="float">
            <text:p>0,87968</text:p>
          </table:table-cell>
          <table:table-cell office:value-type="float" office:value="0.890099548984967" calcext:value-type="float">
            <text:p>0,89</text:p>
          </table:table-cell>
          <table:table-cell table:formula="of:=[.C147]/[.I147]" office:value-type="float" office:value="41330.2085614486" calcext:value-type="float">
            <text:p>41330,21</text:p>
          </table:table-cell>
          <table:table-cell office:value-type="float" office:value="4143" calcext:value-type="float">
            <text:p>4143</text:p>
          </table:table-cell>
          <table:table-cell office:value-type="float" office:value="4097" calcext:value-type="float">
            <text:p>4097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908" calcext:value-type="float">
            <text:p>43908</text:p>
          </table:table-cell>
          <table:table-cell table:formula="of:=[.C148]-[.C147]" office:value-type="float" office:value="7120" calcext:value-type="float">
            <text:p>7120</text:p>
          </table:table-cell>
          <table:table-cell table:formula="of:=[.D148]/[.C147]" office:value-type="percentage" office:value="0.193541372186583" calcext:value-type="percentage">
            <text:p>19,35 %</text:p>
          </table:table-cell>
          <table:table-cell table:formula="of:=AVERAGE([.C143:.C154])" office:value-type="float" office:value="42650.25" calcext:value-type="float">
            <text:p>42650</text:p>
          </table:table-cell>
          <table:table-cell table:formula="of:=AVERAGE([.F147:.F148])" office:value-type="float" office:value="42515.625" calcext:value-type="float">
            <text:p>42516</text:p>
          </table:table-cell>
          <table:table-cell table:formula="of:=[.C148]/[.G148]" office:value-type="float" office:value="1.03274972436604" calcext:value-type="float">
            <text:p>1,03275</text:p>
          </table:table-cell>
          <table:table-cell office:value-type="float" office:value="1.00615844644439" calcext:value-type="float">
            <text:p>1,01</text:p>
          </table:table-cell>
          <table:table-cell table:formula="of:=[.C148]/[.I148]" office:value-type="float" office:value="43639.2500159037" calcext:value-type="float">
            <text:p>43639,25</text:p>
          </table:table-cell>
          <table:table-cell office:value-type="float" office:value="4426" calcext:value-type="float">
            <text:p>4426</text:p>
          </table:table-cell>
          <table:table-cell office:value-type="float" office:value="4556" calcext:value-type="float">
            <text:p>455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160" calcext:value-type="float">
            <text:p>45160</text:p>
          </table:table-cell>
          <table:table-cell table:formula="of:=[.C149]-[.C148]" office:value-type="float" office:value="1252" calcext:value-type="float">
            <text:p>1252</text:p>
          </table:table-cell>
          <table:table-cell table:formula="of:=[.D149]/[.C148]" office:value-type="percentage" office:value="0.0285141659834199" calcext:value-type="percentage">
            <text:p>2,85 %</text:p>
          </table:table-cell>
          <table:table-cell table:formula="of:=AVERAGE([.C144:.C155])" office:value-type="float" office:value="42734.25" calcext:value-type="float">
            <text:p>42734</text:p>
          </table:table-cell>
          <table:table-cell table:formula="of:=AVERAGE([.F148:.F149])" office:value-type="float" office:value="42692.25" calcext:value-type="float">
            <text:p>42692</text:p>
          </table:table-cell>
          <table:table-cell table:formula="of:=[.C149]/[.G149]" office:value-type="float" office:value="1.05780323126563" calcext:value-type="float">
            <text:p>1,05780</text:p>
          </table:table-cell>
          <table:table-cell office:value-type="float" office:value="0.981594575133927" calcext:value-type="float">
            <text:p>0,98</text:p>
          </table:table-cell>
          <table:table-cell table:formula="of:=[.C149]/[.I149]" office:value-type="float" office:value="46006.7742263535" calcext:value-type="float">
            <text:p>46006,77</text:p>
          </table:table-cell>
          <table:table-cell office:value-type="float" office:value="4743" calcext:value-type="float">
            <text:p>4743</text:p>
          </table:table-cell>
          <table:table-cell office:value-type="float" office:value="4423" calcext:value-type="float">
            <text:p>442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4184" calcext:value-type="float">
            <text:p>44184</text:p>
          </table:table-cell>
          <table:table-cell table:formula="of:=[.C150]-[.C149]" office:value-type="float" office:value="-976" calcext:value-type="float">
            <text:p>-976</text:p>
          </table:table-cell>
          <table:table-cell table:formula="of:=[.D150]/[.C149]" office:value-type="percentage" office:value="-0.0216120460584588" calcext:value-type="percentage">
            <text:p>-2,16 %</text:p>
          </table:table-cell>
          <table:table-cell table:formula="of:=AVERAGE([.C145:.C156])" office:value-type="float" office:value="43119.4166666667" calcext:value-type="float">
            <text:p>43119</text:p>
          </table:table-cell>
          <table:table-cell table:formula="of:=AVERAGE([.F149:.F150])" office:value-type="float" office:value="42926.8333333333" calcext:value-type="float">
            <text:p>42927</text:p>
          </table:table-cell>
          <table:table-cell table:formula="of:=[.C150]/[.G150]" office:value-type="float" office:value="1.02928626616607" calcext:value-type="float">
            <text:p>1,02929</text:p>
          </table:table-cell>
          <table:table-cell office:value-type="float" office:value="0.956037090768402" calcext:value-type="float">
            <text:p>0,96</text:p>
          </table:table-cell>
          <table:table-cell table:formula="of:=[.C150]/[.I150]" office:value-type="float" office:value="46215.7801477009" calcext:value-type="float">
            <text:p>46215,78</text:p>
          </table:table-cell>
          <table:table-cell office:value-type="float" office:value="5377" calcext:value-type="float">
            <text:p>5377</text:p>
          </table:table-cell>
          <table:table-cell office:value-type="float" office:value="4874" calcext:value-type="float">
            <text:p>48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45" calcext:value-type="float">
            <text:p>39445</text:p>
          </table:table-cell>
          <table:table-cell table:formula="of:=[.C151]-[.C150]" office:value-type="float" office:value="-4739" calcext:value-type="float">
            <text:p>-4739</text:p>
          </table:table-cell>
          <table:table-cell table:formula="of:=[.D151]/[.C150]" office:value-type="percentage" office:value="-0.107256020278834" calcext:value-type="percentage">
            <text:p>-10,73 %</text:p>
          </table:table-cell>
          <table:table-cell table:formula="of:=AVERAGE([.C146:.C157])" office:value-type="float" office:value="43623.5" calcext:value-type="float">
            <text:p>43624</text:p>
          </table:table-cell>
          <table:table-cell table:formula="of:=AVERAGE([.F150:.F151])" office:value-type="float" office:value="43371.4583333333" calcext:value-type="float">
            <text:p>43371</text:p>
          </table:table-cell>
          <table:table-cell table:formula="of:=[.C151]/[.G151]" office:value-type="float" office:value="0.909469072882992" calcext:value-type="float">
            <text:p>0,90947</text:p>
          </table:table-cell>
          <table:table-cell office:value-type="float" office:value="0.965618815342199" calcext:value-type="float">
            <text:p>0,97</text:p>
          </table:table-cell>
          <table:table-cell table:formula="of:=[.C151]/[.I151]" office:value-type="float" office:value="40849.4525720497" calcext:value-type="float">
            <text:p>40849,45</text:p>
          </table:table-cell>
          <table:table-cell office:value-type="float" office:value="5307" calcext:value-type="float">
            <text:p>5307</text:p>
          </table:table-cell>
          <table:table-cell office:value-type="float" office:value="5048" calcext:value-type="float">
            <text:p>5048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8209" calcext:value-type="float">
            <text:p>48209</text:p>
          </table:table-cell>
          <table:table-cell table:formula="of:=[.C152]-[.C151]" office:value-type="float" office:value="8764" calcext:value-type="float">
            <text:p>8764</text:p>
          </table:table-cell>
          <table:table-cell table:formula="of:=[.D152]/[.C151]" office:value-type="percentage" office:value="0.222182786157941" calcext:value-type="percentage">
            <text:p>22,22 %</text:p>
          </table:table-cell>
          <table:table-cell table:formula="of:=AVERAGE([.C147:.C158])" office:value-type="float" office:value="45755.5833333333" calcext:value-type="float">
            <text:p>45756</text:p>
          </table:table-cell>
          <table:table-cell table:formula="of:=AVERAGE([.F151:.F152])" office:value-type="float" office:value="44689.5416666667" calcext:value-type="float">
            <text:p>44690</text:p>
          </table:table-cell>
          <table:table-cell table:formula="of:=[.C152]/[.G152]" office:value-type="float" office:value="1.07875351149458" calcext:value-type="float">
            <text:p>1,07875</text:p>
          </table:table-cell>
          <table:table-cell office:value-type="float" office:value="1.08823651072193" calcext:value-type="float">
            <text:p>1,09</text:p>
          </table:table-cell>
          <table:table-cell table:formula="of:=[.C152]/[.I152]" office:value-type="float" office:value="44300.1126363776" calcext:value-type="float">
            <text:p>44300,11</text:p>
          </table:table-cell>
          <table:table-cell office:value-type="float" office:value="4991" calcext:value-type="float">
            <text:p>4991</text:p>
          </table:table-cell>
          <table:table-cell office:value-type="float" office:value="4713" calcext:value-type="float">
            <text:p>471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4326" calcext:value-type="float">
            <text:p>54326</text:p>
          </table:table-cell>
          <table:table-cell table:formula="of:=[.C153]-[.C152]" office:value-type="float" office:value="6117" calcext:value-type="float">
            <text:p>6117</text:p>
          </table:table-cell>
          <table:table-cell table:formula="of:=[.D153]/[.C152]" office:value-type="percentage" office:value="0.12688502146902" calcext:value-type="percentage">
            <text:p>12,69 %</text:p>
          </table:table-cell>
          <table:table-cell table:formula="of:=AVERAGE([.C148:.C159])" office:value-type="float" office:value="46216.5833333333" calcext:value-type="float">
            <text:p>46217</text:p>
          </table:table-cell>
          <table:table-cell table:formula="of:=AVERAGE([.F152:.F153])" office:value-type="float" office:value="45986.0833333333" calcext:value-type="float">
            <text:p>45986</text:p>
          </table:table-cell>
          <table:table-cell table:formula="of:=[.C153]/[.G153]" office:value-type="float" office:value="1.18135740341734" calcext:value-type="float">
            <text:p>1,18136</text:p>
          </table:table-cell>
          <table:table-cell office:value-type="float" office:value="1.04881278044275" calcext:value-type="float">
            <text:p>1,05</text:p>
          </table:table-cell>
          <table:table-cell table:formula="of:=[.C153]/[.I153]" office:value-type="float" office:value="51797.6144198649" calcext:value-type="float">
            <text:p>51797,61</text:p>
          </table:table-cell>
          <table:table-cell office:value-type="float" office:value="5770" calcext:value-type="float">
            <text:p>5770</text:p>
          </table:table-cell>
          <table:table-cell office:value-type="float" office:value="5175" calcext:value-type="float">
            <text:p>51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52254" calcext:value-type="float">
            <text:p>52254</text:p>
          </table:table-cell>
          <table:table-cell table:formula="of:=[.C154]-[.C153]" office:value-type="float" office:value="-2072" calcext:value-type="float">
            <text:p>-2072</text:p>
          </table:table-cell>
          <table:table-cell table:formula="of:=[.D154]/[.C153]" office:value-type="percentage" office:value="-0.0381401170710157" calcext:value-type="percentage">
            <text:p>-3,81 %</text:p>
          </table:table-cell>
          <table:table-cell table:formula="of:=AVERAGE([.C149:.C160])" office:value-type="float" office:value="47312.0833333333" calcext:value-type="float">
            <text:p>47312</text:p>
          </table:table-cell>
          <table:table-cell table:formula="of:=AVERAGE([.F153:.F154])" office:value-type="float" office:value="46764.3333333333" calcext:value-type="float">
            <text:p>46764</text:p>
          </table:table-cell>
          <table:table-cell table:formula="of:=[.C154]/[.G154]" office:value-type="float" office:value="1.11739003371515" calcext:value-type="float">
            <text:p>1,11739</text:p>
          </table:table-cell>
          <table:table-cell office:value-type="float" office:value="1.11943823585232" calcext:value-type="float">
            <text:p>1,12</text:p>
          </table:table-cell>
          <table:table-cell table:formula="of:=[.C154]/[.I154]" office:value-type="float" office:value="46678.7700531015" calcext:value-type="float">
            <text:p>46678,77</text:p>
          </table:table-cell>
          <table:table-cell office:value-type="float" office:value="5042" calcext:value-type="float">
            <text:p>5042</text:p>
          </table:table-cell>
          <table:table-cell office:value-type="float" office:value="4800" calcext:value-type="float">
            <text:p>48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45313" calcext:value-type="float">
            <text:p>45313</text:p>
          </table:table-cell>
          <table:table-cell table:formula="of:=[.C155]-[.C154]" office:value-type="float" office:value="-6941" calcext:value-type="float">
            <text:p>-6941</text:p>
          </table:table-cell>
          <table:table-cell table:formula="of:=[.D155]/[.C154]" office:value-type="percentage" office:value="-0.132831936311096" calcext:value-type="percentage">
            <text:p>-13,28 %</text:p>
          </table:table-cell>
          <table:table-cell table:formula="of:=AVERAGE([.C150:.C161])" office:value-type="float" office:value="47559.5833333333" calcext:value-type="float">
            <text:p>47560</text:p>
          </table:table-cell>
          <table:table-cell table:formula="of:=AVERAGE([.F154:.F155])" office:value-type="float" office:value="47435.8333333333" calcext:value-type="float">
            <text:p>47436</text:p>
          </table:table-cell>
          <table:table-cell table:formula="of:=[.C155]/[.G155]" office:value-type="float" office:value="0.955248317903132" calcext:value-type="float">
            <text:p>0,95525</text:p>
          </table:table-cell>
          <table:table-cell office:value-type="float" office:value="0.994163274628637" calcext:value-type="float">
            <text:p>0,99</text:p>
          </table:table-cell>
          <table:table-cell table:formula="of:=[.C155]/[.I155]" office:value-type="float" office:value="45579.0322941937" calcext:value-type="float">
            <text:p>45579,03</text:p>
          </table:table-cell>
          <table:table-cell office:value-type="float" office:value="4729" calcext:value-type="float">
            <text:p>4729</text:p>
          </table:table-cell>
          <table:table-cell office:value-type="float" office:value="4783" calcext:value-type="float">
            <text:p>478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938" calcext:value-type="float">
            <text:p>41938</text:p>
          </table:table-cell>
          <table:table-cell table:formula="of:=[.C156]-[.C155]" office:value-type="float" office:value="-3375" calcext:value-type="float">
            <text:p>-3375</text:p>
          </table:table-cell>
          <table:table-cell table:formula="of:=[.D156]/[.C155]" office:value-type="percentage" office:value="-0.0744819367510427" calcext:value-type="percentage">
            <text:p>-7,45 %</text:p>
          </table:table-cell>
          <table:table-cell table:formula="of:=AVERAGE([.C151:.C162])" office:value-type="float" office:value="48611.4166666667" calcext:value-type="float">
            <text:p>48611</text:p>
          </table:table-cell>
          <table:table-cell table:formula="of:=AVERAGE([.F155:.F156])" office:value-type="float" office:value="48085.5" calcext:value-type="float">
            <text:p>48086</text:p>
          </table:table-cell>
          <table:table-cell table:formula="of:=[.C156]/[.G156]" office:value-type="float" office:value="0.872154807582327" calcext:value-type="float">
            <text:p>0,87215</text:p>
          </table:table-cell>
          <table:table-cell office:value-type="float" office:value="0.829020624906723" calcext:value-type="float">
            <text:p>0,83</text:p>
          </table:table-cell>
          <table:table-cell table:formula="of:=[.C156]/[.I156]" office:value-type="float" office:value="50587.4024602448" calcext:value-type="float">
            <text:p>50587,40</text:p>
          </table:table-cell>
          <table:table-cell office:value-type="float" office:value="4848" calcext:value-type="float">
            <text:p>4848</text:p>
          </table:table-cell>
          <table:table-cell office:value-type="float" office:value="4723" calcext:value-type="float">
            <text:p>4723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9057" calcext:value-type="float">
            <text:p>29057</text:p>
          </table:table-cell>
          <table:table-cell table:formula="of:=[.C157]-[.C156]" office:value-type="float" office:value="-12881" calcext:value-type="float">
            <text:p>-12881</text:p>
          </table:table-cell>
          <table:table-cell table:formula="of:=[.D157]/[.C156]" office:value-type="percentage" office:value="-0.307143879059564" calcext:value-type="percentage">
            <text:p>-30,71 %</text:p>
          </table:table-cell>
          <table:table-cell table:style-name="Default" table:number-columns-repeated="3"/>
          <table:table-cell office:value-type="float" office:value="0.523032638405977" calcext:value-type="float">
            <text:p>0,52</text:p>
          </table:table-cell>
          <table:table-cell table:formula="of:=[.C157]/[.I157]" office:value-type="float" office:value="55554.8504364005" calcext:value-type="float">
            <text:p>55554,85</text:p>
          </table:table-cell>
          <table:table-cell office:value-type="float" office:value="4628" calcext:value-type="float">
            <text:p>4628</text:p>
          </table:table-cell>
          <table:table-cell office:value-type="float" office:value="4595" calcext:value-type="float">
            <text:p>4595</text:p>
          </table:table-cell>
          <table:table-cell table:number-columns-repeated="1012"/>
        </table:table-row>
        <table:table-row table:style-name="ro2">
          <table:table-cell table:style-name="ce17" office:value-type="float" office:value="2017" calcext:value-type="float" table:number-columns-spanned="1" table:number-rows-spanned="5">
            <text:p>2017</text:p>
          </table:table-cell>
          <table:table-cell office:value-type="string" calcext:value-type="string">
            <text:p>enero</text:p>
          </table:table-cell>
          <table:table-cell office:value-type="float" office:value="68485" calcext:value-type="float">
            <text:p>68485</text:p>
          </table:table-cell>
          <table:table-cell table:formula="of:=[.C158]-[.C157]" office:value-type="float" office:value="39428" calcext:value-type="float">
            <text:p>39428</text:p>
          </table:table-cell>
          <table:table-cell table:formula="of:=[.D158]/[.C157]" office:value-type="percentage" office:value="1.35691915889459" calcext:value-type="percentage">
            <text:p>135,69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158]/[.I158]" office:value-type="float" office:value="42862.3967733241" calcext:value-type="float">
            <text:p>42862,40</text:p>
          </table:table-cell>
          <table:table-cell office:value-type="float" office:value="4289" calcext:value-type="float">
            <text:p>4289</text:p>
          </table:table-cell>
          <table:table-cell office:value-type="float" office:value="4341" calcext:value-type="float">
            <text:p>4341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2320" calcext:value-type="float">
            <text:p>42320</text:p>
          </table:table-cell>
          <table:table-cell table:formula="of:=[.C159]-[.C158]" office:value-type="float" office:value="-26165" calcext:value-type="float">
            <text:p>-26165</text:p>
          </table:table-cell>
          <table:table-cell table:formula="of:=[.D159]/[.C158]" office:value-type="percentage" office:value="-0.382054464481273" calcext:value-type="percentage">
            <text:p>-38,21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159]/[.I159]" office:value-type="float" office:value="47545.2437294907" calcext:value-type="float">
            <text:p>47545,24</text:p>
          </table:table-cell>
          <table:table-cell office:value-type="float" office:value="3899" calcext:value-type="float">
            <text:p>3899</text:p>
          </table:table-cell>
          <table:table-cell office:value-type="float" office:value="4116" calcext:value-type="float">
            <text:p>4116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54" calcext:value-type="float">
            <text:p>57054</text:p>
          </table:table-cell>
          <table:table-cell table:formula="of:=[.C160]-[.C159]" office:value-type="float" office:value="14734" calcext:value-type="float">
            <text:p>14734</text:p>
          </table:table-cell>
          <table:table-cell table:formula="of:=[.D160]/[.C159]" office:value-type="percentage" office:value="0.348156899810964" calcext:value-type="percentage">
            <text:p>34,82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160]/[.I160]" office:value-type="float" office:value="56704.7866085308" calcext:value-type="float">
            <text:p>56704,79</text:p>
          </table:table-cell>
          <table:table-cell office:value-type="float" office:value="4564" calcext:value-type="float">
            <text:p>4564</text:p>
          </table:table-cell>
          <table:table-cell office:value-type="float" office:value="5474" calcext:value-type="float">
            <text:p>5474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8130" calcext:value-type="float">
            <text:p>48130</text:p>
          </table:table-cell>
          <table:table-cell table:formula="of:=[.C161]-[.C160]" office:value-type="float" office:value="-8924" calcext:value-type="float">
            <text:p>-8924</text:p>
          </table:table-cell>
          <table:table-cell table:formula="of:=[.D161]/[.C160]" office:value-type="percentage" office:value="-0.156413222561082" calcext:value-type="percentage">
            <text:p>-15,64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161]/[.I161]" office:value-type="float" office:value="49032.4633196279" calcext:value-type="float">
            <text:p>49032,46</text:p>
          </table:table-cell>
          <table:table-cell office:value-type="float" office:value="4863" calcext:value-type="float">
            <text:p>4863</text:p>
          </table:table-cell>
          <table:table-cell office:value-type="float" office:value="4975" calcext:value-type="float">
            <text:p>4975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6806" calcext:value-type="float">
            <text:p>56806</text:p>
          </table:table-cell>
          <table:table-cell table:formula="of:=[.C162]-[.C161]" office:value-type="float" office:value="8676" calcext:value-type="float">
            <text:p>8676</text:p>
          </table:table-cell>
          <table:table-cell table:formula="of:=[.D162]/[.C161]" office:value-type="percentage" office:value="0.180261790982755" calcext:value-type="percentage">
            <text:p>18,0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162]/[.I162]" office:value-type="float" office:value="59418.1967922844" calcext:value-type="float">
            <text:p>59418,20</text:p>
          </table:table-cell>
          <table:table-cell office:value-type="float" office:value="5490" calcext:value-type="float">
            <text:p>5490</text:p>
          </table:table-cell>
          <table:table-cell office:value-type="float" office:value="6066" calcext:value-type="float">
            <text:p>6066</text:p>
          </table:table-cell>
          <table:table-cell table:number-columns-repeated="1012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24" office:value-type="string" calcext:value-type="string" table:number-columns-spanned="1" table:number-rows-spanned="4">
            <text:p>Cálculo del indice estacional de ventas</text:p>
          </table:table-cell>
          <table:table-cell table:style-name="Default"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na corregida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enero</text:p>
          </table:table-cell>
          <table:table-cell table:style-name="Default"/>
          <table:table-cell table:style-name="Default" office:value-type="float" office:value="1.71450703393224" calcext:value-type="float">
            <text:p>1,71450703393224</text:p>
          </table:table-cell>
          <table:table-cell table:style-name="Default" office:value-type="float" office:value="1.67469183405575" calcext:value-type="float">
            <text:p>1,67469183405575</text:p>
          </table:table-cell>
          <table:table-cell table:style-name="Default" office:value-type="float" office:value="1.65930774004313" calcext:value-type="float">
            <text:p>1,65930774004313</text:p>
          </table:table-cell>
          <table:table-cell table:style-name="Default" office:value-type="float" office:value="1.58828414647194" calcext:value-type="float">
            <text:p>1,58828414647194</text:p>
          </table:table-cell>
          <table:table-cell table:style-name="Default" office:value-type="float" office:value="1.59486403518803" calcext:value-type="float">
            <text:p>1,59486403518803</text:p>
          </table:table-cell>
          <table:table-cell table:style-name="Default" office:value-type="float" office:value="1.49903466508966" calcext:value-type="float">
            <text:p>1,49903466508966</text:p>
          </table:table-cell>
          <table:table-cell table:style-name="Default" office:value-type="float" office:value="1.64072146985664" calcext:value-type="float">
            <text:p>1,64072146985664</text:p>
          </table:table-cell>
          <table:table-cell office:value-type="float" office:value="1.30268651129997" calcext:value-type="float">
            <text:p>1,30268651129997</text:p>
          </table:table-cell>
          <table:table-cell office:value-type="float" office:value="1.04335137107071" calcext:value-type="float">
            <text:p>1,04335137107071</text:p>
          </table:table-cell>
          <table:table-cell table:formula="of:=MEDIAN([.C165:.L165])" office:value-type="float" office:value="1.59486403518803" calcext:value-type="float">
            <text:p>1,59486403518803</text:p>
          </table:table-cell>
          <table:table-cell table:formula="of:=[.M165]*[.$M$178]" office:value-type="float" office:value="1.59778745836776" calcext:value-type="float">
            <text:p>1,59778745836776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febrero</text:p>
          </table:table-cell>
          <table:table-cell table:style-name="Default"/>
          <table:table-cell table:style-name="Default" office:value-type="float" office:value="0.91482967899909" calcext:value-type="float">
            <text:p>0,91482967899909</text:p>
          </table:table-cell>
          <table:table-cell table:style-name="Default" office:value-type="float" office:value="0.888947705066279" calcext:value-type="float">
            <text:p>0,888947705066279</text:p>
          </table:table-cell>
          <table:table-cell table:style-name="Default" office:value-type="float" office:value="0.930284740124922" calcext:value-type="float">
            <text:p>0,930284740124922</text:p>
          </table:table-cell>
          <table:table-cell table:style-name="Default" office:value-type="float" office:value="0.922165550379411" calcext:value-type="float">
            <text:p>0,922165550379411</text:p>
          </table:table-cell>
          <table:table-cell table:style-name="Default" office:value-type="float" office:value="0.802323389641579" calcext:value-type="float">
            <text:p>0,802323389641579</text:p>
          </table:table-cell>
          <table:table-cell table:style-name="Default" office:value-type="float" office:value="0.865281856471877" calcext:value-type="float">
            <text:p>0,865281856471877</text:p>
          </table:table-cell>
          <table:table-cell table:style-name="Default" office:value-type="float" office:value="0.888470960876989" calcext:value-type="float">
            <text:p>0,888470960876989</text:p>
          </table:table-cell>
          <table:table-cell office:value-type="float" office:value="0.834533415348989" calcext:value-type="float">
            <text:p>0,834533415348989</text:p>
          </table:table-cell>
          <table:table-cell office:value-type="float" office:value="0.879677426104215" calcext:value-type="float">
            <text:p>0,879677426104215</text:p>
          </table:table-cell>
          <table:table-cell table:formula="of:=MEDIAN([.C166:.L166])" office:value-type="float" office:value="0.888470960876989" calcext:value-type="float">
            <text:p>0,888470960876989</text:p>
          </table:table-cell>
          <table:table-cell table:formula="of:=[.M166]*[.$M$178]" office:value-type="float" office:value="0.890099548984967" calcext:value-type="float">
            <text:p>0,890099548984967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marzo</text:p>
          </table:table-cell>
          <table:table-cell table:style-name="Default"/>
          <table:table-cell table:style-name="Default" office:value-type="float" office:value="0.85082036326716" calcext:value-type="float">
            <text:p>0,85082036326716</text:p>
          </table:table-cell>
          <table:table-cell table:style-name="Default" office:value-type="float" office:value="0.927931469358752" calcext:value-type="float">
            <text:p>0,927931469358752</text:p>
          </table:table-cell>
          <table:table-cell table:style-name="Default" office:value-type="float" office:value="1.11711511362105" calcext:value-type="float">
            <text:p>1,11711511362105</text:p>
          </table:table-cell>
          <table:table-cell table:style-name="Default" office:value-type="float" office:value="1.00431750889703" calcext:value-type="float">
            <text:p>1,00431750889703</text:p>
          </table:table-cell>
          <table:table-cell table:style-name="Default" office:value-type="float" office:value="1.13398522864933" calcext:value-type="float">
            <text:p>1,13398522864933</text:p>
          </table:table-cell>
          <table:table-cell table:style-name="Default" office:value-type="float" office:value="1.00881445863041" calcext:value-type="float">
            <text:p>1,00881445863041</text:p>
          </table:table-cell>
          <table:table-cell table:style-name="Default" office:value-type="float" office:value="0.79559296295698" calcext:value-type="float">
            <text:p>0,79559296295698</text:p>
          </table:table-cell>
          <table:table-cell office:value-type="float" office:value="0.952249742228463" calcext:value-type="float">
            <text:p>0,952249742228463</text:p>
          </table:table-cell>
          <table:table-cell office:value-type="float" office:value="1.03274972436604" calcext:value-type="float">
            <text:p>1,03274972436604</text:p>
          </table:table-cell>
          <table:table-cell table:formula="of:=MEDIAN([.C167:.L167])" office:value-type="float" office:value="1.00431750889703" calcext:value-type="float">
            <text:p>1,00431750889703</text:p>
          </table:table-cell>
          <table:table-cell table:formula="of:=[.M167]*[.$M$178]" office:value-type="float" office:value="1.0061584464444" calcext:value-type="float">
            <text:p>1,0061584464444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bril</text:p>
          </table:table-cell>
          <table:table-cell table:style-name="Default"/>
          <table:table-cell table:style-name="Default" office:value-type="float" office:value="1.08729867455675" calcext:value-type="float">
            <text:p>1,08729867455675</text:p>
          </table:table-cell>
          <table:table-cell table:style-name="Default" office:value-type="float" office:value="0.937957072470881" calcext:value-type="float">
            <text:p>0,937957072470881</text:p>
          </table:table-cell>
          <table:table-cell table:style-name="Default" office:value-type="float" office:value="0.979798581355767" calcext:value-type="float">
            <text:p>0,979798581355767</text:p>
          </table:table-cell>
          <table:table-cell table:style-name="Default" office:value-type="float" office:value="0.930229935291049" calcext:value-type="float">
            <text:p>0,930229935291049</text:p>
          </table:table-cell>
          <table:table-cell table:style-name="Default" office:value-type="float" office:value="0.840464856852512" calcext:value-type="float">
            <text:p>0,840464856852512</text:p>
          </table:table-cell>
          <table:table-cell table:style-name="Default" office:value-type="float" office:value="1.05960157960983" calcext:value-type="float">
            <text:p>1,05960157960983</text:p>
          </table:table-cell>
          <table:table-cell table:style-name="Default" office:value-type="float" office:value="0.863421076359239" calcext:value-type="float">
            <text:p>0,863421076359239</text:p>
          </table:table-cell>
          <table:table-cell office:value-type="float" office:value="1.00776680035215" calcext:value-type="float">
            <text:p>1,00776680035215</text:p>
          </table:table-cell>
          <table:table-cell office:value-type="float" office:value="1.05780323126563" calcext:value-type="float">
            <text:p>1,05780323126563</text:p>
          </table:table-cell>
          <table:table-cell table:formula="of:=MEDIAN([.C168:.L168])" office:value-type="float" office:value="0.979798581355767" calcext:value-type="float">
            <text:p>0,979798581355767</text:p>
          </table:table-cell>
          <table:table-cell table:formula="of:=[.M168]*[.$M$178]" office:value-type="float" office:value="0.981594575133926" calcext:value-type="float">
            <text:p>0,98159457513392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mayo</text:p>
          </table:table-cell>
          <table:table-cell table:style-name="Default"/>
          <table:table-cell table:style-name="Default" office:value-type="float" office:value="1.09802185208819" calcext:value-type="float">
            <text:p>1,09802185208819</text:p>
          </table:table-cell>
          <table:table-cell table:style-name="Default" office:value-type="float" office:value="0.954287858743077" calcext:value-type="float">
            <text:p>0,954287858743077</text:p>
          </table:table-cell>
          <table:table-cell table:style-name="Default" office:value-type="float" office:value="0.945946720254733" calcext:value-type="float">
            <text:p>0,945946720254733</text:p>
          </table:table-cell>
          <table:table-cell table:style-name="Default" office:value-type="float" office:value="0.931948513693272" calcext:value-type="float">
            <text:p>0,931948513693272</text:p>
          </table:table-cell>
          <table:table-cell table:style-name="Default" office:value-type="float" office:value="1.08895041965908" calcext:value-type="float">
            <text:p>1,08895041965908</text:p>
          </table:table-cell>
          <table:table-cell table:style-name="Default" office:value-type="float" office:value="1.19732319668586" calcext:value-type="float">
            <text:p>1,19732319668586</text:p>
          </table:table-cell>
          <table:table-cell table:style-name="Default" office:value-type="float" office:value="0.953557082505862" calcext:value-type="float">
            <text:p>0,953557082505862</text:p>
          </table:table-cell>
          <table:table-cell office:value-type="float" office:value="0.906330855245607" calcext:value-type="float">
            <text:p>0,906330855245607</text:p>
          </table:table-cell>
          <table:table-cell office:value-type="float" office:value="1.02928626616607" calcext:value-type="float">
            <text:p>1,02928626616607</text:p>
          </table:table-cell>
          <table:table-cell table:formula="of:=MEDIAN([.C169:.L169])" office:value-type="float" office:value="0.954287858743077" calcext:value-type="float">
            <text:p>0,954287858743077</text:p>
          </table:table-cell>
          <table:table-cell table:formula="of:=[.M169]*[.$M$178]" office:value-type="float" office:value="0.956037090768402" calcext:value-type="float">
            <text:p>0,95603709076840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nio</text:p>
          </table:table-cell>
          <table:table-cell table:style-name="Default"/>
          <table:table-cell table:style-name="Default" office:value-type="float" office:value="0.96206774336109" calcext:value-type="float">
            <text:p>0,96206774336109</text:p>
          </table:table-cell>
          <table:table-cell table:style-name="Default" office:value-type="float" office:value="1.0156775154489" calcext:value-type="float">
            <text:p>1,0156775154489</text:p>
          </table:table-cell>
          <table:table-cell table:style-name="Default" office:value-type="float" office:value="0.963852051926466" calcext:value-type="float">
            <text:p>0,963852051926466</text:p>
          </table:table-cell>
          <table:table-cell table:style-name="Default" office:value-type="float" office:value="1.07869938983382" calcext:value-type="float">
            <text:p>1,07869938983382</text:p>
          </table:table-cell>
          <table:table-cell table:style-name="Default" office:value-type="float" office:value="1.01485767797569" calcext:value-type="float">
            <text:p>1,01485767797569</text:p>
          </table:table-cell>
          <table:table-cell table:style-name="Default" office:value-type="float" office:value="0.932819502661848" calcext:value-type="float">
            <text:p>0,932819502661848</text:p>
          </table:table-cell>
          <table:table-cell table:style-name="Default" office:value-type="float" office:value="0.897703553016686" calcext:value-type="float">
            <text:p>0,897703553016686</text:p>
          </table:table-cell>
          <table:table-cell office:value-type="float" office:value="1.06303544320157" calcext:value-type="float">
            <text:p>1,06303544320157</text:p>
          </table:table-cell>
          <table:table-cell office:value-type="float" office:value="0.909469072882993" calcext:value-type="float">
            <text:p>0,909469072882993</text:p>
          </table:table-cell>
          <table:table-cell table:formula="of:=MEDIAN([.C170:.L170])" office:value-type="float" office:value="0.963852051926466" calcext:value-type="float">
            <text:p>0,963852051926466</text:p>
          </table:table-cell>
          <table:table-cell table:formula="of:=[.M170]*[.$M$178]" office:value-type="float" office:value="0.965618815342198" calcext:value-type="float">
            <text:p>0,965618815342198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lio</text:p>
          </table:table-cell>
          <table:table-cell table:style-name="Default"/>
          <table:table-cell table:style-name="Default" office:value-type="float" office:value="1.15268050934497" calcext:value-type="float">
            <text:p>1,15268050934497</text:p>
          </table:table-cell>
          <table:table-cell table:style-name="Default" office:value-type="float" office:value="1.08624539743348" calcext:value-type="float">
            <text:p>1,08624539743348</text:p>
          </table:table-cell>
          <table:table-cell table:style-name="Default" office:value-type="float" office:value="1.02987824788916" calcext:value-type="float">
            <text:p>1,02987824788916</text:p>
          </table:table-cell>
          <table:table-cell table:style-name="Default" office:value-type="float" office:value="1.00180183994852" calcext:value-type="float">
            <text:p>1,00180183994852</text:p>
          </table:table-cell>
          <table:table-cell table:style-name="Default" office:value-type="float" office:value="1.08245176590185" calcext:value-type="float">
            <text:p>1,08245176590185</text:p>
          </table:table-cell>
          <table:table-cell table:style-name="Default" office:value-type="float" office:value="1.1100128921358" calcext:value-type="float">
            <text:p>1,1100128921358</text:p>
          </table:table-cell>
          <table:table-cell table:style-name="Default" office:value-type="float" office:value="1.13382064404252" calcext:value-type="float">
            <text:p>1,13382064404252</text:p>
          </table:table-cell>
          <table:table-cell office:value-type="float" office:value="1.14601929252228" calcext:value-type="float">
            <text:p>1,14601929252228</text:p>
          </table:table-cell>
          <table:table-cell office:value-type="float" office:value="1.07875351149458" calcext:value-type="float">
            <text:p>1,07875351149458</text:p>
          </table:table-cell>
          <table:table-cell table:formula="of:=MEDIAN([.C171:.L171])" office:value-type="float" office:value="1.08624539743348" calcext:value-type="float">
            <text:p>1,08624539743348</text:p>
          </table:table-cell>
          <table:table-cell table:formula="of:=[.M171]*[.$M$178]" office:value-type="float" office:value="1.08823651072193" calcext:value-type="float">
            <text:p>1,0882365107219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gosto</text:p>
          </table:table-cell>
          <table:table-cell table:style-name="Default"/>
          <table:table-cell table:style-name="Default" office:value-type="float" office:value="1.01949340728585" calcext:value-type="float">
            <text:p>1,01949340728585</text:p>
          </table:table-cell>
          <table:table-cell table:style-name="Default" office:value-type="float" office:value="0.985177309400213" calcext:value-type="float">
            <text:p>0,985177309400213</text:p>
          </table:table-cell>
          <table:table-cell table:style-name="Default" office:value-type="float" office:value="0.967351727677594" calcext:value-type="float">
            <text:p>0,967351727677594</text:p>
          </table:table-cell>
          <table:table-cell table:style-name="Default" office:value-type="float" office:value="1.11978618287843" calcext:value-type="float">
            <text:p>1,11978618287843</text:p>
          </table:table-cell>
          <table:table-cell table:style-name="Default" office:value-type="float" office:value="1.08950928020657" calcext:value-type="float">
            <text:p>1,08950928020657</text:p>
          </table:table-cell>
          <table:table-cell table:style-name="Default" office:value-type="float" office:value="1.04496605091421" calcext:value-type="float">
            <text:p>1,04496605091421</text:p>
          </table:table-cell>
          <table:table-cell table:style-name="Default" office:value-type="float" office:value="1.13660333304392" calcext:value-type="float">
            <text:p>1,13660333304392</text:p>
          </table:table-cell>
          <table:table-cell office:value-type="float" office:value="1.0468937995561" calcext:value-type="float">
            <text:p>1,0468937995561</text:p>
          </table:table-cell>
          <table:table-cell office:value-type="float" office:value="1.18135740341734" calcext:value-type="float">
            <text:p>1,18135740341734</text:p>
          </table:table-cell>
          <table:table-cell table:formula="of:=MEDIAN([.C172:.L172])" office:value-type="float" office:value="1.0468937995561" calcext:value-type="float">
            <text:p>1,0468937995561</text:p>
          </table:table-cell>
          <table:table-cell table:formula="of:=[.M172]*[.$M$178]" office:value-type="float" office:value="1.04881278044276" calcext:value-type="float">
            <text:p>1,0488127804427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septiembre</text:p>
          </table:table-cell>
          <table:table-cell table:style-name="Default"/>
          <table:table-cell table:style-name="Default" office:value-type="float" office:value="1.1192886942695" calcext:value-type="float">
            <text:p>1,1192886942695</text:p>
          </table:table-cell>
          <table:table-cell table:style-name="Default" office:value-type="float" office:value="1.03425672252463" calcext:value-type="float">
            <text:p>1,03425672252463</text:p>
          </table:table-cell>
          <table:table-cell table:style-name="Default" office:value-type="float" office:value="1.10180607180776" calcext:value-type="float">
            <text:p>1,10180607180776</text:p>
          </table:table-cell>
          <table:table-cell table:style-name="Default" office:value-type="float" office:value="1.17296276248417" calcext:value-type="float">
            <text:p>1,17296276248417</text:p>
          </table:table-cell>
          <table:table-cell table:style-name="Default" office:value-type="float" office:value="0.915557265066849" calcext:value-type="float">
            <text:p>0,915557265066849</text:p>
          </table:table-cell>
          <table:table-cell table:style-name="Default" office:value-type="float" office:value="1.08929923806353" calcext:value-type="float">
            <text:p>1,08929923806353</text:p>
          </table:table-cell>
          <table:table-cell table:style-name="Default" office:value-type="float" office:value="1.14824460615345" calcext:value-type="float">
            <text:p>1,14824460615345</text:p>
          </table:table-cell>
          <table:table-cell office:value-type="float" office:value="1.23912535202664" calcext:value-type="float">
            <text:p>1,23912535202664</text:p>
          </table:table-cell>
          <table:table-cell office:value-type="float" office:value="1.11739003371515" calcext:value-type="float">
            <text:p>1,11739003371515</text:p>
          </table:table-cell>
          <table:table-cell table:formula="of:=MEDIAN([.C173:.L173])" office:value-type="float" office:value="1.11739003371515" calcext:value-type="float">
            <text:p>1,11739003371515</text:p>
          </table:table-cell>
          <table:table-cell table:formula="of:=[.M173]*[.$M$178]" office:value-type="float" office:value="1.11943823585232" calcext:value-type="float">
            <text:p>1,1194382358523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octubre</text:p>
          </table:table-cell>
          <table:table-cell table:style-name="Default"/>
          <table:table-cell table:style-name="Default" office:value-type="float" office:value="1.03705521416113" calcext:value-type="float">
            <text:p>1,03705521416113</text:p>
          </table:table-cell>
          <table:table-cell table:style-name="Default" office:value-type="float" office:value="0.877736657439982" calcext:value-type="float">
            <text:p>0,877736657439982</text:p>
          </table:table-cell>
          <table:table-cell table:style-name="Default" office:value-type="float" office:value="0.866840864655472" calcext:value-type="float">
            <text:p>0,866840864655472</text:p>
          </table:table-cell>
          <table:table-cell table:style-name="Default" office:value-type="float" office:value="0.992344284282787" calcext:value-type="float">
            <text:p>0,992344284282787</text:p>
          </table:table-cell>
          <table:table-cell table:style-name="Default" office:value-type="float" office:value="0.968505885263865" calcext:value-type="float">
            <text:p>0,968505885263865</text:p>
          </table:table-cell>
          <table:table-cell table:style-name="Default" office:value-type="float" office:value="1.14871319753696" calcext:value-type="float">
            <text:p>1,14871319753696</text:p>
          </table:table-cell>
          <table:table-cell table:style-name="Default" office:value-type="float" office:value="1.02528981477521" calcext:value-type="float">
            <text:p>1,02528981477521</text:p>
          </table:table-cell>
          <table:table-cell office:value-type="float" office:value="1.10329914792418" calcext:value-type="float">
            <text:p>1,10329914792418</text:p>
          </table:table-cell>
          <table:table-cell office:value-type="float" office:value="0.955248317903133" calcext:value-type="float">
            <text:p>0,955248317903133</text:p>
          </table:table-cell>
          <table:table-cell table:formula="of:=MEDIAN([.C174:.L174])" office:value-type="float" office:value="0.992344284282787" calcext:value-type="float">
            <text:p>0,992344284282787</text:p>
          </table:table-cell>
          <table:table-cell table:formula="of:=[.M174]*[.$M$178]" office:value-type="float" office:value="0.994163274628637" calcext:value-type="float">
            <text:p>0,994163274628637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noviembre</text:p>
          </table:table-cell>
          <table:table-cell table:style-name="Default"/>
          <table:table-cell table:style-name="Default" office:value-type="float" office:value="0.745624822183085" calcext:value-type="float">
            <text:p>0,745624822183085</text:p>
          </table:table-cell>
          <table:table-cell table:style-name="Default" office:value-type="float" office:value="0.821239182630024" calcext:value-type="float">
            <text:p>0,821239182630024</text:p>
          </table:table-cell>
          <table:table-cell table:style-name="Default" office:value-type="float" office:value="0.894041478144567" calcext:value-type="float">
            <text:p>0,894041478144567</text:p>
          </table:table-cell>
          <table:table-cell table:style-name="Default" office:value-type="float" office:value="0.909071180074982" calcext:value-type="float">
            <text:p>0,909071180074982</text:p>
          </table:table-cell>
          <table:table-cell table:style-name="Default" office:value-type="float" office:value="0.763657847608146" calcext:value-type="float">
            <text:p>0,763657847608146</text:p>
          </table:table-cell>
          <table:table-cell table:style-name="Default" office:value-type="float" office:value="0.827503791050857" calcext:value-type="float">
            <text:p>0,827503791050857</text:p>
          </table:table-cell>
          <table:table-cell table:style-name="Default" office:value-type="float" office:value="0.735880998454104" calcext:value-type="float">
            <text:p>0,735880998454104</text:p>
          </table:table-cell>
          <table:table-cell office:value-type="float" office:value="0.914583558851584" calcext:value-type="float">
            <text:p>0,914583558851584</text:p>
          </table:table-cell>
          <table:table-cell office:value-type="float" office:value="0.872154807582327" calcext:value-type="float">
            <text:p>0,872154807582327</text:p>
          </table:table-cell>
          <table:table-cell table:formula="of:=MEDIAN([.C175:.L175])" office:value-type="float" office:value="0.827503791050857" calcext:value-type="float">
            <text:p>0,827503791050857</text:p>
          </table:table-cell>
          <table:table-cell table:formula="of:=[.M175]*[.$M$178]" office:value-type="float" office:value="0.829020624906723" calcext:value-type="float">
            <text:p>0,82902062490672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diciembre</text:p>
          </table:table-cell>
          <table:table-cell table:style-name="ce8" office:value-type="float" office:value="0.508891002060158" calcext:value-type="float">
            <text:p>0,50889</text:p>
          </table:table-cell>
          <table:table-cell table:style-name="Default" office:value-type="float" office:value="0.433928046621316" calcext:value-type="float">
            <text:p>0,433928046621316</text:p>
          </table:table-cell>
          <table:table-cell table:style-name="Default" office:value-type="float" office:value="0.509272341728373" calcext:value-type="float">
            <text:p>0,509272341728373</text:p>
          </table:table-cell>
          <table:table-cell table:style-name="Default" office:value-type="float" office:value="0.6396701947764" calcext:value-type="float">
            <text:p>0,6396701947764</text:p>
          </table:table-cell>
          <table:table-cell table:style-name="Default" office:value-type="float" office:value="0.522075661474617" calcext:value-type="float">
            <text:p>0,522075661474617</text:p>
          </table:table-cell>
          <table:table-cell table:style-name="Default" office:value-type="float" office:value="0.48528850352157" calcext:value-type="float">
            <text:p>0,48528850352157</text:p>
          </table:table-cell>
          <table:table-cell table:style-name="Default" office:value-type="float" office:value="0.688127116371596" calcext:value-type="float">
            <text:p>0,688127116371596</text:p>
          </table:table-cell>
          <table:table-cell table:style-name="Default" office:value-type="float" office:value="0.558142570302965" calcext:value-type="float">
            <text:p>0,558142570302965</text:p>
          </table:table-cell>
          <table:table-cell office:value-type="float" office:value="0.560148347122529" calcext:value-type="float">
            <text:p>0,560148347122529</text:p>
          </table:table-cell>
          <table:table-cell/>
          <table:table-cell table:formula="of:=MEDIAN([.C176:.L176])" office:value-type="float" office:value="0.522075661474617" calcext:value-type="float">
            <text:p>0,522075661474617</text:p>
          </table:table-cell>
          <table:table-cell table:formula="of:=[.M176]*[.$M$178]" office:value-type="float" office:value="0.523032638405977" calcext:value-type="float">
            <text:p>0,523032638405977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Totales</text:p>
          </table:table-cell>
          <table:table-cell table:formula="of:=SUM([.M165:.M176])" office:value-type="float" office:value="11.9780439645003" calcext:value-type="float">
            <text:p>11,9780439645003</text:p>
          </table:table-cell>
          <table:table-cell table:formula="of:=SUM([.N165:.N176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Coeficiente</text:p>
          </table:table-cell>
          <table:table-cell table:formula="of:=12/[.M177]" office:value-type="float" office:value="1.0018330234523" calcext:value-type="float">
            <text:p>1,0018330234523</text:p>
          </table:table-cell>
          <table:table-cell table:number-columns-repeated="1011"/>
        </table:table-row>
      </table:table>
      <table:table table:name="Graficos" table:style-name="ta1">
        <table:shapes>
          <draw:frame draw:z-index="0" draw:style-name="gr1" draw:text-style-name="P1" svg:width="211.63mm" svg:height="92.79mm" svg:x="22.59mm" svg:y="102.87mm">
            <loext:p/>
            <draw:object draw:notify-on-update-of-ranges="Datos.D1:Datos.D16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1.18mm" svg:height="98.44mm" svg:x="22.58mm" svg:y="203.21mm">
            <loext:p/>
            <draw:object draw:notify-on-update-of-ranges="Datos.E1:Datos.E2 Datos.E3:Datos.E16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67.2mm" svg:height="95.08mm" svg:x="26.8mm" svg:y="0mm">
            <loext:p/>
            <draw:object draw:notify-on-update-of-ranges="Datos.C1:Datos.C1 Datos.C2:Datos.C16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243.9mm" svg:y="97.84mm">
            <loext:p/>
            <draw:object draw:notify-on-update-of-ranges="Datos.J1:Datos.J1 Datos.J38:Datos.J16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Desetacionalizadas" table:style-name="ta1">
        <table:shapes>
          <draw:frame draw:z-index="0" draw:style-name="gr1" draw:text-style-name="P1" svg:width="183mm" svg:height="89.26mm" svg:x="78.36mm" svg:y="3.51mm">
            <loext:p/>
            <draw:object draw:notify-on-update-of-ranges="Desetacionalizadas.A1:Desetacionalizadas.A1 Desetacionalizadas.A2:Desetacionalizadas.A1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82.01mm" svg:height="95.04mm" svg:x="78.36mm" svg:y="98.78mm">
            <loext:p/>
            <draw:object draw:notify-on-update-of-ranges="Desetacionalizadas.B1:Desetacionalizadas.B2 Desetacionalizadas.B3:Desetacionalizadas.B1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78.05mm" svg:height="99.55mm" svg:x="78.59mm" svg:y="201.59mm">
            <loext:p/>
            <draw:object draw:notify-on-update-of-ranges="Desetacionalizadas.C1:Desetacionalizadas.C2 Desetacionalizadas.C3:Desetacionalizadas.C12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0" table:default-cell-style-name="ce11"/>
        <table:table-column table:style-name="co1" table:default-cell-style-name="Default"/>
        <table:table-column table:style-name="co1" table:default-cell-style-name="ce16"/>
        <table:table-row table:style-name="ro4">
          <table:table-cell table:style-name="ce15" office:value-type="string" calcext:value-type="string">
            <text:p>Ventas Desestacionalizadas</text:p>
          </table:table-cell>
          <table:table-cell table:style-name="ce15" office:value-type="string" calcext:value-type="string">
            <text:p>Diferencia con período anterior</text:p>
          </table:table-cell>
          <table:table-cell table:style-name="ce15" office:value-type="string" calcext:value-type="string">
            <text:p>Diferencia relativa</text:p>
          </table:table-cell>
        </table:table-row>
        <table:table-row table:style-name="ro2">
          <table:table-cell office:value-type="float" office:value="51688.3516436959" calcext:value-type="float">
            <text:p>51688</text:p>
          </table:table-cell>
          <table:table-cell/>
          <table:table-cell table:style-name="Default"/>
        </table:table-row>
        <table:table-row table:style-name="ro2">
          <table:table-cell office:value-type="float" office:value="43699.6064590264" calcext:value-type="float">
            <text:p>43700</text:p>
          </table:table-cell>
          <table:table-cell table:formula="of:=[.A3]-[.A2]" office:value-type="float" office:value="-7988.7451846695" calcext:value-type="float">
            <text:p>-7988,7451846695</text:p>
          </table:table-cell>
          <table:table-cell table:formula="of:=[.B3]/[.A2]" office:value-type="percentage" office:value="-0.1545560059593" calcext:value-type="percentage">
            <text:p>-15,46%</text:p>
          </table:table-cell>
        </table:table-row>
        <table:table-row table:style-name="ro2">
          <table:table-cell office:value-type="float" office:value="46820.6574883666" calcext:value-type="float">
            <text:p>46821</text:p>
          </table:table-cell>
          <table:table-cell table:formula="of:=[.A4]-[.A3]" office:value-type="float" office:value="3121.0510293402" calcext:value-type="float">
            <text:p>3121,0510293402</text:p>
          </table:table-cell>
          <table:table-cell table:formula="of:=[.B4]/[.A3]" office:value-type="percentage" office:value="0.0714205752005239" calcext:value-type="percentage">
            <text:p>7,14%</text:p>
          </table:table-cell>
        </table:table-row>
        <table:table-row table:style-name="ro2">
          <table:table-cell office:value-type="float" office:value="41697.4594571446" calcext:value-type="float">
            <text:p>41697</text:p>
          </table:table-cell>
          <table:table-cell table:formula="of:=[.A5]-[.A4]" office:value-type="float" office:value="-5123.198031222" calcext:value-type="float">
            <text:p>-5123,198031222</text:p>
          </table:table-cell>
          <table:table-cell table:formula="of:=[.B5]/[.A4]" office:value-type="percentage" office:value="-0.109421744718022" calcext:value-type="percentage">
            <text:p>-10,94%</text:p>
          </table:table-cell>
        </table:table-row>
        <table:table-row table:style-name="ro2">
          <table:table-cell office:value-type="float" office:value="36727.6545429617" calcext:value-type="float">
            <text:p>36728</text:p>
          </table:table-cell>
          <table:table-cell table:formula="of:=[.A6]-[.A5]" office:value-type="float" office:value="-4969.8049141829" calcext:value-type="float">
            <text:p>-4969,8049141829</text:p>
          </table:table-cell>
          <table:table-cell table:formula="of:=[.B6]/[.A5]" office:value-type="percentage" office:value="-0.119187235358804" calcext:value-type="percentage">
            <text:p>-11,92%</text:p>
          </table:table-cell>
        </table:table-row>
        <table:table-row table:style-name="ro2">
          <table:table-cell office:value-type="float" office:value="32723.0574818514" calcext:value-type="float">
            <text:p>32723</text:p>
          </table:table-cell>
          <table:table-cell table:formula="of:=[.A7]-[.A6]" office:value-type="float" office:value="-4004.5970611103" calcext:value-type="float">
            <text:p>-4004,5970611103</text:p>
          </table:table-cell>
          <table:table-cell table:formula="of:=[.B7]/[.A6]" office:value-type="percentage" office:value="-0.10903492507059" calcext:value-type="percentage">
            <text:p>-10,90%</text:p>
          </table:table-cell>
        </table:table-row>
        <table:table-row table:style-name="ro2">
          <table:table-cell office:value-type="float" office:value="34668.0152965756" calcext:value-type="float">
            <text:p>34668</text:p>
          </table:table-cell>
          <table:table-cell table:formula="of:=[.A8]-[.A7]" office:value-type="float" office:value="1944.9578147242" calcext:value-type="float">
            <text:p>1944,9578147242</text:p>
          </table:table-cell>
          <table:table-cell table:formula="of:=[.B8]/[.A7]" office:value-type="percentage" office:value="0.0594369219869774" calcext:value-type="percentage">
            <text:p>5,94%</text:p>
          </table:table-cell>
        </table:table-row>
        <table:table-row table:style-name="ro2">
          <table:table-cell office:value-type="float" office:value="39085.1453799933" calcext:value-type="float">
            <text:p>39085</text:p>
          </table:table-cell>
          <table:table-cell table:formula="of:=[.A9]-[.A8]" office:value-type="float" office:value="4417.1300834177" calcext:value-type="float">
            <text:p>4417,1300834177</text:p>
          </table:table-cell>
          <table:table-cell table:formula="of:=[.B9]/[.A8]" office:value-type="percentage" office:value="0.127412257252985" calcext:value-type="percentage">
            <text:p>12,74%</text:p>
          </table:table-cell>
        </table:table-row>
        <table:table-row table:style-name="ro2">
          <table:table-cell office:value-type="float" office:value="32661.9181201734" calcext:value-type="float">
            <text:p>32662</text:p>
          </table:table-cell>
          <table:table-cell table:formula="of:=[.A10]-[.A9]" office:value-type="float" office:value="-6423.2272598199" calcext:value-type="float">
            <text:p>-6423,2272598199</text:p>
          </table:table-cell>
          <table:table-cell table:formula="of:=[.B10]/[.A9]" office:value-type="percentage" office:value="-0.164339346761334" calcext:value-type="percentage">
            <text:p>-16,43%</text:p>
          </table:table-cell>
        </table:table-row>
        <table:table-row table:style-name="ro2">
          <table:table-cell office:value-type="float" office:value="36828.9605283165" calcext:value-type="float">
            <text:p>36829</text:p>
          </table:table-cell>
          <table:table-cell table:formula="of:=[.A11]-[.A10]" office:value-type="float" office:value="4167.0424081431" calcext:value-type="float">
            <text:p>4167,0424081431</text:p>
          </table:table-cell>
          <table:table-cell table:formula="of:=[.B11]/[.A10]" office:value-type="percentage" office:value="0.127581068350342" calcext:value-type="percentage">
            <text:p>12,76%</text:p>
          </table:table-cell>
        </table:table-row>
        <table:table-row table:style-name="ro2">
          <table:table-cell office:value-type="float" office:value="35847.117800409" calcext:value-type="float">
            <text:p>35847</text:p>
          </table:table-cell>
          <table:table-cell table:formula="of:=[.A12]-[.A11]" office:value-type="float" office:value="-981.842727907497" calcext:value-type="float">
            <text:p>-981,842727907497</text:p>
          </table:table-cell>
          <table:table-cell table:formula="of:=[.B12]/[.A11]" office:value-type="percentage" office:value="-0.0266595286378671" calcext:value-type="percentage">
            <text:p>-2,67%</text:p>
          </table:table-cell>
        </table:table-row>
        <table:table-row table:style-name="ro2">
          <table:table-cell office:value-type="float" office:value="36621.0415823662" calcext:value-type="float">
            <text:p>36621</text:p>
          </table:table-cell>
          <table:table-cell table:formula="of:=[.A13]-[.A12]" office:value-type="float" office:value="773.923781957194" calcext:value-type="float">
            <text:p>773,923781957194</text:p>
          </table:table-cell>
          <table:table-cell table:formula="of:=[.B13]/[.A12]" office:value-type="percentage" office:value="0.0215895678493954" calcext:value-type="percentage">
            <text:p>2,16%</text:p>
          </table:table-cell>
        </table:table-row>
        <table:table-row table:style-name="ro2">
          <table:table-cell office:value-type="float" office:value="40865.260055741" calcext:value-type="float">
            <text:p>40865</text:p>
          </table:table-cell>
          <table:table-cell table:formula="of:=[.A14]-[.A13]" office:value-type="float" office:value="4244.2184733748" calcext:value-type="float">
            <text:p>4244,2184733748</text:p>
          </table:table-cell>
          <table:table-cell table:formula="of:=[.B14]/[.A13]" office:value-type="percentage" office:value="0.115895624209073" calcext:value-type="percentage">
            <text:p>11,59%</text:p>
          </table:table-cell>
        </table:table-row>
        <table:table-row table:style-name="ro2">
          <table:table-cell office:value-type="float" office:value="39246.172003835" calcext:value-type="float">
            <text:p>39246</text:p>
          </table:table-cell>
          <table:table-cell table:formula="of:=[.A15]-[.A14]" office:value-type="float" office:value="-1619.08805190599" calcext:value-type="float">
            <text:p>-1619,08805190599</text:p>
          </table:table-cell>
          <table:table-cell table:formula="of:=[.B15]/[.A14]" office:value-type="percentage" office:value="-0.0396201577990077" calcext:value-type="percentage">
            <text:p>-3,96%</text:p>
          </table:table-cell>
        </table:table-row>
        <table:table-row table:style-name="ro2">
          <table:table-cell office:value-type="float" office:value="32342.8184845025" calcext:value-type="float">
            <text:p>32343</text:p>
          </table:table-cell>
          <table:table-cell table:formula="of:=[.A16]-[.A15]" office:value-type="float" office:value="-6903.3535193325" calcext:value-type="float">
            <text:p>-6903,3535193325</text:p>
          </table:table-cell>
          <table:table-cell table:formula="of:=[.B16]/[.A15]" office:value-type="percentage" office:value="-0.175898773481856" calcext:value-type="percentage">
            <text:p>-17,59%</text:p>
          </table:table-cell>
        </table:table-row>
        <table:table-row table:style-name="ro2">
          <table:table-cell office:value-type="float" office:value="42631.6536990748" calcext:value-type="float">
            <text:p>42632</text:p>
          </table:table-cell>
          <table:table-cell table:formula="of:=[.A17]-[.A16]" office:value-type="float" office:value="10288.8352145723" calcext:value-type="float">
            <text:p>10288,8352145723</text:p>
          </table:table-cell>
          <table:table-cell table:formula="of:=[.B17]/[.A16]" office:value-type="percentage" office:value="0.318118076799718" calcext:value-type="percentage">
            <text:p>31,81%</text:p>
          </table:table-cell>
        </table:table-row>
        <table:table-row table:style-name="ro2">
          <table:table-cell office:value-type="float" office:value="44096.6155048609" calcext:value-type="float">
            <text:p>44097</text:p>
          </table:table-cell>
          <table:table-cell table:formula="of:=[.A18]-[.A17]" office:value-type="float" office:value="1464.9618057861" calcext:value-type="float">
            <text:p>1464,9618057861</text:p>
          </table:table-cell>
          <table:table-cell table:formula="of:=[.B18]/[.A17]" office:value-type="percentage" office:value="0.0343632413634915" calcext:value-type="percentage">
            <text:p>3,44%</text:p>
          </table:table-cell>
        </table:table-row>
        <table:table-row table:style-name="ro2">
          <table:table-cell office:value-type="float" office:value="37949.7576246105" calcext:value-type="float">
            <text:p>37950</text:p>
          </table:table-cell>
          <table:table-cell table:formula="of:=[.A19]-[.A18]" office:value-type="float" office:value="-6146.8578802504" calcext:value-type="float">
            <text:p>-6146,8578802504</text:p>
          </table:table-cell>
          <table:table-cell table:formula="of:=[.B19]/[.A18]" office:value-type="percentage" office:value="-0.139395230447397" calcext:value-type="percentage">
            <text:p>-13,94%</text:p>
          </table:table-cell>
        </table:table-row>
        <table:table-row table:style-name="ro2">
          <table:table-cell office:value-type="float" office:value="39834.1716831779" calcext:value-type="float">
            <text:p>39834</text:p>
          </table:table-cell>
          <table:table-cell table:formula="of:=[.A20]-[.A19]" office:value-type="float" office:value="1884.4140585674" calcext:value-type="float">
            <text:p>1884,4140585674</text:p>
          </table:table-cell>
          <table:table-cell table:formula="of:=[.B20]/[.A19]" office:value-type="percentage" office:value="0.049655496543813" calcext:value-type="percentage">
            <text:p>4,97%</text:p>
          </table:table-cell>
        </table:table-row>
        <table:table-row table:style-name="ro2">
          <table:table-cell office:value-type="float" office:value="36058.8664680791" calcext:value-type="float">
            <text:p>36059</text:p>
          </table:table-cell>
          <table:table-cell table:formula="of:=[.A21]-[.A20]" office:value-type="float" office:value="-3775.3052150988" calcext:value-type="float">
            <text:p>-3775,3052150988</text:p>
          </table:table-cell>
          <table:table-cell table:formula="of:=[.B21]/[.A20]" office:value-type="percentage" office:value="-0.0947755420930008" calcext:value-type="percentage">
            <text:p>-9,48%</text:p>
          </table:table-cell>
        </table:table-row>
        <table:table-row table:style-name="ro2">
          <table:table-cell office:value-type="float" office:value="36838.11994201" calcext:value-type="float">
            <text:p>36838</text:p>
          </table:table-cell>
          <table:table-cell table:formula="of:=[.A22]-[.A21]" office:value-type="float" office:value="779.253473930905" calcext:value-type="float">
            <text:p>779,253473930905</text:p>
          </table:table-cell>
          <table:table-cell table:formula="of:=[.B22]/[.A21]" office:value-type="percentage" office:value="0.0216105926297142" calcext:value-type="percentage">
            <text:p>2,16%</text:p>
          </table:table-cell>
        </table:table-row>
        <table:table-row table:style-name="ro2">
          <table:table-cell office:value-type="float" office:value="37904.2366195595" calcext:value-type="float">
            <text:p>37904</text:p>
          </table:table-cell>
          <table:table-cell table:formula="of:=[.A23]-[.A22]" office:value-type="float" office:value="1066.1166775495" calcext:value-type="float">
            <text:p>1066,1166775495</text:p>
          </table:table-cell>
          <table:table-cell table:formula="of:=[.B23]/[.A22]" office:value-type="percentage" office:value="0.0289405832661327" calcext:value-type="percentage">
            <text:p>2,89%</text:p>
          </table:table-cell>
        </table:table-row>
        <table:table-row table:style-name="ro2">
          <table:table-cell office:value-type="float" office:value="31876.1671375466" calcext:value-type="float">
            <text:p>31876</text:p>
          </table:table-cell>
          <table:table-cell table:formula="of:=[.A24]-[.A23]" office:value-type="float" office:value="-6028.0694820129" calcext:value-type="float">
            <text:p>-6028,0694820129</text:p>
          </table:table-cell>
          <table:table-cell table:formula="of:=[.B24]/[.A23]" office:value-type="percentage" office:value="-0.159034187721969" calcext:value-type="percentage">
            <text:p>-15,90%</text:p>
          </table:table-cell>
        </table:table-row>
        <table:table-row table:style-name="ro2">
          <table:table-cell office:value-type="float" office:value="28935.0967582505" calcext:value-type="float">
            <text:p>28935</text:p>
          </table:table-cell>
          <table:table-cell table:formula="of:=[.A25]-[.A24]" office:value-type="float" office:value="-2941.0703792961" calcext:value-type="float">
            <text:p>-2941,0703792961</text:p>
          </table:table-cell>
          <table:table-cell table:formula="of:=[.B25]/[.A24]" office:value-type="percentage" office:value="-0.0922654962438001" calcext:value-type="percentage">
            <text:p>-9,23%</text:p>
          </table:table-cell>
        </table:table-row>
        <table:table-row table:style-name="ro2">
          <table:table-cell office:value-type="float" office:value="36130.5877685219" calcext:value-type="float">
            <text:p>36131</text:p>
          </table:table-cell>
          <table:table-cell table:formula="of:=[.A26]-[.A25]" office:value-type="float" office:value="7195.4910102714" calcext:value-type="float">
            <text:p>7195,4910102714</text:p>
          </table:table-cell>
          <table:table-cell table:formula="of:=[.B26]/[.A25]" office:value-type="percentage" office:value="0.248676929280345" calcext:value-type="percentage">
            <text:p>24,87%</text:p>
          </table:table-cell>
        </table:table-row>
        <table:table-row table:style-name="ro2">
          <table:table-cell office:value-type="float" office:value="33960.2463954405" calcext:value-type="float">
            <text:p>33960</text:p>
          </table:table-cell>
          <table:table-cell table:formula="of:=[.A27]-[.A26]" office:value-type="float" office:value="-2170.3413730814" calcext:value-type="float">
            <text:p>-2170,3413730814</text:p>
          </table:table-cell>
          <table:table-cell table:formula="of:=[.B27]/[.A26]" office:value-type="percentage" office:value="-0.0600693624744248" calcext:value-type="percentage">
            <text:p>-6,01%</text:p>
          </table:table-cell>
        </table:table-row>
        <table:table-row table:style-name="ro2">
          <table:table-cell office:value-type="float" office:value="30988.1610696424" calcext:value-type="float">
            <text:p>30988</text:p>
          </table:table-cell>
          <table:table-cell table:formula="of:=[.A28]-[.A27]" office:value-type="float" office:value="-2972.0853257981" calcext:value-type="float">
            <text:p>-2972,0853257981</text:p>
          </table:table-cell>
          <table:table-cell table:formula="of:=[.B28]/[.A27]" office:value-type="percentage" office:value="-0.0875166007687503" calcext:value-type="percentage">
            <text:p>-8,75%</text:p>
          </table:table-cell>
        </table:table-row>
        <table:table-row table:style-name="ro2">
          <table:table-cell office:value-type="float" office:value="31636.279159105" calcext:value-type="float">
            <text:p>31636</text:p>
          </table:table-cell>
          <table:table-cell table:formula="of:=[.A29]-[.A28]" office:value-type="float" office:value="648.118089462601" calcext:value-type="float">
            <text:p>648,118089462601</text:p>
          </table:table-cell>
          <table:table-cell table:formula="of:=[.B29]/[.A28]" office:value-type="percentage" office:value="0.0209150226115733" calcext:value-type="percentage">
            <text:p>2,09%</text:p>
          </table:table-cell>
        </table:table-row>
        <table:table-row table:style-name="ro2">
          <table:table-cell office:value-type="float" office:value="32915.0409579905" calcext:value-type="float">
            <text:p>32915</text:p>
          </table:table-cell>
          <table:table-cell table:formula="of:=[.A30]-[.A29]" office:value-type="float" office:value="1278.7617988855" calcext:value-type="float">
            <text:p>1278,7617988855</text:p>
          </table:table-cell>
          <table:table-cell table:formula="of:=[.B30]/[.A29]" office:value-type="percentage" office:value="0.040420739507775" calcext:value-type="percentage">
            <text:p>4,04%</text:p>
          </table:table-cell>
        </table:table-row>
        <table:table-row table:style-name="ro2">
          <table:table-cell office:value-type="float" office:value="34985.8551461923" calcext:value-type="float">
            <text:p>34986</text:p>
          </table:table-cell>
          <table:table-cell table:formula="of:=[.A31]-[.A30]" office:value-type="float" office:value="2070.8141882018" calcext:value-type="float">
            <text:p>2070,8141882018</text:p>
          </table:table-cell>
          <table:table-cell table:formula="of:=[.B31]/[.A30]" office:value-type="percentage" office:value="0.0629139180122803" calcext:value-type="percentage">
            <text:p>6,29%</text:p>
          </table:table-cell>
        </table:table-row>
        <table:table-row table:style-name="ro2">
          <table:table-cell office:value-type="float" office:value="33524.8814394191" calcext:value-type="float">
            <text:p>33525</text:p>
          </table:table-cell>
          <table:table-cell table:formula="of:=[.A32]-[.A31]" office:value-type="float" office:value="-1460.9737067732" calcext:value-type="float">
            <text:p>-1460,9737067732</text:p>
          </table:table-cell>
          <table:table-cell table:formula="of:=[.B32]/[.A31]" office:value-type="percentage" office:value="-0.0417589823278105" calcext:value-type="percentage">
            <text:p>-4,18%</text:p>
          </table:table-cell>
        </table:table-row>
        <table:table-row table:style-name="ro2">
          <table:table-cell office:value-type="float" office:value="31915.1335912111" calcext:value-type="float">
            <text:p>31915</text:p>
          </table:table-cell>
          <table:table-cell table:formula="of:=[.A33]-[.A32]" office:value-type="float" office:value="-1609.747848208" calcext:value-type="float">
            <text:p>-1609,747848208</text:p>
          </table:table-cell>
          <table:table-cell table:formula="of:=[.B33]/[.A32]" office:value-type="percentage" office:value="-0.0480165112922761" calcext:value-type="percentage">
            <text:p>-4,80%</text:p>
          </table:table-cell>
        </table:table-row>
        <table:table-row table:style-name="ro2">
          <table:table-cell office:value-type="float" office:value="32065.1902448821" calcext:value-type="float">
            <text:p>32065</text:p>
          </table:table-cell>
          <table:table-cell table:formula="of:=[.A34]-[.A33]" office:value-type="float" office:value="150.056653670999" calcext:value-type="float">
            <text:p>150,056653670999</text:p>
          </table:table-cell>
          <table:table-cell table:formula="of:=[.B34]/[.A33]" office:value-type="percentage" office:value="0.00470173979507905" calcext:value-type="percentage">
            <text:p>0,47%</text:p>
          </table:table-cell>
        </table:table-row>
        <table:table-row table:style-name="ro2">
          <table:table-cell office:value-type="float" office:value="31391.2219415443" calcext:value-type="float">
            <text:p>31391</text:p>
          </table:table-cell>
          <table:table-cell table:formula="of:=[.A35]-[.A34]" office:value-type="float" office:value="-673.968303337799" calcext:value-type="float">
            <text:p>-673,968303337799</text:p>
          </table:table-cell>
          <table:table-cell table:formula="of:=[.B35]/[.A34]" office:value-type="percentage" office:value="-0.0210186903053039" calcext:value-type="percentage">
            <text:p>-2,10%</text:p>
          </table:table-cell>
        </table:table-row>
        <table:table-row table:style-name="ro2">
          <table:table-cell office:value-type="float" office:value="35843.4990725874" calcext:value-type="float">
            <text:p>35843</text:p>
          </table:table-cell>
          <table:table-cell table:formula="of:=[.A36]-[.A35]" office:value-type="float" office:value="4452.2771310431" calcext:value-type="float">
            <text:p>4452,2771310431</text:p>
          </table:table-cell>
          <table:table-cell table:formula="of:=[.B36]/[.A35]" office:value-type="percentage" office:value="0.141831915283006" calcext:value-type="percentage">
            <text:p>14,18%</text:p>
          </table:table-cell>
        </table:table-row>
        <table:table-row table:style-name="ro2">
          <table:table-cell office:value-type="float" office:value="35777.8819636013" calcext:value-type="float">
            <text:p>35778</text:p>
          </table:table-cell>
          <table:table-cell table:formula="of:=[.A37]-[.A36]" office:value-type="float" office:value="-65.6171089861018" calcext:value-type="float">
            <text:p>-65,6171089861018</text:p>
          </table:table-cell>
          <table:table-cell table:formula="of:=[.B37]/[.A36]" office:value-type="percentage" office:value="-0.00183065578651472" calcext:value-type="percentage">
            <text:p>-0,18%</text:p>
          </table:table-cell>
        </table:table-row>
        <table:table-row table:style-name="ro2">
          <table:table-cell office:value-type="float" office:value="38769.2365937586" calcext:value-type="float">
            <text:p>38769</text:p>
          </table:table-cell>
          <table:table-cell table:formula="of:=[.A38]-[.A37]" office:value-type="float" office:value="2991.3546301573" calcext:value-type="float">
            <text:p>2991,3546301573</text:p>
          </table:table-cell>
          <table:table-cell table:formula="of:=[.B38]/[.A37]" office:value-type="percentage" office:value="0.0836090474332877" calcext:value-type="percentage">
            <text:p>8,36%</text:p>
          </table:table-cell>
        </table:table-row>
        <table:table-row table:style-name="ro2">
          <table:table-cell office:value-type="float" office:value="39747.2395535362" calcext:value-type="float">
            <text:p>39747</text:p>
          </table:table-cell>
          <table:table-cell table:formula="of:=[.A39]-[.A38]" office:value-type="float" office:value="978.002959777601" calcext:value-type="float">
            <text:p>978,002959777601</text:p>
          </table:table-cell>
          <table:table-cell table:formula="of:=[.B39]/[.A38]" office:value-type="percentage" office:value="0.025226263029771" calcext:value-type="percentage">
            <text:p>2,52%</text:p>
          </table:table-cell>
        </table:table-row>
        <table:table-row table:style-name="ro2">
          <table:table-cell office:value-type="float" office:value="43268.5330564445" calcext:value-type="float">
            <text:p>43269</text:p>
          </table:table-cell>
          <table:table-cell table:formula="of:=[.A40]-[.A39]" office:value-type="float" office:value="3521.2935029083" calcext:value-type="float">
            <text:p>3521,2935029083</text:p>
          </table:table-cell>
          <table:table-cell table:formula="of:=[.B40]/[.A39]" office:value-type="percentage" office:value="0.0885921523723779" calcext:value-type="percentage">
            <text:p>8,86%</text:p>
          </table:table-cell>
        </table:table-row>
        <table:table-row table:style-name="ro2">
          <table:table-cell office:value-type="float" office:value="39806.6584614823" calcext:value-type="float">
            <text:p>39807</text:p>
          </table:table-cell>
          <table:table-cell table:formula="of:=[.A41]-[.A40]" office:value-type="float" office:value="-3461.8745949622" calcext:value-type="float">
            <text:p>-3461,8745949622</text:p>
          </table:table-cell>
          <table:table-cell table:formula="of:=[.B41]/[.A40]" office:value-type="percentage" office:value="-0.0800090585563907" calcext:value-type="percentage">
            <text:p>-8,00%</text:p>
          </table:table-cell>
        </table:table-row>
        <table:table-row table:style-name="ro2">
          <table:table-cell office:value-type="float" office:value="40292.3697960706" calcext:value-type="float">
            <text:p>40292</text:p>
          </table:table-cell>
          <table:table-cell table:formula="of:=[.A42]-[.A41]" office:value-type="float" office:value="485.711334588297" calcext:value-type="float">
            <text:p>485,711334588297</text:p>
          </table:table-cell>
          <table:table-cell table:formula="of:=[.B42]/[.A41]" office:value-type="percentage" office:value="0.0122017610460411" calcext:value-type="percentage">
            <text:p>1,22%</text:p>
          </table:table-cell>
        </table:table-row>
        <table:table-row table:style-name="ro2">
          <table:table-cell office:value-type="float" office:value="41636.5126292118" calcext:value-type="float">
            <text:p>41637</text:p>
          </table:table-cell>
          <table:table-cell table:formula="of:=[.A43]-[.A42]" office:value-type="float" office:value="1344.1428331412" calcext:value-type="float">
            <text:p>1344,1428331412</text:p>
          </table:table-cell>
          <table:table-cell table:formula="of:=[.B43]/[.A42]" office:value-type="percentage" office:value="0.0333597363457201" calcext:value-type="percentage">
            <text:p>3,34%</text:p>
          </table:table-cell>
        </table:table-row>
        <table:table-row table:style-name="ro2">
          <table:table-cell office:value-type="float" office:value="40574.8195038114" calcext:value-type="float">
            <text:p>40575</text:p>
          </table:table-cell>
          <table:table-cell table:formula="of:=[.A44]-[.A43]" office:value-type="float" office:value="-1061.6931254004" calcext:value-type="float">
            <text:p>-1061,6931254004</text:p>
          </table:table-cell>
          <table:table-cell table:formula="of:=[.B44]/[.A43]" office:value-type="percentage" office:value="-0.0254990886209695" calcext:value-type="percentage">
            <text:p>-2,55%</text:p>
          </table:table-cell>
        </table:table-row>
        <table:table-row table:style-name="ro2">
          <table:table-cell office:value-type="float" office:value="40583.0294917189" calcext:value-type="float">
            <text:p>40583</text:p>
          </table:table-cell>
          <table:table-cell table:formula="of:=[.A45]-[.A44]" office:value-type="float" office:value="8.20998790750309" calcext:value-type="float">
            <text:p>8,20998790750309</text:p>
          </table:table-cell>
          <table:table-cell table:formula="of:=[.B45]/[.A44]" office:value-type="percentage" office:value="0.000202341945273025" calcext:value-type="percentage">
            <text:p>0,02%</text:p>
          </table:table-cell>
        </table:table-row>
        <table:table-row table:style-name="ro2">
          <table:table-cell office:value-type="float" office:value="44110.5175958221" calcext:value-type="float">
            <text:p>44111</text:p>
          </table:table-cell>
          <table:table-cell table:formula="of:=[.A46]-[.A45]" office:value-type="float" office:value="3527.4881041032" calcext:value-type="float">
            <text:p>3527,4881041032</text:p>
          </table:table-cell>
          <table:table-cell table:formula="of:=[.B46]/[.A45]" office:value-type="percentage" office:value="0.0869202755014374" calcext:value-type="percentage">
            <text:p>8,69%</text:p>
          </table:table-cell>
        </table:table-row>
        <table:table-row table:style-name="ro2">
          <table:table-cell office:value-type="float" office:value="39765.0979561353" calcext:value-type="float">
            <text:p>39765</text:p>
          </table:table-cell>
          <table:table-cell table:formula="of:=[.A47]-[.A46]" office:value-type="float" office:value="-4345.4196396868" calcext:value-type="float">
            <text:p>-4345,4196396868</text:p>
          </table:table-cell>
          <table:table-cell table:formula="of:=[.B47]/[.A46]" office:value-type="percentage" office:value="-0.09851209816904" calcext:value-type="percentage">
            <text:p>-9,85%</text:p>
          </table:table-cell>
        </table:table-row>
        <table:table-row table:style-name="ro2">
          <table:table-cell office:value-type="float" office:value="50192.9611276943" calcext:value-type="float">
            <text:p>50193</text:p>
          </table:table-cell>
          <table:table-cell table:formula="of:=[.A48]-[.A47]" office:value-type="float" office:value="10427.863171559" calcext:value-type="float">
            <text:p>10427,863171559</text:p>
          </table:table-cell>
          <table:table-cell table:formula="of:=[.B48]/[.A47]" office:value-type="percentage" office:value="0.262236576986732" calcext:value-type="percentage">
            <text:p>26,22%</text:p>
          </table:table-cell>
        </table:table-row>
        <table:table-row table:style-name="ro2">
          <table:table-cell office:value-type="float" office:value="58491.569652779" calcext:value-type="float">
            <text:p>58492</text:p>
          </table:table-cell>
          <table:table-cell table:formula="of:=[.A49]-[.A48]" office:value-type="float" office:value="8298.6085250847" calcext:value-type="float">
            <text:p>8298,6085250847</text:p>
          </table:table-cell>
          <table:table-cell table:formula="of:=[.B49]/[.A48]" office:value-type="percentage" office:value="0.165334109377857" calcext:value-type="percentage">
            <text:p>16,53%</text:p>
          </table:table-cell>
        </table:table-row>
        <table:table-row table:style-name="ro2">
          <table:table-cell office:value-type="float" office:value="48775.5737422131" calcext:value-type="float">
            <text:p>48776</text:p>
          </table:table-cell>
          <table:table-cell table:formula="of:=[.A50]-[.A49]" office:value-type="float" office:value="-9715.9959105659" calcext:value-type="float">
            <text:p>-9715,9959105659</text:p>
          </table:table-cell>
          <table:table-cell table:formula="of:=[.B50]/[.A49]" office:value-type="percentage" office:value="-0.16610933794806" calcext:value-type="percentage">
            <text:p>-16,61%</text:p>
          </table:table-cell>
        </table:table-row>
        <table:table-row table:style-name="ro2">
          <table:table-cell office:value-type="float" office:value="52160.4578419847" calcext:value-type="float">
            <text:p>52160</text:p>
          </table:table-cell>
          <table:table-cell table:formula="of:=[.A51]-[.A50]" office:value-type="float" office:value="3384.8840997716" calcext:value-type="float">
            <text:p>3384,8840997716</text:p>
          </table:table-cell>
          <table:table-cell table:formula="of:=[.B51]/[.A50]" office:value-type="percentage" office:value="0.0693971149916414" calcext:value-type="percentage">
            <text:p>6,94%</text:p>
          </table:table-cell>
        </table:table-row>
        <table:table-row table:style-name="ro2">
          <table:table-cell office:value-type="float" office:value="51748.3107993544" calcext:value-type="float">
            <text:p>51748</text:p>
          </table:table-cell>
          <table:table-cell table:formula="of:=[.A52]-[.A51]" office:value-type="float" office:value="-412.147042630299" calcext:value-type="float">
            <text:p>-412,147042630299</text:p>
          </table:table-cell>
          <table:table-cell table:formula="of:=[.B52]/[.A51]" office:value-type="percentage" office:value="-0.00790152271820344" calcext:value-type="percentage">
            <text:p>-0,79%</text:p>
          </table:table-cell>
        </table:table-row>
        <table:table-row table:style-name="ro2">
          <table:table-cell office:value-type="float" office:value="50415.9265481352" calcext:value-type="float">
            <text:p>50416</text:p>
          </table:table-cell>
          <table:table-cell table:formula="of:=[.A53]-[.A52]" office:value-type="float" office:value="-1332.38425121921" calcext:value-type="float">
            <text:p>-1332,38425121921</text:p>
          </table:table-cell>
          <table:table-cell table:formula="of:=[.B53]/[.A52]" office:value-type="percentage" office:value="-0.0257473960142448" calcext:value-type="percentage">
            <text:p>-2,57%</text:p>
          </table:table-cell>
        </table:table-row>
        <table:table-row table:style-name="ro2">
          <table:table-cell office:value-type="float" office:value="52915.3110151195" calcext:value-type="float">
            <text:p>52915</text:p>
          </table:table-cell>
          <table:table-cell table:formula="of:=[.A54]-[.A53]" office:value-type="float" office:value="2499.3844669843" calcext:value-type="float">
            <text:p>2499,3844669843</text:p>
          </table:table-cell>
          <table:table-cell table:formula="of:=[.B54]/[.A53]" office:value-type="percentage" office:value="0.049575295707359" calcext:value-type="percentage">
            <text:p>4,96%</text:p>
          </table:table-cell>
        </table:table-row>
        <table:table-row table:style-name="ro2">
          <table:table-cell office:value-type="float" office:value="61042.7210649487" calcext:value-type="float">
            <text:p>61043</text:p>
          </table:table-cell>
          <table:table-cell table:formula="of:=[.A55]-[.A54]" office:value-type="float" office:value="8127.4100498292" calcext:value-type="float">
            <text:p>8127,4100498292</text:p>
          </table:table-cell>
          <table:table-cell table:formula="of:=[.B55]/[.A54]" office:value-type="percentage" office:value="0.153592786169337" calcext:value-type="percentage">
            <text:p>15,36%</text:p>
          </table:table-cell>
        </table:table-row>
        <table:table-row table:style-name="ro2">
          <table:table-cell office:value-type="float" office:value="50728.8622060448" calcext:value-type="float">
            <text:p>50729</text:p>
          </table:table-cell>
          <table:table-cell table:formula="of:=[.A56]-[.A55]" office:value-type="float" office:value="-10313.8588589039" calcext:value-type="float">
            <text:p>-10313,8588589039</text:p>
          </table:table-cell>
          <table:table-cell table:formula="of:=[.B56]/[.A55]" office:value-type="percentage" office:value="-0.168961322152235" calcext:value-type="percentage">
            <text:p>-16,90%</text:p>
          </table:table-cell>
        </table:table-row>
        <table:table-row table:style-name="ro2">
          <table:table-cell office:value-type="float" office:value="59321.3595030137" calcext:value-type="float">
            <text:p>59321</text:p>
          </table:table-cell>
          <table:table-cell table:formula="of:=[.A57]-[.A56]" office:value-type="float" office:value="8592.4972969689" calcext:value-type="float">
            <text:p>8592,4972969689</text:p>
          </table:table-cell>
          <table:table-cell table:formula="of:=[.B57]/[.A56]" office:value-type="percentage" office:value="0.16938084008407" calcext:value-type="percentage">
            <text:p>16,94%</text:p>
          </table:table-cell>
        </table:table-row>
        <table:table-row table:style-name="ro2">
          <table:table-cell office:value-type="float" office:value="58637.4467993957" calcext:value-type="float">
            <text:p>58637</text:p>
          </table:table-cell>
          <table:table-cell table:formula="of:=[.A58]-[.A57]" office:value-type="float" office:value="-683.912703618" calcext:value-type="float">
            <text:p>-683,912703618</text:p>
          </table:table-cell>
          <table:table-cell table:formula="of:=[.B58]/[.A57]" office:value-type="percentage" office:value="-0.0115289452121091" calcext:value-type="percentage">
            <text:p>-1,15%</text:p>
          </table:table-cell>
        </table:table-row>
        <table:table-row table:style-name="ro2">
          <table:table-cell office:value-type="float" office:value="56156.7716538861" calcext:value-type="float">
            <text:p>56157</text:p>
          </table:table-cell>
          <table:table-cell table:formula="of:=[.A59]-[.A58]" office:value-type="float" office:value="-2480.6751455096" calcext:value-type="float">
            <text:p>-2480,6751455096</text:p>
          </table:table-cell>
          <table:table-cell table:formula="of:=[.B59]/[.A58]" office:value-type="percentage" office:value="-0.0423053062660831" calcext:value-type="percentage">
            <text:p>-4,23%</text:p>
          </table:table-cell>
        </table:table-row>
        <table:table-row table:style-name="ro2">
          <table:table-cell office:value-type="float" office:value="61897.1331452382" calcext:value-type="float">
            <text:p>61897</text:p>
          </table:table-cell>
          <table:table-cell table:formula="of:=[.A60]-[.A59]" office:value-type="float" office:value="5740.3614913521" calcext:value-type="float">
            <text:p>5740,3614913521</text:p>
          </table:table-cell>
          <table:table-cell table:formula="of:=[.B60]/[.A59]" office:value-type="percentage" office:value="0.102220290132274" calcext:value-type="percentage">
            <text:p>10,22%</text:p>
          </table:table-cell>
        </table:table-row>
        <table:table-row table:style-name="ro2">
          <table:table-cell office:value-type="float" office:value="56484.0467509578" calcext:value-type="float">
            <text:p>56484</text:p>
          </table:table-cell>
          <table:table-cell table:formula="of:=[.A61]-[.A60]" office:value-type="float" office:value="-5413.0863942804" calcext:value-type="float">
            <text:p>-5413,0863942804</text:p>
          </table:table-cell>
          <table:table-cell table:formula="of:=[.B61]/[.A60]" office:value-type="percentage" office:value="-0.0874529419897187" calcext:value-type="percentage">
            <text:p>-8,75%</text:p>
          </table:table-cell>
        </table:table-row>
        <table:table-row table:style-name="ro2">
          <table:table-cell office:value-type="float" office:value="56374.2064241862" calcext:value-type="float">
            <text:p>56374</text:p>
          </table:table-cell>
          <table:table-cell table:formula="of:=[.A62]-[.A61]" office:value-type="float" office:value="-109.840326771598" calcext:value-type="float">
            <text:p>-109,840326771598</text:p>
          </table:table-cell>
          <table:table-cell table:formula="of:=[.B62]/[.A61]" office:value-type="percentage" office:value="-0.0019446256613997" calcext:value-type="percentage">
            <text:p>-0,19%</text:p>
          </table:table-cell>
        </table:table-row>
        <table:table-row table:style-name="ro2">
          <table:table-cell office:value-type="float" office:value="50810.0470914448" calcext:value-type="float">
            <text:p>50810</text:p>
          </table:table-cell>
          <table:table-cell table:formula="of:=[.A63]-[.A62]" office:value-type="float" office:value="-5564.1593327414" calcext:value-type="float">
            <text:p>-5564,1593327414</text:p>
          </table:table-cell>
          <table:table-cell table:formula="of:=[.B63]/[.A62]" office:value-type="percentage" office:value="-0.0987004462798812" calcext:value-type="percentage">
            <text:p>-9,87%</text:p>
          </table:table-cell>
        </table:table-row>
        <table:table-row table:style-name="ro2">
          <table:table-cell office:value-type="float" office:value="62489.1638311907" calcext:value-type="float">
            <text:p>62489</text:p>
          </table:table-cell>
          <table:table-cell table:formula="of:=[.A64]-[.A63]" office:value-type="float" office:value="11679.1167397459" calcext:value-type="float">
            <text:p>11679,1167397459</text:p>
          </table:table-cell>
          <table:table-cell table:formula="of:=[.B64]/[.A63]" office:value-type="percentage" office:value="0.229858412032693" calcext:value-type="percentage">
            <text:p>22,99%</text:p>
          </table:table-cell>
        </table:table-row>
        <table:table-row table:style-name="ro2">
          <table:table-cell office:value-type="float" office:value="46692.3933373885" calcext:value-type="float">
            <text:p>46692</text:p>
          </table:table-cell>
          <table:table-cell table:formula="of:=[.A65]-[.A64]" office:value-type="float" office:value="-15796.7704938022" calcext:value-type="float">
            <text:p>-15796,7704938022</text:p>
          </table:table-cell>
          <table:table-cell table:formula="of:=[.B65]/[.A64]" office:value-type="percentage" office:value="-0.252792156676571" calcext:value-type="percentage">
            <text:p>-25,28%</text:p>
          </table:table-cell>
        </table:table-row>
        <table:table-row table:style-name="ro2">
          <table:table-cell office:value-type="float" office:value="61430.6710138166" calcext:value-type="float">
            <text:p>61431</text:p>
          </table:table-cell>
          <table:table-cell table:formula="of:=[.A66]-[.A65]" office:value-type="float" office:value="14738.2776764281" calcext:value-type="float">
            <text:p>14738,2776764281</text:p>
          </table:table-cell>
          <table:table-cell table:formula="of:=[.B66]/[.A65]" office:value-type="percentage" office:value="0.315646224641619" calcext:value-type="percentage">
            <text:p>31,56%</text:p>
          </table:table-cell>
        </table:table-row>
        <table:table-row table:style-name="ro2">
          <table:table-cell office:value-type="float" office:value="56115.3108649788" calcext:value-type="float">
            <text:p>56115</text:p>
          </table:table-cell>
          <table:table-cell table:formula="of:=[.A67]-[.A66]" office:value-type="float" office:value="-5315.3601488378" calcext:value-type="float">
            <text:p>-5315,3601488378</text:p>
          </table:table-cell>
          <table:table-cell table:formula="of:=[.B67]/[.A66]" office:value-type="percentage" office:value="-0.0865261612988457" calcext:value-type="percentage">
            <text:p>-8,65%</text:p>
          </table:table-cell>
        </table:table-row>
        <table:table-row table:style-name="ro2">
          <table:table-cell office:value-type="float" office:value="52674.2113825723" calcext:value-type="float">
            <text:p>52674</text:p>
          </table:table-cell>
          <table:table-cell table:formula="of:=[.A68]-[.A67]" office:value-type="float" office:value="-3441.0994824065" calcext:value-type="float">
            <text:p>-3441,0994824065</text:p>
          </table:table-cell>
          <table:table-cell table:formula="of:=[.B68]/[.A67]" office:value-type="percentage" office:value="-0.06132193566006" calcext:value-type="percentage">
            <text:p>-6,13%</text:p>
          </table:table-cell>
        </table:table-row>
        <table:table-row table:style-name="ro2">
          <table:table-cell office:value-type="float" office:value="54814.3587416343" calcext:value-type="float">
            <text:p>54814</text:p>
          </table:table-cell>
          <table:table-cell table:formula="of:=[.A69]-[.A68]" office:value-type="float" office:value="2140.147359062" calcext:value-type="float">
            <text:p>2140,147359062</text:p>
          </table:table-cell>
          <table:table-cell table:formula="of:=[.B69]/[.A68]" office:value-type="percentage" office:value="0.0406298889511251" calcext:value-type="percentage">
            <text:p>4,06%</text:p>
          </table:table-cell>
        </table:table-row>
        <table:table-row table:style-name="ro2">
          <table:table-cell office:value-type="float" office:value="43058.2040672395" calcext:value-type="float">
            <text:p>43058</text:p>
          </table:table-cell>
          <table:table-cell table:formula="of:=[.A70]-[.A69]" office:value-type="float" office:value="-11756.1546743948" calcext:value-type="float">
            <text:p>-11756,1546743948</text:p>
          </table:table-cell>
          <table:table-cell table:formula="of:=[.B70]/[.A69]" office:value-type="percentage" office:value="-0.21447217379313" calcext:value-type="percentage">
            <text:p>-21,45%</text:p>
          </table:table-cell>
        </table:table-row>
        <table:table-row table:style-name="ro2">
          <table:table-cell office:value-type="float" office:value="51676.6222522058" calcext:value-type="float">
            <text:p>51677</text:p>
          </table:table-cell>
          <table:table-cell table:formula="of:=[.A71]-[.A70]" office:value-type="float" office:value="8618.4181849663" calcext:value-type="float">
            <text:p>8618,4181849663</text:p>
          </table:table-cell>
          <table:table-cell table:formula="of:=[.B71]/[.A70]" office:value-type="percentage" office:value="0.200157400236846" calcext:value-type="percentage">
            <text:p>20,02%</text:p>
          </table:table-cell>
        </table:table-row>
        <table:table-row table:style-name="ro2">
          <table:table-cell office:value-type="float" office:value="49892.6067185045" calcext:value-type="float">
            <text:p>49893</text:p>
          </table:table-cell>
          <table:table-cell table:formula="of:=[.A72]-[.A71]" office:value-type="float" office:value="-1784.0155337013" calcext:value-type="float">
            <text:p>-1784,0155337013</text:p>
          </table:table-cell>
          <table:table-cell table:formula="of:=[.B72]/[.A71]" office:value-type="percentage" office:value="-0.0345226807780591" calcext:value-type="percentage">
            <text:p>-3,45%</text:p>
          </table:table-cell>
        </table:table-row>
        <table:table-row table:style-name="ro2">
          <table:table-cell office:value-type="float" office:value="50734.8835454563" calcext:value-type="float">
            <text:p>50735</text:p>
          </table:table-cell>
          <table:table-cell table:formula="of:=[.A73]-[.A72]" office:value-type="float" office:value="842.276826951798" calcext:value-type="float">
            <text:p>842,276826951798</text:p>
          </table:table-cell>
          <table:table-cell table:formula="of:=[.B73]/[.A72]" office:value-type="percentage" office:value="0.016881796369228" calcext:value-type="percentage">
            <text:p>1,69%</text:p>
          </table:table-cell>
        </table:table-row>
        <table:table-row table:style-name="ro2">
          <table:table-cell office:value-type="float" office:value="51692.1068365212" calcext:value-type="float">
            <text:p>51692</text:p>
          </table:table-cell>
          <table:table-cell table:formula="of:=[.A74]-[.A73]" office:value-type="float" office:value="957.223291064896" calcext:value-type="float">
            <text:p>957,223291064896</text:p>
          </table:table-cell>
          <table:table-cell table:formula="of:=[.B74]/[.A73]" office:value-type="percentage" office:value="0.0188671624762325" calcext:value-type="percentage">
            <text:p>1,89%</text:p>
          </table:table-cell>
        </table:table-row>
        <table:table-row table:style-name="ro2">
          <table:table-cell office:value-type="float" office:value="54123.1596566213" calcext:value-type="float">
            <text:p>54123</text:p>
          </table:table-cell>
          <table:table-cell table:formula="of:=[.A75]-[.A74]" office:value-type="float" office:value="2431.0528201001" calcext:value-type="float">
            <text:p>2431,0528201001</text:p>
          </table:table-cell>
          <table:table-cell table:formula="of:=[.B75]/[.A74]" office:value-type="percentage" office:value="0.0470294783648202" calcext:value-type="percentage">
            <text:p>4,70%</text:p>
          </table:table-cell>
        </table:table-row>
        <table:table-row table:style-name="ro2">
          <table:table-cell office:value-type="float" office:value="56689.8784198124" calcext:value-type="float">
            <text:p>56690</text:p>
          </table:table-cell>
          <table:table-cell table:formula="of:=[.A76]-[.A75]" office:value-type="float" office:value="2566.7187631911" calcext:value-type="float">
            <text:p>2566,7187631911</text:p>
          </table:table-cell>
          <table:table-cell table:formula="of:=[.B76]/[.A75]" office:value-type="percentage" office:value="0.0474236681575027" calcext:value-type="percentage">
            <text:p>4,74%</text:p>
          </table:table-cell>
        </table:table-row>
        <table:table-row table:style-name="ro2">
          <table:table-cell office:value-type="float" office:value="62392.3578547121" calcext:value-type="float">
            <text:p>62392</text:p>
          </table:table-cell>
          <table:table-cell table:formula="of:=[.A77]-[.A76]" office:value-type="float" office:value="5702.4794348997" calcext:value-type="float">
            <text:p>5702,4794348997</text:p>
          </table:table-cell>
          <table:table-cell table:formula="of:=[.B77]/[.A76]" office:value-type="percentage" office:value="0.100590786113005" calcext:value-type="percentage">
            <text:p>10,06%</text:p>
          </table:table-cell>
        </table:table-row>
        <table:table-row table:style-name="ro2">
          <table:table-cell office:value-type="float" office:value="73361.1704788871" calcext:value-type="float">
            <text:p>73361</text:p>
          </table:table-cell>
          <table:table-cell table:formula="of:=[.A78]-[.A77]" office:value-type="float" office:value="10968.812624175" calcext:value-type="float">
            <text:p>10968,812624175</text:p>
          </table:table-cell>
          <table:table-cell table:formula="of:=[.B78]/[.A77]" office:value-type="percentage" office:value="0.175803784330722" calcext:value-type="percentage">
            <text:p>17,58%</text:p>
          </table:table-cell>
        </table:table-row>
        <table:table-row table:style-name="ro2">
          <table:table-cell office:value-type="float" office:value="57174.7351261324" calcext:value-type="float">
            <text:p>57175</text:p>
          </table:table-cell>
          <table:table-cell table:formula="of:=[.A79]-[.A78]" office:value-type="float" office:value="-16186.4353527547" calcext:value-type="float">
            <text:p>-16186,4353527547</text:p>
          </table:table-cell>
          <table:table-cell table:formula="of:=[.B79]/[.A78]" office:value-type="percentage" office:value="-0.220640363929485" calcext:value-type="percentage">
            <text:p>-22,06%</text:p>
          </table:table-cell>
        </table:table-row>
        <table:table-row table:style-name="ro2">
          <table:table-cell office:value-type="float" office:value="60921.4994597256" calcext:value-type="float">
            <text:p>60921</text:p>
          </table:table-cell>
          <table:table-cell table:formula="of:=[.A80]-[.A79]" office:value-type="float" office:value="3746.7643335932" calcext:value-type="float">
            <text:p>3746,7643335932</text:p>
          </table:table-cell>
          <table:table-cell table:formula="of:=[.B80]/[.A79]" office:value-type="percentage" office:value="0.0655318179494408" calcext:value-type="percentage">
            <text:p>6,55%</text:p>
          </table:table-cell>
        </table:table-row>
        <table:table-row table:style-name="ro2">
          <table:table-cell office:value-type="float" office:value="59484.4009944874" calcext:value-type="float">
            <text:p>59484</text:p>
          </table:table-cell>
          <table:table-cell table:formula="of:=[.A81]-[.A80]" office:value-type="float" office:value="-1437.0984652382" calcext:value-type="float">
            <text:p>-1437,0984652382</text:p>
          </table:table-cell>
          <table:table-cell table:formula="of:=[.B81]/[.A80]" office:value-type="percentage" office:value="-0.0235893482265375" calcext:value-type="percentage">
            <text:p>-2,36%</text:p>
          </table:table-cell>
        </table:table-row>
        <table:table-row table:style-name="ro2">
          <table:table-cell office:value-type="float" office:value="57230.4911054079" calcext:value-type="float">
            <text:p>57230</text:p>
          </table:table-cell>
          <table:table-cell table:formula="of:=[.A82]-[.A81]" office:value-type="float" office:value="-2253.9098890795" calcext:value-type="float">
            <text:p>-2253,9098890795</text:p>
          </table:table-cell>
          <table:table-cell table:formula="of:=[.B82]/[.A81]" office:value-type="percentage" office:value="-0.037890772225954" calcext:value-type="percentage">
            <text:p>-3,79%</text:p>
          </table:table-cell>
        </table:table-row>
        <table:table-row table:style-name="ro2">
          <table:table-cell office:value-type="float" office:value="66098.8005461644" calcext:value-type="float">
            <text:p>66099</text:p>
          </table:table-cell>
          <table:table-cell table:formula="of:=[.A83]-[.A82]" office:value-type="float" office:value="8868.30944075651" calcext:value-type="float">
            <text:p>8868,30944075651</text:p>
          </table:table-cell>
          <table:table-cell table:formula="of:=[.B83]/[.A82]" office:value-type="percentage" office:value="0.15495777284914" calcext:value-type="percentage">
            <text:p>15,50%</text:p>
          </table:table-cell>
        </table:table-row>
        <table:table-row table:style-name="ro2">
          <table:table-cell office:value-type="float" office:value="55127.6996336999" calcext:value-type="float">
            <text:p>55128</text:p>
          </table:table-cell>
          <table:table-cell table:formula="of:=[.A84]-[.A83]" office:value-type="float" office:value="-10971.1009124645" calcext:value-type="float">
            <text:p>-10971,1009124645</text:p>
          </table:table-cell>
          <table:table-cell table:formula="of:=[.B84]/[.A83]" office:value-type="percentage" office:value="-0.165980332801988" calcext:value-type="percentage">
            <text:p>-16,60%</text:p>
          </table:table-cell>
        </table:table-row>
        <table:table-row table:style-name="ro2">
          <table:table-cell office:value-type="float" office:value="70324.4832140855" calcext:value-type="float">
            <text:p>70324</text:p>
          </table:table-cell>
          <table:table-cell table:formula="of:=[.A85]-[.A84]" office:value-type="float" office:value="15196.7835803856" calcext:value-type="float">
            <text:p>15196,7835803856</text:p>
          </table:table-cell>
          <table:table-cell table:formula="of:=[.B85]/[.A84]" office:value-type="percentage" office:value="0.275665113570162" calcext:value-type="percentage">
            <text:p>27,57%</text:p>
          </table:table-cell>
        </table:table-row>
        <table:table-row table:style-name="ro2">
          <table:table-cell office:value-type="float" office:value="53409.4816886202" calcext:value-type="float">
            <text:p>53409</text:p>
          </table:table-cell>
          <table:table-cell table:formula="of:=[.A86]-[.A85]" office:value-type="float" office:value="-16915.0015254653" calcext:value-type="float">
            <text:p>-16915,0015254653</text:p>
          </table:table-cell>
          <table:table-cell table:formula="of:=[.B86]/[.A85]" office:value-type="percentage" office:value="-0.240527917908359" calcext:value-type="percentage">
            <text:p>-24,05%</text:p>
          </table:table-cell>
        </table:table-row>
        <table:table-row table:style-name="ro2">
          <table:table-cell office:value-type="float" office:value="50421.3265259816" calcext:value-type="float">
            <text:p>50421</text:p>
          </table:table-cell>
          <table:table-cell table:formula="of:=[.A87]-[.A86]" office:value-type="float" office:value="-2988.1551626386" calcext:value-type="float">
            <text:p>-2988,1551626386</text:p>
          </table:table-cell>
          <table:table-cell table:formula="of:=[.B87]/[.A86]" office:value-type="percentage" office:value="-0.0559480277314739" calcext:value-type="percentage">
            <text:p>-5,59%</text:p>
          </table:table-cell>
        </table:table-row>
        <table:table-row table:style-name="ro2">
          <table:table-cell office:value-type="float" office:value="38749.3641163353" calcext:value-type="float">
            <text:p>38749</text:p>
          </table:table-cell>
          <table:table-cell table:formula="of:=[.A88]-[.A87]" office:value-type="float" office:value="-11671.9624096463" calcext:value-type="float">
            <text:p>-11671,9624096463</text:p>
          </table:table-cell>
          <table:table-cell table:formula="of:=[.B88]/[.A87]" office:value-type="percentage" office:value="-0.23148860241969" calcext:value-type="percentage">
            <text:p>-23,15%</text:p>
          </table:table-cell>
        </table:table-row>
        <table:table-row table:style-name="ro2">
          <table:table-cell office:value-type="float" office:value="41461.1093326868" calcext:value-type="float">
            <text:p>41461</text:p>
          </table:table-cell>
          <table:table-cell table:formula="of:=[.A89]-[.A88]" office:value-type="float" office:value="2711.7452163515" calcext:value-type="float">
            <text:p>2711,7452163515</text:p>
          </table:table-cell>
          <table:table-cell table:formula="of:=[.B89]/[.A88]" office:value-type="percentage" office:value="0.0699816701045782" calcext:value-type="percentage">
            <text:p>7,00%</text:p>
          </table:table-cell>
        </table:table-row>
        <table:table-row table:style-name="ro2">
          <table:table-cell office:value-type="float" office:value="45222.0948512063" calcext:value-type="float">
            <text:p>45222</text:p>
          </table:table-cell>
          <table:table-cell table:formula="of:=[.A90]-[.A89]" office:value-type="float" office:value="3760.9855185195" calcext:value-type="float">
            <text:p>3760,9855185195</text:p>
          </table:table-cell>
          <table:table-cell table:formula="of:=[.B90]/[.A89]" office:value-type="percentage" office:value="0.0907111647288804" calcext:value-type="percentage">
            <text:p>9,07%</text:p>
          </table:table-cell>
        </table:table-row>
        <table:table-row table:style-name="ro2">
          <table:table-cell office:value-type="float" office:value="40882.5919428776" calcext:value-type="float">
            <text:p>40883</text:p>
          </table:table-cell>
          <table:table-cell table:formula="of:=[.A91]-[.A90]" office:value-type="float" office:value="-4339.50290832869" calcext:value-type="float">
            <text:p>-4339,50290832869</text:p>
          </table:table-cell>
          <table:table-cell table:formula="of:=[.B91]/[.A90]" office:value-type="percentage" office:value="-0.0959597940477304" calcext:value-type="percentage">
            <text:p>-9,60%</text:p>
          </table:table-cell>
        </table:table-row>
        <table:table-row table:style-name="ro2">
          <table:table-cell office:value-type="float" office:value="43610.0052997822" calcext:value-type="float">
            <text:p>43610</text:p>
          </table:table-cell>
          <table:table-cell table:formula="of:=[.A92]-[.A91]" office:value-type="float" office:value="2727.41335690459" calcext:value-type="float">
            <text:p>2727,41335690459</text:p>
          </table:table-cell>
          <table:table-cell table:formula="of:=[.B92]/[.A91]" office:value-type="percentage" office:value="0.0667133179989027" calcext:value-type="percentage">
            <text:p>6,67%</text:p>
          </table:table-cell>
        </table:table-row>
        <table:table-row table:style-name="ro2">
          <table:table-cell office:value-type="float" office:value="43164.9965028921" calcext:value-type="float">
            <text:p>43165</text:p>
          </table:table-cell>
          <table:table-cell table:formula="of:=[.A93]-[.A92]" office:value-type="float" office:value="-445.008796890099" calcext:value-type="float">
            <text:p>-445,008796890099</text:p>
          </table:table-cell>
          <table:table-cell table:formula="of:=[.B93]/[.A92]" office:value-type="percentage" office:value="-0.0102042821098285" calcext:value-type="percentage">
            <text:p>-1,02%</text:p>
          </table:table-cell>
        </table:table-row>
        <table:table-row table:style-name="ro2">
          <table:table-cell office:value-type="float" office:value="40172.8282630615" calcext:value-type="float">
            <text:p>40173</text:p>
          </table:table-cell>
          <table:table-cell table:formula="of:=[.A94]-[.A93]" office:value-type="float" office:value="-2992.1682398306" calcext:value-type="float">
            <text:p>-2992,1682398306</text:p>
          </table:table-cell>
          <table:table-cell table:formula="of:=[.B94]/[.A93]" office:value-type="percentage" office:value="-0.0693193207980472" calcext:value-type="percentage">
            <text:p>-6,93%</text:p>
          </table:table-cell>
        </table:table-row>
        <table:table-row table:style-name="ro2">
          <table:table-cell office:value-type="float" office:value="40181.5285471312" calcext:value-type="float">
            <text:p>40182</text:p>
          </table:table-cell>
          <table:table-cell table:formula="of:=[.A95]-[.A94]" office:value-type="float" office:value="8.70028406970232" calcext:value-type="float">
            <text:p>8,70028406970232</text:p>
          </table:table-cell>
          <table:table-cell table:formula="of:=[.B95]/[.A94]" office:value-type="percentage" office:value="0.000216571360439761" calcext:value-type="percentage">
            <text:p>0,02%</text:p>
          </table:table-cell>
        </table:table-row>
        <table:table-row table:style-name="ro2">
          <table:table-cell office:value-type="float" office:value="34212.6590676695" calcext:value-type="float">
            <text:p>34213</text:p>
          </table:table-cell>
          <table:table-cell table:formula="of:=[.A96]-[.A95]" office:value-type="float" office:value="-5968.8694794617" calcext:value-type="float">
            <text:p>-5968,8694794617</text:p>
          </table:table-cell>
          <table:table-cell table:formula="of:=[.B96]/[.A95]" office:value-type="percentage" office:value="-0.14854759625335" calcext:value-type="percentage">
            <text:p>-14,85%</text:p>
          </table:table-cell>
        </table:table-row>
        <table:table-row table:style-name="ro2">
          <table:table-cell office:value-type="float" office:value="40878.9020608005" calcext:value-type="float">
            <text:p>40879</text:p>
          </table:table-cell>
          <table:table-cell table:formula="of:=[.A97]-[.A96]" office:value-type="float" office:value="6666.242993131" calcext:value-type="float">
            <text:p>6666,242993131</text:p>
          </table:table-cell>
          <table:table-cell table:formula="of:=[.B97]/[.A96]" office:value-type="percentage" office:value="0.19484726340463" calcext:value-type="percentage">
            <text:p>19,48%</text:p>
          </table:table-cell>
        </table:table-row>
        <table:table-row table:style-name="ro2">
          <table:table-cell office:value-type="float" office:value="31221.9248803978" calcext:value-type="float">
            <text:p>31222</text:p>
          </table:table-cell>
          <table:table-cell table:formula="of:=[.A98]-[.A97]" office:value-type="float" office:value="-9656.9771804027" calcext:value-type="float">
            <text:p>-9656,9771804027</text:p>
          </table:table-cell>
          <table:table-cell table:formula="of:=[.B98]/[.A97]" office:value-type="percentage" office:value="-0.236233770810174" calcext:value-type="percentage">
            <text:p>-23,62%</text:p>
          </table:table-cell>
        </table:table-row>
        <table:table-row table:style-name="ro2">
          <table:table-cell office:value-type="float" office:value="35628.5991113738" calcext:value-type="float">
            <text:p>35629</text:p>
          </table:table-cell>
          <table:table-cell table:formula="of:=[.A99]-[.A98]" office:value-type="float" office:value="4406.674230976" calcext:value-type="float">
            <text:p>4406,674230976</text:p>
          </table:table-cell>
          <table:table-cell table:formula="of:=[.B99]/[.A98]" office:value-type="percentage" office:value="0.141140376445612" calcext:value-type="percentage">
            <text:p>14,11%</text:p>
          </table:table-cell>
        </table:table-row>
        <table:table-row table:style-name="ro2">
          <table:table-cell office:value-type="float" office:value="35950.6001543059" calcext:value-type="float">
            <text:p>35951</text:p>
          </table:table-cell>
          <table:table-cell table:formula="of:=[.A100]-[.A99]" office:value-type="float" office:value="322.001042932105" calcext:value-type="float">
            <text:p>322,001042932105</text:p>
          </table:table-cell>
          <table:table-cell table:formula="of:=[.B100]/[.A99]" office:value-type="percentage" office:value="0.00903771270730008" calcext:value-type="percentage">
            <text:p>0,90%</text:p>
          </table:table-cell>
        </table:table-row>
        <table:table-row table:style-name="ro2">
          <table:table-cell office:value-type="float" office:value="39358.4082254416" calcext:value-type="float">
            <text:p>39358</text:p>
          </table:table-cell>
          <table:table-cell table:formula="of:=[.A101]-[.A100]" office:value-type="float" office:value="3407.8080711357" calcext:value-type="float">
            <text:p>3407,8080711357</text:p>
          </table:table-cell>
          <table:table-cell table:formula="of:=[.B101]/[.A100]" office:value-type="percentage" office:value="0.094791409782001" calcext:value-type="percentage">
            <text:p>9,48%</text:p>
          </table:table-cell>
        </table:table-row>
        <table:table-row table:style-name="ro2">
          <table:table-cell office:value-type="float" office:value="36868.8624535162" calcext:value-type="float">
            <text:p>36869</text:p>
          </table:table-cell>
          <table:table-cell table:formula="of:=[.A102]-[.A101]" office:value-type="float" office:value="-2489.5457719254" calcext:value-type="float">
            <text:p>-2489,5457719254</text:p>
          </table:table-cell>
          <table:table-cell table:formula="of:=[.B102]/[.A101]" office:value-type="percentage" office:value="-0.0632532128247031" calcext:value-type="percentage">
            <text:p>-6,33%</text:p>
          </table:table-cell>
        </table:table-row>
        <table:table-row table:style-name="ro2">
          <table:table-cell office:value-type="float" office:value="43299.6948026359" calcext:value-type="float">
            <text:p>43300</text:p>
          </table:table-cell>
          <table:table-cell table:formula="of:=[.A103]-[.A102]" office:value-type="float" office:value="6430.8323491197" calcext:value-type="float">
            <text:p>6430,8323491197</text:p>
          </table:table-cell>
          <table:table-cell table:formula="of:=[.B103]/[.A102]" office:value-type="percentage" office:value="0.174424485084875" calcext:value-type="percentage">
            <text:p>17,44%</text:p>
          </table:table-cell>
        </table:table-row>
        <table:table-row table:style-name="ro2">
          <table:table-cell office:value-type="float" office:value="41184.980983837" calcext:value-type="float">
            <text:p>41185</text:p>
          </table:table-cell>
          <table:table-cell table:formula="of:=[.A104]-[.A103]" office:value-type="float" office:value="-2114.7138187989" calcext:value-type="float">
            <text:p>-2114,7138187989</text:p>
          </table:table-cell>
          <table:table-cell table:formula="of:=[.B104]/[.A103]" office:value-type="percentage" office:value="-0.0488390005619645" calcext:value-type="percentage">
            <text:p>-4,88%</text:p>
          </table:table-cell>
        </table:table-row>
        <table:table-row table:style-name="ro2">
          <table:table-cell office:value-type="float" office:value="38957.3818720549" calcext:value-type="float">
            <text:p>38957</text:p>
          </table:table-cell>
          <table:table-cell table:formula="of:=[.A105]-[.A104]" office:value-type="float" office:value="-2227.5991117821" calcext:value-type="float">
            <text:p>-2227,5991117821</text:p>
          </table:table-cell>
          <table:table-cell table:formula="of:=[.B105]/[.A104]" office:value-type="percentage" office:value="-0.0540876566789332" calcext:value-type="percentage">
            <text:p>-5,41%</text:p>
          </table:table-cell>
        </table:table-row>
        <table:table-row table:style-name="ro2">
          <table:table-cell office:value-type="float" office:value="43792.5009437207" calcext:value-type="float">
            <text:p>43793</text:p>
          </table:table-cell>
          <table:table-cell table:formula="of:=[.A106]-[.A105]" office:value-type="float" office:value="4835.1190716658" calcext:value-type="float">
            <text:p>4835,1190716658</text:p>
          </table:table-cell>
          <table:table-cell table:formula="of:=[.B106]/[.A105]" office:value-type="percentage" office:value="0.124113039411774" calcext:value-type="percentage">
            <text:p>12,41%</text:p>
          </table:table-cell>
        </table:table-row>
        <table:table-row table:style-name="ro2">
          <table:table-cell office:value-type="float" office:value="44565.1143335081" calcext:value-type="float">
            <text:p>44565</text:p>
          </table:table-cell>
          <table:table-cell table:formula="of:=[.A107]-[.A106]" office:value-type="float" office:value="772.613389787402" calcext:value-type="float">
            <text:p>772,613389787402</text:p>
          </table:table-cell>
          <table:table-cell table:formula="of:=[.B107]/[.A106]" office:value-type="percentage" office:value="0.0176425957215879" calcext:value-type="percentage">
            <text:p>1,76%</text:p>
          </table:table-cell>
        </table:table-row>
        <table:table-row table:style-name="ro2">
          <table:table-cell office:value-type="float" office:value="45012.1491298224" calcext:value-type="float">
            <text:p>45012</text:p>
          </table:table-cell>
          <table:table-cell table:formula="of:=[.A108]-[.A107]" office:value-type="float" office:value="447.0347963143" calcext:value-type="float">
            <text:p>447,0347963143</text:p>
          </table:table-cell>
          <table:table-cell table:formula="of:=[.B108]/[.A107]" office:value-type="percentage" office:value="0.0100310478947484" calcext:value-type="percentage">
            <text:p>1,00%</text:p>
          </table:table-cell>
        </table:table-row>
        <table:table-row table:style-name="ro2">
          <table:table-cell office:value-type="float" office:value="43989.6065953368" calcext:value-type="float">
            <text:p>43990</text:p>
          </table:table-cell>
          <table:table-cell table:formula="of:=[.A109]-[.A108]" office:value-type="float" office:value="-1022.5425344856" calcext:value-type="float">
            <text:p>-1022,5425344856</text:p>
          </table:table-cell>
          <table:table-cell table:formula="of:=[.B109]/[.A108]" office:value-type="percentage" office:value="-0.0227170342730449" calcext:value-type="percentage">
            <text:p>-2,27%</text:p>
          </table:table-cell>
        </table:table-row>
        <table:table-row table:style-name="ro2">
          <table:table-cell office:value-type="float" office:value="26849.6287008192" calcext:value-type="float">
            <text:p>26850</text:p>
          </table:table-cell>
          <table:table-cell table:formula="of:=[.A110]-[.A109]" office:value-type="float" office:value="-17139.9778945176" calcext:value-type="float">
            <text:p>-17139,9778945176</text:p>
          </table:table-cell>
          <table:table-cell table:formula="of:=[.B110]/[.A109]" office:value-type="percentage" office:value="-0.389636989759636" calcext:value-type="percentage">
            <text:p>-38,96%</text:p>
          </table:table-cell>
        </table:table-row>
        <table:table-row table:style-name="ro2">
          <table:table-cell office:value-type="float" office:value="41330.2085614486" calcext:value-type="float">
            <text:p>41330</text:p>
          </table:table-cell>
          <table:table-cell table:formula="of:=[.A111]-[.A110]" office:value-type="float" office:value="14480.5798606294" calcext:value-type="float">
            <text:p>14480,5798606294</text:p>
          </table:table-cell>
          <table:table-cell table:formula="of:=[.B111]/[.A110]" office:value-type="percentage" office:value="0.539321419375442" calcext:value-type="percentage">
            <text:p>53,93%</text:p>
          </table:table-cell>
        </table:table-row>
        <table:table-row table:style-name="ro2">
          <table:table-cell office:value-type="float" office:value="43639.2500159036" calcext:value-type="float">
            <text:p>43639</text:p>
          </table:table-cell>
          <table:table-cell table:formula="of:=[.A112]-[.A111]" office:value-type="float" office:value="2309.041454455" calcext:value-type="float">
            <text:p>2309,041454455</text:p>
          </table:table-cell>
          <table:table-cell table:formula="of:=[.B112]/[.A111]" office:value-type="percentage" office:value="0.0558681297487772" calcext:value-type="percentage">
            <text:p>5,59%</text:p>
          </table:table-cell>
        </table:table-row>
        <table:table-row table:style-name="ro2">
          <table:table-cell office:value-type="float" office:value="46006.7742263535" calcext:value-type="float">
            <text:p>46007</text:p>
          </table:table-cell>
          <table:table-cell table:formula="of:=[.A113]-[.A112]" office:value-type="float" office:value="2367.5242104499" calcext:value-type="float">
            <text:p>2367,5242104499</text:p>
          </table:table-cell>
          <table:table-cell table:formula="of:=[.B113]/[.A112]" office:value-type="percentage" office:value="0.0542521745810746" calcext:value-type="percentage">
            <text:p>5,43%</text:p>
          </table:table-cell>
        </table:table-row>
        <table:table-row table:style-name="ro2">
          <table:table-cell office:value-type="float" office:value="46215.7801477009" calcext:value-type="float">
            <text:p>46216</text:p>
          </table:table-cell>
          <table:table-cell table:formula="of:=[.A114]-[.A113]" office:value-type="float" office:value="209.005921347401" calcext:value-type="float">
            <text:p>209,005921347401</text:p>
          </table:table-cell>
          <table:table-cell table:formula="of:=[.B114]/[.A113]" office:value-type="percentage" office:value="0.00454293796646129" calcext:value-type="percentage">
            <text:p>0,45%</text:p>
          </table:table-cell>
        </table:table-row>
        <table:table-row table:style-name="ro2">
          <table:table-cell office:value-type="float" office:value="40849.4525720497" calcext:value-type="float">
            <text:p>40849</text:p>
          </table:table-cell>
          <table:table-cell table:formula="of:=[.A115]-[.A114]" office:value-type="float" office:value="-5366.3275756512" calcext:value-type="float">
            <text:p>-5366,3275756512</text:p>
          </table:table-cell>
          <table:table-cell table:formula="of:=[.B115]/[.A114]" office:value-type="percentage" office:value="-0.116114616230666" calcext:value-type="percentage">
            <text:p>-11,61%</text:p>
          </table:table-cell>
        </table:table-row>
        <table:table-row table:style-name="ro2">
          <table:table-cell office:value-type="float" office:value="44300.1126363774" calcext:value-type="float">
            <text:p>44300</text:p>
          </table:table-cell>
          <table:table-cell table:formula="of:=[.A116]-[.A115]" office:value-type="float" office:value="3450.6600643277" calcext:value-type="float">
            <text:p>3450,6600643277</text:p>
          </table:table-cell>
          <table:table-cell table:formula="of:=[.B116]/[.A115]" office:value-type="percentage" office:value="0.0844726146143928" calcext:value-type="percentage">
            <text:p>8,45%</text:p>
          </table:table-cell>
        </table:table-row>
        <table:table-row table:style-name="ro2">
          <table:table-cell office:value-type="float" office:value="51797.6144198647" calcext:value-type="float">
            <text:p>51798</text:p>
          </table:table-cell>
          <table:table-cell table:formula="of:=[.A117]-[.A116]" office:value-type="float" office:value="7497.5017834873" calcext:value-type="float">
            <text:p>7497,5017834873</text:p>
          </table:table-cell>
          <table:table-cell table:formula="of:=[.B117]/[.A116]" office:value-type="percentage" office:value="0.169243402269155" calcext:value-type="percentage">
            <text:p>16,92%</text:p>
          </table:table-cell>
        </table:table-row>
        <table:table-row table:style-name="ro2">
          <table:table-cell office:value-type="float" office:value="46678.7700531013" calcext:value-type="float">
            <text:p>46679</text:p>
          </table:table-cell>
          <table:table-cell table:formula="of:=[.A118]-[.A117]" office:value-type="float" office:value="-5118.8443667634" calcext:value-type="float">
            <text:p>-5118,8443667634</text:p>
          </table:table-cell>
          <table:table-cell table:formula="of:=[.B118]/[.A117]" office:value-type="percentage" office:value="-0.0988239405249587" calcext:value-type="percentage">
            <text:p>-9,88%</text:p>
          </table:table-cell>
        </table:table-row>
        <table:table-row table:style-name="ro2">
          <table:table-cell office:value-type="float" office:value="45579.0322941937" calcext:value-type="float">
            <text:p>45579</text:p>
          </table:table-cell>
          <table:table-cell table:formula="of:=[.A119]-[.A118]" office:value-type="float" office:value="-1099.73775890761" calcext:value-type="float">
            <text:p>-1099,73775890761</text:p>
          </table:table-cell>
          <table:table-cell table:formula="of:=[.B119]/[.A118]" office:value-type="percentage" office:value="-0.0235596987164943" calcext:value-type="percentage">
            <text:p>-2,36%</text:p>
          </table:table-cell>
        </table:table-row>
        <table:table-row table:style-name="ro2">
          <table:table-cell office:value-type="float" office:value="50587.4024602447" calcext:value-type="float">
            <text:p>50587</text:p>
          </table:table-cell>
          <table:table-cell table:formula="of:=[.A120]-[.A119]" office:value-type="float" office:value="5008.37016605101" calcext:value-type="float">
            <text:p>5008,37016605101</text:p>
          </table:table-cell>
          <table:table-cell table:formula="of:=[.B120]/[.A119]" office:value-type="percentage" office:value="0.109883205367857" calcext:value-type="percentage">
            <text:p>10,99%</text:p>
          </table:table-cell>
        </table:table-row>
        <table:table-row table:style-name="ro2">
          <table:table-cell office:value-type="float" office:value="55554.8504364005" calcext:value-type="float">
            <text:p>55555</text:p>
          </table:table-cell>
          <table:table-cell table:formula="of:=[.A121]-[.A120]" office:value-type="float" office:value="4967.4479761558" calcext:value-type="float">
            <text:p>4967,4479761558</text:p>
          </table:table-cell>
          <table:table-cell table:formula="of:=[.B121]/[.A120]" office:value-type="percentage" office:value="0.098195355653209" calcext:value-type="percentage">
            <text:p>9,82%</text:p>
          </table:table-cell>
        </table:table-row>
        <table:table-row table:style-name="ro2">
          <table:table-cell office:value-type="float" office:value="42862.396773324" calcext:value-type="float">
            <text:p>42862</text:p>
          </table:table-cell>
          <table:table-cell table:formula="of:=[.A122]-[.A121]" office:value-type="float" office:value="-12692.4536630765" calcext:value-type="float">
            <text:p>-12692,4536630765</text:p>
          </table:table-cell>
          <table:table-cell table:formula="of:=[.B122]/[.A121]" office:value-type="percentage" office:value="-0.228467065672454" calcext:value-type="percentage">
            <text:p>-22,85%</text:p>
          </table:table-cell>
        </table:table-row>
        <table:table-row table:style-name="ro2">
          <table:table-cell office:value-type="float" office:value="47545.2437294907" calcext:value-type="float">
            <text:p>47545</text:p>
          </table:table-cell>
          <table:table-cell table:formula="of:=[.A123]-[.A122]" office:value-type="float" office:value="4682.8469561667" calcext:value-type="float">
            <text:p>4682,8469561667</text:p>
          </table:table-cell>
          <table:table-cell table:formula="of:=[.B123]/[.A122]" office:value-type="percentage" office:value="0.109253035497097" calcext:value-type="percentage">
            <text:p>10,93%</text:p>
          </table:table-cell>
        </table:table-row>
        <table:table-row table:style-name="ro2">
          <table:table-cell office:value-type="float" office:value="56704.7866085306" calcext:value-type="float">
            <text:p>56705</text:p>
          </table:table-cell>
          <table:table-cell table:formula="of:=[.A124]-[.A123]" office:value-type="float" office:value="9159.5428790399" calcext:value-type="float">
            <text:p>9159,5428790399</text:p>
          </table:table-cell>
          <table:table-cell table:formula="of:=[.B124]/[.A123]" office:value-type="percentage" office:value="0.192648983590311" calcext:value-type="percentage">
            <text:p>19,26%</text:p>
          </table:table-cell>
        </table:table-row>
        <table:table-row table:style-name="ro2">
          <table:table-cell office:value-type="float" office:value="49032.4633196279" calcext:value-type="float">
            <text:p>49032</text:p>
          </table:table-cell>
          <table:table-cell table:formula="of:=[.A125]-[.A124]" office:value-type="float" office:value="-7672.3232889027" calcext:value-type="float">
            <text:p>-7672,3232889027</text:p>
          </table:table-cell>
          <table:table-cell table:formula="of:=[.B125]/[.A124]" office:value-type="percentage" office:value="-0.135302921460047" calcext:value-type="percentage">
            <text:p>-13,53%</text:p>
          </table:table-cell>
        </table:table-row>
        <table:table-row table:style-name="ro2">
          <table:table-cell office:value-type="float" office:value="59418.1967922844" calcext:value-type="float">
            <text:p>59418</text:p>
          </table:table-cell>
          <table:table-cell table:formula="of:=[.A126]-[.A125]" office:value-type="float" office:value="10385.7334726565" calcext:value-type="float">
            <text:p>10385,7334726565</text:p>
          </table:table-cell>
          <table:table-cell table:formula="of:=[.B126]/[.A125]" office:value-type="percentage" office:value="0.211813414409858" calcext:value-type="percentage">
            <text:p>21,18%</text:p>
          </table:table-cell>
        </table:table-row>
      </table:table>
      <table:table table:name="Indice ventas" table:style-name="ta1">
        <table:shapes>
          <draw:frame draw:z-index="0" draw:style-name="gr1" draw:text-style-name="P1" svg:width="178.37mm" svg:height="104.61mm" svg:x="71.8mm" svg:y="6.21mm">
            <loext:p/>
            <draw:object draw:notify-on-update-of-ranges="'Indice ventas'.C1:'Indice ventas'.C1 'Indice ventas'.C2:'Indice ventas'.C1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236.48mm" svg:height="121.92mm" svg:x="76.54mm" svg:y="116.08mm">
            <loext:p/>
            <draw:object draw:notify-on-update-of-ranges="Datos.C1:Datos.C1 Datos.C2:Datos.C162 Datos.K1:Datos.K1 Datos.K2:Datos.K16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36.22mm" svg:height="107.56mm" svg:x="77.66mm" svg:y="243.85mm">
            <loext:p/>
            <draw:object draw:notify-on-update-of-ranges="Datos.C1:Datos.C1 Datos.C2:Datos.C162 Datos.L1:Datos.L1 Datos.L2:Datos.L16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8"/>
        <table:table-column table:style-name="co1" table:default-cell-style-name="ce11"/>
        <table:table-row table:style-name="ro2">
          <table:table-cell office:value-type="string" calcext:value-type="string">
            <text:p>Pepe</text:p>
          </table:table-cell>
          <table:table-cell table:style-name="Default" office:value-type="string" calcext:value-type="string">
            <text:p>Ventas</text:p>
          </table:table-cell>
          <table:table-cell table:style-name="Default" office:value-type="string" calcext:value-type="string">
            <text:p>Ind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587" calcext:value-type="float">
            <text:p>82587</text:p>
          </table:table-cell>
          <table:table-cell table:formula="of:=[.B2]/[.$B$2]*100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897" calcext:value-type="float">
            <text:p>38897</text:p>
          </table:table-cell>
          <table:table-cell table:formula="of:=[.B3]/[.$B$2]*100" office:value-type="float" office:value="47.0982115829368" calcext:value-type="float">
            <text:p>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109" calcext:value-type="float">
            <text:p>47109</text:p>
          </table:table-cell>
          <table:table-cell table:formula="of:=[.B4]/[.$B$2]*100" office:value-type="float" office:value="57.0416651531113" calcext:value-type="float">
            <text:p>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930" calcext:value-type="float">
            <text:p>40930</text:p>
          </table:table-cell>
          <table:table-cell table:formula="of:=[.B5]/[.$B$2]*100" office:value-type="float" office:value="49.5598580890455" calcext:value-type="float">
            <text:p>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113" calcext:value-type="float">
            <text:p>35113</text:p>
          </table:table-cell>
          <table:table-cell table:formula="of:=[.B6]/[.$B$2]*100" office:value-type="float" office:value="42.5163766694516" calcext:value-type="float">
            <text:p>4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1598" calcext:value-type="float">
            <text:p>31598</text:p>
          </table:table-cell>
          <table:table-cell table:formula="of:=[.B7]/[.$B$2]*100" office:value-type="float" office:value="38.260258878516" calcext:value-type="float">
            <text:p>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7727" calcext:value-type="float">
            <text:p>37727</text:p>
          </table:table-cell>
          <table:table-cell table:formula="of:=[.B8]/[.$B$2]*100" office:value-type="float" office:value="45.6815237264945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993" calcext:value-type="float">
            <text:p>40993</text:p>
          </table:table-cell>
          <table:table-cell table:formula="of:=[.B9]/[.$B$2]*100" office:value-type="float" office:value="49.6361412813155" calcext:value-type="float">
            <text:p>5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563" calcext:value-type="float">
            <text:p>36563</text:p>
          </table:table-cell>
          <table:table-cell table:formula="of:=[.B10]/[.$B$2]*100" office:value-type="float" office:value="44.2721009359827" calcext:value-type="float">
            <text:p>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6614" calcext:value-type="float">
            <text:p>36614</text:p>
          </table:table-cell>
          <table:table-cell table:formula="of:=[.B11]/[.$B$2]*100" office:value-type="float" office:value="44.3338539963917" calcext:value-type="float">
            <text:p>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718" calcext:value-type="float">
            <text:p>29718</text:p>
          </table:table-cell>
          <table:table-cell table:formula="of:=[.B12]/[.$B$2]*100" office:value-type="float" office:value="35.9838715536344" calcext:value-type="float">
            <text:p>3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154" calcext:value-type="float">
            <text:p>19154</text:p>
          </table:table-cell>
          <table:table-cell table:formula="of:=[.B13]/[.$B$2]*100" office:value-type="float" office:value="23.1925121387143" calcext:value-type="float">
            <text:p>2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5294" calcext:value-type="float">
            <text:p>65294</text:p>
          </table:table-cell>
          <table:table-cell table:formula="of:=[.B14]/[.$B$2]*100" office:value-type="float" office:value="79.0608691440542" calcext:value-type="float">
            <text:p>7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4933" calcext:value-type="float">
            <text:p>34933</text:p>
          </table:table-cell>
          <table:table-cell table:formula="of:=[.B15]/[.$B$2]*100" office:value-type="float" office:value="42.2984246915374" calcext:value-type="float">
            <text:p>4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2542" calcext:value-type="float">
            <text:p>32542</text:p>
          </table:table-cell>
          <table:table-cell table:formula="of:=[.B16]/[.$B$2]*100" office:value-type="float" office:value="39.4032959182438" calcext:value-type="float">
            <text:p>3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1847" calcext:value-type="float">
            <text:p>41847</text:p>
          </table:table-cell>
          <table:table-cell table:formula="of:=[.B17]/[.$B$2]*100" office:value-type="float" office:value="50.6702023320862" calcext:value-type="float">
            <text:p>5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2158" calcext:value-type="float">
            <text:p>42158</text:p>
          </table:table-cell>
          <table:table-cell table:formula="of:=[.B18]/[.$B$2]*100" office:value-type="float" office:value="51.046774916149" calcext:value-type="float">
            <text:p>5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6645" calcext:value-type="float">
            <text:p>36645</text:p>
          </table:table-cell>
          <table:table-cell table:formula="of:=[.B19]/[.$B$2]*100" office:value-type="float" office:value="44.3713901703658" calcext:value-type="float">
            <text:p>4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3349" calcext:value-type="float">
            <text:p>43349</text:p>
          </table:table-cell>
          <table:table-cell table:formula="of:=[.B20]/[.$B$2]*100" office:value-type="float" office:value="52.488890503348" calcext:value-type="float">
            <text:p>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7819" calcext:value-type="float">
            <text:p>37819</text:p>
          </table:table-cell>
          <table:table-cell table:formula="of:=[.B21]/[.$B$2]*100" office:value-type="float" office:value="45.7929214040951" calcext:value-type="float">
            <text:p>4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1238" calcext:value-type="float">
            <text:p>41238</text:p>
          </table:table-cell>
          <table:table-cell table:formula="of:=[.B22]/[.$B$2]*100" office:value-type="float" office:value="49.9327981401431" calcext:value-type="float">
            <text:p>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683" calcext:value-type="float">
            <text:p>37683</text:p>
          </table:table-cell>
          <table:table-cell table:formula="of:=[.B23]/[.$B$2]*100" office:value-type="float" office:value="45.6282465763377" calcext:value-type="float">
            <text:p>4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6426" calcext:value-type="float">
            <text:p>26426</text:p>
          </table:table-cell>
          <table:table-cell table:formula="of:=[.B24]/[.$B$2]*100" office:value-type="float" office:value="31.997772046448" calcext:value-type="float">
            <text:p>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134" calcext:value-type="float">
            <text:p>15134</text:p>
          </table:table-cell>
          <table:table-cell table:formula="of:=[.B25]/[.$B$2]*100" office:value-type="float" office:value="18.3249179652972" calcext:value-type="float">
            <text:p>1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7729" calcext:value-type="float">
            <text:p>57729</text:p>
          </table:table-cell>
          <table:table-cell table:formula="of:=[.B26]/[.$B$2]*100" office:value-type="float" office:value="69.900831850049" calcext:value-type="float">
            <text:p>7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228" calcext:value-type="float">
            <text:p>30228</text:p>
          </table:table-cell>
          <table:table-cell table:formula="of:=[.B27]/[.$B$2]*100" office:value-type="float" office:value="36.6014021577246" calcext:value-type="float">
            <text:p>3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1179" calcext:value-type="float">
            <text:p>31179</text:p>
          </table:table-cell>
          <table:table-cell table:formula="of:=[.B28]/[.$B$2]*100" office:value-type="float" office:value="37.7529151077046" calcext:value-type="float">
            <text:p>3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1054" calcext:value-type="float">
            <text:p>31054</text:p>
          </table:table-cell>
          <table:table-cell table:formula="of:=[.B29]/[.$B$2]*100" office:value-type="float" office:value="37.6015595674864" calcext:value-type="float">
            <text:p>3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468" calcext:value-type="float">
            <text:p>31468</text:p>
          </table:table-cell>
          <table:table-cell table:formula="of:=[.B30]/[.$B$2]*100" office:value-type="float" office:value="38.1028491166891" calcext:value-type="float">
            <text:p>3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3783" calcext:value-type="float">
            <text:p>33783</text:p>
          </table:table-cell>
          <table:table-cell table:formula="of:=[.B31]/[.$B$2]*100" office:value-type="float" office:value="40.90595372153" calcext:value-type="float">
            <text:p>4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6483" calcext:value-type="float">
            <text:p>36483</text:p>
          </table:table-cell>
          <table:table-cell table:formula="of:=[.B32]/[.$B$2]*100" office:value-type="float" office:value="44.175233390243" calcext:value-type="float">
            <text:p>4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3473" calcext:value-type="float">
            <text:p>33473</text:p>
          </table:table-cell>
          <table:table-cell table:formula="of:=[.B33]/[.$B$2]*100" office:value-type="float" office:value="40.5305919817889" calcext:value-type="float">
            <text:p>4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895" calcext:value-type="float">
            <text:p>35895</text:p>
          </table:table-cell>
          <table:table-cell table:formula="of:=[.B34]/[.$B$2]*100" office:value-type="float" office:value="43.4632569290566" calcext:value-type="float">
            <text:p>4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1208" calcext:value-type="float">
            <text:p>31208</text:p>
          </table:table-cell>
          <table:table-cell table:formula="of:=[.B35]/[.$B$2]*100" office:value-type="float" office:value="37.7880295930352" calcext:value-type="float">
            <text:p>3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9715" calcext:value-type="float">
            <text:p>29715</text:p>
          </table:table-cell>
          <table:table-cell table:formula="of:=[.B36]/[.$B$2]*100" office:value-type="float" office:value="35.9802390206691" calcext:value-type="float">
            <text:p>3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713" calcext:value-type="float">
            <text:p>18713</text:p>
          </table:table-cell>
          <table:table-cell table:formula="of:=[.B37]/[.$B$2]*100" office:value-type="float" office:value="22.6585297928245" calcext:value-type="float">
            <text:p>2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1945" calcext:value-type="float">
            <text:p>61945</text:p>
          </table:table-cell>
          <table:table-cell table:formula="of:=[.B38]/[.$B$2]*100" office:value-type="float" office:value="75.0057515105283" calcext:value-type="float">
            <text:p>7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5379" calcext:value-type="float">
            <text:p>35379</text:p>
          </table:table-cell>
          <table:table-cell table:formula="of:=[.B39]/[.$B$2]*100" office:value-type="float" office:value="42.8384612590359" calcext:value-type="float">
            <text:p>4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3535" calcext:value-type="float">
            <text:p>43535</text:p>
          </table:table-cell>
          <table:table-cell table:formula="of:=[.B40]/[.$B$2]*100" office:value-type="float" office:value="52.7141075471927" calcext:value-type="float">
            <text:p>5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9074" calcext:value-type="float">
            <text:p>39074</text:p>
          </table:table-cell>
          <table:table-cell table:formula="of:=[.B41]/[.$B$2]*100" office:value-type="float" office:value="47.3125310278858" calcext:value-type="float">
            <text:p>4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8521" calcext:value-type="float">
            <text:p>38521</text:p>
          </table:table-cell>
          <table:table-cell table:formula="of:=[.B42]/[.$B$2]*100" office:value-type="float" office:value="46.6429341179605" calcext:value-type="float">
            <text:p>4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0205" calcext:value-type="float">
            <text:p>40205</text:p>
          </table:table-cell>
          <table:table-cell table:formula="of:=[.B43]/[.$B$2]*100" office:value-type="float" office:value="48.68199595578" calcext:value-type="float">
            <text:p>4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4155" calcext:value-type="float">
            <text:p>44155</text:p>
          </table:table-cell>
          <table:table-cell table:formula="of:=[.B44]/[.$B$2]*100" office:value-type="float" office:value="53.4648310266749" calcext:value-type="float">
            <text:p>5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2564" calcext:value-type="float">
            <text:p>42564</text:p>
          </table:table-cell>
          <table:table-cell table:formula="of:=[.B45]/[.$B$2]*100" office:value-type="float" office:value="51.5383777107777" calcext:value-type="float">
            <text:p>5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9379" calcext:value-type="float">
            <text:p>49379</text:p>
          </table:table-cell>
          <table:table-cell table:formula="of:=[.B46]/[.$B$2]*100" office:value-type="float" office:value="59.7902817634737" calcext:value-type="float">
            <text:p>6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9533" calcext:value-type="float">
            <text:p>39533</text:p>
          </table:table-cell>
          <table:table-cell table:formula="of:=[.B47]/[.$B$2]*100" office:value-type="float" office:value="47.868308571567" calcext:value-type="float">
            <text:p>4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1611" calcext:value-type="float">
            <text:p>41611</text:p>
          </table:table-cell>
          <table:table-cell table:formula="of:=[.B48]/[.$B$2]*100" office:value-type="float" office:value="50.3844430721542" calcext:value-type="float">
            <text:p>5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0593" calcext:value-type="float">
            <text:p>30593</text:p>
          </table:table-cell>
          <table:table-cell table:formula="of:=[.B49]/[.$B$2]*100" office:value-type="float" office:value="37.0433603351617" calcext:value-type="float">
            <text:p>3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7933" calcext:value-type="float">
            <text:p>77933</text:p>
          </table:table-cell>
          <table:table-cell table:formula="of:=[.B50]/[.$B$2]*100" office:value-type="float" office:value="94.3647305265962" calcext:value-type="float">
            <text:p>9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6428" calcext:value-type="float">
            <text:p>46428</text:p>
          </table:table-cell>
          <table:table-cell table:formula="of:=[.B51]/[.$B$2]*100" office:value-type="float" office:value="56.2170801700025" calcext:value-type="float">
            <text:p>5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2067" calcext:value-type="float">
            <text:p>52067</text:p>
          </table:table-cell>
          <table:table-cell table:formula="of:=[.B52]/[.$B$2]*100" office:value-type="float" office:value="63.0450313003257" calcext:value-type="float">
            <text:p>6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9488" calcext:value-type="float">
            <text:p>49488</text:p>
          </table:table-cell>
          <table:table-cell table:formula="of:=[.B53]/[.$B$2]*100" office:value-type="float" office:value="59.9222637945439" calcext:value-type="float">
            <text:p>6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0589" calcext:value-type="float">
            <text:p>50589</text:p>
          </table:table-cell>
          <table:table-cell table:formula="of:=[.B54]/[.$B$2]*100" office:value-type="float" office:value="61.2554033927858" calcext:value-type="float">
            <text:p>6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8944" calcext:value-type="float">
            <text:p>58944</text:p>
          </table:table-cell>
          <table:table-cell table:formula="of:=[.B55]/[.$B$2]*100" office:value-type="float" office:value="71.3720077009699" calcext:value-type="float">
            <text:p>7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5205" calcext:value-type="float">
            <text:p>55205</text:p>
          </table:table-cell>
          <table:table-cell table:formula="of:=[.B56]/[.$B$2]*100" office:value-type="float" office:value="66.8446607819633" calcext:value-type="float">
            <text:p>6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2217" calcext:value-type="float">
            <text:p>62217</text:p>
          </table:table-cell>
          <table:table-cell table:formula="of:=[.B57]/[.$B$2]*100" office:value-type="float" office:value="75.3351011660431" calcext:value-type="float">
            <text:p>7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5641" calcext:value-type="float">
            <text:p>65641</text:p>
          </table:table-cell>
          <table:table-cell table:formula="of:=[.B58]/[.$B$2]*100" office:value-type="float" office:value="79.4810321236999" calcext:value-type="float">
            <text:p>7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5829" calcext:value-type="float">
            <text:p>55829</text:p>
          </table:table-cell>
          <table:table-cell table:formula="of:=[.B59]/[.$B$2]*100" office:value-type="float" office:value="67.6002276387325" calcext:value-type="float">
            <text:p>6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1314" calcext:value-type="float">
            <text:p>51314</text:p>
          </table:table-cell>
          <table:table-cell table:formula="of:=[.B60]/[.$B$2]*100" office:value-type="float" office:value="62.1332655260513" calcext:value-type="float">
            <text:p>6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9543" calcext:value-type="float">
            <text:p>29543</text:p>
          </table:table-cell>
          <table:table-cell table:formula="of:=[.B61]/[.$B$2]*100" office:value-type="float" office:value="35.7719737973289" calcext:value-type="float">
            <text:p>3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0074" calcext:value-type="float">
            <text:p>90074</text:p>
          </table:table-cell>
          <table:table-cell table:formula="of:=[.B62]/[.$B$2]*100" office:value-type="float" office:value="109.065591436909" calcext:value-type="float">
            <text:p>10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5226" calcext:value-type="float">
            <text:p>45226</text:p>
          </table:table-cell>
          <table:table-cell table:formula="of:=[.B63]/[.$B$2]*100" office:value-type="float" office:value="54.7616452952644" calcext:value-type="float">
            <text:p>5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2874" calcext:value-type="float">
            <text:p>62874</text:p>
          </table:table-cell>
          <table:table-cell table:formula="of:=[.B64]/[.$B$2]*100" office:value-type="float" office:value="76.1306258854299" calcext:value-type="float">
            <text:p>7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5833" calcext:value-type="float">
            <text:p>45833</text:p>
          </table:table-cell>
          <table:table-cell table:formula="of:=[.B65]/[.$B$2]*100" office:value-type="float" office:value="55.4966277985639" calcext:value-type="float">
            <text:p>5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8730" calcext:value-type="float">
            <text:p>58730</text:p>
          </table:table-cell>
          <table:table-cell table:formula="of:=[.B66]/[.$B$2]*100" office:value-type="float" office:value="71.1128870161163" calcext:value-type="float">
            <text:p>7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4186" calcext:value-type="float">
            <text:p>54186</text:p>
          </table:table-cell>
          <table:table-cell table:formula="of:=[.B67]/[.$B$2]*100" office:value-type="float" office:value="65.6108104181046" calcext:value-type="float">
            <text:p>6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7322" calcext:value-type="float">
            <text:p>57322</text:p>
          </table:table-cell>
          <table:table-cell table:formula="of:=[.B68]/[.$B$2]*100" office:value-type="float" office:value="69.4080182110986" calcext:value-type="float">
            <text:p>6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7490" calcext:value-type="float">
            <text:p>57490</text:p>
          </table:table-cell>
          <table:table-cell table:formula="of:=[.B69]/[.$B$2]*100" office:value-type="float" office:value="69.6114400571519" calcext:value-type="float">
            <text:p>7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8201" calcext:value-type="float">
            <text:p>48201</text:p>
          </table:table-cell>
          <table:table-cell table:formula="of:=[.B70]/[.$B$2]*100" office:value-type="float" office:value="58.3639071524574" calcext:value-type="float">
            <text:p>5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1375" calcext:value-type="float">
            <text:p>51375</text:p>
          </table:table-cell>
          <table:table-cell table:formula="of:=[.B71]/[.$B$2]*100" office:value-type="float" office:value="62.2071270296778" calcext:value-type="float">
            <text:p>6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1362" calcext:value-type="float">
            <text:p>41362</text:p>
          </table:table-cell>
          <table:table-cell table:formula="of:=[.B72]/[.$B$2]*100" office:value-type="float" office:value="50.0829428360396" calcext:value-type="float">
            <text:p>5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6536" calcext:value-type="float">
            <text:p>26536</text:p>
          </table:table-cell>
          <table:table-cell table:formula="of:=[.B73]/[.$B$2]*100" office:value-type="float" office:value="32.13096492184" calcext:value-type="float">
            <text:p>3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2593" calcext:value-type="float">
            <text:p>82593</text:p>
          </table:table-cell>
          <table:table-cell table:formula="of:=[.B74]/[.$B$2]*100" office:value-type="float" office:value="100.00726506593" calcext:value-type="float">
            <text:p>10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8175" calcext:value-type="float">
            <text:p>48175</text:p>
          </table:table-cell>
          <table:table-cell table:formula="of:=[.B75]/[.$B$2]*100" office:value-type="float" office:value="58.332425200092" calcext:value-type="float">
            <text:p>5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7039" calcext:value-type="float">
            <text:p>57039</text:p>
          </table:table-cell>
          <table:table-cell table:formula="of:=[.B76]/[.$B$2]*100" office:value-type="float" office:value="69.0653492680446" calcext:value-type="float">
            <text:p>6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1244" calcext:value-type="float">
            <text:p>61244</text:p>
          </table:table-cell>
          <table:table-cell table:formula="of:=[.B77]/[.$B$2]*100" office:value-type="float" office:value="74.1569496409847" calcext:value-type="float">
            <text:p>7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0136" calcext:value-type="float">
            <text:p>70136</text:p>
          </table:table-cell>
          <table:table-cell table:formula="of:=[.B78]/[.$B$2]*100" office:value-type="float" office:value="84.9237773499461" calcext:value-type="float">
            <text:p>8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5209" calcext:value-type="float">
            <text:p>55209</text:p>
          </table:table-cell>
          <table:table-cell table:formula="of:=[.B79]/[.$B$2]*100" office:value-type="float" office:value="66.8495041592503" calcext:value-type="float">
            <text:p>6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6297" calcext:value-type="float">
            <text:p>66297</text:p>
          </table:table-cell>
          <table:table-cell table:formula="of:=[.B80]/[.$B$2]*100" office:value-type="float" office:value="80.2753459987649" calcext:value-type="float">
            <text:p>8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2388" calcext:value-type="float">
            <text:p>62388</text:p>
          </table:table-cell>
          <table:table-cell table:formula="of:=[.B81]/[.$B$2]*100" office:value-type="float" office:value="75.5421555450616" calcext:value-type="float">
            <text:p>7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4066" calcext:value-type="float">
            <text:p>64066</text:p>
          </table:table-cell>
          <table:table-cell table:formula="of:=[.B82]/[.$B$2]*100" office:value-type="float" office:value="77.5739523169506" calcext:value-type="float">
            <text:p>7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5713" calcext:value-type="float">
            <text:p>65713</text:p>
          </table:table-cell>
          <table:table-cell table:formula="of:=[.B83]/[.$B$2]*100" office:value-type="float" office:value="79.5682129148655" calcext:value-type="float">
            <text:p>8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5702" calcext:value-type="float">
            <text:p>45702</text:p>
          </table:table-cell>
          <table:table-cell table:formula="of:=[.B84]/[.$B$2]*100" office:value-type="float" office:value="55.3380071924153" calcext:value-type="float">
            <text:p>5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6782" calcext:value-type="float">
            <text:p>36782</text:p>
          </table:table-cell>
          <table:table-cell table:formula="of:=[.B85]/[.$B$2]*100" office:value-type="float" office:value="44.5372758424449" calcext:value-type="float">
            <text:p>4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5337" calcext:value-type="float">
            <text:p>85337</text:p>
          </table:table-cell>
          <table:table-cell table:formula="of:=[.B86]/[.$B$2]*100" office:value-type="float" office:value="103.3298218848" calcext:value-type="float">
            <text:p>10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4880" calcext:value-type="float">
            <text:p>44880</text:p>
          </table:table-cell>
          <table:table-cell table:formula="of:=[.B87]/[.$B$2]*100" office:value-type="float" office:value="54.3426931599404" calcext:value-type="float">
            <text:p>5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8988" calcext:value-type="float">
            <text:p>38988</text:p>
          </table:table-cell>
          <table:table-cell table:formula="of:=[.B88]/[.$B$2]*100" office:value-type="float" office:value="47.2083984162156" calcext:value-type="float">
            <text:p>4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0698" calcext:value-type="float">
            <text:p>40698</text:p>
          </table:table-cell>
          <table:table-cell table:formula="of:=[.B89]/[.$B$2]*100" office:value-type="float" office:value="49.2789422064005" calcext:value-type="float">
            <text:p>4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3234" calcext:value-type="float">
            <text:p>43234</text:p>
          </table:table-cell>
          <table:table-cell table:formula="of:=[.B90]/[.$B$2]*100" office:value-type="float" office:value="52.3496434063472" calcext:value-type="float">
            <text:p>5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9477" calcext:value-type="float">
            <text:p>39477</text:p>
          </table:table-cell>
          <table:table-cell table:formula="of:=[.B91]/[.$B$2]*100" office:value-type="float" office:value="47.8005012895492" calcext:value-type="float">
            <text:p>4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7458" calcext:value-type="float">
            <text:p>47458</text:p>
          </table:table-cell>
          <table:table-cell table:formula="of:=[.B92]/[.$B$2]*100" office:value-type="float" office:value="57.4642498214005" calcext:value-type="float">
            <text:p>5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5272" calcext:value-type="float">
            <text:p>45272</text:p>
          </table:table-cell>
          <table:table-cell table:formula="of:=[.B93]/[.$B$2]*100" office:value-type="float" office:value="54.8173441340647" calcext:value-type="float">
            <text:p>5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4971" calcext:value-type="float">
            <text:p>44971</text:p>
          </table:table-cell>
          <table:table-cell table:formula="of:=[.B94]/[.$B$2]*100" office:value-type="float" office:value="54.4528799932193" calcext:value-type="float">
            <text:p>5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9947" calcext:value-type="float">
            <text:p>39947</text:p>
          </table:table-cell>
          <table:table-cell table:formula="of:=[.B95]/[.$B$2]*100" office:value-type="float" office:value="48.3695981207696" calcext:value-type="float">
            <text:p>4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8363" calcext:value-type="float">
            <text:p>28363</text:p>
          </table:table-cell>
          <table:table-cell table:formula="of:=[.B96]/[.$B$2]*100" office:value-type="float" office:value="34.3431774976691" calcext:value-type="float">
            <text:p>3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1381" calcext:value-type="float">
            <text:p>21381</text:p>
          </table:table-cell>
          <table:table-cell table:formula="of:=[.B97]/[.$B$2]*100" office:value-type="float" office:value="25.8890624432417" calcext:value-type="float">
            <text:p>2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9886" calcext:value-type="float">
            <text:p>49886</text:p>
          </table:table-cell>
          <table:table-cell table:formula="of:=[.B98]/[.$B$2]*100" office:value-type="float" office:value="60.4041798345987" calcext:value-type="float">
            <text:p>6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1713" calcext:value-type="float">
            <text:p>31713</text:p>
          </table:table-cell>
          <table:table-cell table:formula="of:=[.B99]/[.$B$2]*100" office:value-type="float" office:value="38.3995059755167" calcext:value-type="float">
            <text:p>3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6172" calcext:value-type="float">
            <text:p>36172</text:p>
          </table:table-cell>
          <table:table-cell table:formula="of:=[.B100]/[.$B$2]*100" office:value-type="float" office:value="43.7986608061802" calcext:value-type="float">
            <text:p>4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8634" calcext:value-type="float">
            <text:p>38634</text:p>
          </table:table-cell>
          <table:table-cell table:formula="of:=[.B101]/[.$B$2]*100" office:value-type="float" office:value="46.7797595263177" calcext:value-type="float">
            <text:p>4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5248" calcext:value-type="float">
            <text:p>35248</text:p>
          </table:table-cell>
          <table:table-cell table:formula="of:=[.B102]/[.$B$2]*100" office:value-type="float" office:value="42.6798406528873" calcext:value-type="float">
            <text:p>4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1811" calcext:value-type="float">
            <text:p>41811</text:p>
          </table:table-cell>
          <table:table-cell table:formula="of:=[.B103]/[.$B$2]*100" office:value-type="float" office:value="50.6266119365033" calcext:value-type="float">
            <text:p>5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4819" calcext:value-type="float">
            <text:p>44819</text:p>
          </table:table-cell>
          <table:table-cell table:formula="of:=[.B104]/[.$B$2]*100" office:value-type="float" office:value="54.2688316563139" calcext:value-type="float">
            <text:p>5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0859" calcext:value-type="float">
            <text:p>40859</text:p>
          </table:table-cell>
          <table:table-cell table:formula="of:=[.B105]/[.$B$2]*100" office:value-type="float" office:value="49.4738881422016" calcext:value-type="float">
            <text:p>4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9023" calcext:value-type="float">
            <text:p>49023</text:p>
          </table:table-cell>
          <table:table-cell table:formula="of:=[.B106]/[.$B$2]*100" office:value-type="float" office:value="59.3592211849323" calcext:value-type="float">
            <text:p>5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B107]/[.$B$2]*100" office:value-type="float" office:value="53.6464576749367" calcext:value-type="float">
            <text:p>5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7316" calcext:value-type="float">
            <text:p>37316</text:p>
          </table:table-cell>
          <table:table-cell table:formula="of:=[.B108]/[.$B$2]*100" office:value-type="float" office:value="45.1838667102571" calcext:value-type="float">
            <text:p>4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3008" calcext:value-type="float">
            <text:p>23008</text:p>
          </table:table-cell>
          <table:table-cell table:formula="of:=[.B109]/[.$B$2]*100" office:value-type="float" office:value="27.8591061547217" calcext:value-type="float">
            <text:p>2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2900" calcext:value-type="float">
            <text:p>42900</text:p>
          </table:table-cell>
          <table:table-cell table:formula="of:=[.B110]/[.$B$2]*100" office:value-type="float" office:value="51.9452214028842" calcext:value-type="float">
            <text:p>5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6788" calcext:value-type="float">
            <text:p>36788</text:p>
          </table:table-cell>
          <table:table-cell table:formula="of:=[.B111]/[.$B$2]*100" office:value-type="float" office:value="44.5445409083754" calcext:value-type="float">
            <text:p>4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3908" calcext:value-type="float">
            <text:p>43908</text:p>
          </table:table-cell>
          <table:table-cell table:formula="of:=[.B112]/[.$B$2]*100" office:value-type="float" office:value="53.1657524792038" calcext:value-type="float">
            <text:p>5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5160" calcext:value-type="float">
            <text:p>45160</text:p>
          </table:table-cell>
          <table:table-cell table:formula="of:=[.B113]/[.$B$2]*100" office:value-type="float" office:value="54.6817295700292" calcext:value-type="float">
            <text:p>5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4184" calcext:value-type="float">
            <text:p>44184</text:p>
          </table:table-cell>
          <table:table-cell table:formula="of:=[.B114]/[.$B$2]*100" office:value-type="float" office:value="53.4999455120055" calcext:value-type="float">
            <text:p>5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9445" calcext:value-type="float">
            <text:p>39445</text:p>
          </table:table-cell>
          <table:table-cell table:formula="of:=[.B115]/[.$B$2]*100" office:value-type="float" office:value="47.7617542712533" calcext:value-type="float">
            <text:p>4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8209" calcext:value-type="float">
            <text:p>48209</text:p>
          </table:table-cell>
          <table:table-cell table:formula="of:=[.B116]/[.$B$2]*100" office:value-type="float" office:value="58.3735939070314" calcext:value-type="float">
            <text:p>5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4326" calcext:value-type="float">
            <text:p>54326</text:p>
          </table:table-cell>
          <table:table-cell table:formula="of:=[.B117]/[.$B$2]*100" office:value-type="float" office:value="65.7803286231489" calcext:value-type="float">
            <text:p>6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2254" calcext:value-type="float">
            <text:p>52254</text:p>
          </table:table-cell>
          <table:table-cell table:formula="of:=[.B118]/[.$B$2]*100" office:value-type="float" office:value="63.2714591884921" calcext:value-type="float">
            <text:p>6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5313" calcext:value-type="float">
            <text:p>45313</text:p>
          </table:table-cell>
          <table:table-cell table:formula="of:=[.B119]/[.$B$2]*100" office:value-type="float" office:value="54.8669887512563" calcext:value-type="float">
            <text:p>5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1938" calcext:value-type="float">
            <text:p>41938</text:p>
          </table:table-cell>
          <table:table-cell table:formula="of:=[.B120]/[.$B$2]*100" office:value-type="float" office:value="50.780389165365" calcext:value-type="float">
            <text:p>5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9057" calcext:value-type="float">
            <text:p>29057</text:p>
          </table:table-cell>
          <table:table-cell table:formula="of:=[.B121]/[.$B$2]*100" office:value-type="float" office:value="35.1835034569605" calcext:value-type="float">
            <text:p>3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68485" calcext:value-type="float">
            <text:p>68485</text:p>
          </table:table-cell>
          <table:table-cell table:formula="of:=[.B122]/[.$B$2]*100" office:value-type="float" office:value="82.9246733747442" calcext:value-type="float">
            <text:p>8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2320" calcext:value-type="float">
            <text:p>42320</text:p>
          </table:table-cell>
          <table:table-cell table:formula="of:=[.B123]/[.$B$2]*100" office:value-type="float" office:value="51.2429316962718" calcext:value-type="float">
            <text:p>5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7054" calcext:value-type="float">
            <text:p>57054</text:p>
          </table:table-cell>
          <table:table-cell table:formula="of:=[.B124]/[.$B$2]*100" office:value-type="float" office:value="69.0835119328708" calcext:value-type="float">
            <text:p>69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48130" calcext:value-type="float">
            <text:p>48130</text:p>
          </table:table-cell>
          <table:table-cell table:formula="of:=[.B125]/[.$B$2]*100" office:value-type="float" office:value="58.2779372056135" calcext:value-type="float">
            <text:p>5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6806" calcext:value-type="float">
            <text:p>56806</text:p>
          </table:table-cell>
          <table:table-cell table:formula="of:=[.B126]/[.$B$2]*100" office:value-type="float" office:value="68.7832225410779" calcext:value-type="float">
            <text:p>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4" loext:min-decimal-places="14"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number:number-style style:name="N123P0" style:volatile="true">
      <number:text>$ </number:text>
      <number:number number:decimal-places="0" loext:min-decimal-places="0" number:min-integer-digits="1" number:grouping="true"/>
    </number:number-style>
    <number:number-style style:name="N123">
      <number:text>$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 </number:text>
      <number:number number:decimal-places="2" loext:min-decimal-places="2" number:min-integer-digits="1" number:grouping="true"/>
    </number:number-style>
    <number:number-style style:name="N126">
      <number:text>$ 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 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number number:decimal-places="17" loext:min-decimal-places="4" number:min-integer-digits="0" number:decimal-replacement=""/>
      <number:text>....</number:text>
    </number:number-style>
    <number:number-style style:name="N153">
      <number:number number:decimal-places="16" loext:min-decimal-places="3" number:min-integer-digits="0" number:decimal-replacement=""/>
      <number:text>....</number:text>
    </number:number-style>
    <number:number-style style:name="N154P0" style:volatile="true">
      <number:text>$ </number:text>
      <number:number number:decimal-places="0" loext:min-decimal-places="0" number:min-integer-digits="1" number:grouping="true"/>
    </number:number-style>
    <number:number-style style:name="N154">
      <number:text>$ 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text>$ </number:text>
      <number:number number:decimal-places="0" loext:min-decimal-places="0" number:min-integer-digits="1" number:grouping="true"/>
    </number:number-style>
    <number:number-style style:name="N155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text>$ </number:text>
      <number:number number:decimal-places="2" loext:min-decimal-places="2" number:min-integer-digits="1" number:grouping="true"/>
    </number:number-style>
    <number:number-style style:name="N156">
      <number:text>$ 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text>$ </number:text>
      <number:number number:decimal-places="2" loext:min-decimal-places="2" number:min-integer-digits="1" number:grouping="true"/>
    </number:number-style>
    <number:number-style style:name="N157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$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17" loext:min-decimal-places="4" number:min-integer-digits="0" number:decimal-replacement=""/>
      <number:text>....</number:text>
    </number:number-style>
    <number:number-style style:name="N163">
      <number:number number:decimal-places="16" loext:min-decimal-places="3" number:min-integer-digits="0" number:decimal-replacement=""/>
      <number:text>....</number:text>
    </number:number-style>
    <number:number-style style:name="N16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$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8">00/00/0000</text:date>, <text:time style:data-style-name="N2" text:time-value="17:08:05.262927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0:22:41.575281290</meta:creation-date>
    <dc:date>2017-11-18T18:31:08.080157117</dc:date>
    <meta:editing-duration>PT5H42M41S</meta:editing-duration>
    <meta:editing-cycles>26</meta:editing-cycles>
    <meta:generator>LibreOffice/5.4.3.2$Linux_X86_64 LibreOffice_project/40$Build-2</meta:generator>
    <meta:document-statistic meta:table-count="4" meta:cell-count="249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721cm" svg:height="9.509cm" xlink:href=".." xlink:type="simple" chart:class="chart:line" chart:style-name="ch1">
        <chart:title svg:x="11.451cm" svg:y="0.325cm" chart:style-name="ch2">
          <text:p>Ventas mensuales</text:p>
        </chart:title>
        <chart:plot-area chart:style-name="ch3" table:cell-range-address="Datos.C1:Datos.C162" chart:data-source-has-labels="row" svg:x="0.534cm" svg:y="1.216cm" svg:width="25.653cm" svg:height="8.103cm">
          <chartooo:coordinate-region svg:x="1.896cm" svg:y="1.358cm" svg:width="24.291cm" svg:height="7.0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C2:Datos.C162" chart:label-cell-address="Datos.C1:Datos.C1" chart:class="chart:line">
            <chart:data-point chart:repeated="1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23cm" svg:height="10.757cm" xlink:href=".." xlink:type="simple" chart:class="chart:line" chart:style-name="ch1">
        <chart:title svg:x="9.267cm" svg:y="0.35cm" chart:style-name="ch2">
          <text:p>Ventas vs Importaciones</text:p>
        </chart:title>
        <chart:legend chart:legend-position="bottom" svg:x="7.409cm" svg:y="10.237cm" style:legend-expansion="wide" chart:style-name="ch3"/>
        <chart:plot-area chart:style-name="ch4" table:cell-range-address="Datos.C1:Datos.C162 Datos.L1:Datos.L162" chart:data-source-has-labels="row" svg:x="0.472cm" svg:y="1.266cm" svg:width="22.679cm" svg:height="8.572cm">
          <chartooo:coordinate-region svg:x="1.834cm" svg:y="1.408cm" svg:width="20.324cm" svg:height="7.54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os.C2:Datos.C162" chart:label-cell-address="Datos.C1:Datos.C1" chart:class="chart:line">
            <chart:data-point chart:repeated="161"/>
          </chart:series>
          <chart:series chart:attached-axis="secondary-y" chart:style-name="ch9" chart:values-cell-range-address="Datos.L2:Datos.L162" chart:label-cell-address="Datos.L1:Datos.L1" chart:class="chart:line"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Importaciones (millones de dólares)</text:p>
                <draw:g>
                  <svg:desc>Datos.L1:Dato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  <table:table-cell office:value-type="float" office:value="1609">
                <text:p>1609</text:p>
                <draw:g>
                  <svg:desc>Datos.L2:Datos.L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  <table:table-cell office:value-type="float" office:value="4479">
                <text:p>4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  <table:table-cell office:value-type="float" office:value="5159">
                <text:p>5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  <table:table-cell office:value-type="float" office:value="5311">
                <text:p>53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  <table:table-cell office:value-type="float" office:value="5291">
                <text:p>5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  <table:table-cell office:value-type="float" office:value="5355">
                <text:p>53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  <table:table-cell office:value-type="float" office:value="5389">
                <text:p>53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  <table:table-cell office:value-type="float" office:value="7671">
                <text:p>76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  <table:table-cell office:value-type="float" office:value="4725">
                <text:p>4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  <table:table-cell office:value-type="float" office:value="6345">
                <text:p>63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  <table:table-cell office:value-type="float" office:value="6257">
                <text:p>62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  <table:table-cell office:value-type="float" office:value="5437">
                <text:p>54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  <table:table-cell office:value-type="float" office:value="5358">
                <text:p>53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  <table:table-cell office:value-type="float" office:value="5619">
                <text:p>56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  <table:table-cell office:value-type="float" office:value="6193">
                <text:p>61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  <table:table-cell office:value-type="float" office:value="7074">
                <text:p>70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  <table:table-cell office:value-type="float" office:value="6029">
                <text:p>60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  <table:table-cell office:value-type="float" office:value="5537">
                <text:p>55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  <table:table-cell office:value-type="float" office:value="5656">
                <text:p>56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  <table:table-cell office:value-type="float" office:value="5777">
                <text:p>57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  <table:table-cell office:value-type="float" office:value="6145">
                <text:p>61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  <table:table-cell office:value-type="float" office:value="5707">
                <text:p>57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  <table:table-cell office:value-type="float" office:value="5487">
                <text:p>54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  <table:table-cell office:value-type="float" office:value="4700">
                <text:p>47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  <table:table-cell office:value-type="float" office:value="4404">
                <text:p>44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  <table:table-cell office:value-type="float" office:value="4556">
                <text:p>45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  <table:table-cell office:value-type="float" office:value="5175">
                <text:p>51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  <table:table-cell office:value-type="float" office:value="4723">
                <text:p>47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  <table:table-cell office:value-type="float" office:value="5474">
                <text:p>54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  <table:table-cell office:value-type="float" office:value="6066">
                <text:p>60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64cm" svg:height="9.28cm" xlink:href=".." xlink:type="simple" chart:class="chart:line" chart:style-name="ch1">
        <chart:title svg:x="7.205cm" svg:y="0.32cm" chart:style-name="ch2">
          <text:p>Diferencia con el período anterior</text:p>
        </chart:title>
        <chart:plot-area chart:style-name="ch3" table:cell-range-address="Datos.D1:Datos.D162" svg:x="0.423cm" svg:y="1.206cm" svg:width="20.318cm" svg:height="7.889cm">
          <chartooo:coordinate-region svg:x="1.706cm" svg:y="1.366cm" svg:width="19.035cm" svg:height="7.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1:Datos.D162" chart:class="chart:line">
            <chart:data-point chart:repeated="1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atos.D1:Datos.D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950">
                <text:p>-109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67">
                <text:p>-1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91">
                <text:p>-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641">
                <text:p>-2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17">
                <text:p>-1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107">
                <text:p>-8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136">
                <text:p>32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1125">
                <text:p>-21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7">
                <text:p>2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88">
                <text:p>-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09">
                <text:p>-37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03">
                <text:p>-1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944">
                <text:p>-99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459.92">
                <text:p>37459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4860.3">
                <text:p>-2486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98.54">
                <text:p>5898.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531.02">
                <text:p>-4531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88.86">
                <text:p>2988.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17.94">
                <text:p>-1317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77.5">
                <text:p>-27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26.12">
                <text:p>2026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0.84">
                <text:p>270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684.72">
                <text:p>-2684.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87.74">
                <text:p>-1887.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505.52">
                <text:p>-11505.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515.45">
                <text:p>50515.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3991.373">
                <text:p>-33991.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55.114">
                <text:p>6155.1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771.721">
                <text:p>-4771.7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28.99">
                <text:p>4128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515">
                <text:p>-3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430">
                <text:p>-44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896">
                <text:p>-68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564">
                <text:p>-105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0361">
                <text:p>-303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391">
                <text:p>-23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513">
                <text:p>-55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530">
                <text:p>-55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55">
                <text:p>-35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257">
                <text:p>-112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1292">
                <text:p>-112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595">
                <text:p>42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7501">
                <text:p>-275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010">
                <text:p>-30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687">
                <text:p>-46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1002">
                <text:p>-11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232">
                <text:p>43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566">
                <text:p>-265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461">
                <text:p>-4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018">
                <text:p>-110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340">
                <text:p>473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1505">
                <text:p>-31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579">
                <text:p>-25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739">
                <text:p>-37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812">
                <text:p>-98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515">
                <text:p>-45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1771">
                <text:p>-217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531">
                <text:p>605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4848">
                <text:p>-448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648">
                <text:p>176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7041">
                <text:p>-170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897">
                <text:p>128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544">
                <text:p>-45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289">
                <text:p>-92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013">
                <text:p>-100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4826">
                <text:p>-148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057">
                <text:p>560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418">
                <text:p>-344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4927">
                <text:p>-149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909">
                <text:p>-39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0011">
                <text:p>-200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920">
                <text:p>-89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555">
                <text:p>485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0457">
                <text:p>-404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892">
                <text:p>-5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757">
                <text:p>-37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24">
                <text:p>-50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1584">
                <text:p>-115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982">
                <text:p>-69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505">
                <text:p>285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386">
                <text:p>-33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718">
                <text:p>-47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989">
                <text:p>-69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4308">
                <text:p>-143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892">
                <text:p>198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112">
                <text:p>-61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4739">
                <text:p>-47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764">
                <text:p>87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072">
                <text:p>-20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941">
                <text:p>-69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375">
                <text:p>-3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2881">
                <text:p>-128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428">
                <text:p>394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6165">
                <text:p>-261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924">
                <text:p>-89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676">
                <text:p>8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19cm" svg:height="9.845cm" xlink:href=".." xlink:type="simple" chart:class="chart:line" chart:style-name="ch1">
        <chart:title svg:x="6.401cm" svg:y="0.331cm" chart:style-name="ch2">
          <text:p>Diferencia porcentual con el mes anterior</text:p>
        </chart:title>
        <chart:plot-area chart:style-name="ch3" table:cell-range-address="Datos.E1:Datos.E162" chart:data-source-has-labels="row" svg:x="0.422cm" svg:y="1.228cm" svg:width="20.275cm" svg:height="8.421cm">
          <chartooo:coordinate-region svg:x="2.234cm" svg:y="1.389cm" svg:width="18.463cm" svg:height="8.1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E3:Datos.E162" chart:label-cell-address="Datos.E1:Datos.E2" chart:class="chart:line">
            <chart:data-point chart:repeated="1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/ Ventas mes anterior (porcentaje) 0</text:p>
                <text:list>
                  <text:list-item>
                    <text:p>Diferencia / Ventas mes anterior (porcentaje)</text:p>
                  </text:list-item>
                  <text:list-item>
                    <text:p>0</text:p>
                  </text:list-item>
                </text:list>
                <draw:g>
                  <svg:desc>Datos.E1:Dato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39918042666024">
                <text:p>-0.439918042666024</text:p>
                <draw:g>
                  <svg:desc>Datos.E3:Datos.E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6581306936375">
                <text:p>0.256581306936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723256079461126">
                <text:p>-0.0723256079461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31358070272599">
                <text:p>0.04313580702725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20882491741387">
                <text:p>0.0520882491741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2133445472386">
                <text:p>0.172133445472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78378378378378">
                <text:p>-0.0378378378378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2094063836134">
                <text:p>0.0422094063836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25983876353575">
                <text:p>-0.125983876353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5507040716079">
                <text:p>-0.055507040716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68477318694019">
                <text:p>-0.468477318694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9380300065232">
                <text:p>3.49380300065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1108046644409">
                <text:p>-0.51108046644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4341629966846">
                <text:p>0.144341629966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1976130761913">
                <text:p>0.051976130761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69944097336402">
                <text:p>0.000369944097336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35033077207544">
                <text:p>-0.02350330772075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547022932884494">
                <text:p>-0.00547022932884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333403850222128">
                <text:p>-0.0333403850222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7832538188821">
                <text:p>0.157832538188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40210940158016">
                <text:p>-0.140210940158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72898346816743">
                <text:p>-0.0572898346816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63784338417051">
                <text:p>-0.463784338417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5823432199704">
                <text:p>3.258234321997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07799510263309">
                <text:p>-0.5077995102633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4787028222215">
                <text:p>0.244787028222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51058370750481">
                <text:p>-0.151058370750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7375257911714">
                <text:p>0.117375257911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63198959687906">
                <text:p>-0.04631989596879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022662194224">
                <text:p>-0.01022662194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54394665784978">
                <text:p>0.07543946657849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37692150030744">
                <text:p>0.009376921500307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920858926849079">
                <text:p>-0.0920858926849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713167458764327">
                <text:p>-0.07131674587643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68045395707276">
                <text:p>-0.468045395707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6305934138541">
                <text:p>3.863059341385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34522869940066">
                <text:p>-0.5345228699400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793870614251">
                <text:p>0.207938706142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33453319693002">
                <text:p>-0.133453319693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3261963186818">
                <text:p>0.1332619631868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00105374077977">
                <text:p>-0.100105374077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3967972656497">
                <text:p>0.1939679726564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65693005009675">
                <text:p>0.08656930050096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08067230990657">
                <text:p>-0.1080672309906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3948527199628">
                <text:p>0.0013948527199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88343256677774">
                <text:p>-0.1883432566777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55474796419678">
                <text:p>-0.3554747964196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0889631408583">
                <text:p>2.408896314085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64989126106534">
                <text:p>-0.4649891261065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684453095926488">
                <text:p>-0.0684453095926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5938172208223">
                <text:p>0.2859381722082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743183501804191">
                <text:p>0.00743183501804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30769960624318">
                <text:p>-0.1307699606243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82944467185155">
                <text:p>0.182944467185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27569263420148">
                <text:p>-0.1275692634201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04042941378672">
                <text:p>0.09040429413786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862068965517241">
                <text:p>-0.08620689655172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9872886978213">
                <text:p>-0.298728869782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7306440626656">
                <text:p>-0.427306440626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1452358926919">
                <text:p>2.814523589269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76381021670218">
                <text:p>-0.4763810216702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4608971814212">
                <text:p>0.03146089718142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400910869495494">
                <text:p>-0.004009108694954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33316158948928">
                <text:p>0.01333161589489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35667980170332">
                <text:p>0.0735667980170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99218541870171">
                <text:p>0.07992185418701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825041800290546">
                <text:p>-0.08250418002905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23568249036537">
                <text:p>0.07235682490365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3057528903747">
                <text:p>-0.130575289037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478402973596514">
                <text:p>-0.04784029735965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7025071512704">
                <text:p>-0.370250715127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1026559076578">
                <text:p>2.310265590765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42886431511825">
                <text:p>-0.428864315118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0532236637553">
                <text:p>0.2305322366375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02469277592741">
                <text:p>-0.102469277592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4152633464708">
                <text:p>-0.0141526334647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37164144233016">
                <text:p>0.04371641442330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982464867553787">
                <text:p>0.09824648675537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360321594383422">
                <text:p>-0.03603215943834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0111831594775">
                <text:p>0.1601118315947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39650458697">
                <text:p>-0.199396504586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25636809753877">
                <text:p>0.05256368097538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64785753767033">
                <text:p>-0.2647857537670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4741280685124">
                <text:p>1.547412806851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404257503239962">
                <text:p>-0.4042575032399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1456879469286">
                <text:p>0.1214568794692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495323333397353">
                <text:p>-0.0495323333397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22478176527643">
                <text:p>0.02224781765276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5154480222973">
                <text:p>0.1651544802229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634330890336591">
                <text:p>-0.06343308903365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7017480300697">
                <text:p>0.1270174803006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50331902856133">
                <text:p>0.0550331902856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49479745890526">
                <text:p>-0.1494797458905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80871948270612">
                <text:p>-0.0808719482706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424270179678061">
                <text:p>-0.4242701796780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4891175574586">
                <text:p>2.048911755745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97901725248129">
                <text:p>-0.4979017252481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021801618538">
                <text:p>0.390218016185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71034131755575">
                <text:p>-0.2710341317555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139113739009">
                <text:p>0.281391137390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773710199216755">
                <text:p>-0.07737101992167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78747277894659">
                <text:p>0.05787472778946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93081190467883">
                <text:p>0.002930811904678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61575926248043">
                <text:p>-0.1615759262480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58492562394971">
                <text:p>0.06584925623949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94900243309002">
                <text:p>-0.1949002433090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358444949470528">
                <text:p>-0.3584449494705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1248869460356">
                <text:p>2.112488694603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416718123811945">
                <text:p>-0.416718123811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83995848469123">
                <text:p>0.1839958484691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37214888059047">
                <text:p>0.07372148880590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45189732871792">
                <text:p>0.1451897328717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12829360100376">
                <text:p>-0.2128293601003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00836820083682">
                <text:p>0.2008368200836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89619439793656">
                <text:p>-0.05896194397936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68961979867923">
                <text:p>0.02689619798679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57078637654918">
                <text:p>0.02570786376549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04521175414302">
                <text:p>-0.3045211754143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95177453940747">
                <text:p>-0.1951774539407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2007503670274">
                <text:p>1.320075036702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474085097905949">
                <text:p>-0.4740850979059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31283422459893">
                <text:p>-0.1312834224598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2312644355988">
                <text:p>0.0623126443559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868991997039367">
                <text:p>-0.08689919970393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02168351191833">
                <text:p>0.2021683511918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60617809431497">
                <text:p>-0.04606178094314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664870118395476">
                <text:p>-0.006648701183954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11716439483223">
                <text:p>-0.1117164394832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289984229103562">
                <text:p>-0.2899842291035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246165779360434">
                <text:p>-0.2461657793604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3319302184182">
                <text:p>1.333193021841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64290582528164">
                <text:p>-0.3642905825281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40604799293665">
                <text:p>0.1406047992936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80636956762136">
                <text:p>0.06806369567621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876430087487705">
                <text:p>-0.08764300874877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86194961416251">
                <text:p>0.1861949614162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19427901748344">
                <text:p>0.07194279017483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883553849929717">
                <text:p>-0.08835538499297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9809099586382">
                <text:p>0.1998090995863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962405401546213">
                <text:p>-0.09624054015462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57747432569687">
                <text:p>-0.1577474325696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383428020152213">
                <text:p>-0.3834280201522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64568845618915">
                <text:p>0.8645688456189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42470862470862">
                <text:p>-0.1424708624708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3541372186583">
                <text:p>0.1935413721865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85141659834199">
                <text:p>0.02851416598341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216120460584588">
                <text:p>-0.02161204605845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07256020278834">
                <text:p>-0.1072560202788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22182786157941">
                <text:p>0.2221827861579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2688502146902">
                <text:p>0.126885021469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381401170710157">
                <text:p>-0.03814011707101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32831936311096">
                <text:p>-0.1328319363110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744819367510427">
                <text:p>-0.07448193675104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307143879059564">
                <text:p>-0.3071438790595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5691915889459">
                <text:p>1.356919158894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382054464481273">
                <text:p>-0.3820544644812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48156899810964">
                <text:p>0.3481568998109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56413222561082">
                <text:p>-0.1564132225610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80261790982755">
                <text:p>0.180261790982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49cm" svg:height="12.193cm" xlink:href=".." xlink:type="simple" chart:class="chart:line" chart:style-name="ch1">
        <chart:title svg:x="9.267cm" svg:y="0.378cm" chart:style-name="ch2">
          <text:p>Ventas vs Exportaciones</text:p>
        </chart:title>
        <chart:legend chart:legend-position="bottom" svg:x="7.409cm" svg:y="11.673cm" style:legend-expansion="wide" chart:style-name="ch3"/>
        <chart:plot-area chart:style-name="ch4" table:cell-range-address="Datos.C1:Datos.C162 Datos.K1:Datos.K162" chart:data-source-has-labels="row" svg:x="0.472cm" svg:y="1.322cm" svg:width="22.705cm" svg:height="9.924cm">
          <chartooo:coordinate-region svg:x="1.834cm" svg:y="1.464cm" svg:width="20.35cm" svg:height="8.89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os.C2:Datos.C162" chart:label-cell-address="Datos.C1:Datos.C1" chart:class="chart:line">
            <chart:data-point chart:repeated="161"/>
          </chart:series>
          <chart:series chart:attached-axis="secondary-y" chart:style-name="ch9" chart:values-cell-range-address="Datos.K2:Datos.K162" chart:label-cell-address="Datos.K1:Datos.K1" chart:class="chart:line"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Exportaciones (millones de dólares)</text:p>
                <draw:g>
                  <svg:desc>Datos.K1:Dato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91">
                <text:p>24891</text:p>
                <draw:g>
                  <svg:desc>Datos.C2:Datos.C162</svg:desc>
                </draw:g>
              </table:table-cell>
              <table:table-cell office:value-type="float" office:value="2322">
                <text:p>2322</text:p>
                <draw:g>
                  <svg:desc>Datos.K2:Datos.K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41">
                <text:p>13941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8">
                <text:p>17518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251">
                <text:p>16251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2">
                <text:p>16952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35">
                <text:p>17835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5">
                <text:p>20905</text:p>
              </table:table-cell>
              <table:table-cell office:value-type="float" office:value="3034">
                <text:p>3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4">
                <text:p>20114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63">
                <text:p>20963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322">
                <text:p>18322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5">
                <text:p>17305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8">
                <text:p>9198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34">
                <text:p>41334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09">
                <text:p>20209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126">
                <text:p>23126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328">
                <text:p>24328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337">
                <text:p>24337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765">
                <text:p>2376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35">
                <text:p>23635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47">
                <text:p>22847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53">
                <text:p>26453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744">
                <text:p>22744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441">
                <text:p>21441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97">
                <text:p>11497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56.92">
                <text:p>48956.92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96.62">
                <text:p>24096.62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95.16">
                <text:p>29995.16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464.14">
                <text:p>25464.14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53">
                <text:p>28453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135.06">
                <text:p>27135.06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857.56">
                <text:p>26857.56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883.68">
                <text:p>28883.68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154.52">
                <text:p>29154.52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469.8">
                <text:p>26469.8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582.06">
                <text:p>24582.06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76.54">
                <text:p>13076.54</text:p>
              </table:table-cell>
              <table:table-cell office:value-type="float" office:value="4241">
                <text:p>42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591.99">
                <text:p>63591.99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600.617">
                <text:p>29600.617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755.731">
                <text:p>35755.731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984.01">
                <text:p>30984.01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13">
                <text:p>35113</text:p>
              </table:table-cell>
              <table:table-cell office:value-type="float" office:value="4856">
                <text:p>4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98">
                <text:p>31598</text:p>
              </table:table-cell>
              <table:table-cell office:value-type="float" office:value="4521">
                <text:p>45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27">
                <text:p>37727</text:p>
              </table:table-cell>
              <table:table-cell office:value-type="float" office:value="4614">
                <text:p>4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93">
                <text:p>40993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563">
                <text:p>36563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14">
                <text:p>36614</text:p>
              </table:table-cell>
              <table:table-cell office:value-type="float" office:value="5581">
                <text:p>55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718">
                <text:p>29718</text:p>
              </table:table-cell>
              <table:table-cell office:value-type="float" office:value="5424">
                <text:p>5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154">
                <text:p>19154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294">
                <text:p>65294</text:p>
              </table:table-cell>
              <table:table-cell office:value-type="float" office:value="5818">
                <text:p>58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33">
                <text:p>34933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42">
                <text:p>32542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847">
                <text:p>41847</text:p>
              </table:table-cell>
              <table:table-cell office:value-type="float" office:value="5846">
                <text:p>5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158">
                <text:p>42158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645">
                <text:p>36645</text:p>
              </table:table-cell>
              <table:table-cell office:value-type="float" office:value="5407">
                <text:p>5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349">
                <text:p>43349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19">
                <text:p>37819</text:p>
              </table:table-cell>
              <table:table-cell office:value-type="float" office:value="7367">
                <text:p>7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238">
                <text:p>41238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683">
                <text:p>37683</text:p>
              </table:table-cell>
              <table:table-cell office:value-type="float" office:value="6061">
                <text:p>60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426">
                <text:p>26426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34">
                <text:p>15134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729">
                <text:p>57729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28">
                <text:p>30228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79">
                <text:p>31179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054">
                <text:p>31054</text:p>
              </table:table-cell>
              <table:table-cell office:value-type="float" office:value="5052">
                <text:p>50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68">
                <text:p>31468</text:p>
              </table:table-cell>
              <table:table-cell office:value-type="float" office:value="5203">
                <text:p>52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783">
                <text:p>33783</text:p>
              </table:table-cell>
              <table:table-cell office:value-type="float" office:value="5211">
                <text:p>5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483">
                <text:p>36483</text:p>
              </table:table-cell>
              <table:table-cell office:value-type="float" office:value="4925">
                <text:p>4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73">
                <text:p>3347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895">
                <text:p>35895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208">
                <text:p>31208</text:p>
              </table:table-cell>
              <table:table-cell office:value-type="float" office:value="4808">
                <text:p>4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15">
                <text:p>29715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13">
                <text:p>18713</text:p>
              </table:table-cell>
              <table:table-cell office:value-type="float" office:value="4794">
                <text:p>47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945">
                <text:p>61945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379">
                <text:p>35379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35">
                <text:p>43535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4">
                <text:p>39074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21">
                <text:p>38521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205">
                <text:p>40205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5">
                <text:p>44155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64">
                <text:p>42564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379">
                <text:p>49379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533">
                <text:p>39533</text:p>
              </table:table-cell>
              <table:table-cell office:value-type="float" office:value="5899">
                <text:p>58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611">
                <text:p>41611</text:p>
              </table:table-cell>
              <table:table-cell office:value-type="float" office:value="5915">
                <text:p>59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593">
                <text:p>30593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33">
                <text:p>77933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428">
                <text:p>46428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067">
                <text:p>52067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88">
                <text:p>49488</text:p>
              </table:table-cell>
              <table:table-cell office:value-type="float" office:value="7043">
                <text:p>70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589">
                <text:p>50589</text:p>
              </table:table-cell>
              <table:table-cell office:value-type="float" office:value="7933">
                <text:p>79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944">
                <text:p>58944</text:p>
              </table:table-cell>
              <table:table-cell office:value-type="float" office:value="7817">
                <text:p>78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205">
                <text:p>55205</text:p>
              </table:table-cell>
              <table:table-cell office:value-type="float" office:value="7226">
                <text:p>7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217">
                <text:p>62217</text:p>
              </table:table-cell>
              <table:table-cell office:value-type="float" office:value="8328">
                <text:p>83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641">
                <text:p>65641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829">
                <text:p>55829</text:p>
              </table:table-cell>
              <table:table-cell office:value-type="float" office:value="7435">
                <text:p>74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314">
                <text:p>51314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543">
                <text:p>29543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74">
                <text:p>90074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226">
                <text:p>45226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874">
                <text:p>62874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33">
                <text:p>45833</text:p>
              </table:table-cell>
              <table:table-cell office:value-type="float" office:value="6715">
                <text:p>67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730">
                <text:p>58730</text:p>
              </table:table-cell>
              <table:table-cell office:value-type="float" office:value="7081">
                <text:p>70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186">
                <text:p>54186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22">
                <text:p>57322</text:p>
              </table:table-cell>
              <table:table-cell office:value-type="float" office:value="7655">
                <text:p>76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490">
                <text:p>57490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201">
                <text:p>48201</text:p>
              </table:table-cell>
              <table:table-cell office:value-type="float" office:value="6803">
                <text:p>68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1375">
                <text:p>51375</text:p>
              </table:table-cell>
              <table:table-cell office:value-type="float" office:value="6889">
                <text:p>68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362">
                <text:p>41362</text:p>
              </table:table-cell>
              <table:table-cell office:value-type="float" office:value="6649">
                <text:p>66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536">
                <text:p>26536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93">
                <text:p>82593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175">
                <text:p>48175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039">
                <text:p>57039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44">
                <text:p>61244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136">
                <text:p>70136</text:p>
              </table:table-cell>
              <table:table-cell office:value-type="float" office:value="8393">
                <text:p>83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209">
                <text:p>55209</text:p>
              </table:table-cell>
              <table:table-cell office:value-type="float" office:value="7483">
                <text:p>74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297">
                <text:p>66297</text:p>
              </table:table-cell>
              <table:table-cell office:value-type="float" office:value="6931">
                <text:p>69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388">
                <text:p>62388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066">
                <text:p>64066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5713">
                <text:p>65713</text:p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702">
                <text:p>45702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782">
                <text:p>36782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5337">
                <text:p>85337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0">
                <text:p>44880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988">
                <text:p>38988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698">
                <text:p>40698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234">
                <text:p>43234</text:p>
              </table:table-cell>
              <table:table-cell office:value-type="float" office:value="7179">
                <text:p>71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77">
                <text:p>39477</text:p>
              </table:table-cell>
              <table:table-cell office:value-type="float" office:value="7204">
                <text:p>72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458">
                <text:p>47458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272">
                <text:p>45272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971">
                <text:p>44971</text:p>
              </table:table-cell>
              <table:table-cell office:value-type="float" office:value="5685">
                <text:p>56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47">
                <text:p>39947</text:p>
              </table:table-cell>
              <table:table-cell office:value-type="float" office:value="5794">
                <text:p>57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363">
                <text:p>28363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81">
                <text:p>21381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886">
                <text:p>49886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713">
                <text:p>31713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72">
                <text:p>36172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634">
                <text:p>38634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248">
                <text:p>35248</text:p>
              </table:table-cell>
              <table:table-cell office:value-type="float" office:value="5206">
                <text:p>52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811">
                <text:p>41811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19">
                <text:p>44819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859">
                <text:p>40859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23">
                <text:p>49023</text:p>
              </table:table-cell>
              <table:table-cell office:value-type="float" office:value="5162">
                <text:p>51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05">
                <text:p>44305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316">
                <text:p>37316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008">
                <text:p>23008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00">
                <text:p>42900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788">
                <text:p>36788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908">
                <text:p>43908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160">
                <text:p>45160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184">
                <text:p>44184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445">
                <text:p>39445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209">
                <text:p>48209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326">
                <text:p>54326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254">
                <text:p>52254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313">
                <text:p>45313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938">
                <text:p>41938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57">
                <text:p>29057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485">
                <text:p>68485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20">
                <text:p>42320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7054">
                <text:p>57054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130">
                <text:p>48130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06">
                <text:p>56806</text:p>
              </table:table-cell>
              <table:table-cell office:value-type="float" office:value="5490">
                <text:p>54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atos.J1:Datos.J1 Datos.J38:Datos.J162" chart:data-source-has-labels="row" svg:x="0.32cm" svg:y="1.196cm" svg:width="15.36cm" svg:height="7.624cm">
          <chartooo:coordinate-region svg:x="1.973cm" svg:y="1.338cm" svg:width="13.707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J38:Datos.J162" chart:label-cell-address="Datos.J1:Datos.J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desestacionalizada</text:p>
                <draw:g>
                  <svg:desc>Datos.J1:Dato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800.0307656459">
                <text:p>39800.0307656459</text:p>
                <draw:g>
                  <svg:desc>Datos.J38:Datos.J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255.4005153191">
                <text:p>33255.4005153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536.8790336704">
                <text:p>35536.8790336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64.9768090585">
                <text:p>31564.9768090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7">
                <text:p>34668.0152965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4">
                <text:p>39085.1453799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5">
                <text:p>32661.9181201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6">
                <text:p>32342.8184845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81">
                <text:p>39834.1716831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2">
                <text:p>36058.8664680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01">
                <text:p>36838.1199420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2">
                <text:p>36130.587768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6">
                <text:p>33960.24639544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5">
                <text:p>30988.16106964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3">
                <text:p>33524.88143941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2">
                <text:p>31915.13359121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2">
                <text:p>32065.1902448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5">
                <text:p>35843.4990725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7">
                <text:p>38769.2365937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6">
                <text:p>43268.53305644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2">
                <text:p>39806.6584614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6">
                <text:p>40574.81950381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91">
                <text:p>40583.02949171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3">
                <text:p>44110.51759582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2">
                <text:p>48775.5737422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5">
                <text:p>51748.31079935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6">
                <text:p>61042.72106494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5">
                <text:p>50728.8622060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9">
                <text:p>59321.35950301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9">
                <text:p>58637.4467993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3">
                <text:p>56374.20642418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9">
                <text:p>50810.04709144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9">
                <text:p>62489.16383119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4">
                <text:p>46692.3933373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7">
                <text:p>56115.3108649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4">
                <text:p>52674.21138257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5">
                <text:p>54814.35874163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7">
                <text:p>43058.20406723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3">
                <text:p>51692.10683652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6">
                <text:p>56689.87841981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">
                <text:p>62392.3578547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8">
                <text:p>60921.4994597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6">
                <text:p>59484.4009944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82">
                <text:p>57230.49110540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5">
                <text:p>66098.8005461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3">
                <text:p>53409.48168862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4">
                <text:p>38749.36411633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3">
                <text:p>43610.00529978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2">
                <text:p>43164.99650289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7">
                <text:p>40172.82826306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6">
                <text:p>35950.6001543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8">
                <text:p>43299.69480263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2">
                <text:p>41184.98098383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5">
                <text:p>38957.3818720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9">
                <text:p>43792.50094372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7">
                <text:p>43639.25001590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6">
                <text:p>44300.11263637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9">
                <text:p>51797.61441986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5">
                <text:p>46678.7700531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8">
                <text:p>50587.40246024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1">
                <text:p>42862.39677332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8">
                <text:p>56704.78660853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esetacionalizadas.A1:Desetacionalizadas.A126" chart:data-source-has-labels="row" svg:x="0.32cm" svg:y="1.196cm" svg:width="15.36cm" svg:height="7.624cm">
          <chartooo:coordinate-region svg:x="1.497cm" svg:y="1.338cm" svg:width="14.072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A2:Desetacionalizadas.A126" chart:label-cell-address="Desetacionalizadas.A1:Desetacionalizadas.A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 Desestacionalizadas</text:p>
                <draw:g>
                  <svg:desc>Desetacionalizadas.A1:Desetacionalizada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88.3516436959">
                <text:p>51688.3516436959</text:p>
                <draw:g>
                  <svg:desc>Desetacionalizadas.A2:Desetacionalizadas.A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99.6064590264">
                <text:p>43699.606459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820.6574883666">
                <text:p>46820.6574883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7.4594571446">
                <text:p>41697.4594571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6">
                <text:p>34668.0152965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3">
                <text:p>39085.145379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4">
                <text:p>32661.9181201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5">
                <text:p>32342.8184845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79">
                <text:p>39834.171683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1">
                <text:p>36058.866468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">
                <text:p>36838.11994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19">
                <text:p>36130.5877685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5">
                <text:p>33960.246395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4">
                <text:p>30988.161069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1">
                <text:p>33524.8814394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1">
                <text:p>31915.133591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1">
                <text:p>32065.190244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4">
                <text:p>35843.4990725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6">
                <text:p>38769.2365937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5">
                <text:p>43268.5330564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3">
                <text:p>39806.658461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4">
                <text:p>40574.8195038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89">
                <text:p>40583.0294917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1">
                <text:p>44110.5175958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1">
                <text:p>48775.573742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4">
                <text:p>51748.3107993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7">
                <text:p>61042.7210649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48">
                <text:p>50728.8622060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7">
                <text:p>59321.359503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7">
                <text:p>58637.446799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2">
                <text:p>56374.206424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8">
                <text:p>50810.0470914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7">
                <text:p>62489.1638311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5">
                <text:p>46692.393337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8">
                <text:p>56115.310864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3">
                <text:p>52674.2113825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3">
                <text:p>54814.3587416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5">
                <text:p>43058.2040672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2">
                <text:p>51692.1068365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4">
                <text:p>56689.8784198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1">
                <text:p>62392.3578547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6">
                <text:p>60921.4994597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4">
                <text:p>59484.4009944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79">
                <text:p>57230.4911054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4">
                <text:p>66098.8005461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2">
                <text:p>53409.4816886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3">
                <text:p>38749.3641163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2">
                <text:p>43610.0052997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1">
                <text:p>43164.996502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5">
                <text:p>40172.8282630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59">
                <text:p>35950.6001543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9">
                <text:p>43299.6948026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">
                <text:p>41184.980983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49">
                <text:p>38957.3818720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7">
                <text:p>43792.50094372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6">
                <text:p>43639.2500159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4">
                <text:p>44300.1126363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7">
                <text:p>51797.614419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3">
                <text:p>46678.7700531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7">
                <text:p>50587.4024602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">
                <text:p>42862.39677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6">
                <text:p>56704.7866085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3cm" svg:y="0.315cm" chart:style-name="ch2">
          <text:p>Diferencia con el período anterior</text:p>
        </chart:title>
        <chart:plot-area chart:style-name="ch3" table:cell-range-address="Desetacionalizadas.B1:Desetacionalizadas.B126" chart:data-source-has-labels="row" svg:x="0.32cm" svg:y="1.196cm" svg:width="15.36cm" svg:height="7.624cm">
          <chartooo:coordinate-region svg:x="1.603cm" svg:y="1.356cm" svg:width="14.077cm" svg:height="7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setacionalizadas.B3:Desetacionalizadas.B126" chart:label-cell-address="Desetacionalizadas.B1:Desetacionalizadas.B2" chart:class="chart:line">
            <chart:data-point chart:repeated="1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con período anterior</text:p>
                <text:list>
                  <text:list-item>
                    <text:p>Diferencia con período anterior</text:p>
                  </text:list-item>
                  <text:list-item>
                    <text:p/>
                  </text:list-item>
                </text:list>
                <draw:g>
                  <svg:desc>Desetacionalizadas.B1:Desetacionalizada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988.7451846695">
                <text:p>-7988.7451846695</text:p>
                <draw:g>
                  <svg:desc>Desetacionalizadas.B3:Desetacionalizadas.B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1.0510293402">
                <text:p>3121.0510293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123.198031222">
                <text:p>-5123.198031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969.8049141829">
                <text:p>-4969.8049141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004.5970611103">
                <text:p>-4004.5970611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4.9578147242">
                <text:p>1944.9578147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.1300834177">
                <text:p>4417.1300834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423.2272598199">
                <text:p>-6423.2272598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7.0424081431">
                <text:p>4167.0424081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81.842727907497">
                <text:p>-981.84272790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923781957194">
                <text:p>773.923781957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4.2184733748">
                <text:p>4244.2184733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19.08805190599">
                <text:p>-1619.08805190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903.3535193325">
                <text:p>-6903.3535193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88.8352145723">
                <text:p>10288.8352145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4.9618057861">
                <text:p>1464.9618057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46.8578802504">
                <text:p>-6146.8578802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4.4140585674">
                <text:p>1884.4140585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775.3052150988">
                <text:p>-3775.3052150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9.253473930905">
                <text:p>779.25347393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6.1166775495">
                <text:p>1066.1166775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028.0694820129">
                <text:p>-6028.0694820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941.0703792961">
                <text:p>-2941.0703792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95.4910102714">
                <text:p>7195.4910102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170.3413730814">
                <text:p>-2170.34137308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72.0853257981">
                <text:p>-2972.0853257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8.118089462601">
                <text:p>648.1180894626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8.7617988855">
                <text:p>1278.7617988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0.8141882018">
                <text:p>2070.8141882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60.9737067732">
                <text:p>-1460.9737067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09.747848208">
                <text:p>-1609.747848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.056653670999">
                <text:p>150.056653670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73.968303337799">
                <text:p>-673.968303337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2.2771310431">
                <text:p>4452.2771310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5.6171089861018">
                <text:p>-65.6171089861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1.3546301573">
                <text:p>2991.35463015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8.002959777601">
                <text:p>978.002959777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21.2935029083">
                <text:p>3521.29350290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461.8745949622">
                <text:p>-3461.8745949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5.711334588297">
                <text:p>485.711334588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4.1428331412">
                <text:p>1344.14283314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61.6931254004">
                <text:p>-1061.6931254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20998790750309">
                <text:p>8.209987907503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7.4881041032">
                <text:p>3527.4881041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345.4196396868">
                <text:p>-4345.4196396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27.863171559">
                <text:p>10427.8631715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98.6085250847">
                <text:p>8298.6085250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715.9959105659">
                <text:p>-9715.99591056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4.8840997716">
                <text:p>3384.8840997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12.147042630299">
                <text:p>-412.1470426302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32.38425121921">
                <text:p>-1332.38425121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99.3844669843">
                <text:p>2499.3844669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27.4100498292">
                <text:p>8127.41004982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313.8588589039">
                <text:p>-10313.8588589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92.4972969689">
                <text:p>8592.4972969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83.912703618">
                <text:p>-683.9127036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480.6751455096">
                <text:p>-2480.6751455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40.3614913521">
                <text:p>5740.36149135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413.0863942804">
                <text:p>-5413.08639428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9.840326771598">
                <text:p>-109.840326771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564.1593327414">
                <text:p>-5564.1593327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79.1167397459">
                <text:p>11679.1167397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5796.7704938022">
                <text:p>-15796.7704938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38.2776764281">
                <text:p>14738.2776764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315.3601488378">
                <text:p>-5315.3601488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441.0994824065">
                <text:p>-3441.0994824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40.147359062">
                <text:p>2140.147359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756.1546743948">
                <text:p>-11756.1546743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18.4181849663">
                <text:p>8618.41818496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784.0155337013">
                <text:p>-1784.0155337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2.276826951798">
                <text:p>842.2768269517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7.223291064896">
                <text:p>957.223291064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31.0528201001">
                <text:p>2431.0528201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66.7187631911">
                <text:p>2566.71876319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2.4794348997">
                <text:p>5702.4794348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68.812624175">
                <text:p>10968.812624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6186.4353527547">
                <text:p>-16186.4353527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46.7643335932">
                <text:p>3746.76433359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37.0984652382">
                <text:p>-1437.09846523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253.9098890795">
                <text:p>-2253.9098890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68.30944075651">
                <text:p>8868.30944075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971.1009124645">
                <text:p>-10971.1009124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196.7835803856">
                <text:p>15196.78358038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6915.0015254653">
                <text:p>-16915.00152546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988.1551626386">
                <text:p>-2988.15516263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671.9624096463">
                <text:p>-11671.96240964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11.7452163515">
                <text:p>2711.74521635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60.9855185195">
                <text:p>3760.98551851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339.50290832869">
                <text:p>-4339.50290832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27.41335690459">
                <text:p>2727.413356904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45.008796890099">
                <text:p>-445.0087968900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992.1682398306">
                <text:p>-2992.1682398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70028406970232">
                <text:p>8.70028406970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968.8694794617">
                <text:p>-5968.8694794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66.242993131">
                <text:p>6666.242993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656.9771804027">
                <text:p>-9656.97718040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06.674230976">
                <text:p>4406.6742309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2.001042932105">
                <text:p>322.001042932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07.8080711357">
                <text:p>3407.80807113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489.5457719254">
                <text:p>-2489.54577192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30.8323491197">
                <text:p>6430.83234911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114.7138187989">
                <text:p>-2114.71381879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227.5991117821">
                <text:p>-2227.59911178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35.1190716658">
                <text:p>4835.11907166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2.613389787402">
                <text:p>772.6133897874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7.0347963143">
                <text:p>447.0347963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22.5425344856">
                <text:p>-1022.54253448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7139.9778945176">
                <text:p>-17139.97789451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80.5798606294">
                <text:p>14480.57986062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09.041454455">
                <text:p>2309.041454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67.5242104499">
                <text:p>2367.5242104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9.005921347401">
                <text:p>209.0059213474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366.3275756512">
                <text:p>-5366.32757565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50.6600643277">
                <text:p>3450.66006432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97.5017834873">
                <text:p>7497.50178348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118.8443667634">
                <text:p>-5118.84436676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99.73775890761">
                <text:p>-1099.73775890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8.37016605101">
                <text:p>5008.37016605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67.4479761558">
                <text:p>4967.44797615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692.4536630765">
                <text:p>-12692.4536630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82.8469561667">
                <text:p>4682.8469561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59.5428790399">
                <text:p>9159.542879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672.3232889027">
                <text:p>-7672.32328890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385.7334726565">
                <text:p>10385.73347265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06cm" svg:height="9.956cm" xlink:href=".." xlink:type="simple" chart:class="chart:line" chart:style-name="ch1">
        <chart:title svg:x="7.021cm" svg:y="0.334cm" chart:style-name="ch2">
          <text:p>Diferencia relativa</text:p>
        </chart:title>
        <chart:plot-area chart:style-name="ch3" table:cell-range-address="Desetacionalizadas.C1:Desetacionalizadas.C126" chart:data-source-has-labels="row" svg:x="0.356cm" svg:y="1.234cm" svg:width="17.094cm" svg:height="8.523cm">
          <chartooo:coordinate-region svg:x="1.877cm" svg:y="1.394cm" svg:width="15.573cm" svg:height="8.2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C3:Desetacionalizadas.C126" chart:label-cell-address="Desetacionalizadas.C1:Desetacionalizadas.C2" chart:class="chart:line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relativa</text:p>
                <text:list>
                  <text:list-item>
                    <text:p>Diferencia relativa</text:p>
                  </text:list-item>
                  <text:list-item>
                    <text:p/>
                  </text:list-item>
                </text:list>
                <draw:g>
                  <svg:desc>Desetacionalizadas.C1:Desetacionalizada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45560059593">
                <text:p>-0.1545560059593</text:p>
                <draw:g>
                  <svg:desc>Desetacionalizadas.C3:Desetacionalizadas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4205752005239">
                <text:p>0.0714205752005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9421744718022">
                <text:p>-0.109421744718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9187235358804">
                <text:p>-0.119187235358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903492507059">
                <text:p>-0.10903492507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4369219869774">
                <text:p>0.0594369219869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7412257252985">
                <text:p>0.127412257252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64339346761334">
                <text:p>-0.164339346761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7581068350342">
                <text:p>0.127581068350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66595286378671">
                <text:p>-0.0266595286378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5895678493954">
                <text:p>0.0215895678493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5895624209073">
                <text:p>0.1158956242090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96201577990077">
                <text:p>-0.0396201577990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75898773481856">
                <text:p>-0.175898773481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118076799718">
                <text:p>0.318118076799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3632413634915">
                <text:p>0.0343632413634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39395230447397">
                <text:p>-0.139395230447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655496543813">
                <text:p>0.049655496543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947755420930008">
                <text:p>-0.0947755420930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6105926297142">
                <text:p>0.0216105926297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9405832661327">
                <text:p>0.0289405832661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59034187721969">
                <text:p>-0.1590341877219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922654962438001">
                <text:p>-0.0922654962438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8676929280345">
                <text:p>0.248676929280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600693624744248">
                <text:p>-0.0600693624744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75166007687503">
                <text:p>-0.0875166007687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9150226115733">
                <text:p>0.0209150226115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0420739507775">
                <text:p>0.0404207395077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29139180122803">
                <text:p>0.0629139180122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17589823278105">
                <text:p>-0.0417589823278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80165112922761">
                <text:p>-0.04801651129227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0173979507905">
                <text:p>0.00470173979507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10186903053039">
                <text:p>-0.0210186903053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831915283006">
                <text:p>0.141831915283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183065578651472">
                <text:p>-0.001830655786514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36090474332877">
                <text:p>0.08360904743328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226263029771">
                <text:p>0.0252262630297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85921523723779">
                <text:p>0.08859215237237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800090585563907">
                <text:p>-0.08000905855639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2017610460411">
                <text:p>0.01220176104604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33597363457201">
                <text:p>0.0333597363457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54990886209695">
                <text:p>-0.0254990886209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02341945273025">
                <text:p>0.000202341945273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9202755014374">
                <text:p>0.0869202755014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851209816904">
                <text:p>-0.09851209816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2236576986732">
                <text:p>0.262236576986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5334109377857">
                <text:p>0.1653341093778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6610933794806">
                <text:p>-0.16610933794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93971149916414">
                <text:p>0.06939711499164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790152271820344">
                <text:p>-0.00790152271820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57473960142448">
                <text:p>-0.0257473960142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575295707359">
                <text:p>0.0495752957073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3592786169337">
                <text:p>0.1535927861693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68961322152235">
                <text:p>-0.1689613221522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938084008407">
                <text:p>0.169380840084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15289452121091">
                <text:p>-0.01152894521210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23053062660831">
                <text:p>-0.0423053062660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2220290132274">
                <text:p>0.102220290132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874529419897187">
                <text:p>-0.08745294198971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19446256613997">
                <text:p>-0.0019446256613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987004462798812">
                <text:p>-0.09870044627988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9858412032693">
                <text:p>0.2298584120326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52792156676571">
                <text:p>-0.2527921566765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646224641619">
                <text:p>0.3156462246416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865261612988457">
                <text:p>-0.08652616129884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132193566006">
                <text:p>-0.06132193566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06298889511251">
                <text:p>0.04062988895112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1447217379313">
                <text:p>-0.21447217379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0157400236846">
                <text:p>0.200157400236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45226807780591">
                <text:p>-0.0345226807780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881796369228">
                <text:p>0.0168817963692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88671624762325">
                <text:p>0.0188671624762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70294783648202">
                <text:p>0.04702947836482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74236681575027">
                <text:p>0.0474236681575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0590786113005">
                <text:p>0.1005907861130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5803784330722">
                <text:p>0.175803784330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20640363929485">
                <text:p>-0.2206403639294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55318179494408">
                <text:p>0.0655318179494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35893482265375">
                <text:p>-0.0235893482265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7890772225954">
                <text:p>-0.0378907722259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495777284914">
                <text:p>0.154957772849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65980332801988">
                <text:p>-0.1659803328019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5665113570162">
                <text:p>0.2756651135701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40527917908359">
                <text:p>-0.2405279179083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559480277314739">
                <text:p>-0.05594802773147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3148860241969">
                <text:p>-0.23148860241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99816701045782">
                <text:p>0.0699816701045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07111647288804">
                <text:p>0.09071116472888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959597940477304">
                <text:p>-0.09595979404773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67133179989027">
                <text:p>0.06671331799890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02042821098285">
                <text:p>-0.01020428210982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693193207980472">
                <text:p>-0.0693193207980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16571360439761">
                <text:p>0.0002165713604397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4854759625335">
                <text:p>-0.148547596253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484726340463">
                <text:p>0.194847263404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36233770810174">
                <text:p>-0.2362337708101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1140376445612">
                <text:p>0.1411403764456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03771270730008">
                <text:p>0.00903771270730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4791409782001">
                <text:p>0.094791409782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632532128247031">
                <text:p>-0.06325321282470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4424485084875">
                <text:p>0.174424485084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488390005619645">
                <text:p>-0.0488390005619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40876566789332">
                <text:p>-0.05408765667893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4113039411774">
                <text:p>0.1241130394117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76425957215879">
                <text:p>0.01764259572158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00310478947484">
                <text:p>0.0100310478947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27170342730449">
                <text:p>-0.02271703427304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89636989759636">
                <text:p>-0.3896369897596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9321419375442">
                <text:p>0.5393214193754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8681297487772">
                <text:p>0.05586812974877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42521745810746">
                <text:p>0.05425217458107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454293796646129">
                <text:p>0.00454293796646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16114616230666">
                <text:p>-0.1161146162306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44726146143928">
                <text:p>0.08447261461439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9243402269155">
                <text:p>0.1692434022691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88239405249587">
                <text:p>-0.09882394052495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235596987164943">
                <text:p>-0.02355969871649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9883205367857">
                <text:p>0.1098832053678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8195355653209">
                <text:p>0.0981953556532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228467065672454">
                <text:p>-0.2284670656724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9253035497097">
                <text:p>0.109253035497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2648983590311">
                <text:p>0.192648983590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35302921460047">
                <text:p>-0.1353029214600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1813414409858">
                <text:p>0.2118134144098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38cm" svg:height="10.462cm" xlink:href=".." xlink:type="simple" chart:class="chart:line" chart:style-name="ch1">
        <chart:title svg:x="7.486cm" svg:y="0.344cm" chart:style-name="ch2">
          <text:p>Indice Ventas</text:p>
        </chart:title>
        <chart:plot-area chart:style-name="ch3" table:cell-range-address="'Indice ventas'.C1:'Indice ventas'.C126" chart:data-source-has-labels="row" svg:x="0.356cm" svg:y="1.254cm" svg:width="17.126cm" svg:height="8.999cm">
          <chartooo:coordinate-region svg:x="0.977cm" svg:y="1.396cm" svg:width="16.208cm" svg:height="7.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ndice ventas'.C2:'Indice ventas'.C126" chart:label-cell-address="'Indice ventas'.C1:'Indice ventas'.C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ce</text:p>
                <draw:g>
                  <svg:desc>'Indice ventas'.C1:'Indice venta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Indice ventas'.C2:'Indice ventas'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0982115829368">
                <text:p>47.0982115829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0416651531113">
                <text:p>57.041665153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5598580890455">
                <text:p>49.5598580890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5163766694516">
                <text:p>42.5163766694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260258878516">
                <text:p>38.260258878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6815237264945">
                <text:p>45.6815237264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6361412813155">
                <text:p>49.6361412813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2721009359827">
                <text:p>44.2721009359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3338539963917">
                <text:p>44.3338539963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9838715536344">
                <text:p>35.9838715536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1925121387143">
                <text:p>23.192512138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0608691440542">
                <text:p>79.0608691440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2984246915374">
                <text:p>42.2984246915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4032959182438">
                <text:p>39.4032959182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6702023320862">
                <text:p>50.6702023320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46774916149">
                <text:p>51.046774916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3713901703658">
                <text:p>44.3713901703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488890503348">
                <text:p>52.488890503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7929214040951">
                <text:p>45.7929214040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.9327981401431">
                <text:p>49.9327981401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6282465763377">
                <text:p>45.6282465763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997772046448">
                <text:p>31.997772046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3249179652972">
                <text:p>18.3249179652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.900831850049">
                <text:p>69.900831850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6014021577246">
                <text:p>36.6014021577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7529151077046">
                <text:p>37.7529151077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6015595674864">
                <text:p>37.6015595674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1028491166891">
                <text:p>38.102849116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90595372153">
                <text:p>40.90595372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175233390243">
                <text:p>44.175233390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5305919817889">
                <text:p>40.5305919817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4632569290566">
                <text:p>43.4632569290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7880295930352">
                <text:p>37.7880295930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9802390206691">
                <text:p>35.98023902066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6585297928245">
                <text:p>22.6585297928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.0057515105283">
                <text:p>75.00575151052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8384612590359">
                <text:p>42.8384612590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41075471927">
                <text:p>52.7141075471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3125310278858">
                <text:p>47.3125310278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.6429341179605">
                <text:p>46.6429341179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.68199595578">
                <text:p>48.68199595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4648310266749">
                <text:p>53.4648310266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383777107777">
                <text:p>51.5383777107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7902817634737">
                <text:p>59.7902817634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868308571567">
                <text:p>47.868308571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3844430721542">
                <text:p>50.3844430721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0433603351617">
                <text:p>37.0433603351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.3647305265962">
                <text:p>94.36473052659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2170801700025">
                <text:p>56.2170801700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.0450313003257">
                <text:p>63.0450313003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9222637945439">
                <text:p>59.9222637945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.2554033927858">
                <text:p>61.2554033927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.3720077009699">
                <text:p>71.3720077009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.8446607819633">
                <text:p>66.84466078196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.3351011660431">
                <text:p>75.3351011660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4810321236999">
                <text:p>79.4810321236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.6002276387325">
                <text:p>67.6002276387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.1332655260513">
                <text:p>62.13326552605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7719737973289">
                <text:p>35.7719737973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.065591436909">
                <text:p>109.065591436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.7616452952644">
                <text:p>54.7616452952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1306258854299">
                <text:p>76.13062588542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4966277985639">
                <text:p>55.4966277985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.1128870161163">
                <text:p>71.1128870161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6108104181046">
                <text:p>65.61081041810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.4080182110986">
                <text:p>69.4080182110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6114400571519">
                <text:p>69.6114400571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.3639071524574">
                <text:p>58.3639071524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.2071270296778">
                <text:p>62.2071270296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0829428360396">
                <text:p>50.0829428360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13096492184">
                <text:p>32.13096492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.00726506593">
                <text:p>100.00726506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332425200092">
                <text:p>58.332425200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.0653492680446">
                <text:p>69.0653492680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1569496409847">
                <text:p>74.15694964098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.9237773499461">
                <text:p>84.9237773499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8495041592503">
                <text:p>66.84950415925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.2753459987649">
                <text:p>80.2753459987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.5421555450616">
                <text:p>75.5421555450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.5739523169506">
                <text:p>77.5739523169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.5682129148655">
                <text:p>79.56821291486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.3380071924153">
                <text:p>55.3380071924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.5372758424449">
                <text:p>44.53727584244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.3298218848">
                <text:p>103.3298218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.3426931599404">
                <text:p>54.3426931599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2083984162156">
                <text:p>47.2083984162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.2789422064005">
                <text:p>49.2789422064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.3496434063472">
                <text:p>52.3496434063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.8005012895492">
                <text:p>47.80050128954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4642498214005">
                <text:p>57.4642498214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.8173441340647">
                <text:p>54.81734413406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.4528799932193">
                <text:p>54.4528799932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3695981207696">
                <text:p>48.3695981207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3431774976691">
                <text:p>34.34317749766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8890624432417">
                <text:p>25.8890624432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.4041798345987">
                <text:p>60.40417983459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3995059755167">
                <text:p>38.3995059755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.7986608061802">
                <text:p>43.79866080618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7797595263177">
                <text:p>46.7797595263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.6798406528873">
                <text:p>42.67984065288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6266119365033">
                <text:p>50.62661193650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.2688316563139">
                <text:p>54.26883165631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4738881422016">
                <text:p>49.4738881422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3592211849323">
                <text:p>59.35922118493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.6464576749367">
                <text:p>53.64645767493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.1838667102571">
                <text:p>45.1838667102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8591061547217">
                <text:p>27.85910615472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.9452214028842">
                <text:p>51.94522140288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5445409083754">
                <text:p>44.5445409083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.1657524792038">
                <text:p>53.1657524792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.6817295700292">
                <text:p>54.68172957002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.4999455120055">
                <text:p>53.4999455120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.7617542712533">
                <text:p>47.7617542712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.3735939070314">
                <text:p>58.37359390703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.7803286231489">
                <text:p>65.78032862314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.2714591884921">
                <text:p>63.2714591884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.8669887512563">
                <text:p>54.86698875125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.780389165365">
                <text:p>50.7803891653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1835034569605">
                <text:p>35.1835034569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.9246733747442">
                <text:p>82.9246733747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2429316962718">
                <text:p>51.24293169627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.0835119328708">
                <text:p>69.08351193287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.2779372056135">
                <text:p>58.27793720561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.7832225410779">
                <text:p>68.78322254107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